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4.89pt"/>
    </style:style>
    <style:style style:name="co2" style:family="table-column">
      <style:table-column-properties fo:break-before="auto" style:column-width="92.86pt"/>
    </style:style>
    <style:style style:name="co3" style:family="table-column">
      <style:table-column-properties fo:break-before="auto" style:column-width="30.36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relay1.comm.sub.network" table:style-name="ta1">
        <table:shapes>
          <draw:frame draw:z-index="0" draw:style-name="gr1" draw:text-style-name="P1" svg:width="1338.18pt" svg:height="604.03pt" svg:x="24.15pt" svg:y="5.84pt">
            <draw:object draw:notify-on-update-of-ranges="'relay1.comm.sub.network'.E2:'relay1.comm.sub.network'.E362 'relay1.comm.sub.network'.F2:'relay1.comm.sub.network'.F36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<text:s/>time (s)</text:p>
          </table:table-cell>
          <table:table-cell office:value-type="string" calcext:value-type="string">
            <text:p><text:s/>size (bits)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55999435.88487" calcext:value-type="float">
            <text:p>1455999435.88487</text:p>
          </table:table-cell>
          <table:table-cell office:value-type="float" office:value="1455999435.88525" calcext:value-type="float">
            <text:p>1455999435.88525</text:p>
          </table:table-cell>
          <table:table-cell office:value-type="float" office:value="5624" calcext:value-type="float">
            <text:p>562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55999435.99199" calcext:value-type="float">
            <text:p>1455999435.99199</text:p>
          </table:table-cell>
          <table:table-cell office:value-type="float" office:value="1455999435.99221" calcext:value-type="float">
            <text:p>1455999435.99221</text:p>
          </table:table-cell>
          <table:table-cell office:value-type="float" office:value="7224" calcext:value-type="float">
            <text:p>7224</text:p>
          </table:table-cell>
          <table:table-cell table:formula="of:=[.B3]-[.B$2]" office:value-type="float" office:value="0.107123374938965" calcext:value-type="float">
            <text:p>0.1071233749</text:p>
          </table:table-cell>
          <table:table-cell table:formula="of:=[.D3]/([.E3]-[.E2])" office:value-type="float" office:value="67436.262198759" calcext:value-type="float">
            <text:p>67436.262198759</text:p>
          </table:table-cell>
          <table:table-cell table:formula="of:=[.E3]-[.E2]" office:value-type="float" office:value="0.107123374938965" calcext:value-type="float">
            <text:p>0.107123374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55999436.09303" calcext:value-type="float">
            <text:p>1455999436.09303</text:p>
          </table:table-cell>
          <table:table-cell office:value-type="float" office:value="1455999436.09325" calcext:value-type="float">
            <text:p>1455999436.09325</text:p>
          </table:table-cell>
          <table:table-cell office:value-type="float" office:value="7320" calcext:value-type="float">
            <text:p>7320</text:p>
          </table:table-cell>
          <table:table-cell table:formula="of:=[.B4]-[.B$2]" office:value-type="float" office:value="0.208162069320679" calcext:value-type="float">
            <text:p>0.2081620693</text:p>
          </table:table-cell>
          <table:table-cell table:formula="of:=[.D4]/([.E4]-[.E3])" office:value-type="float" office:value="72447.4919712025" calcext:value-type="float">
            <text:p>72447.4919712025</text:p>
          </table:table-cell>
          <table:table-cell table:formula="of:=[.E4]-[.E3]" office:value-type="float" office:value="0.101038694381714" calcext:value-type="float">
            <text:p>0.101038694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55999436.19434" calcext:value-type="float">
            <text:p>1455999436.19434</text:p>
          </table:table-cell>
          <table:table-cell office:value-type="float" office:value="1455999436.19457" calcext:value-type="float">
            <text:p>1455999436.19457</text:p>
          </table:table-cell>
          <table:table-cell office:value-type="float" office:value="7416" calcext:value-type="float">
            <text:p>7416</text:p>
          </table:table-cell>
          <table:table-cell table:formula="of:=[.B5]-[.B$2]" office:value-type="float" office:value="0.309475898742676" calcext:value-type="float">
            <text:p>0.3094758987</text:p>
          </table:table-cell>
          <table:table-cell table:formula="of:=[.D5]/([.E5]-[.E4])" office:value-type="float" office:value="73198.299208596" calcext:value-type="float">
            <text:p>73198.299208596</text:p>
          </table:table-cell>
          <table:table-cell table:formula="of:=[.E5]-[.E4]" office:value-type="float" office:value="0.101313829421997" calcext:value-type="float">
            <text:p>0.101313829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55999436.2971" calcext:value-type="float">
            <text:p>1455999436.2971</text:p>
          </table:table-cell>
          <table:table-cell office:value-type="float" office:value="1455999436.29737" calcext:value-type="float">
            <text:p>1455999436.29737</text:p>
          </table:table-cell>
          <table:table-cell office:value-type="float" office:value="7496" calcext:value-type="float">
            <text:p>7496</text:p>
          </table:table-cell>
          <table:table-cell table:formula="of:=[.B6]-[.B$2]" office:value-type="float" office:value="0.4122314453125" calcext:value-type="float">
            <text:p>0.4122314453</text:p>
          </table:table-cell>
          <table:table-cell table:formula="of:=[.D6]/([.E6]-[.E5])" office:value-type="float" office:value="72949.8333689105" calcext:value-type="float">
            <text:p>72949.8333689105</text:p>
          </table:table-cell>
          <table:table-cell table:formula="of:=[.E6]-[.E5]" office:value-type="float" office:value="0.102755546569824" calcext:value-type="float">
            <text:p>0.102755546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455999436.40945" calcext:value-type="float">
            <text:p>1455999436.40945</text:p>
          </table:table-cell>
          <table:table-cell office:value-type="float" office:value="1455999436.40968" calcext:value-type="float">
            <text:p>1455999436.40968</text:p>
          </table:table-cell>
          <table:table-cell office:value-type="float" office:value="7576" calcext:value-type="float">
            <text:p>7576</text:p>
          </table:table-cell>
          <table:table-cell table:formula="of:=[.B7]-[.B$2]" office:value-type="float" office:value="0.524582624435425" calcext:value-type="float">
            <text:p>0.5245826244</text:p>
          </table:table-cell>
          <table:table-cell table:formula="of:=[.D7]/([.E7]-[.E6])" office:value-type="float" office:value="67431.4240325952" calcext:value-type="float">
            <text:p>67431.4240325952</text:p>
          </table:table-cell>
          <table:table-cell table:formula="of:=[.E7]-[.E6]" office:value-type="float" office:value="0.112351179122925" calcext:value-type="float">
            <text:p>0.112351179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55999436.53267" calcext:value-type="float">
            <text:p>1455999436.53267</text:p>
          </table:table-cell>
          <table:table-cell office:value-type="float" office:value="1455999436.53289" calcext:value-type="float">
            <text:p>1455999436.53289</text:p>
          </table:table-cell>
          <table:table-cell office:value-type="float" office:value="7664" calcext:value-type="float">
            <text:p>7664</text:p>
          </table:table-cell>
          <table:table-cell table:formula="of:=[.B8]-[.B$2]" office:value-type="float" office:value="0.647800207138062" calcext:value-type="float">
            <text:p>0.6478002071</text:p>
          </table:table-cell>
          <table:table-cell table:formula="of:=[.D8]/([.E8]-[.E7])" office:value-type="float" office:value="62198.9153812218" calcext:value-type="float">
            <text:p>62198.9153812218</text:p>
          </table:table-cell>
          <table:table-cell table:formula="of:=[.E8]-[.E7]" office:value-type="float" office:value="0.123217582702637" calcext:value-type="float">
            <text:p>0.123217582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55999436.65709" calcext:value-type="float">
            <text:p>1455999436.65709</text:p>
          </table:table-cell>
          <table:table-cell office:value-type="float" office:value="1455999436.65731" calcext:value-type="float">
            <text:p>1455999436.65731</text:p>
          </table:table-cell>
          <table:table-cell office:value-type="float" office:value="7728" calcext:value-type="float">
            <text:p>7728</text:p>
          </table:table-cell>
          <table:table-cell table:formula="of:=[.B9]-[.B$2]" office:value-type="float" office:value="0.772217750549316" calcext:value-type="float">
            <text:p>0.7722177505</text:p>
          </table:table-cell>
          <table:table-cell table:formula="of:=[.D9]/([.E9]-[.E8])" office:value-type="float" office:value="62113.4269984382" calcext:value-type="float">
            <text:p>62113.4269984382</text:p>
          </table:table-cell>
          <table:table-cell table:formula="of:=[.E9]-[.E8]" office:value-type="float" office:value="0.124417543411255" calcext:value-type="float">
            <text:p>0.124417543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55999436.78217" calcext:value-type="float">
            <text:p>1455999436.78217</text:p>
          </table:table-cell>
          <table:table-cell office:value-type="float" office:value="1455999436.78239" calcext:value-type="float">
            <text:p>1455999436.78239</text:p>
          </table:table-cell>
          <table:table-cell office:value-type="float" office:value="7792" calcext:value-type="float">
            <text:p>7792</text:p>
          </table:table-cell>
          <table:table-cell table:formula="of:=[.B10]-[.B$2]" office:value-type="float" office:value="0.897299528121948" calcext:value-type="float">
            <text:p>0.8972995281</text:p>
          </table:table-cell>
          <table:table-cell table:formula="of:=[.D10]/([.E10]-[.E9])" office:value-type="float" office:value="62295.2451685089" calcext:value-type="float">
            <text:p>62295.2451685089</text:p>
          </table:table-cell>
          <table:table-cell table:formula="of:=[.E10]-[.E9]" office:value-type="float" office:value="0.125081777572632" calcext:value-type="float">
            <text:p>0.125081777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55999436.90762" calcext:value-type="float">
            <text:p>1455999436.90762</text:p>
          </table:table-cell>
          <table:table-cell office:value-type="float" office:value="1455999436.90786" calcext:value-type="float">
            <text:p>1455999436.90786</text:p>
          </table:table-cell>
          <table:table-cell office:value-type="float" office:value="7832" calcext:value-type="float">
            <text:p>7832</text:p>
          </table:table-cell>
          <table:table-cell table:formula="of:=[.B11]-[.B$2]" office:value-type="float" office:value="1.0227518081665" calcext:value-type="float">
            <text:p>1.0227518082</text:p>
          </table:table-cell>
          <table:table-cell table:formula="of:=[.D11]/([.E11]-[.E10])" office:value-type="float" office:value="62430.1128462423" calcext:value-type="float">
            <text:p>62430.1128462423</text:p>
          </table:table-cell>
          <table:table-cell table:formula="of:=[.E11]-[.E10]" office:value-type="float" office:value="0.125452280044556" calcext:value-type="float">
            <text:p>0.1254522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55999437.03359" calcext:value-type="float">
            <text:p>1455999437.03359</text:p>
          </table:table-cell>
          <table:table-cell office:value-type="float" office:value="1455999437.03384" calcext:value-type="float">
            <text:p>1455999437.03384</text:p>
          </table:table-cell>
          <table:table-cell office:value-type="float" office:value="7872" calcext:value-type="float">
            <text:p>7872</text:p>
          </table:table-cell>
          <table:table-cell table:formula="of:=[.B12]-[.B$2]" office:value-type="float" office:value="1.14871740341187" calcext:value-type="float">
            <text:p>1.1487174034</text:p>
          </table:table-cell>
          <table:table-cell table:formula="of:=[.D12]/([.E12]-[.E11])" office:value-type="float" office:value="62493.2544848184" calcext:value-type="float">
            <text:p>62493.2544848184</text:p>
          </table:table-cell>
          <table:table-cell table:formula="of:=[.E12]-[.E11]" office:value-type="float" office:value="0.125965595245361" calcext:value-type="float">
            <text:p>0.125965595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455999437.16015" calcext:value-type="float">
            <text:p>1455999437.16015</text:p>
          </table:table-cell>
          <table:table-cell office:value-type="float" office:value="1455999437.16037" calcext:value-type="float">
            <text:p>1455999437.16037</text:p>
          </table:table-cell>
          <table:table-cell office:value-type="float" office:value="7888" calcext:value-type="float">
            <text:p>7888</text:p>
          </table:table-cell>
          <table:table-cell table:formula="of:=[.B13]-[.B$2]" office:value-type="float" office:value="1.27527928352356" calcext:value-type="float">
            <text:p>1.2752792835</text:p>
          </table:table-cell>
          <table:table-cell table:formula="of:=[.D13]/([.E13]-[.E12])" office:value-type="float" office:value="62325.24353335" calcext:value-type="float">
            <text:p>62325.24353335</text:p>
          </table:table-cell>
          <table:table-cell table:formula="of:=[.E13]-[.E12]" office:value-type="float" office:value="0.126561880111694" calcext:value-type="float">
            <text:p>0.126561880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55999437.28655" calcext:value-type="float">
            <text:p>1455999437.28655</text:p>
          </table:table-cell>
          <table:table-cell office:value-type="float" office:value="1455999437.28677" calcext:value-type="float">
            <text:p>1455999437.28677</text:p>
          </table:table-cell>
          <table:table-cell office:value-type="float" office:value="7888" calcext:value-type="float">
            <text:p>7888</text:p>
          </table:table-cell>
          <table:table-cell table:formula="of:=[.B14]-[.B$2]" office:value-type="float" office:value="1.40168166160584" calcext:value-type="float">
            <text:p>1.4016816616</text:p>
          </table:table-cell>
          <table:table-cell table:formula="of:=[.D14]/([.E14]-[.E13])" office:value-type="float" office:value="62403.8892279835" calcext:value-type="float">
            <text:p>62403.8892279835</text:p>
          </table:table-cell>
          <table:table-cell table:formula="of:=[.E14]-[.E13]" office:value-type="float" office:value="0.126402378082275" calcext:value-type="float">
            <text:p>0.126402378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55999437.41274" calcext:value-type="float">
            <text:p>1455999437.41274</text:p>
          </table:table-cell>
          <table:table-cell office:value-type="float" office:value="1455999437.41296" calcext:value-type="float">
            <text:p>1455999437.41296</text:p>
          </table:table-cell>
          <table:table-cell office:value-type="float" office:value="7880" calcext:value-type="float">
            <text:p>7880</text:p>
          </table:table-cell>
          <table:table-cell table:formula="of:=[.B15]-[.B$2]" office:value-type="float" office:value="1.52786993980408" calcext:value-type="float">
            <text:p>1.5278699398</text:p>
          </table:table-cell>
          <table:table-cell table:formula="of:=[.D15]/([.E15]-[.E14])" office:value-type="float" office:value="62446.3707129793" calcext:value-type="float">
            <text:p>62446.3707129793</text:p>
          </table:table-cell>
          <table:table-cell table:formula="of:=[.E15]-[.E14]" office:value-type="float" office:value="0.126188278198242" calcext:value-type="float">
            <text:p>0.126188278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455999437.53876" calcext:value-type="float">
            <text:p>1455999437.53876</text:p>
          </table:table-cell>
          <table:table-cell office:value-type="float" office:value="1455999437.53898" calcext:value-type="float">
            <text:p>1455999437.53898</text:p>
          </table:table-cell>
          <table:table-cell office:value-type="float" office:value="7856" calcext:value-type="float">
            <text:p>7856</text:p>
          </table:table-cell>
          <table:table-cell table:formula="of:=[.B16]-[.B$2]" office:value-type="float" office:value="1.65388751029968" calcext:value-type="float">
            <text:p>1.6538875103</text:p>
          </table:table-cell>
          <table:table-cell table:formula="of:=[.D16]/([.E16]-[.E15])" office:value-type="float" office:value="62340.5130657868" calcext:value-type="float">
            <text:p>62340.5130657868</text:p>
          </table:table-cell>
          <table:table-cell table:formula="of:=[.E16]-[.E15]" office:value-type="float" office:value="0.126017570495605" calcext:value-type="float">
            <text:p>0.126017570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55999437.66427" calcext:value-type="float">
            <text:p>1455999437.66427</text:p>
          </table:table-cell>
          <table:table-cell office:value-type="float" office:value="1455999437.66449" calcext:value-type="float">
            <text:p>1455999437.66449</text:p>
          </table:table-cell>
          <table:table-cell office:value-type="float" office:value="7824" calcext:value-type="float">
            <text:p>7824</text:p>
          </table:table-cell>
          <table:table-cell table:formula="of:=[.B17]-[.B$2]" office:value-type="float" office:value="1.77940320968628" calcext:value-type="float">
            <text:p>1.7794032097</text:p>
          </table:table-cell>
          <table:table-cell table:formula="of:=[.D17]/([.E17]-[.E16])" office:value-type="float" office:value="62334.8317241301" calcext:value-type="float">
            <text:p>62334.8317241301</text:p>
          </table:table-cell>
          <table:table-cell table:formula="of:=[.E17]-[.E16]" office:value-type="float" office:value="0.125515699386597" calcext:value-type="float">
            <text:p>0.125515699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55999437.78931" calcext:value-type="float">
            <text:p>1455999437.78931</text:p>
          </table:table-cell>
          <table:table-cell office:value-type="float" office:value="1455999437.78953" calcext:value-type="float">
            <text:p>1455999437.78953</text:p>
          </table:table-cell>
          <table:table-cell office:value-type="float" office:value="7776" calcext:value-type="float">
            <text:p>7776</text:p>
          </table:table-cell>
          <table:table-cell table:formula="of:=[.B18]-[.B$2]" office:value-type="float" office:value="1.90443801879883" calcext:value-type="float">
            <text:p>1.9044380188</text:p>
          </table:table-cell>
          <table:table-cell table:formula="of:=[.D18]/([.E18]-[.E17])" office:value-type="float" office:value="62190.681580523" calcext:value-type="float">
            <text:p>62190.681580523</text:p>
          </table:table-cell>
          <table:table-cell table:formula="of:=[.E18]-[.E17]" office:value-type="float" office:value="0.125034809112549" calcext:value-type="float">
            <text:p>0.125034809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455999437.91306" calcext:value-type="float">
            <text:p>1455999437.91306</text:p>
          </table:table-cell>
          <table:table-cell office:value-type="float" office:value="1455999437.91329" calcext:value-type="float">
            <text:p>1455999437.91329</text:p>
          </table:table-cell>
          <table:table-cell office:value-type="float" office:value="7712" calcext:value-type="float">
            <text:p>7712</text:p>
          </table:table-cell>
          <table:table-cell table:formula="of:=[.B19]-[.B$2]" office:value-type="float" office:value="2.02819180488586" calcext:value-type="float">
            <text:p>2.0281918049</text:p>
          </table:table-cell>
          <table:table-cell table:formula="of:=[.D19]/([.E19]-[.E18])" office:value-type="float" office:value="62317.2853441118" calcext:value-type="float">
            <text:p>62317.2853441118</text:p>
          </table:table-cell>
          <table:table-cell table:formula="of:=[.E19]-[.E18]" office:value-type="float" office:value="0.123753786087036" calcext:value-type="float">
            <text:p>0.123753786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455999438.03604" calcext:value-type="float">
            <text:p>1455999438.03604</text:p>
          </table:table-cell>
          <table:table-cell office:value-type="float" office:value="1455999438.03642" calcext:value-type="float">
            <text:p>1455999438.03642</text:p>
          </table:table-cell>
          <table:table-cell office:value-type="float" office:value="7640" calcext:value-type="float">
            <text:p>7640</text:p>
          </table:table-cell>
          <table:table-cell table:formula="of:=[.B20]-[.B$2]" office:value-type="float" office:value="2.15116906166077" calcext:value-type="float">
            <text:p>2.1511690617</text:p>
          </table:table-cell>
          <table:table-cell table:formula="of:=[.D20]/([.E20]-[.E19])" office:value-type="float" office:value="62125.3083729479" calcext:value-type="float">
            <text:p>62125.3083729479</text:p>
          </table:table-cell>
          <table:table-cell table:formula="of:=[.E20]-[.E19]" office:value-type="float" office:value="0.122977256774902" calcext:value-type="float">
            <text:p>0.122977256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455999438.15778" calcext:value-type="float">
            <text:p>1455999438.15778</text:p>
          </table:table-cell>
          <table:table-cell office:value-type="float" office:value="1455999438.15802" calcext:value-type="float">
            <text:p>1455999438.15802</text:p>
          </table:table-cell>
          <table:table-cell office:value-type="float" office:value="7552" calcext:value-type="float">
            <text:p>7552</text:p>
          </table:table-cell>
          <table:table-cell table:formula="of:=[.B21]-[.B$2]" office:value-type="float" office:value="2.27291321754456" calcext:value-type="float">
            <text:p>2.2729132175</text:p>
          </table:table-cell>
          <table:table-cell table:formula="of:=[.D21]/([.E21]-[.E20])" office:value-type="float" office:value="62031.7250152752" calcext:value-type="float">
            <text:p>62031.7250152752</text:p>
          </table:table-cell>
          <table:table-cell table:formula="of:=[.E21]-[.E20]" office:value-type="float" office:value="0.121744155883789" calcext:value-type="float">
            <text:p>0.121744155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455999438.27817" calcext:value-type="float">
            <text:p>1455999438.27817</text:p>
          </table:table-cell>
          <table:table-cell office:value-type="float" office:value="1455999438.27838" calcext:value-type="float">
            <text:p>1455999438.27838</text:p>
          </table:table-cell>
          <table:table-cell office:value-type="float" office:value="7464" calcext:value-type="float">
            <text:p>7464</text:p>
          </table:table-cell>
          <table:table-cell table:formula="of:=[.B22]-[.B$2]" office:value-type="float" office:value="2.39329838752747" calcext:value-type="float">
            <text:p>2.3932983875</text:p>
          </table:table-cell>
          <table:table-cell table:formula="of:=[.D22]/([.E22]-[.E21])" office:value-type="float" office:value="62000.9923237188" calcext:value-type="float">
            <text:p>62000.9923237188</text:p>
          </table:table-cell>
          <table:table-cell table:formula="of:=[.E22]-[.E21]" office:value-type="float" office:value="0.12038516998291" calcext:value-type="float">
            <text:p>0.1203851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455999438.39718" calcext:value-type="float">
            <text:p>1455999438.39718</text:p>
          </table:table-cell>
          <table:table-cell office:value-type="float" office:value="1455999438.3974" calcext:value-type="float">
            <text:p>1455999438.3974</text:p>
          </table:table-cell>
          <table:table-cell office:value-type="float" office:value="7360" calcext:value-type="float">
            <text:p>7360</text:p>
          </table:table-cell>
          <table:table-cell table:formula="of:=[.B23]-[.B$2]" office:value-type="float" office:value="2.51231527328491" calcext:value-type="float">
            <text:p>2.5123152733</text:p>
          </table:table-cell>
          <table:table-cell table:formula="of:=[.D23]/([.E23]-[.E22])" office:value-type="float" office:value="61839.9645828367" calcext:value-type="float">
            <text:p>61839.9645828367</text:p>
          </table:table-cell>
          <table:table-cell table:formula="of:=[.E23]-[.E22]" office:value-type="float" office:value="0.119016885757446" calcext:value-type="float">
            <text:p>0.119016885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455999438.5145" calcext:value-type="float">
            <text:p>1455999438.5145</text:p>
          </table:table-cell>
          <table:table-cell office:value-type="float" office:value="1455999438.51472" calcext:value-type="float">
            <text:p>1455999438.51472</text:p>
          </table:table-cell>
          <table:table-cell office:value-type="float" office:value="7248" calcext:value-type="float">
            <text:p>7248</text:p>
          </table:table-cell>
          <table:table-cell table:formula="of:=[.B24]-[.B$2]" office:value-type="float" office:value="2.62962937355041" calcext:value-type="float">
            <text:p>2.6296293736</text:p>
          </table:table-cell>
          <table:table-cell table:formula="of:=[.D24]/([.E24]-[.E23])" office:value-type="float" office:value="61782.8546065347" calcext:value-type="float">
            <text:p>61782.8546065347</text:p>
          </table:table-cell>
          <table:table-cell table:formula="of:=[.E24]-[.E23]" office:value-type="float" office:value="0.117314100265503" calcext:value-type="float">
            <text:p>0.117314100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455999438.6305" calcext:value-type="float">
            <text:p>1455999438.6305</text:p>
          </table:table-cell>
          <table:table-cell office:value-type="float" office:value="1455999438.6309" calcext:value-type="float">
            <text:p>1455999438.6309</text:p>
          </table:table-cell>
          <table:table-cell office:value-type="float" office:value="7136" calcext:value-type="float">
            <text:p>7136</text:p>
          </table:table-cell>
          <table:table-cell table:formula="of:=[.B25]-[.B$2]" office:value-type="float" office:value="2.74562740325928" calcext:value-type="float">
            <text:p>2.7456274033</text:p>
          </table:table-cell>
          <table:table-cell table:formula="of:=[.D25]/([.E25]-[.E24])" office:value-type="float" office:value="61518.2862839161" calcext:value-type="float">
            <text:p>61518.2862839161</text:p>
          </table:table-cell>
          <table:table-cell table:formula="of:=[.E25]-[.E24]" office:value-type="float" office:value="0.115998029708862" calcext:value-type="float">
            <text:p>0.115998029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455999438.74451" calcext:value-type="float">
            <text:p>1455999438.74451</text:p>
          </table:table-cell>
          <table:table-cell office:value-type="float" office:value="1455999438.74474" calcext:value-type="float">
            <text:p>1455999438.74474</text:p>
          </table:table-cell>
          <table:table-cell office:value-type="float" office:value="7016" calcext:value-type="float">
            <text:p>7016</text:p>
          </table:table-cell>
          <table:table-cell table:formula="of:=[.B26]-[.B$2]" office:value-type="float" office:value="2.85964560508728" calcext:value-type="float">
            <text:p>2.8596456051</text:p>
          </table:table-cell>
          <table:table-cell table:formula="of:=[.D26]/([.E26]-[.E25])" office:value-type="float" office:value="61534.0348077377" calcext:value-type="float">
            <text:p>61534.0348077377</text:p>
          </table:table-cell>
          <table:table-cell table:formula="of:=[.E26]-[.E25]" office:value-type="float" office:value="0.114018201828003" calcext:value-type="float">
            <text:p>0.114018201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455999438.85717" calcext:value-type="float">
            <text:p>1455999438.85717</text:p>
          </table:table-cell>
          <table:table-cell office:value-type="float" office:value="1455999438.8574" calcext:value-type="float">
            <text:p>1455999438.8574</text:p>
          </table:table-cell>
          <table:table-cell office:value-type="float" office:value="6888" calcext:value-type="float">
            <text:p>6888</text:p>
          </table:table-cell>
          <table:table-cell table:formula="of:=[.B27]-[.B$2]" office:value-type="float" office:value="2.97230243682861" calcext:value-type="float">
            <text:p>2.9723024368</text:p>
          </table:table-cell>
          <table:table-cell table:formula="of:=[.D27]/([.E27]-[.E26])" office:value-type="float" office:value="61141.4318468965" calcext:value-type="float">
            <text:p>61141.4318468965</text:p>
          </table:table-cell>
          <table:table-cell table:formula="of:=[.E27]-[.E26]" office:value-type="float" office:value="0.112656831741333" calcext:value-type="float">
            <text:p>0.112656831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455999438.96783" calcext:value-type="float">
            <text:p>1455999438.96783</text:p>
          </table:table-cell>
          <table:table-cell office:value-type="float" office:value="1455999438.96805" calcext:value-type="float">
            <text:p>1455999438.96805</text:p>
          </table:table-cell>
          <table:table-cell office:value-type="float" office:value="6760" calcext:value-type="float">
            <text:p>6760</text:p>
          </table:table-cell>
          <table:table-cell table:formula="of:=[.B28]-[.B$2]" office:value-type="float" office:value="3.08295726776123" calcext:value-type="float">
            <text:p>3.0829572678</text:p>
          </table:table-cell>
          <table:table-cell table:formula="of:=[.D28]/([.E28]-[.E27])" office:value-type="float" office:value="61090.8709816427" calcext:value-type="float">
            <text:p>61090.8709816427</text:p>
          </table:table-cell>
          <table:table-cell table:formula="of:=[.E28]-[.E27]" office:value-type="float" office:value="0.110654830932617" calcext:value-type="float">
            <text:p>0.1106548309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455999439.07707" calcext:value-type="float">
            <text:p>1455999439.07707</text:p>
          </table:table-cell>
          <table:table-cell office:value-type="float" office:value="1455999439.0773" calcext:value-type="float">
            <text:p>1455999439.0773</text:p>
          </table:table-cell>
          <table:table-cell office:value-type="float" office:value="6632" calcext:value-type="float">
            <text:p>6632</text:p>
          </table:table-cell>
          <table:table-cell table:formula="of:=[.B29]-[.B$2]" office:value-type="float" office:value="3.19220209121704" calcext:value-type="float">
            <text:p>3.1922020912</text:p>
          </table:table-cell>
          <table:table-cell table:formula="of:=[.D29]/([.E29]-[.E28])" office:value-type="float" office:value="60707.681977102" calcext:value-type="float">
            <text:p>60707.681977102</text:p>
          </table:table-cell>
          <table:table-cell table:formula="of:=[.E29]-[.E28]" office:value-type="float" office:value="0.109244823455811" calcext:value-type="float">
            <text:p>0.109244823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455999439.18669" calcext:value-type="float">
            <text:p>1455999439.18669</text:p>
          </table:table-cell>
          <table:table-cell office:value-type="float" office:value="1455999439.18691" calcext:value-type="float">
            <text:p>1455999439.18691</text:p>
          </table:table-cell>
          <table:table-cell office:value-type="float" office:value="6504" calcext:value-type="float">
            <text:p>6504</text:p>
          </table:table-cell>
          <table:table-cell table:formula="of:=[.B30]-[.B$2]" office:value-type="float" office:value="3.30182075500488" calcext:value-type="float">
            <text:p>3.301820755</text:p>
          </table:table-cell>
          <table:table-cell table:formula="of:=[.D30]/([.E30]-[.E29])" office:value-type="float" office:value="59332.9618812721" calcext:value-type="float">
            <text:p>59332.9618812721</text:p>
          </table:table-cell>
          <table:table-cell table:formula="of:=[.E30]-[.E29]" office:value-type="float" office:value="0.109618663787842" calcext:value-type="float">
            <text:p>0.109618663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455999439.29186" calcext:value-type="float">
            <text:p>1455999439.29186</text:p>
          </table:table-cell>
          <table:table-cell office:value-type="float" office:value="1455999439.2921" calcext:value-type="float">
            <text:p>1455999439.2921</text:p>
          </table:table-cell>
          <table:table-cell office:value-type="float" office:value="6368" calcext:value-type="float">
            <text:p>6368</text:p>
          </table:table-cell>
          <table:table-cell table:formula="of:=[.B31]-[.B$2]" office:value-type="float" office:value="3.40699434280395" calcext:value-type="float">
            <text:p>3.4069943428</text:p>
          </table:table-cell>
          <table:table-cell table:formula="of:=[.D31]/([.E31]-[.E30])" office:value-type="float" office:value="60547.5208487294" calcext:value-type="float">
            <text:p>60547.5208487294</text:p>
          </table:table-cell>
          <table:table-cell table:formula="of:=[.E31]-[.E30]" office:value-type="float" office:value="0.105173587799072" calcext:value-type="float">
            <text:p>0.105173587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55999439.39675" calcext:value-type="float">
            <text:p>1455999439.39675</text:p>
          </table:table-cell>
          <table:table-cell office:value-type="float" office:value="1455999439.39697" calcext:value-type="float">
            <text:p>1455999439.39697</text:p>
          </table:table-cell>
          <table:table-cell office:value-type="float" office:value="6240" calcext:value-type="float">
            <text:p>6240</text:p>
          </table:table-cell>
          <table:table-cell table:formula="of:=[.B32]-[.B$2]" office:value-type="float" office:value="3.51188540458679" calcext:value-type="float">
            <text:p>3.5118854046</text:p>
          </table:table-cell>
          <table:table-cell table:formula="of:=[.D32]/([.E32]-[.E31])" office:value-type="float" office:value="59490.2930138995" calcext:value-type="float">
            <text:p>59490.2930138995</text:p>
          </table:table-cell>
          <table:table-cell table:formula="of:=[.E32]-[.E31]" office:value-type="float" office:value="0.104891061782837" calcext:value-type="float">
            <text:p>0.104891061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455999439.49922" calcext:value-type="float">
            <text:p>1455999439.49922</text:p>
          </table:table-cell>
          <table:table-cell office:value-type="float" office:value="1455999439.49944" calcext:value-type="float">
            <text:p>1455999439.49944</text:p>
          </table:table-cell>
          <table:table-cell office:value-type="float" office:value="6112" calcext:value-type="float">
            <text:p>6112</text:p>
          </table:table-cell>
          <table:table-cell table:formula="of:=[.B33]-[.B$2]" office:value-type="float" office:value="3.61434888839722" calcext:value-type="float">
            <text:p>3.6143488884</text:p>
          </table:table-cell>
          <table:table-cell table:formula="of:=[.D33]/([.E33]-[.E32])" office:value-type="float" office:value="59650.519118677" calcext:value-type="float">
            <text:p>59650.519118677</text:p>
          </table:table-cell>
          <table:table-cell table:formula="of:=[.E33]-[.E32]" office:value-type="float" office:value="0.102463483810425" calcext:value-type="float">
            <text:p>0.102463483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455999439.60078" calcext:value-type="float">
            <text:p>1455999439.60078</text:p>
          </table:table-cell>
          <table:table-cell office:value-type="float" office:value="1455999439.601" calcext:value-type="float">
            <text:p>1455999439.601</text:p>
          </table:table-cell>
          <table:table-cell office:value-type="float" office:value="5984" calcext:value-type="float">
            <text:p>5984</text:p>
          </table:table-cell>
          <table:table-cell table:formula="of:=[.B34]-[.B$2]" office:value-type="float" office:value="3.71590828895569" calcext:value-type="float">
            <text:p>3.715908289</text:p>
          </table:table-cell>
          <table:table-cell table:formula="of:=[.D34]/([.E34]-[.E33])" office:value-type="float" office:value="58921.1827471823" calcext:value-type="float">
            <text:p>58921.1827471823</text:p>
          </table:table-cell>
          <table:table-cell table:formula="of:=[.E34]-[.E33]" office:value-type="float" office:value="0.101559400558472" calcext:value-type="float">
            <text:p>0.1015594006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455999439.70356" calcext:value-type="float">
            <text:p>1455999439.70356</text:p>
          </table:table-cell>
          <table:table-cell office:value-type="float" office:value="1455999439.70379" calcext:value-type="float">
            <text:p>1455999439.70379</text:p>
          </table:table-cell>
          <table:table-cell office:value-type="float" office:value="5856" calcext:value-type="float">
            <text:p>5856</text:p>
          </table:table-cell>
          <table:table-cell table:formula="of:=[.B35]-[.B$2]" office:value-type="float" office:value="3.81869435310364" calcext:value-type="float">
            <text:p>3.8186943531</text:p>
          </table:table-cell>
          <table:table-cell table:formula="of:=[.D35]/([.E35]-[.E34])" office:value-type="float" office:value="56972.7039219143" calcext:value-type="float">
            <text:p>56972.7039219143</text:p>
          </table:table-cell>
          <table:table-cell table:formula="of:=[.E35]-[.E34]" office:value-type="float" office:value="0.102786064147949" calcext:value-type="float">
            <text:p>0.102786064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455999439.80502" calcext:value-type="float">
            <text:p>1455999439.80502</text:p>
          </table:table-cell>
          <table:table-cell office:value-type="float" office:value="1455999439.80524" calcext:value-type="float">
            <text:p>1455999439.80524</text:p>
          </table:table-cell>
          <table:table-cell office:value-type="float" office:value="5728" calcext:value-type="float">
            <text:p>5728</text:p>
          </table:table-cell>
          <table:table-cell table:formula="of:=[.B36]-[.B$2]" office:value-type="float" office:value="3.92014741897583" calcext:value-type="float">
            <text:p>3.920147419</text:p>
          </table:table-cell>
          <table:table-cell table:formula="of:=[.D36]/([.E36]-[.E35])" office:value-type="float" office:value="56459.6047517772" calcext:value-type="float">
            <text:p>56459.6047517772</text:p>
          </table:table-cell>
          <table:table-cell table:formula="of:=[.E36]-[.E35]" office:value-type="float" office:value="0.101453065872192" calcext:value-type="float">
            <text:p>0.101453065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455999439.90536" calcext:value-type="float">
            <text:p>1455999439.90536</text:p>
          </table:table-cell>
          <table:table-cell office:value-type="float" office:value="1455999439.90558" calcext:value-type="float">
            <text:p>1455999439.90558</text:p>
          </table:table-cell>
          <table:table-cell office:value-type="float" office:value="5608" calcext:value-type="float">
            <text:p>5608</text:p>
          </table:table-cell>
          <table:table-cell table:formula="of:=[.B37]-[.B$2]" office:value-type="float" office:value="4.02048969268799" calcext:value-type="float">
            <text:p>4.0204896927</text:p>
          </table:table-cell>
          <table:table-cell table:formula="of:=[.D37]/([.E37]-[.E36])" office:value-type="float" office:value="55888.7076456639" calcext:value-type="float">
            <text:p>55888.7076456639</text:p>
          </table:table-cell>
          <table:table-cell table:formula="of:=[.E37]-[.E36]" office:value-type="float" office:value="0.100342273712158" calcext:value-type="float">
            <text:p>0.100342273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455999440.00678" calcext:value-type="float">
            <text:p>1455999440.00678</text:p>
          </table:table-cell>
          <table:table-cell office:value-type="float" office:value="1455999440.00701" calcext:value-type="float">
            <text:p>1455999440.00701</text:p>
          </table:table-cell>
          <table:table-cell office:value-type="float" office:value="5488" calcext:value-type="float">
            <text:p>5488</text:p>
          </table:table-cell>
          <table:table-cell table:formula="of:=[.B38]-[.B$2]" office:value-type="float" office:value="4.12191700935364" calcext:value-type="float">
            <text:p>4.1219170094</text:p>
          </table:table-cell>
          <table:table-cell table:formula="of:=[.D38]/([.E38]-[.E37])" office:value-type="float" office:value="54107.7116147216" calcext:value-type="float">
            <text:p>54107.7116147216</text:p>
          </table:table-cell>
          <table:table-cell table:formula="of:=[.E38]-[.E37]" office:value-type="float" office:value="0.101427316665649" calcext:value-type="float">
            <text:p>0.101427316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455999440.10708" calcext:value-type="float">
            <text:p>1455999440.10708</text:p>
          </table:table-cell>
          <table:table-cell office:value-type="float" office:value="1455999440.10731" calcext:value-type="float">
            <text:p>1455999440.10731</text:p>
          </table:table-cell>
          <table:table-cell office:value-type="float" office:value="5368" calcext:value-type="float">
            <text:p>5368</text:p>
          </table:table-cell>
          <table:table-cell table:formula="of:=[.B39]-[.B$2]" office:value-type="float" office:value="4.2222170829773" calcext:value-type="float">
            <text:p>4.222217083</text:p>
          </table:table-cell>
          <table:table-cell table:formula="of:=[.D39]/([.E39]-[.E38])" office:value-type="float" office:value="53519.402389889" calcext:value-type="float">
            <text:p>53519.402389889</text:p>
          </table:table-cell>
          <table:table-cell table:formula="of:=[.E39]-[.E38]" office:value-type="float" office:value="0.100300073623657" calcext:value-type="float">
            <text:p>0.1003000736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455999440.20819" calcext:value-type="float">
            <text:p>1455999440.20819</text:p>
          </table:table-cell>
          <table:table-cell office:value-type="float" office:value="1455999440.20842" calcext:value-type="float">
            <text:p>1455999440.20842</text:p>
          </table:table-cell>
          <table:table-cell office:value-type="float" office:value="5256" calcext:value-type="float">
            <text:p>5256</text:p>
          </table:table-cell>
          <table:table-cell table:formula="of:=[.B40]-[.B$2]" office:value-type="float" office:value="4.32332491874695" calcext:value-type="float">
            <text:p>4.3233249187</text:p>
          </table:table-cell>
          <table:table-cell table:formula="of:=[.D40]/([.E40]-[.E39])" office:value-type="float" office:value="51984.1015287318" calcext:value-type="float">
            <text:p>51984.1015287318</text:p>
          </table:table-cell>
          <table:table-cell table:formula="of:=[.E40]-[.E39]" office:value-type="float" office:value="0.101107835769653" calcext:value-type="float">
            <text:p>0.101107835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455999440.31022" calcext:value-type="float">
            <text:p>1455999440.31022</text:p>
          </table:table-cell>
          <table:table-cell office:value-type="float" office:value="1455999440.31046" calcext:value-type="float">
            <text:p>1455999440.31046</text:p>
          </table:table-cell>
          <table:table-cell office:value-type="float" office:value="5144" calcext:value-type="float">
            <text:p>5144</text:p>
          </table:table-cell>
          <table:table-cell table:formula="of:=[.B41]-[.B$2]" office:value-type="float" office:value="4.42535400390625" calcext:value-type="float">
            <text:p>4.4253540039</text:p>
          </table:table-cell>
          <table:table-cell table:formula="of:=[.D41]/([.E41]-[.E40])" office:value-type="float" office:value="50416.9962120947" calcext:value-type="float">
            <text:p>50416.9962120947</text:p>
          </table:table-cell>
          <table:table-cell table:formula="of:=[.E41]-[.E40]" office:value-type="float" office:value="0.102029085159302" calcext:value-type="float">
            <text:p>0.102029085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455999440.41047" calcext:value-type="float">
            <text:p>1455999440.41047</text:p>
          </table:table-cell>
          <table:table-cell office:value-type="float" office:value="1455999440.4107" calcext:value-type="float">
            <text:p>1455999440.4107</text:p>
          </table:table-cell>
          <table:table-cell office:value-type="float" office:value="5040" calcext:value-type="float">
            <text:p>5040</text:p>
          </table:table-cell>
          <table:table-cell table:formula="of:=[.B42]-[.B$2]" office:value-type="float" office:value="4.5256040096283" calcext:value-type="float">
            <text:p>4.5256040096</text:p>
          </table:table-cell>
          <table:table-cell table:formula="of:=[.D42]/([.E42]-[.E41])" office:value-type="float" office:value="50274.3113449185" calcext:value-type="float">
            <text:p>50274.3113449185</text:p>
          </table:table-cell>
          <table:table-cell table:formula="of:=[.E42]-[.E41]" office:value-type="float" office:value="0.100250005722046" calcext:value-type="float">
            <text:p>0.1002500057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455999440.51033" calcext:value-type="float">
            <text:p>1455999440.51033</text:p>
          </table:table-cell>
          <table:table-cell office:value-type="float" office:value="1455999440.51056" calcext:value-type="float">
            <text:p>1455999440.51056</text:p>
          </table:table-cell>
          <table:table-cell office:value-type="float" office:value="4936" calcext:value-type="float">
            <text:p>4936</text:p>
          </table:table-cell>
          <table:table-cell table:formula="of:=[.B43]-[.B$2]" office:value-type="float" office:value="4.62546420097351" calcext:value-type="float">
            <text:p>4.625464201</text:p>
          </table:table-cell>
          <table:table-cell table:formula="of:=[.D43]/([.E43]-[.E42])" office:value-type="float" office:value="49429.1061684064" calcext:value-type="float">
            <text:p>49429.1061684064</text:p>
          </table:table-cell>
          <table:table-cell table:formula="of:=[.E43]-[.E42]" office:value-type="float" office:value="0.0998601913452148" calcext:value-type="float">
            <text:p>0.099860191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455999440.6102" calcext:value-type="float">
            <text:p>1455999440.6102</text:p>
          </table:table-cell>
          <table:table-cell office:value-type="float" office:value="1455999440.61042" calcext:value-type="float">
            <text:p>1455999440.61042</text:p>
          </table:table-cell>
          <table:table-cell office:value-type="float" office:value="4848" calcext:value-type="float">
            <text:p>4848</text:p>
          </table:table-cell>
          <table:table-cell table:formula="of:=[.B44]-[.B$2]" office:value-type="float" office:value="4.72533011436462" calcext:value-type="float">
            <text:p>4.7253301144</text:p>
          </table:table-cell>
          <table:table-cell table:formula="of:=[.D44]/([.E44]-[.E43])" office:value-type="float" office:value="48545.0924682716" calcext:value-type="float">
            <text:p>48545.0924682716</text:p>
          </table:table-cell>
          <table:table-cell table:formula="of:=[.E44]-[.E43]" office:value-type="float" office:value="0.0998659133911133" calcext:value-type="float">
            <text:p>0.099865913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455999440.7111" calcext:value-type="float">
            <text:p>1455999440.7111</text:p>
          </table:table-cell>
          <table:table-cell office:value-type="float" office:value="1455999440.71133" calcext:value-type="float">
            <text:p>1455999440.71133</text:p>
          </table:table-cell>
          <table:table-cell office:value-type="float" office:value="4760" calcext:value-type="float">
            <text:p>4760</text:p>
          </table:table-cell>
          <table:table-cell table:formula="of:=[.B45]-[.B$2]" office:value-type="float" office:value="4.82622909545898" calcext:value-type="float">
            <text:p>4.8262290955</text:p>
          </table:table-cell>
          <table:table-cell table:formula="of:=[.D45]/([.E45]-[.E44])" office:value-type="float" office:value="47175.8975994858" calcext:value-type="float">
            <text:p>47175.8975994858</text:p>
          </table:table-cell>
          <table:table-cell table:formula="of:=[.E45]-[.E44]" office:value-type="float" office:value="0.10089898109436" calcext:value-type="float">
            <text:p>0.100898981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455999440.81265" calcext:value-type="float">
            <text:p>1455999440.81265</text:p>
          </table:table-cell>
          <table:table-cell office:value-type="float" office:value="1455999440.81287" calcext:value-type="float">
            <text:p>1455999440.81287</text:p>
          </table:table-cell>
          <table:table-cell office:value-type="float" office:value="4672" calcext:value-type="float">
            <text:p>4672</text:p>
          </table:table-cell>
          <table:table-cell table:formula="of:=[.B46]-[.B$2]" office:value-type="float" office:value="4.92778730392456" calcext:value-type="float">
            <text:p>4.9277873039</text:p>
          </table:table-cell>
          <table:table-cell table:formula="of:=[.D46]/([.E46]-[.E45])" office:value-type="float" office:value="46003.1746383514" calcext:value-type="float">
            <text:p>46003.1746383514</text:p>
          </table:table-cell>
          <table:table-cell table:formula="of:=[.E46]-[.E45]" office:value-type="float" office:value="0.101558208465576" calcext:value-type="float">
            <text:p>0.101558208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455999440.91402" calcext:value-type="float">
            <text:p>1455999440.91402</text:p>
          </table:table-cell>
          <table:table-cell office:value-type="float" office:value="1455999440.91424" calcext:value-type="float">
            <text:p>1455999440.91424</text:p>
          </table:table-cell>
          <table:table-cell office:value-type="float" office:value="4600" calcext:value-type="float">
            <text:p>4600</text:p>
          </table:table-cell>
          <table:table-cell table:formula="of:=[.B47]-[.B$2]" office:value-type="float" office:value="5.02915215492249" calcext:value-type="float">
            <text:p>5.0291521549</text:p>
          </table:table-cell>
          <table:table-cell table:formula="of:=[.D47]/([.E47]-[.E46])" office:value-type="float" office:value="45380.6221260482" calcext:value-type="float">
            <text:p>45380.6221260482</text:p>
          </table:table-cell>
          <table:table-cell table:formula="of:=[.E47]-[.E46]" office:value-type="float" office:value="0.101364850997925" calcext:value-type="float">
            <text:p>0.10136485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455999441.01572" calcext:value-type="float">
            <text:p>1455999441.01572</text:p>
          </table:table-cell>
          <table:table-cell office:value-type="float" office:value="1455999441.01595" calcext:value-type="float">
            <text:p>1455999441.01595</text:p>
          </table:table-cell>
          <table:table-cell office:value-type="float" office:value="4536" calcext:value-type="float">
            <text:p>4536</text:p>
          </table:table-cell>
          <table:table-cell table:formula="of:=[.B48]-[.B$2]" office:value-type="float" office:value="5.13085055351257" calcext:value-type="float">
            <text:p>5.1308505535</text:p>
          </table:table-cell>
          <table:table-cell table:formula="of:=[.D48]/([.E48]-[.E47])" office:value-type="float" office:value="44602.472240326" calcext:value-type="float">
            <text:p>44602.472240326</text:p>
          </table:table-cell>
          <table:table-cell table:formula="of:=[.E48]-[.E47]" office:value-type="float" office:value="0.101698398590088" calcext:value-type="float">
            <text:p>0.101698398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455999441.11711" calcext:value-type="float">
            <text:p>1455999441.11711</text:p>
          </table:table-cell>
          <table:table-cell office:value-type="float" office:value="1455999441.11734" calcext:value-type="float">
            <text:p>1455999441.11734</text:p>
          </table:table-cell>
          <table:table-cell office:value-type="float" office:value="4472" calcext:value-type="float">
            <text:p>4472</text:p>
          </table:table-cell>
          <table:table-cell table:formula="of:=[.B49]-[.B$2]" office:value-type="float" office:value="5.23224401473999" calcext:value-type="float">
            <text:p>5.2322440147</text:p>
          </table:table-cell>
          <table:table-cell table:formula="of:=[.D49]/([.E49]-[.E48])" office:value-type="float" office:value="44105.4082370231" calcext:value-type="float">
            <text:p>44105.4082370231</text:p>
          </table:table-cell>
          <table:table-cell table:formula="of:=[.E49]-[.E48]" office:value-type="float" office:value="0.101393461227417" calcext:value-type="float">
            <text:p>0.1013934612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455999441.21912" calcext:value-type="float">
            <text:p>1455999441.21912</text:p>
          </table:table-cell>
          <table:table-cell office:value-type="float" office:value="1455999441.21934" calcext:value-type="float">
            <text:p>1455999441.21934</text:p>
          </table:table-cell>
          <table:table-cell office:value-type="float" office:value="4424" calcext:value-type="float">
            <text:p>4424</text:p>
          </table:table-cell>
          <table:table-cell table:formula="of:=[.B50]-[.B$2]" office:value-type="float" office:value="5.33424925804138" calcext:value-type="float">
            <text:p>5.334249258</text:p>
          </table:table-cell>
          <table:table-cell table:formula="of:=[.D50]/([.E50]-[.E49])" office:value-type="float" office:value="43370.3195719905" calcext:value-type="float">
            <text:p>43370.3195719905</text:p>
          </table:table-cell>
          <table:table-cell table:formula="of:=[.E50]-[.E49]" office:value-type="float" office:value="0.102005243301392" calcext:value-type="float">
            <text:p>0.1020052433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455999441.32033" calcext:value-type="float">
            <text:p>1455999441.32033</text:p>
          </table:table-cell>
          <table:table-cell office:value-type="float" office:value="1455999441.32057" calcext:value-type="float">
            <text:p>1455999441.32057</text:p>
          </table:table-cell>
          <table:table-cell office:value-type="float" office:value="4376" calcext:value-type="float">
            <text:p>4376</text:p>
          </table:table-cell>
          <table:table-cell table:formula="of:=[.B51]-[.B$2]" office:value-type="float" office:value="5.43545985221863" calcext:value-type="float">
            <text:p>5.4354598522</text:p>
          </table:table-cell>
          <table:table-cell table:formula="of:=[.D51]/([.E51]-[.E50])" office:value-type="float" office:value="43236.5804743374" calcext:value-type="float">
            <text:p>43236.5804743374</text:p>
          </table:table-cell>
          <table:table-cell table:formula="of:=[.E51]-[.E50]" office:value-type="float" office:value="0.101210594177246" calcext:value-type="float">
            <text:p>0.101210594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455999441.42072" calcext:value-type="float">
            <text:p>1455999441.42072</text:p>
          </table:table-cell>
          <table:table-cell office:value-type="float" office:value="1455999441.42095" calcext:value-type="float">
            <text:p>1455999441.42095</text:p>
          </table:table-cell>
          <table:table-cell office:value-type="float" office:value="4344" calcext:value-type="float">
            <text:p>4344</text:p>
          </table:table-cell>
          <table:table-cell table:formula="of:=[.B52]-[.B$2]" office:value-type="float" office:value="5.53585243225098" calcext:value-type="float">
            <text:p>5.5358524323</text:p>
          </table:table-cell>
          <table:table-cell table:formula="of:=[.D52]/([.E52]-[.E51])" office:value-type="float" office:value="43270.1301092199" calcext:value-type="float">
            <text:p>43270.1301092199</text:p>
          </table:table-cell>
          <table:table-cell table:formula="of:=[.E52]-[.E51]" office:value-type="float" office:value="0.100392580032349" calcext:value-type="float">
            <text:p>0.1003925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455999441.52033" calcext:value-type="float">
            <text:p>1455999441.52033</text:p>
          </table:table-cell>
          <table:table-cell office:value-type="float" office:value="1455999441.52055" calcext:value-type="float">
            <text:p>1455999441.52055</text:p>
          </table:table-cell>
          <table:table-cell office:value-type="float" office:value="4320" calcext:value-type="float">
            <text:p>4320</text:p>
          </table:table-cell>
          <table:table-cell table:formula="of:=[.B53]-[.B$2]" office:value-type="float" office:value="5.63546633720398" calcext:value-type="float">
            <text:p>5.6354663372</text:p>
          </table:table-cell>
          <table:table-cell table:formula="of:=[.D53]/([.E53]-[.E52])" office:value-type="float" office:value="43367.4395360582" calcext:value-type="float">
            <text:p>43367.4395360582</text:p>
          </table:table-cell>
          <table:table-cell table:formula="of:=[.E53]-[.E52]" office:value-type="float" office:value="0.0996139049530029" calcext:value-type="float">
            <text:p>0.09961390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455999441.62051" calcext:value-type="float">
            <text:p>1455999441.62051</text:p>
          </table:table-cell>
          <table:table-cell office:value-type="float" office:value="1455999441.62073" calcext:value-type="float">
            <text:p>1455999441.62073</text:p>
          </table:table-cell>
          <table:table-cell office:value-type="float" office:value="4304" calcext:value-type="float">
            <text:p>4304</text:p>
          </table:table-cell>
          <table:table-cell table:formula="of:=[.B54]-[.B$2]" office:value-type="float" office:value="5.73564195632935" calcext:value-type="float">
            <text:p>5.7356419563</text:p>
          </table:table-cell>
          <table:table-cell table:formula="of:=[.D54]/([.E54]-[.E53])" office:value-type="float" office:value="42964.546040027" calcext:value-type="float">
            <text:p>42964.546040027</text:p>
          </table:table-cell>
          <table:table-cell table:formula="of:=[.E54]-[.E53]" office:value-type="float" office:value="0.100175619125366" calcext:value-type="float">
            <text:p>0.1001756191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455999441.72131" calcext:value-type="float">
            <text:p>1455999441.72131</text:p>
          </table:table-cell>
          <table:table-cell office:value-type="float" office:value="1455999441.72154" calcext:value-type="float">
            <text:p>1455999441.72154</text:p>
          </table:table-cell>
          <table:table-cell office:value-type="float" office:value="4296" calcext:value-type="float">
            <text:p>4296</text:p>
          </table:table-cell>
          <table:table-cell table:formula="of:=[.B55]-[.B$2]" office:value-type="float" office:value="5.8364429473877" calcext:value-type="float">
            <text:p>5.8364429474</text:p>
          </table:table-cell>
          <table:table-cell table:formula="of:=[.D55]/([.E55]-[.E54])" office:value-type="float" office:value="42618.6285957568" calcext:value-type="float">
            <text:p>42618.6285957568</text:p>
          </table:table-cell>
          <table:table-cell table:formula="of:=[.E55]-[.E54]" office:value-type="float" office:value="0.10080099105835" calcext:value-type="float">
            <text:p>0.100800991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455999441.82308" calcext:value-type="float">
            <text:p>1455999441.82308</text:p>
          </table:table-cell>
          <table:table-cell office:value-type="float" office:value="1455999441.8233" calcext:value-type="float">
            <text:p>1455999441.8233</text:p>
          </table:table-cell>
          <table:table-cell office:value-type="float" office:value="4296" calcext:value-type="float">
            <text:p>4296</text:p>
          </table:table-cell>
          <table:table-cell table:formula="of:=[.B56]-[.B$2]" office:value-type="float" office:value="5.93821549415588" calcext:value-type="float">
            <text:p>5.9382154942</text:p>
          </table:table-cell>
          <table:table-cell table:formula="of:=[.D56]/([.E56]-[.E55])" office:value-type="float" office:value="42211.7765195085" calcext:value-type="float">
            <text:p>42211.7765195085</text:p>
          </table:table-cell>
          <table:table-cell table:formula="of:=[.E56]-[.E55]" office:value-type="float" office:value="0.101772546768188" calcext:value-type="float">
            <text:p>0.1017725468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455999441.92374" calcext:value-type="float">
            <text:p>1455999441.92374</text:p>
          </table:table-cell>
          <table:table-cell office:value-type="float" office:value="1455999441.92397" calcext:value-type="float">
            <text:p>1455999441.92397</text:p>
          </table:table-cell>
          <table:table-cell office:value-type="float" office:value="4304" calcext:value-type="float">
            <text:p>4304</text:p>
          </table:table-cell>
          <table:table-cell table:formula="of:=[.B57]-[.B$2]" office:value-type="float" office:value="6.03886842727661" calcext:value-type="float">
            <text:p>6.0388684273</text:p>
          </table:table-cell>
          <table:table-cell table:formula="of:=[.D57]/([.E57]-[.E56])" office:value-type="float" office:value="42760.8005703877" calcext:value-type="float">
            <text:p>42760.8005703877</text:p>
          </table:table-cell>
          <table:table-cell table:formula="of:=[.E57]-[.E56]" office:value-type="float" office:value="0.100652933120728" calcext:value-type="float">
            <text:p>0.1006529331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455999442.02377" calcext:value-type="float">
            <text:p>1455999442.02377</text:p>
          </table:table-cell>
          <table:table-cell office:value-type="float" office:value="1455999442.02399" calcext:value-type="float">
            <text:p>1455999442.02399</text:p>
          </table:table-cell>
          <table:table-cell office:value-type="float" office:value="4320" calcext:value-type="float">
            <text:p>4320</text:p>
          </table:table-cell>
          <table:table-cell table:formula="of:=[.B58]-[.B$2]" office:value-type="float" office:value="6.13889861106873" calcext:value-type="float">
            <text:p>6.1388986111</text:p>
          </table:table-cell>
          <table:table-cell table:formula="of:=[.D58]/([.E58]-[.E57])" office:value-type="float" office:value="43186.9645364039" calcext:value-type="float">
            <text:p>43186.9645364039</text:p>
          </table:table-cell>
          <table:table-cell table:formula="of:=[.E58]-[.E57]" office:value-type="float" office:value="0.100030183792114" calcext:value-type="float">
            <text:p>0.1000301838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455999442.12369" calcext:value-type="float">
            <text:p>1455999442.12369</text:p>
          </table:table-cell>
          <table:table-cell office:value-type="float" office:value="1455999442.12391" calcext:value-type="float">
            <text:p>1455999442.12391</text:p>
          </table:table-cell>
          <table:table-cell office:value-type="float" office:value="4352" calcext:value-type="float">
            <text:p>4352</text:p>
          </table:table-cell>
          <table:table-cell table:formula="of:=[.B59]-[.B$2]" office:value-type="float" office:value="6.23881912231445" calcext:value-type="float">
            <text:p>6.2388191223</text:p>
          </table:table-cell>
          <table:table-cell table:formula="of:=[.D59]/([.E59]-[.E58])" office:value-type="float" office:value="43554.6210256814" calcext:value-type="float">
            <text:p>43554.6210256814</text:p>
          </table:table-cell>
          <table:table-cell table:formula="of:=[.E59]-[.E58]" office:value-type="float" office:value="0.0999205112457275" calcext:value-type="float">
            <text:p>0.0999205112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455999442.22389" calcext:value-type="float">
            <text:p>1455999442.22389</text:p>
          </table:table-cell>
          <table:table-cell office:value-type="float" office:value="1455999442.22412" calcext:value-type="float">
            <text:p>1455999442.22412</text:p>
          </table:table-cell>
          <table:table-cell office:value-type="float" office:value="4384" calcext:value-type="float">
            <text:p>4384</text:p>
          </table:table-cell>
          <table:table-cell table:formula="of:=[.B60]-[.B$2]" office:value-type="float" office:value="6.33902025222778" calcext:value-type="float">
            <text:p>6.3390202522</text:p>
          </table:table-cell>
          <table:table-cell table:formula="of:=[.D60]/([.E60]-[.E59])" office:value-type="float" office:value="43752.0016370273" calcext:value-type="float">
            <text:p>43752.0016370273</text:p>
          </table:table-cell>
          <table:table-cell table:formula="of:=[.E60]-[.E59]" office:value-type="float" office:value="0.10020112991333" calcext:value-type="float">
            <text:p>0.1002011299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455999442.32519" calcext:value-type="float">
            <text:p>1455999442.32519</text:p>
          </table:table-cell>
          <table:table-cell office:value-type="float" office:value="1455999442.32542" calcext:value-type="float">
            <text:p>1455999442.32542</text:p>
          </table:table-cell>
          <table:table-cell office:value-type="float" office:value="4424" calcext:value-type="float">
            <text:p>4424</text:p>
          </table:table-cell>
          <table:table-cell table:formula="of:=[.B61]-[.B$2]" office:value-type="float" office:value="6.44031739234924" calcext:value-type="float">
            <text:p>6.4403173923</text:p>
          </table:table-cell>
          <table:table-cell table:formula="of:=[.D61]/([.E61]-[.E60])" office:value-type="float" office:value="43673.4935921727" calcext:value-type="float">
            <text:p>43673.4935921727</text:p>
          </table:table-cell>
          <table:table-cell table:formula="of:=[.E61]-[.E60]" office:value-type="float" office:value="0.10129714012146" calcext:value-type="float">
            <text:p>0.101297140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455999442.42764" calcext:value-type="float">
            <text:p>1455999442.42764</text:p>
          </table:table-cell>
          <table:table-cell office:value-type="float" office:value="1455999442.42786" calcext:value-type="float">
            <text:p>1455999442.42786</text:p>
          </table:table-cell>
          <table:table-cell office:value-type="float" office:value="4480" calcext:value-type="float">
            <text:p>4480</text:p>
          </table:table-cell>
          <table:table-cell table:formula="of:=[.B62]-[.B$2]" office:value-type="float" office:value="6.5427737236023" calcext:value-type="float">
            <text:p>6.5427737236</text:p>
          </table:table-cell>
          <table:table-cell table:formula="of:=[.D62]/([.E62]-[.E61])" office:value-type="float" office:value="43725.9459245625" calcext:value-type="float">
            <text:p>43725.9459245625</text:p>
          </table:table-cell>
          <table:table-cell table:formula="of:=[.E62]-[.E61]" office:value-type="float" office:value="0.102456331253052" calcext:value-type="float">
            <text:p>0.1024563313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455999442.52804" calcext:value-type="float">
            <text:p>1455999442.52804</text:p>
          </table:table-cell>
          <table:table-cell office:value-type="float" office:value="1455999442.52826" calcext:value-type="float">
            <text:p>1455999442.52826</text:p>
          </table:table-cell>
          <table:table-cell office:value-type="float" office:value="4544" calcext:value-type="float">
            <text:p>4544</text:p>
          </table:table-cell>
          <table:table-cell table:formula="of:=[.B63]-[.B$2]" office:value-type="float" office:value="6.64317083358765" calcext:value-type="float">
            <text:p>6.6431708336</text:p>
          </table:table-cell>
          <table:table-cell table:formula="of:=[.D63]/([.E63]-[.E62])" office:value-type="float" office:value="45260.2669605031" calcext:value-type="float">
            <text:p>45260.2669605031</text:p>
          </table:table-cell>
          <table:table-cell table:formula="of:=[.E63]-[.E62]" office:value-type="float" office:value="0.100397109985352" calcext:value-type="float">
            <text:p>0.1003971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455999442.62854" calcext:value-type="float">
            <text:p>1455999442.62854</text:p>
          </table:table-cell>
          <table:table-cell office:value-type="float" office:value="1455999442.62876" calcext:value-type="float">
            <text:p>1455999442.62876</text:p>
          </table:table-cell>
          <table:table-cell office:value-type="float" office:value="4608" calcext:value-type="float">
            <text:p>4608</text:p>
          </table:table-cell>
          <table:table-cell table:formula="of:=[.B64]-[.B$2]" office:value-type="float" office:value="6.74367094039917" calcext:value-type="float">
            <text:p>6.7436709404</text:p>
          </table:table-cell>
          <table:table-cell table:formula="of:=[.D64]/([.E64]-[.E63])" office:value-type="float" office:value="45850.6975384791" calcext:value-type="float">
            <text:p>45850.6975384791</text:p>
          </table:table-cell>
          <table:table-cell table:formula="of:=[.E64]-[.E63]" office:value-type="float" office:value="0.100500106811523" calcext:value-type="float">
            <text:p>0.1005001068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455999442.72988" calcext:value-type="float">
            <text:p>1455999442.72988</text:p>
          </table:table-cell>
          <table:table-cell office:value-type="float" office:value="1455999442.73012" calcext:value-type="float">
            <text:p>1455999442.73012</text:p>
          </table:table-cell>
          <table:table-cell office:value-type="float" office:value="4688" calcext:value-type="float">
            <text:p>4688</text:p>
          </table:table-cell>
          <table:table-cell table:formula="of:=[.B65]-[.B$2]" office:value-type="float" office:value="6.84501624107361" calcext:value-type="float">
            <text:p>6.8450162411</text:p>
          </table:table-cell>
          <table:table-cell table:formula="of:=[.D65]/([.E65]-[.E64])" office:value-type="float" office:value="46257.6949182846" calcext:value-type="float">
            <text:p>46257.6949182846</text:p>
          </table:table-cell>
          <table:table-cell table:formula="of:=[.E65]-[.E64]" office:value-type="float" office:value="0.101345300674438" calcext:value-type="float">
            <text:p>0.101345300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455999442.83189" calcext:value-type="float">
            <text:p>1455999442.83189</text:p>
          </table:table-cell>
          <table:table-cell office:value-type="float" office:value="1455999442.83211" calcext:value-type="float">
            <text:p>1455999442.83211</text:p>
          </table:table-cell>
          <table:table-cell office:value-type="float" office:value="4768" calcext:value-type="float">
            <text:p>4768</text:p>
          </table:table-cell>
          <table:table-cell table:formula="of:=[.B66]-[.B$2]" office:value-type="float" office:value="6.94702124595642" calcext:value-type="float">
            <text:p>6.947021246</text:p>
          </table:table-cell>
          <table:table-cell table:formula="of:=[.D66]/([.E66]-[.E65])" office:value-type="float" office:value="46742.8044876589" calcext:value-type="float">
            <text:p>46742.8044876589</text:p>
          </table:table-cell>
          <table:table-cell table:formula="of:=[.E66]-[.E65]" office:value-type="float" office:value="0.102005004882813" calcext:value-type="float">
            <text:p>0.1020050049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455999442.93586" calcext:value-type="float">
            <text:p>1455999442.93586</text:p>
          </table:table-cell>
          <table:table-cell office:value-type="float" office:value="1455999442.93608" calcext:value-type="float">
            <text:p>1455999442.93608</text:p>
          </table:table-cell>
          <table:table-cell office:value-type="float" office:value="4864" calcext:value-type="float">
            <text:p>4864</text:p>
          </table:table-cell>
          <table:table-cell table:formula="of:=[.B67]-[.B$2]" office:value-type="float" office:value="7.05098915100098" calcext:value-type="float">
            <text:p>7.050989151</text:p>
          </table:table-cell>
          <table:table-cell table:formula="of:=[.D67]/([.E67]-[.E66])" office:value-type="float" office:value="46783.66845918" calcext:value-type="float">
            <text:p>46783.66845918</text:p>
          </table:table-cell>
          <table:table-cell table:formula="of:=[.E67]-[.E66]" office:value-type="float" office:value="0.103967905044556" calcext:value-type="float">
            <text:p>0.10396790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455999443.03608" calcext:value-type="float">
            <text:p>1455999443.03608</text:p>
          </table:table-cell>
          <table:table-cell office:value-type="float" office:value="1455999443.03631" calcext:value-type="float">
            <text:p>1455999443.03631</text:p>
          </table:table-cell>
          <table:table-cell office:value-type="float" office:value="4952" calcext:value-type="float">
            <text:p>4952</text:p>
          </table:table-cell>
          <table:table-cell table:formula="of:=[.B68]-[.B$2]" office:value-type="float" office:value="7.15121269226074" calcext:value-type="float">
            <text:p>7.1512126923</text:p>
          </table:table-cell>
          <table:table-cell table:formula="of:=[.D68]/([.E68]-[.E67])" office:value-type="float" office:value="49409.5492711148" calcext:value-type="float">
            <text:p>49409.5492711148</text:p>
          </table:table-cell>
          <table:table-cell table:formula="of:=[.E68]-[.E67]" office:value-type="float" office:value="0.100223541259766" calcext:value-type="float">
            <text:p>0.1002235413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455999443.13629" calcext:value-type="float">
            <text:p>1455999443.13629</text:p>
          </table:table-cell>
          <table:table-cell office:value-type="float" office:value="1455999443.13661" calcext:value-type="float">
            <text:p>1455999443.13661</text:p>
          </table:table-cell>
          <table:table-cell office:value-type="float" office:value="5056" calcext:value-type="float">
            <text:p>5056</text:p>
          </table:table-cell>
          <table:table-cell table:formula="of:=[.B69]-[.B$2]" office:value-type="float" office:value="7.25142621994019" calcext:value-type="float">
            <text:p>7.2514262199</text:p>
          </table:table-cell>
          <table:table-cell table:formula="of:=[.D69]/([.E69]-[.E68])" office:value-type="float" office:value="50452.2704377079" calcext:value-type="float">
            <text:p>50452.2704377079</text:p>
          </table:table-cell>
          <table:table-cell table:formula="of:=[.E69]-[.E68]" office:value-type="float" office:value="0.100213527679443" calcext:value-type="float">
            <text:p>0.1002135277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455999443.23737" calcext:value-type="float">
            <text:p>1455999443.23737</text:p>
          </table:table-cell>
          <table:table-cell office:value-type="float" office:value="1455999443.23759" calcext:value-type="float">
            <text:p>1455999443.23759</text:p>
          </table:table-cell>
          <table:table-cell office:value-type="float" office:value="5160" calcext:value-type="float">
            <text:p>5160</text:p>
          </table:table-cell>
          <table:table-cell table:formula="of:=[.B70]-[.B$2]" office:value-type="float" office:value="7.35250091552734" calcext:value-type="float">
            <text:p>7.3525009155</text:p>
          </table:table-cell>
          <table:table-cell table:formula="of:=[.D70]/([.E70]-[.E69])" office:value-type="float" office:value="51051.3533582741" calcext:value-type="float">
            <text:p>51051.3533582741</text:p>
          </table:table-cell>
          <table:table-cell table:formula="of:=[.E70]-[.E69]" office:value-type="float" office:value="0.101074695587158" calcext:value-type="float">
            <text:p>0.1010746956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455999443.33842" calcext:value-type="float">
            <text:p>1455999443.33842</text:p>
          </table:table-cell>
          <table:table-cell office:value-type="float" office:value="1455999443.33866" calcext:value-type="float">
            <text:p>1455999443.33866</text:p>
          </table:table-cell>
          <table:table-cell office:value-type="float" office:value="5272" calcext:value-type="float">
            <text:p>5272</text:p>
          </table:table-cell>
          <table:table-cell table:formula="of:=[.B71]-[.B$2]" office:value-type="float" office:value="7.45355033874512" calcext:value-type="float">
            <text:p>7.4535503387</text:p>
          </table:table-cell>
          <table:table-cell table:formula="of:=[.D71]/([.E71]-[.E70])" office:value-type="float" office:value="52172.489778969" calcext:value-type="float">
            <text:p>52172.489778969</text:p>
          </table:table-cell>
          <table:table-cell table:formula="of:=[.E71]-[.E70]" office:value-type="float" office:value="0.101049423217773" calcext:value-type="float">
            <text:p>0.101049423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455999443.44008" calcext:value-type="float">
            <text:p>1455999443.44008</text:p>
          </table:table-cell>
          <table:table-cell office:value-type="float" office:value="1455999443.44031" calcext:value-type="float">
            <text:p>1455999443.44031</text:p>
          </table:table-cell>
          <table:table-cell office:value-type="float" office:value="5392" calcext:value-type="float">
            <text:p>5392</text:p>
          </table:table-cell>
          <table:table-cell table:formula="of:=[.B72]-[.B$2]" office:value-type="float" office:value="7.5552122592926" calcext:value-type="float">
            <text:p>7.5552122593</text:p>
          </table:table-cell>
          <table:table-cell table:formula="of:=[.D72]/([.E72]-[.E71])" office:value-type="float" office:value="53038.5415794053" calcext:value-type="float">
            <text:p>53038.5415794053</text:p>
          </table:table-cell>
          <table:table-cell table:formula="of:=[.E72]-[.E71]" office:value-type="float" office:value="0.101661920547485" calcext:value-type="float">
            <text:p>0.1016619205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455999443.54062" calcext:value-type="float">
            <text:p>1455999443.54062</text:p>
          </table:table-cell>
          <table:table-cell office:value-type="float" office:value="1455999443.54084" calcext:value-type="float">
            <text:p>1455999443.54084</text:p>
          </table:table-cell>
          <table:table-cell office:value-type="float" office:value="5504" calcext:value-type="float">
            <text:p>5504</text:p>
          </table:table-cell>
          <table:table-cell table:formula="of:=[.B73]-[.B$2]" office:value-type="float" office:value="7.6557514667511" calcext:value-type="float">
            <text:p>7.6557514668</text:p>
          </table:table-cell>
          <table:table-cell table:formula="of:=[.D73]/([.E73]-[.E72])" office:value-type="float" office:value="54744.8118911433" calcext:value-type="float">
            <text:p>54744.8118911433</text:p>
          </table:table-cell>
          <table:table-cell table:formula="of:=[.E73]-[.E72]" office:value-type="float" office:value="0.100539207458496" calcext:value-type="float">
            <text:p>0.1005392075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455999443.6419" calcext:value-type="float">
            <text:p>1455999443.6419</text:p>
          </table:table-cell>
          <table:table-cell office:value-type="float" office:value="1455999443.64212" calcext:value-type="float">
            <text:p>1455999443.64212</text:p>
          </table:table-cell>
          <table:table-cell office:value-type="float" office:value="5632" calcext:value-type="float">
            <text:p>5632</text:p>
          </table:table-cell>
          <table:table-cell table:formula="of:=[.B74]-[.B$2]" office:value-type="float" office:value="7.75703096389771" calcext:value-type="float">
            <text:p>7.7570309639</text:p>
          </table:table-cell>
          <table:table-cell table:formula="of:=[.D74]/([.E74]-[.E73])" office:value-type="float" office:value="55608.4909450867" calcext:value-type="float">
            <text:p>55608.4909450867</text:p>
          </table:table-cell>
          <table:table-cell table:formula="of:=[.E74]-[.E73]" office:value-type="float" office:value="0.101279497146606" calcext:value-type="float">
            <text:p>0.1012794971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455999443.74226" calcext:value-type="float">
            <text:p>1455999443.74226</text:p>
          </table:table-cell>
          <table:table-cell office:value-type="float" office:value="1455999443.74249" calcext:value-type="float">
            <text:p>1455999443.74249</text:p>
          </table:table-cell>
          <table:table-cell office:value-type="float" office:value="5752" calcext:value-type="float">
            <text:p>5752</text:p>
          </table:table-cell>
          <table:table-cell table:formula="of:=[.B75]-[.B$2]" office:value-type="float" office:value="7.85739302635193" calcext:value-type="float">
            <text:p>7.8573930264</text:p>
          </table:table-cell>
          <table:table-cell table:formula="of:=[.D75]/([.E75]-[.E74])" office:value-type="float" office:value="57312.492981335" calcext:value-type="float">
            <text:p>57312.492981335</text:p>
          </table:table-cell>
          <table:table-cell table:formula="of:=[.E75]-[.E74]" office:value-type="float" office:value="0.100362062454224" calcext:value-type="float">
            <text:p>0.1003620625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455999443.84301" calcext:value-type="float">
            <text:p>1455999443.84301</text:p>
          </table:table-cell>
          <table:table-cell office:value-type="float" office:value="1455999443.84323" calcext:value-type="float">
            <text:p>1455999443.84323</text:p>
          </table:table-cell>
          <table:table-cell office:value-type="float" office:value="5880" calcext:value-type="float">
            <text:p>5880</text:p>
          </table:table-cell>
          <table:table-cell table:formula="of:=[.B76]-[.B$2]" office:value-type="float" office:value="7.95814156532288" calcext:value-type="float">
            <text:p>7.9581415653</text:p>
          </table:table-cell>
          <table:table-cell table:formula="of:=[.D76]/([.E76]-[.E75])" office:value-type="float" office:value="58363.1292330265" calcext:value-type="float">
            <text:p>58363.1292330265</text:p>
          </table:table-cell>
          <table:table-cell table:formula="of:=[.E76]-[.E75]" office:value-type="float" office:value="0.100748538970947" calcext:value-type="float">
            <text:p>0.100748539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455999443.94421" calcext:value-type="float">
            <text:p>1455999443.94421</text:p>
          </table:table-cell>
          <table:table-cell office:value-type="float" office:value="1455999443.94444" calcext:value-type="float">
            <text:p>1455999443.94444</text:p>
          </table:table-cell>
          <table:table-cell office:value-type="float" office:value="6000" calcext:value-type="float">
            <text:p>6000</text:p>
          </table:table-cell>
          <table:table-cell table:formula="of:=[.B77]-[.B$2]" office:value-type="float" office:value="8.0593421459198" calcext:value-type="float">
            <text:p>8.0593421459</text:p>
          </table:table-cell>
          <table:table-cell table:formula="of:=[.D77]/([.E77]-[.E76])" office:value-type="float" office:value="59288.1974056815" calcext:value-type="float">
            <text:p>59288.1974056815</text:p>
          </table:table-cell>
          <table:table-cell table:formula="of:=[.E77]-[.E76]" office:value-type="float" office:value="0.101200580596924" calcext:value-type="float">
            <text:p>0.1012005806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455999444.04437" calcext:value-type="float">
            <text:p>1455999444.04437</text:p>
          </table:table-cell>
          <table:table-cell office:value-type="float" office:value="1455999444.04459" calcext:value-type="float">
            <text:p>1455999444.04459</text:p>
          </table:table-cell>
          <table:table-cell office:value-type="float" office:value="6128" calcext:value-type="float">
            <text:p>6128</text:p>
          </table:table-cell>
          <table:table-cell table:formula="of:=[.B78]-[.B$2]" office:value-type="float" office:value="8.15950560569763" calcext:value-type="float">
            <text:p>8.1595056057</text:p>
          </table:table-cell>
          <table:table-cell table:formula="of:=[.D78]/([.E78]-[.E77])" office:value-type="float" office:value="61179.9953155795" calcext:value-type="float">
            <text:p>61179.9953155795</text:p>
          </table:table-cell>
          <table:table-cell table:formula="of:=[.E78]-[.E77]" office:value-type="float" office:value="0.100163459777832" calcext:value-type="float">
            <text:p>0.1001634598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455999444.14461" calcext:value-type="float">
            <text:p>1455999444.14461</text:p>
          </table:table-cell>
          <table:table-cell office:value-type="float" office:value="1455999444.14483" calcext:value-type="float">
            <text:p>1455999444.14483</text:p>
          </table:table-cell>
          <table:table-cell office:value-type="float" office:value="6256" calcext:value-type="float">
            <text:p>6256</text:p>
          </table:table-cell>
          <table:table-cell table:formula="of:=[.B79]-[.B$2]" office:value-type="float" office:value="8.25973725318909" calcext:value-type="float">
            <text:p>8.2597372532</text:p>
          </table:table-cell>
          <table:table-cell table:formula="of:=[.D79]/([.E79]-[.E78])" office:value-type="float" office:value="62415.4162539664" calcext:value-type="float">
            <text:p>62415.4162539664</text:p>
          </table:table-cell>
          <table:table-cell table:formula="of:=[.E79]-[.E78]" office:value-type="float" office:value="0.100231647491455" calcext:value-type="float">
            <text:p>0.1002316475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455999444.24526" calcext:value-type="float">
            <text:p>1455999444.24526</text:p>
          </table:table-cell>
          <table:table-cell office:value-type="float" office:value="1455999444.24548" calcext:value-type="float">
            <text:p>1455999444.24548</text:p>
          </table:table-cell>
          <table:table-cell office:value-type="float" office:value="6384" calcext:value-type="float">
            <text:p>6384</text:p>
          </table:table-cell>
          <table:table-cell table:formula="of:=[.B80]-[.B$2]" office:value-type="float" office:value="8.36039686203003" calcext:value-type="float">
            <text:p>8.360396862</text:p>
          </table:table-cell>
          <table:table-cell table:formula="of:=[.D80]/([.E80]-[.E79])" office:value-type="float" office:value="63421.6650899935" calcext:value-type="float">
            <text:p>63421.6650899935</text:p>
          </table:table-cell>
          <table:table-cell table:formula="of:=[.E80]-[.E79]" office:value-type="float" office:value="0.100659608840942" calcext:value-type="float">
            <text:p>0.1006596088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455999444.34615" calcext:value-type="float">
            <text:p>1455999444.34615</text:p>
          </table:table-cell>
          <table:table-cell office:value-type="float" office:value="1455999444.34648" calcext:value-type="float">
            <text:p>1455999444.34648</text:p>
          </table:table-cell>
          <table:table-cell office:value-type="float" office:value="6504" calcext:value-type="float">
            <text:p>6504</text:p>
          </table:table-cell>
          <table:table-cell table:formula="of:=[.B81]-[.B$2]" office:value-type="float" office:value="8.46127867698669" calcext:value-type="float">
            <text:p>8.461278677</text:p>
          </table:table-cell>
          <table:table-cell table:formula="of:=[.D81]/([.E81]-[.E80])" office:value-type="float" office:value="64471.4808391767" calcext:value-type="float">
            <text:p>64471.4808391767</text:p>
          </table:table-cell>
          <table:table-cell table:formula="of:=[.E81]-[.E80]" office:value-type="float" office:value="0.100881814956665" calcext:value-type="float">
            <text:p>0.10088181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455999444.44891" calcext:value-type="float">
            <text:p>1455999444.44891</text:p>
          </table:table-cell>
          <table:table-cell office:value-type="float" office:value="1455999444.44914" calcext:value-type="float">
            <text:p>1455999444.44914</text:p>
          </table:table-cell>
          <table:table-cell office:value-type="float" office:value="6632" calcext:value-type="float">
            <text:p>6632</text:p>
          </table:table-cell>
          <table:table-cell table:formula="of:=[.B82]-[.B$2]" office:value-type="float" office:value="8.56404066085815" calcext:value-type="float">
            <text:p>8.5640406609</text:p>
          </table:table-cell>
          <table:table-cell table:formula="of:=[.D82]/([.E82]-[.E81])" office:value-type="float" office:value="64537.4850712852" calcext:value-type="float">
            <text:p>64537.4850712852</text:p>
          </table:table-cell>
          <table:table-cell table:formula="of:=[.E82]-[.E81]" office:value-type="float" office:value="0.10276198387146" calcext:value-type="float">
            <text:p>0.1027619839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455999444.55115" calcext:value-type="float">
            <text:p>1455999444.55115</text:p>
          </table:table-cell>
          <table:table-cell office:value-type="float" office:value="1455999444.55137" calcext:value-type="float">
            <text:p>1455999444.55137</text:p>
          </table:table-cell>
          <table:table-cell office:value-type="float" office:value="6752" calcext:value-type="float">
            <text:p>6752</text:p>
          </table:table-cell>
          <table:table-cell table:formula="of:=[.B83]-[.B$2]" office:value-type="float" office:value="8.66628360748291" calcext:value-type="float">
            <text:p>8.6662836075</text:p>
          </table:table-cell>
          <table:table-cell table:formula="of:=[.D83]/([.E83]-[.E82])" office:value-type="float" office:value="66038.7852942137" calcext:value-type="float">
            <text:p>66038.7852942137</text:p>
          </table:table-cell>
          <table:table-cell table:formula="of:=[.E83]-[.E82]" office:value-type="float" office:value="0.102242946624756" calcext:value-type="float">
            <text:p>0.1022429466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455999444.65153" calcext:value-type="float">
            <text:p>1455999444.65153</text:p>
          </table:table-cell>
          <table:table-cell office:value-type="float" office:value="1455999444.65175" calcext:value-type="float">
            <text:p>1455999444.65175</text:p>
          </table:table-cell>
          <table:table-cell office:value-type="float" office:value="6864" calcext:value-type="float">
            <text:p>6864</text:p>
          </table:table-cell>
          <table:table-cell table:formula="of:=[.B84]-[.B$2]" office:value-type="float" office:value="8.76666235923767" calcext:value-type="float">
            <text:p>8.7666623592</text:p>
          </table:table-cell>
          <table:table-cell table:formula="of:=[.D84]/([.E84]-[.E83])" office:value-type="float" office:value="68381.0057408336" calcext:value-type="float">
            <text:p>68381.0057408336</text:p>
          </table:table-cell>
          <table:table-cell table:formula="of:=[.E84]-[.E83]" office:value-type="float" office:value="0.100378751754761" calcext:value-type="float">
            <text:p>0.1003787518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455999444.75181" calcext:value-type="float">
            <text:p>1455999444.75181</text:p>
          </table:table-cell>
          <table:table-cell office:value-type="float" office:value="1455999444.75203" calcext:value-type="float">
            <text:p>1455999444.75203</text:p>
          </table:table-cell>
          <table:table-cell office:value-type="float" office:value="6976" calcext:value-type="float">
            <text:p>6976</text:p>
          </table:table-cell>
          <table:table-cell table:formula="of:=[.B85]-[.B$2]" office:value-type="float" office:value="8.86694264411926" calcext:value-type="float">
            <text:p>8.8669426441</text:p>
          </table:table-cell>
          <table:table-cell table:formula="of:=[.D85]/([.E85]-[.E84])" office:value-type="float" office:value="69565.0197667176" calcext:value-type="float">
            <text:p>69565.0197667176</text:p>
          </table:table-cell>
          <table:table-cell table:formula="of:=[.E85]-[.E84]" office:value-type="float" office:value="0.100280284881592" calcext:value-type="float">
            <text:p>0.1002802849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455999444.85314" calcext:value-type="float">
            <text:p>1455999444.85314</text:p>
          </table:table-cell>
          <table:table-cell office:value-type="float" office:value="1455999444.85335" calcext:value-type="float">
            <text:p>1455999444.85335</text:p>
          </table:table-cell>
          <table:table-cell office:value-type="float" office:value="7088" calcext:value-type="float">
            <text:p>7088</text:p>
          </table:table-cell>
          <table:table-cell table:formula="of:=[.B86]-[.B$2]" office:value-type="float" office:value="8.96826887130737" calcext:value-type="float">
            <text:p>8.9682688713</text:p>
          </table:table-cell>
          <table:table-cell table:formula="of:=[.D86]/([.E86]-[.E85])" office:value-type="float" office:value="69952.2739245117" calcext:value-type="float">
            <text:p>69952.2739245117</text:p>
          </table:table-cell>
          <table:table-cell table:formula="of:=[.E86]-[.E85]" office:value-type="float" office:value="0.10132622718811" calcext:value-type="float">
            <text:p>0.1013262272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455999444.95745" calcext:value-type="float">
            <text:p>1455999444.95745</text:p>
          </table:table-cell>
          <table:table-cell office:value-type="float" office:value="1455999444.95767" calcext:value-type="float">
            <text:p>1455999444.95767</text:p>
          </table:table-cell>
          <table:table-cell office:value-type="float" office:value="7192" calcext:value-type="float">
            <text:p>7192</text:p>
          </table:table-cell>
          <table:table-cell table:formula="of:=[.B87]-[.B$2]" office:value-type="float" office:value="9.0725781917572" calcext:value-type="float">
            <text:p>9.0725781918</text:p>
          </table:table-cell>
          <table:table-cell table:formula="of:=[.D87]/([.E87]-[.E86])" office:value-type="float" office:value="68948.7762836996" calcext:value-type="float">
            <text:p>68948.7762836996</text:p>
          </table:table-cell>
          <table:table-cell table:formula="of:=[.E87]-[.E86]" office:value-type="float" office:value="0.104309320449829" calcext:value-type="float">
            <text:p>0.1043093204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455999445.07543" calcext:value-type="float">
            <text:p>1455999445.07543</text:p>
          </table:table-cell>
          <table:table-cell office:value-type="float" office:value="1455999445.07565" calcext:value-type="float">
            <text:p>1455999445.07565</text:p>
          </table:table-cell>
          <table:table-cell office:value-type="float" office:value="7304" calcext:value-type="float">
            <text:p>7304</text:p>
          </table:table-cell>
          <table:table-cell table:formula="of:=[.B88]-[.B$2]" office:value-type="float" office:value="9.19055938720703" calcext:value-type="float">
            <text:p>9.1905593872</text:p>
          </table:table-cell>
          <table:table-cell table:formula="of:=[.D88]/([.E88]-[.E87])" office:value-type="float" office:value="61908.1708076605" calcext:value-type="float">
            <text:p>61908.1708076605</text:p>
          </table:table-cell>
          <table:table-cell table:formula="of:=[.E88]-[.E87]" office:value-type="float" office:value="0.117981195449829" calcext:value-type="float">
            <text:p>0.1179811954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455999445.19512" calcext:value-type="float">
            <text:p>1455999445.19512</text:p>
          </table:table-cell>
          <table:table-cell office:value-type="float" office:value="1455999445.19541" calcext:value-type="float">
            <text:p>1455999445.19541</text:p>
          </table:table-cell>
          <table:table-cell office:value-type="float" office:value="7408" calcext:value-type="float">
            <text:p>7408</text:p>
          </table:table-cell>
          <table:table-cell table:formula="of:=[.B89]-[.B$2]" office:value-type="float" office:value="9.31025147438049" calcext:value-type="float">
            <text:p>9.3102514744</text:p>
          </table:table-cell>
          <table:table-cell table:formula="of:=[.D89]/([.E89]-[.E88])" office:value-type="float" office:value="61892.1448772471" calcext:value-type="float">
            <text:p>61892.1448772471</text:p>
          </table:table-cell>
          <table:table-cell table:formula="of:=[.E89]-[.E88]" office:value-type="float" office:value="0.119692087173462" calcext:value-type="float">
            <text:p>0.1196920872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455999445.31622" calcext:value-type="float">
            <text:p>1455999445.31622</text:p>
          </table:table-cell>
          <table:table-cell office:value-type="float" office:value="1455999445.31655" calcext:value-type="float">
            <text:p>1455999445.31655</text:p>
          </table:table-cell>
          <table:table-cell office:value-type="float" office:value="7512" calcext:value-type="float">
            <text:p>7512</text:p>
          </table:table-cell>
          <table:table-cell table:formula="of:=[.B90]-[.B$2]" office:value-type="float" office:value="9.43135666847229" calcext:value-type="float">
            <text:p>9.4313566685</text:p>
          </table:table-cell>
          <table:table-cell table:formula="of:=[.D90]/([.E90]-[.E89])" office:value-type="float" office:value="62028.718556084" calcext:value-type="float">
            <text:p>62028.718556084</text:p>
          </table:table-cell>
          <table:table-cell table:formula="of:=[.E90]-[.E89]" office:value-type="float" office:value="0.121105194091797" calcext:value-type="float">
            <text:p>0.1211051941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455999445.43868" calcext:value-type="float">
            <text:p>1455999445.43868</text:p>
          </table:table-cell>
          <table:table-cell office:value-type="float" office:value="1455999445.43892" calcext:value-type="float">
            <text:p>1455999445.43892</text:p>
          </table:table-cell>
          <table:table-cell office:value-type="float" office:value="7600" calcext:value-type="float">
            <text:p>7600</text:p>
          </table:table-cell>
          <table:table-cell table:formula="of:=[.B91]-[.B$2]" office:value-type="float" office:value="9.55380749702454" calcext:value-type="float">
            <text:p>9.553807497</text:p>
          </table:table-cell>
          <table:table-cell table:formula="of:=[.D91]/([.E91]-[.E90])" office:value-type="float" office:value="62065.7294838745" calcext:value-type="float">
            <text:p>62065.7294838745</text:p>
          </table:table-cell>
          <table:table-cell table:formula="of:=[.E91]-[.E90]" office:value-type="float" office:value="0.122450828552246" calcext:value-type="float">
            <text:p>0.1224508286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455999445.56203" calcext:value-type="float">
            <text:p>1455999445.56203</text:p>
          </table:table-cell>
          <table:table-cell office:value-type="float" office:value="1455999445.56225" calcext:value-type="float">
            <text:p>1455999445.56225</text:p>
          </table:table-cell>
          <table:table-cell office:value-type="float" office:value="7680" calcext:value-type="float">
            <text:p>7680</text:p>
          </table:table-cell>
          <table:table-cell table:formula="of:=[.B92]-[.B$2]" office:value-type="float" office:value="9.67715716362" calcext:value-type="float">
            <text:p>9.6771571636</text:p>
          </table:table-cell>
          <table:table-cell table:formula="of:=[.D92]/([.E92]-[.E91])" office:value-type="float" office:value="62262.0247948261" calcext:value-type="float">
            <text:p>62262.0247948261</text:p>
          </table:table-cell>
          <table:table-cell table:formula="of:=[.E92]-[.E91]" office:value-type="float" office:value="0.123349666595459" calcext:value-type="float">
            <text:p>0.1233496666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455999445.68674" calcext:value-type="float">
            <text:p>1455999445.68674</text:p>
          </table:table-cell>
          <table:table-cell office:value-type="float" office:value="1455999445.68696" calcext:value-type="float">
            <text:p>1455999445.68696</text:p>
          </table:table-cell>
          <table:table-cell office:value-type="float" office:value="7744" calcext:value-type="float">
            <text:p>7744</text:p>
          </table:table-cell>
          <table:table-cell table:formula="of:=[.B93]-[.B$2]" office:value-type="float" office:value="9.80186915397644" calcext:value-type="float">
            <text:p>9.801869154</text:p>
          </table:table-cell>
          <table:table-cell table:formula="of:=[.D93]/([.E93]-[.E92])" office:value-type="float" office:value="62095.071836048" calcext:value-type="float">
            <text:p>62095.071836048</text:p>
          </table:table-cell>
          <table:table-cell table:formula="of:=[.E93]-[.E92]" office:value-type="float" office:value="0.124711990356445" calcext:value-type="float">
            <text:p>0.1247119904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455999445.81176" calcext:value-type="float">
            <text:p>1455999445.81176</text:p>
          </table:table-cell>
          <table:table-cell office:value-type="float" office:value="1455999445.81198" calcext:value-type="float">
            <text:p>1455999445.81198</text:p>
          </table:table-cell>
          <table:table-cell office:value-type="float" office:value="7800" calcext:value-type="float">
            <text:p>7800</text:p>
          </table:table-cell>
          <table:table-cell table:formula="of:=[.B94]-[.B$2]" office:value-type="float" office:value="9.92689275741577" calcext:value-type="float">
            <text:p>9.9268927574</text:p>
          </table:table-cell>
          <table:table-cell table:formula="of:=[.D94]/([.E94]-[.E93])" office:value-type="float" office:value="62388.2193875897" calcext:value-type="float">
            <text:p>62388.2193875897</text:p>
          </table:table-cell>
          <table:table-cell table:formula="of:=[.E94]-[.E93]" office:value-type="float" office:value="0.125023603439331" calcext:value-type="float">
            <text:p>0.1250236034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455999445.93769" calcext:value-type="float">
            <text:p>1455999445.93769</text:p>
          </table:table-cell>
          <table:table-cell office:value-type="float" office:value="1455999445.93791" calcext:value-type="float">
            <text:p>1455999445.93791</text:p>
          </table:table-cell>
          <table:table-cell office:value-type="float" office:value="7848" calcext:value-type="float">
            <text:p>7848</text:p>
          </table:table-cell>
          <table:table-cell table:formula="of:=[.B95]-[.B$2]" office:value-type="float" office:value="10.0528173446655" calcext:value-type="float">
            <text:p>10.0528173447</text:p>
          </table:table-cell>
          <table:table-cell table:formula="of:=[.D95]/([.E95]-[.E94])" office:value-type="float" office:value="62323.015476195" calcext:value-type="float">
            <text:p>62323.015476195</text:p>
          </table:table-cell>
          <table:table-cell table:formula="of:=[.E95]-[.E94]" office:value-type="float" office:value="0.125924587249756" calcext:value-type="float">
            <text:p>0.1259245872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455999446.06373" calcext:value-type="float">
            <text:p>1455999446.06373</text:p>
          </table:table-cell>
          <table:table-cell office:value-type="float" office:value="1455999446.06396" calcext:value-type="float">
            <text:p>1455999446.06396</text:p>
          </table:table-cell>
          <table:table-cell office:value-type="float" office:value="7872" calcext:value-type="float">
            <text:p>7872</text:p>
          </table:table-cell>
          <table:table-cell table:formula="of:=[.B96]-[.B$2]" office:value-type="float" office:value="10.1788606643677" calcext:value-type="float">
            <text:p>10.1788606644</text:p>
          </table:table-cell>
          <table:table-cell table:formula="of:=[.D96]/([.E96]-[.E95])" office:value-type="float" office:value="62454.7180969387" calcext:value-type="float">
            <text:p>62454.7180969387</text:p>
          </table:table-cell>
          <table:table-cell table:formula="of:=[.E96]-[.E95]" office:value-type="float" office:value="0.126043319702148" calcext:value-type="float">
            <text:p>0.1260433197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455999446.19019" calcext:value-type="float">
            <text:p>1455999446.19019</text:p>
          </table:table-cell>
          <table:table-cell office:value-type="float" office:value="1455999446.19041" calcext:value-type="float">
            <text:p>1455999446.19041</text:p>
          </table:table-cell>
          <table:table-cell office:value-type="float" office:value="7888" calcext:value-type="float">
            <text:p>7888</text:p>
          </table:table-cell>
          <table:table-cell table:formula="of:=[.B97]-[.B$2]" office:value-type="float" office:value="10.3053181171417" calcext:value-type="float">
            <text:p>10.3053181171</text:p>
          </table:table-cell>
          <table:table-cell table:formula="of:=[.D97]/([.E97]-[.E96])" office:value-type="float" office:value="62376.7111147981" calcext:value-type="float">
            <text:p>62376.7111147981</text:p>
          </table:table-cell>
          <table:table-cell table:formula="of:=[.E97]-[.E96]" office:value-type="float" office:value="0.126457452774048" calcext:value-type="float">
            <text:p>0.1264574528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455999446.31658" calcext:value-type="float">
            <text:p>1455999446.31658</text:p>
          </table:table-cell>
          <table:table-cell office:value-type="float" office:value="1455999446.31679" calcext:value-type="float">
            <text:p>1455999446.31679</text:p>
          </table:table-cell>
          <table:table-cell office:value-type="float" office:value="7888" calcext:value-type="float">
            <text:p>7888</text:p>
          </table:table-cell>
          <table:table-cell table:formula="of:=[.B98]-[.B$2]" office:value-type="float" office:value="10.431711435318" calcext:value-type="float">
            <text:p>10.4317114353</text:p>
          </table:table-cell>
          <table:table-cell table:formula="of:=[.D98]/([.E98]-[.E97])" office:value-type="float" office:value="62408.3623550361" calcext:value-type="float">
            <text:p>62408.3623550361</text:p>
          </table:table-cell>
          <table:table-cell table:formula="of:=[.E98]-[.E97]" office:value-type="float" office:value="0.12639331817627" calcext:value-type="float">
            <text:p>0.1263933182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455999446.44285" calcext:value-type="float">
            <text:p>1455999446.44285</text:p>
          </table:table-cell>
          <table:table-cell office:value-type="float" office:value="1455999446.44307" calcext:value-type="float">
            <text:p>1455999446.44307</text:p>
          </table:table-cell>
          <table:table-cell office:value-type="float" office:value="7880" calcext:value-type="float">
            <text:p>7880</text:p>
          </table:table-cell>
          <table:table-cell table:formula="of:=[.B99]-[.B$2]" office:value-type="float" office:value="10.5579841136932" calcext:value-type="float">
            <text:p>10.5579841137</text:p>
          </table:table-cell>
          <table:table-cell table:formula="of:=[.D99]/([.E99]-[.E98])" office:value-type="float" office:value="62404.6317967774" calcext:value-type="float">
            <text:p>62404.6317967774</text:p>
          </table:table-cell>
          <table:table-cell table:formula="of:=[.E99]-[.E98]" office:value-type="float" office:value="0.126272678375244" calcext:value-type="float">
            <text:p>0.1262726784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455999446.56887" calcext:value-type="float">
            <text:p>1455999446.56887</text:p>
          </table:table-cell>
          <table:table-cell office:value-type="float" office:value="1455999446.5691" calcext:value-type="float">
            <text:p>1455999446.5691</text:p>
          </table:table-cell>
          <table:table-cell office:value-type="float" office:value="7856" calcext:value-type="float">
            <text:p>7856</text:p>
          </table:table-cell>
          <table:table-cell table:formula="of:=[.B100]-[.B$2]" office:value-type="float" office:value="10.6840071678162" calcext:value-type="float">
            <text:p>10.6840071678</text:p>
          </table:table-cell>
          <table:table-cell table:formula="of:=[.D100]/([.E100]-[.E99])" office:value-type="float" office:value="62337.8004498855" calcext:value-type="float">
            <text:p>62337.8004498855</text:p>
          </table:table-cell>
          <table:table-cell table:formula="of:=[.E100]-[.E99]" office:value-type="float" office:value="0.126023054122925" calcext:value-type="float">
            <text:p>0.1260230541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455999446.69442" calcext:value-type="float">
            <text:p>1455999446.69442</text:p>
          </table:table-cell>
          <table:table-cell office:value-type="float" office:value="1455999446.69465" calcext:value-type="float">
            <text:p>1455999446.69465</text:p>
          </table:table-cell>
          <table:table-cell office:value-type="float" office:value="7816" calcext:value-type="float">
            <text:p>7816</text:p>
          </table:table-cell>
          <table:table-cell table:formula="of:=[.B101]-[.B$2]" office:value-type="float" office:value="10.8095550537109" calcext:value-type="float">
            <text:p>10.8095550537</text:p>
          </table:table-cell>
          <table:table-cell table:formula="of:=[.D101]/([.E101]-[.E100])" office:value-type="float" office:value="62255.1303376846" calcext:value-type="float">
            <text:p>62255.1303376846</text:p>
          </table:table-cell>
          <table:table-cell table:formula="of:=[.E101]-[.E100]" office:value-type="float" office:value="0.125547885894775" calcext:value-type="float">
            <text:p>0.125547885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455999446.81902" calcext:value-type="float">
            <text:p>1455999446.81902</text:p>
          </table:table-cell>
          <table:table-cell office:value-type="float" office:value="1455999446.81924" calcext:value-type="float">
            <text:p>1455999446.81924</text:p>
          </table:table-cell>
          <table:table-cell office:value-type="float" office:value="7760" calcext:value-type="float">
            <text:p>7760</text:p>
          </table:table-cell>
          <table:table-cell table:formula="of:=[.B102]-[.B$2]" office:value-type="float" office:value="10.9341497421265" calcext:value-type="float">
            <text:p>10.9341497421</text:p>
          </table:table-cell>
          <table:table-cell table:formula="of:=[.D102]/([.E102]-[.E101])" office:value-type="float" office:value="62281.9487626964" calcext:value-type="float">
            <text:p>62281.9487626964</text:p>
          </table:table-cell>
          <table:table-cell table:formula="of:=[.E102]-[.E101]" office:value-type="float" office:value="0.124594688415527" calcext:value-type="float">
            <text:p>0.1245946884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455999446.94276" calcext:value-type="float">
            <text:p>1455999446.94276</text:p>
          </table:table-cell>
          <table:table-cell office:value-type="float" office:value="1455999446.943" calcext:value-type="float">
            <text:p>1455999446.943</text:p>
          </table:table-cell>
          <table:table-cell office:value-type="float" office:value="7696" calcext:value-type="float">
            <text:p>7696</text:p>
          </table:table-cell>
          <table:table-cell table:formula="of:=[.B103]-[.B$2]" office:value-type="float" office:value="11.0578961372375" calcext:value-type="float">
            <text:p>11.0578961372</text:p>
          </table:table-cell>
          <table:table-cell table:formula="of:=[.D103]/([.E103]-[.E102])" office:value-type="float" office:value="62191.7106602701" calcext:value-type="float">
            <text:p>62191.7106602701</text:p>
          </table:table-cell>
          <table:table-cell table:formula="of:=[.E103]-[.E102]" office:value-type="float" office:value="0.123746395111084" calcext:value-type="float">
            <text:p>0.1237463951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455999447.06547" calcext:value-type="float">
            <text:p>1455999447.06547</text:p>
          </table:table-cell>
          <table:table-cell office:value-type="float" office:value="1455999447.0657" calcext:value-type="float">
            <text:p>1455999447.0657</text:p>
          </table:table-cell>
          <table:table-cell office:value-type="float" office:value="7624" calcext:value-type="float">
            <text:p>7624</text:p>
          </table:table-cell>
          <table:table-cell table:formula="of:=[.B104]-[.B$2]" office:value-type="float" office:value="11.1806030273438" calcext:value-type="float">
            <text:p>11.1806030273</text:p>
          </table:table-cell>
          <table:table-cell table:formula="of:=[.D104]/([.E104]-[.E103])" office:value-type="float" office:value="62131.8003691686" calcext:value-type="float">
            <text:p>62131.8003691686</text:p>
          </table:table-cell>
          <table:table-cell table:formula="of:=[.E104]-[.E103]" office:value-type="float" office:value="0.122706890106201" calcext:value-type="float">
            <text:p>0.1227068901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455999447.18704" calcext:value-type="float">
            <text:p>1455999447.18704</text:p>
          </table:table-cell>
          <table:table-cell office:value-type="float" office:value="1455999447.18726" calcext:value-type="float">
            <text:p>1455999447.18726</text:p>
          </table:table-cell>
          <table:table-cell office:value-type="float" office:value="7536" calcext:value-type="float">
            <text:p>7536</text:p>
          </table:table-cell>
          <table:table-cell table:formula="of:=[.B105]-[.B$2]" office:value-type="float" office:value="11.3021745681763" calcext:value-type="float">
            <text:p>11.3021745682</text:p>
          </table:table-cell>
          <table:table-cell table:formula="of:=[.D105]/([.E105]-[.E104])" office:value-type="float" office:value="61988.1918777505" calcext:value-type="float">
            <text:p>61988.1918777505</text:p>
          </table:table-cell>
          <table:table-cell table:formula="of:=[.E105]-[.E104]" office:value-type="float" office:value="0.12157154083252" calcext:value-type="float">
            <text:p>0.1215715408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455999447.30731" calcext:value-type="float">
            <text:p>1455999447.30731</text:p>
          </table:table-cell>
          <table:table-cell office:value-type="float" office:value="1455999447.30753" calcext:value-type="float">
            <text:p>1455999447.30753</text:p>
          </table:table-cell>
          <table:table-cell office:value-type="float" office:value="7440" calcext:value-type="float">
            <text:p>7440</text:p>
          </table:table-cell>
          <table:table-cell table:formula="of:=[.B106]-[.B$2]" office:value-type="float" office:value="11.4224414825439" calcext:value-type="float">
            <text:p>11.4224414825</text:p>
          </table:table-cell>
          <table:table-cell table:formula="of:=[.D106]/([.E106]-[.E105])" office:value-type="float" office:value="61862.4003044985" calcext:value-type="float">
            <text:p>61862.4003044985</text:p>
          </table:table-cell>
          <table:table-cell table:formula="of:=[.E106]-[.E105]" office:value-type="float" office:value="0.120266914367676" calcext:value-type="float">
            <text:p>0.1202669144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455999447.42556" calcext:value-type="float">
            <text:p>1455999447.42556</text:p>
          </table:table-cell>
          <table:table-cell office:value-type="float" office:value="1455999447.42578" calcext:value-type="float">
            <text:p>1455999447.42578</text:p>
          </table:table-cell>
          <table:table-cell office:value-type="float" office:value="7336" calcext:value-type="float">
            <text:p>7336</text:p>
          </table:table-cell>
          <table:table-cell table:formula="of:=[.B107]-[.B$2]" office:value-type="float" office:value="11.540694475174" calcext:value-type="float">
            <text:p>11.5406944752</text:p>
          </table:table-cell>
          <table:table-cell table:formula="of:=[.D107]/([.E107]-[.E106])" office:value-type="float" office:value="62036.4849704328" calcext:value-type="float">
            <text:p>62036.4849704328</text:p>
          </table:table-cell>
          <table:table-cell table:formula="of:=[.E107]-[.E106]" office:value-type="float" office:value="0.118252992630005" calcext:value-type="float">
            <text:p>0.1182529926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455999447.54255" calcext:value-type="float">
            <text:p>1455999447.54255</text:p>
          </table:table-cell>
          <table:table-cell office:value-type="float" office:value="1455999447.54283" calcext:value-type="float">
            <text:p>1455999447.54283</text:p>
          </table:table-cell>
          <table:table-cell office:value-type="float" office:value="7224" calcext:value-type="float">
            <text:p>7224</text:p>
          </table:table-cell>
          <table:table-cell table:formula="of:=[.B108]-[.B$2]" office:value-type="float" office:value="11.6576814651489" calcext:value-type="float">
            <text:p>11.6576814651</text:p>
          </table:table-cell>
          <table:table-cell table:formula="of:=[.D108]/([.E108]-[.E107])" office:value-type="float" office:value="61750.4561964135" calcext:value-type="float">
            <text:p>61750.4561964135</text:p>
          </table:table-cell>
          <table:table-cell table:formula="of:=[.E108]-[.E107]" office:value-type="float" office:value="0.116986989974976" calcext:value-type="float">
            <text:p>0.11698699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455999447.65819" calcext:value-type="float">
            <text:p>1455999447.65819</text:p>
          </table:table-cell>
          <table:table-cell office:value-type="float" office:value="1455999447.65841" calcext:value-type="float">
            <text:p>1455999447.65841</text:p>
          </table:table-cell>
          <table:table-cell office:value-type="float" office:value="7112" calcext:value-type="float">
            <text:p>7112</text:p>
          </table:table-cell>
          <table:table-cell table:formula="of:=[.B109]-[.B$2]" office:value-type="float" office:value="11.7733190059662" calcext:value-type="float">
            <text:p>11.773319006</text:p>
          </table:table-cell>
          <table:table-cell table:formula="of:=[.D109]/([.E109]-[.E108])" office:value-type="float" office:value="61502.518557005" calcext:value-type="float">
            <text:p>61502.518557005</text:p>
          </table:table-cell>
          <table:table-cell table:formula="of:=[.E109]-[.E108]" office:value-type="float" office:value="0.115637540817261" calcext:value-type="float">
            <text:p>0.1156375408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455999447.77195" calcext:value-type="float">
            <text:p>1455999447.77195</text:p>
          </table:table-cell>
          <table:table-cell office:value-type="float" office:value="1455999447.77218" calcext:value-type="float">
            <text:p>1455999447.77218</text:p>
          </table:table-cell>
          <table:table-cell office:value-type="float" office:value="6984" calcext:value-type="float">
            <text:p>6984</text:p>
          </table:table-cell>
          <table:table-cell table:formula="of:=[.B110]-[.B$2]" office:value-type="float" office:value="11.887086391449" calcext:value-type="float">
            <text:p>11.8870863914</text:p>
          </table:table-cell>
          <table:table-cell table:formula="of:=[.D110]/([.E110]-[.E109])" office:value-type="float" office:value="61388.4196280191" calcext:value-type="float">
            <text:p>61388.4196280191</text:p>
          </table:table-cell>
          <table:table-cell table:formula="of:=[.E110]-[.E109]" office:value-type="float" office:value="0.113767385482788" calcext:value-type="float">
            <text:p>0.1137673855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455999447.88384" calcext:value-type="float">
            <text:p>1455999447.88384</text:p>
          </table:table-cell>
          <table:table-cell office:value-type="float" office:value="1455999447.88407" calcext:value-type="float">
            <text:p>1455999447.88407</text:p>
          </table:table-cell>
          <table:table-cell office:value-type="float" office:value="6864" calcext:value-type="float">
            <text:p>6864</text:p>
          </table:table-cell>
          <table:table-cell table:formula="of:=[.B111]-[.B$2]" office:value-type="float" office:value="11.9989702701569" calcext:value-type="float">
            <text:p>11.9989702702</text:p>
          </table:table-cell>
          <table:table-cell table:formula="of:=[.D111]/([.E111]-[.E110])" office:value-type="float" office:value="61349.3210931756" calcext:value-type="float">
            <text:p>61349.3210931756</text:p>
          </table:table-cell>
          <table:table-cell table:formula="of:=[.E111]-[.E110]" office:value-type="float" office:value="0.111883878707886" calcext:value-type="float">
            <text:p>0.1118838787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455999447.99402" calcext:value-type="float">
            <text:p>1455999447.99402</text:p>
          </table:table-cell>
          <table:table-cell office:value-type="float" office:value="1455999447.99425" calcext:value-type="float">
            <text:p>1455999447.99425</text:p>
          </table:table-cell>
          <table:table-cell office:value-type="float" office:value="6736" calcext:value-type="float">
            <text:p>6736</text:p>
          </table:table-cell>
          <table:table-cell table:formula="of:=[.B112]-[.B$2]" office:value-type="float" office:value="12.1091542243958" calcext:value-type="float">
            <text:p>12.1091542244</text:p>
          </table:table-cell>
          <table:table-cell table:formula="of:=[.D112]/([.E112]-[.E111])" office:value-type="float" office:value="61134.128345" calcext:value-type="float">
            <text:p>61134.128345</text:p>
          </table:table-cell>
          <table:table-cell table:formula="of:=[.E112]-[.E111]" office:value-type="float" office:value="0.110183954238892" calcext:value-type="float">
            <text:p>0.1101839542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455999448.1024" calcext:value-type="float">
            <text:p>1455999448.1024</text:p>
          </table:table-cell>
          <table:table-cell office:value-type="float" office:value="1455999448.10263" calcext:value-type="float">
            <text:p>1455999448.10263</text:p>
          </table:table-cell>
          <table:table-cell office:value-type="float" office:value="6608" calcext:value-type="float">
            <text:p>6608</text:p>
          </table:table-cell>
          <table:table-cell table:formula="of:=[.B113]-[.B$2]" office:value-type="float" office:value="12.2175326347351" calcext:value-type="float">
            <text:p>12.2175326347</text:p>
          </table:table-cell>
          <table:table-cell table:formula="of:=[.D113]/([.E113]-[.E112])" office:value-type="float" office:value="60971.5530916994" calcext:value-type="float">
            <text:p>60971.5530916994</text:p>
          </table:table-cell>
          <table:table-cell table:formula="of:=[.E113]-[.E112]" office:value-type="float" office:value="0.108378410339355" calcext:value-type="float">
            <text:p>0.1083784103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455999448.20896" calcext:value-type="float">
            <text:p>1455999448.20896</text:p>
          </table:table-cell>
          <table:table-cell office:value-type="float" office:value="1455999448.20919" calcext:value-type="float">
            <text:p>1455999448.20919</text:p>
          </table:table-cell>
          <table:table-cell office:value-type="float" office:value="6472" calcext:value-type="float">
            <text:p>6472</text:p>
          </table:table-cell>
          <table:table-cell table:formula="of:=[.B114]-[.B$2]" office:value-type="float" office:value="12.3240928649902" calcext:value-type="float">
            <text:p>12.324092865</text:p>
          </table:table-cell>
          <table:table-cell table:formula="of:=[.D114]/([.E114]-[.E113])" office:value-type="float" office:value="60735.6044980825" calcext:value-type="float">
            <text:p>60735.6044980825</text:p>
          </table:table-cell>
          <table:table-cell table:formula="of:=[.E114]-[.E113]" office:value-type="float" office:value="0.106560230255127" calcext:value-type="float">
            <text:p>0.1065602303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455999448.31372" calcext:value-type="float">
            <text:p>1455999448.31372</text:p>
          </table:table-cell>
          <table:table-cell office:value-type="float" office:value="1455999448.31394" calcext:value-type="float">
            <text:p>1455999448.31394</text:p>
          </table:table-cell>
          <table:table-cell office:value-type="float" office:value="6344" calcext:value-type="float">
            <text:p>6344</text:p>
          </table:table-cell>
          <table:table-cell table:formula="of:=[.B115]-[.B$2]" office:value-type="float" office:value="12.4288563728333" calcext:value-type="float">
            <text:p>12.4288563728</text:p>
          </table:table-cell>
          <table:table-cell table:formula="of:=[.D115]/([.E115]-[.E114])" office:value-type="float" office:value="60555.4370087162" calcext:value-type="float">
            <text:p>60555.4370087162</text:p>
          </table:table-cell>
          <table:table-cell table:formula="of:=[.E115]-[.E114]" office:value-type="float" office:value="0.104763507843018" calcext:value-type="float">
            <text:p>0.1047635078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455999448.41668" calcext:value-type="float">
            <text:p>1455999448.41668</text:p>
          </table:table-cell>
          <table:table-cell office:value-type="float" office:value="1455999448.4169" calcext:value-type="float">
            <text:p>1455999448.4169</text:p>
          </table:table-cell>
          <table:table-cell office:value-type="float" office:value="6216" calcext:value-type="float">
            <text:p>6216</text:p>
          </table:table-cell>
          <table:table-cell table:formula="of:=[.B116]-[.B$2]" office:value-type="float" office:value="12.5318152904511" calcext:value-type="float">
            <text:p>12.5318152905</text:p>
          </table:table-cell>
          <table:table-cell table:formula="of:=[.D116]/([.E116]-[.E115])" office:value-type="float" office:value="60373.5950592927" calcext:value-type="float">
            <text:p>60373.5950592927</text:p>
          </table:table-cell>
          <table:table-cell table:formula="of:=[.E116]-[.E115]" office:value-type="float" office:value="0.102958917617798" calcext:value-type="float">
            <text:p>0.1029589176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455999448.51777" calcext:value-type="float">
            <text:p>1455999448.51777</text:p>
          </table:table-cell>
          <table:table-cell office:value-type="float" office:value="1455999448.518" calcext:value-type="float">
            <text:p>1455999448.518</text:p>
          </table:table-cell>
          <table:table-cell office:value-type="float" office:value="6088" calcext:value-type="float">
            <text:p>6088</text:p>
          </table:table-cell>
          <table:table-cell table:formula="of:=[.B117]-[.B$2]" office:value-type="float" office:value="12.6329061985016" calcext:value-type="float">
            <text:p>12.6329061985</text:p>
          </table:table-cell>
          <table:table-cell table:formula="of:=[.D117]/([.E117]-[.E116])" office:value-type="float" office:value="60223.022202516" calcext:value-type="float">
            <text:p>60223.022202516</text:p>
          </table:table-cell>
          <table:table-cell table:formula="of:=[.E117]-[.E116]" office:value-type="float" office:value="0.101090908050537" calcext:value-type="float">
            <text:p>0.1010909081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455999448.6182" calcext:value-type="float">
            <text:p>1455999448.6182</text:p>
          </table:table-cell>
          <table:table-cell office:value-type="float" office:value="1455999448.61842" calcext:value-type="float">
            <text:p>1455999448.61842</text:p>
          </table:table-cell>
          <table:table-cell office:value-type="float" office:value="5960" calcext:value-type="float">
            <text:p>5960</text:p>
          </table:table-cell>
          <table:table-cell table:formula="of:=[.B118]-[.B$2]" office:value-type="float" office:value="12.7333302497864" calcext:value-type="float">
            <text:p>12.7333302498</text:p>
          </table:table-cell>
          <table:table-cell table:formula="of:=[.D118]/([.E118]-[.E117])" office:value-type="float" office:value="59348.3326329684" calcext:value-type="float">
            <text:p>59348.3326329684</text:p>
          </table:table-cell>
          <table:table-cell table:formula="of:=[.E118]-[.E117]" office:value-type="float" office:value="0.10042405128479" calcext:value-type="float">
            <text:p>0.1004240513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455999448.71991" calcext:value-type="float">
            <text:p>1455999448.71991</text:p>
          </table:table-cell>
          <table:table-cell office:value-type="float" office:value="1455999448.72013" calcext:value-type="float">
            <text:p>1455999448.72013</text:p>
          </table:table-cell>
          <table:table-cell office:value-type="float" office:value="5832" calcext:value-type="float">
            <text:p>5832</text:p>
          </table:table-cell>
          <table:table-cell table:formula="of:=[.B119]-[.B$2]" office:value-type="float" office:value="12.8350400924683" calcext:value-type="float">
            <text:p>12.8350400925</text:p>
          </table:table-cell>
          <table:table-cell table:formula="of:=[.D119]/([.E119]-[.E118])" office:value-type="float" office:value="57339.5833305986" calcext:value-type="float">
            <text:p>57339.5833305986</text:p>
          </table:table-cell>
          <table:table-cell table:formula="of:=[.E119]-[.E118]" office:value-type="float" office:value="0.101709842681885" calcext:value-type="float">
            <text:p>0.1017098427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455999448.82085" calcext:value-type="float">
            <text:p>1455999448.82085</text:p>
          </table:table-cell>
          <table:table-cell office:value-type="float" office:value="1455999448.82111" calcext:value-type="float">
            <text:p>1455999448.82111</text:p>
          </table:table-cell>
          <table:table-cell office:value-type="float" office:value="5712" calcext:value-type="float">
            <text:p>5712</text:p>
          </table:table-cell>
          <table:table-cell table:formula="of:=[.B120]-[.B$2]" office:value-type="float" office:value="12.9359827041626" calcext:value-type="float">
            <text:p>12.9359827042</text:p>
          </table:table-cell>
          <table:table-cell table:formula="of:=[.D120]/([.E120]-[.E119])" office:value-type="float" office:value="56586.6080154186" calcext:value-type="float">
            <text:p>56586.6080154186</text:p>
          </table:table-cell>
          <table:table-cell table:formula="of:=[.E120]-[.E119]" office:value-type="float" office:value="0.100942611694336" calcext:value-type="float">
            <text:p>0.1009426117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455999448.92089" calcext:value-type="float">
            <text:p>1455999448.92089</text:p>
          </table:table-cell>
          <table:table-cell office:value-type="float" office:value="1455999448.92113" calcext:value-type="float">
            <text:p>1455999448.92113</text:p>
          </table:table-cell>
          <table:table-cell office:value-type="float" office:value="5592" calcext:value-type="float">
            <text:p>5592</text:p>
          </table:table-cell>
          <table:table-cell table:formula="of:=[.B121]-[.B$2]" office:value-type="float" office:value="13.0360202789307" calcext:value-type="float">
            <text:p>13.0360202789</text:p>
          </table:table-cell>
          <table:table-cell table:formula="of:=[.D121]/([.E121]-[.E120])" office:value-type="float" office:value="55898.9960818708" calcext:value-type="float">
            <text:p>55898.9960818708</text:p>
          </table:table-cell>
          <table:table-cell table:formula="of:=[.E121]-[.E120]" office:value-type="float" office:value="0.100037574768066" calcext:value-type="float">
            <text:p>0.1000375748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455999449.02085" calcext:value-type="float">
            <text:p>1455999449.02085</text:p>
          </table:table-cell>
          <table:table-cell office:value-type="float" office:value="1455999449.02107" calcext:value-type="float">
            <text:p>1455999449.02107</text:p>
          </table:table-cell>
          <table:table-cell office:value-type="float" office:value="5472" calcext:value-type="float">
            <text:p>5472</text:p>
          </table:table-cell>
          <table:table-cell table:formula="of:=[.B122]-[.B$2]" office:value-type="float" office:value="13.1359775066376" calcext:value-type="float">
            <text:p>13.1359775066</text:p>
          </table:table-cell>
          <table:table-cell table:formula="of:=[.D122]/([.E122]-[.E121])" office:value-type="float" office:value="54743.4150139177" calcext:value-type="float">
            <text:p>54743.4150139177</text:p>
          </table:table-cell>
          <table:table-cell table:formula="of:=[.E122]-[.E121]" office:value-type="float" office:value="0.0999572277069092" calcext:value-type="float">
            <text:p>0.0999572277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455999449.12119" calcext:value-type="float">
            <text:p>1455999449.12119</text:p>
          </table:table-cell>
          <table:table-cell office:value-type="float" office:value="1455999449.12141" calcext:value-type="float">
            <text:p>1455999449.12141</text:p>
          </table:table-cell>
          <table:table-cell office:value-type="float" office:value="5352" calcext:value-type="float">
            <text:p>5352</text:p>
          </table:table-cell>
          <table:table-cell table:formula="of:=[.B123]-[.B$2]" office:value-type="float" office:value="13.2363178730011" calcext:value-type="float">
            <text:p>13.236317873</text:p>
          </table:table-cell>
          <table:table-cell table:formula="of:=[.D123]/([.E123]-[.E122])" office:value-type="float" office:value="53338.4538442895" calcext:value-type="float">
            <text:p>53338.4538442895</text:p>
          </table:table-cell>
          <table:table-cell table:formula="of:=[.E123]-[.E122]" office:value-type="float" office:value="0.100340366363525" calcext:value-type="float">
            <text:p>0.1003403664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455999449.22172" calcext:value-type="float">
            <text:p>1455999449.22172</text:p>
          </table:table-cell>
          <table:table-cell office:value-type="float" office:value="1455999449.22195" calcext:value-type="float">
            <text:p>1455999449.22195</text:p>
          </table:table-cell>
          <table:table-cell office:value-type="float" office:value="5240" calcext:value-type="float">
            <text:p>5240</text:p>
          </table:table-cell>
          <table:table-cell table:formula="of:=[.B124]-[.B$2]" office:value-type="float" office:value="13.3368542194366" calcext:value-type="float">
            <text:p>13.3368542194</text:p>
          </table:table-cell>
          <table:table-cell table:formula="of:=[.D124]/([.E124]-[.E123])" office:value-type="float" office:value="52120.4538038323" calcext:value-type="float">
            <text:p>52120.4538038323</text:p>
          </table:table-cell>
          <table:table-cell table:formula="of:=[.E124]-[.E123]" office:value-type="float" office:value="0.100536346435547" calcext:value-type="float">
            <text:p>0.1005363464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455999449.32289" calcext:value-type="float">
            <text:p>1455999449.32289</text:p>
          </table:table-cell>
          <table:table-cell office:value-type="float" office:value="1455999449.32311" calcext:value-type="float">
            <text:p>1455999449.32311</text:p>
          </table:table-cell>
          <table:table-cell office:value-type="float" office:value="5128" calcext:value-type="float">
            <text:p>5128</text:p>
          </table:table-cell>
          <table:table-cell table:formula="of:=[.B125]-[.B$2]" office:value-type="float" office:value="13.4380204677582" calcext:value-type="float">
            <text:p>13.4380204678</text:p>
          </table:table-cell>
          <table:table-cell table:formula="of:=[.D125]/([.E125]-[.E124])" office:value-type="float" office:value="50688.8422283078" calcext:value-type="float">
            <text:p>50688.8422283078</text:p>
          </table:table-cell>
          <table:table-cell table:formula="of:=[.E125]-[.E124]" office:value-type="float" office:value="0.101166248321533" calcext:value-type="float">
            <text:p>0.1011662483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455999449.42289" calcext:value-type="float">
            <text:p>1455999449.42289</text:p>
          </table:table-cell>
          <table:table-cell office:value-type="float" office:value="1455999449.42312" calcext:value-type="float">
            <text:p>1455999449.42312</text:p>
          </table:table-cell>
          <table:table-cell office:value-type="float" office:value="5024" calcext:value-type="float">
            <text:p>5024</text:p>
          </table:table-cell>
          <table:table-cell table:formula="of:=[.B126]-[.B$2]" office:value-type="float" office:value="13.5380191802979" calcext:value-type="float">
            <text:p>13.5380191803</text:p>
          </table:table-cell>
          <table:table-cell table:formula="of:=[.D126]/([.E126]-[.E125])" office:value-type="float" office:value="50240.646828396" calcext:value-type="float">
            <text:p>50240.646828396</text:p>
          </table:table-cell>
          <table:table-cell table:formula="of:=[.E126]-[.E125]" office:value-type="float" office:value="0.0999987125396729" calcext:value-type="float">
            <text:p>0.0999987125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455999449.52318" calcext:value-type="float">
            <text:p>1455999449.52318</text:p>
          </table:table-cell>
          <table:table-cell office:value-type="float" office:value="1455999449.52341" calcext:value-type="float">
            <text:p>1455999449.52341</text:p>
          </table:table-cell>
          <table:table-cell office:value-type="float" office:value="4928" calcext:value-type="float">
            <text:p>4928</text:p>
          </table:table-cell>
          <table:table-cell table:formula="of:=[.B127]-[.B$2]" office:value-type="float" office:value="13.6383142471313" calcext:value-type="float">
            <text:p>13.6383142471</text:p>
          </table:table-cell>
          <table:table-cell table:formula="of:=[.D127]/([.E127]-[.E126])" office:value-type="float" office:value="49135.0188557247" calcext:value-type="float">
            <text:p>49135.0188557247</text:p>
          </table:table-cell>
          <table:table-cell table:formula="of:=[.E127]-[.E126]" office:value-type="float" office:value="0.100295066833496" calcext:value-type="float">
            <text:p>0.1002950668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455999449.62386" calcext:value-type="float">
            <text:p>1455999449.62386</text:p>
          </table:table-cell>
          <table:table-cell office:value-type="float" office:value="1455999449.62409" calcext:value-type="float">
            <text:p>1455999449.62409</text:p>
          </table:table-cell>
          <table:table-cell office:value-type="float" office:value="4832" calcext:value-type="float">
            <text:p>4832</text:p>
          </table:table-cell>
          <table:table-cell table:formula="of:=[.B128]-[.B$2]" office:value-type="float" office:value="13.7389953136444" calcext:value-type="float">
            <text:p>13.7389953136</text:p>
          </table:table-cell>
          <table:table-cell table:formula="of:=[.D128]/([.E128]-[.E127])" office:value-type="float" office:value="47993.1348301037" calcext:value-type="float">
            <text:p>47993.1348301037</text:p>
          </table:table-cell>
          <table:table-cell table:formula="of:=[.E128]-[.E127]" office:value-type="float" office:value="0.100681066513062" calcext:value-type="float">
            <text:p>0.1006810665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455999449.72414" calcext:value-type="float">
            <text:p>1455999449.72414</text:p>
          </table:table-cell>
          <table:table-cell office:value-type="float" office:value="1455999449.72438" calcext:value-type="float">
            <text:p>1455999449.72438</text:p>
          </table:table-cell>
          <table:table-cell office:value-type="float" office:value="4744" calcext:value-type="float">
            <text:p>4744</text:p>
          </table:table-cell>
          <table:table-cell table:formula="of:=[.B129]-[.B$2]" office:value-type="float" office:value="13.8392684459686" calcext:value-type="float">
            <text:p>13.839268446</text:p>
          </table:table-cell>
          <table:table-cell table:formula="of:=[.D129]/([.E129]-[.E128])" office:value-type="float" office:value="47310.7789697938" calcext:value-type="float">
            <text:p>47310.7789697938</text:p>
          </table:table-cell>
          <table:table-cell table:formula="of:=[.E129]-[.E128]" office:value-type="float" office:value="0.100273132324219" calcext:value-type="float">
            <text:p>0.100273132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455999449.82595" calcext:value-type="float">
            <text:p>1455999449.82595</text:p>
          </table:table-cell>
          <table:table-cell office:value-type="float" office:value="1455999449.82617" calcext:value-type="float">
            <text:p>1455999449.82617</text:p>
          </table:table-cell>
          <table:table-cell office:value-type="float" office:value="4664" calcext:value-type="float">
            <text:p>4664</text:p>
          </table:table-cell>
          <table:table-cell table:formula="of:=[.B130]-[.B$2]" office:value-type="float" office:value="13.9410786628723" calcext:value-type="float">
            <text:p>13.9410786629</text:p>
          </table:table-cell>
          <table:table-cell table:formula="of:=[.D130]/([.E130]-[.E129])" office:value-type="float" office:value="45810.7264854586" calcext:value-type="float">
            <text:p>45810.7264854586</text:p>
          </table:table-cell>
          <table:table-cell table:formula="of:=[.E130]-[.E129]" office:value-type="float" office:value="0.101810216903687" calcext:value-type="float">
            <text:p>0.1018102169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455999449.93023" calcext:value-type="float">
            <text:p>1455999449.93023</text:p>
          </table:table-cell>
          <table:table-cell office:value-type="float" office:value="1455999449.93046" calcext:value-type="float">
            <text:p>1455999449.93046</text:p>
          </table:table-cell>
          <table:table-cell office:value-type="float" office:value="4592" calcext:value-type="float">
            <text:p>4592</text:p>
          </table:table-cell>
          <table:table-cell table:formula="of:=[.B131]-[.B$2]" office:value-type="float" office:value="14.0453577041626" calcext:value-type="float">
            <text:p>14.0453577042</text:p>
          </table:table-cell>
          <table:table-cell table:formula="of:=[.D131]/([.E131]-[.E130])" office:value-type="float" office:value="44035.6944519386" calcext:value-type="float">
            <text:p>44035.6944519386</text:p>
          </table:table-cell>
          <table:table-cell table:formula="of:=[.E131]-[.E130]" office:value-type="float" office:value="0.104279041290283" calcext:value-type="float">
            <text:p>0.1042790413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455999450.03062" calcext:value-type="float">
            <text:p>1455999450.03062</text:p>
          </table:table-cell>
          <table:table-cell office:value-type="float" office:value="1455999450.03085" calcext:value-type="float">
            <text:p>1455999450.03085</text:p>
          </table:table-cell>
          <table:table-cell office:value-type="float" office:value="4520" calcext:value-type="float">
            <text:p>4520</text:p>
          </table:table-cell>
          <table:table-cell table:formula="of:=[.B132]-[.B$2]" office:value-type="float" office:value="14.145751953125" calcext:value-type="float">
            <text:p>14.1457519531</text:p>
          </table:table-cell>
          <table:table-cell table:formula="of:=[.D132]/([.E132]-[.E131])" office:value-type="float" office:value="45022.4992638049" calcext:value-type="float">
            <text:p>45022.4992638049</text:p>
          </table:table-cell>
          <table:table-cell table:formula="of:=[.E132]-[.E131]" office:value-type="float" office:value="0.100394248962402" calcext:value-type="float">
            <text:p>0.100394249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455999450.13049" calcext:value-type="float">
            <text:p>1455999450.13049</text:p>
          </table:table-cell>
          <table:table-cell office:value-type="float" office:value="1455999450.13071" calcext:value-type="float">
            <text:p>1455999450.13071</text:p>
          </table:table-cell>
          <table:table-cell office:value-type="float" office:value="4464" calcext:value-type="float">
            <text:p>4464</text:p>
          </table:table-cell>
          <table:table-cell table:formula="of:=[.B133]-[.B$2]" office:value-type="float" office:value="14.2456262111664" calcext:value-type="float">
            <text:p>14.2456262112</text:p>
          </table:table-cell>
          <table:table-cell table:formula="of:=[.D133]/([.E133]-[.E132])" office:value-type="float" office:value="44696.2018796714" calcext:value-type="float">
            <text:p>44696.2018796714</text:p>
          </table:table-cell>
          <table:table-cell table:formula="of:=[.E133]-[.E132]" office:value-type="float" office:value="0.0998742580413818" calcext:value-type="float">
            <text:p>0.099874258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455999450.23027" calcext:value-type="float">
            <text:p>1455999450.23027</text:p>
          </table:table-cell>
          <table:table-cell office:value-type="float" office:value="1455999450.23049" calcext:value-type="float">
            <text:p>1455999450.23049</text:p>
          </table:table-cell>
          <table:table-cell office:value-type="float" office:value="4416" calcext:value-type="float">
            <text:p>4416</text:p>
          </table:table-cell>
          <table:table-cell table:formula="of:=[.B134]-[.B$2]" office:value-type="float" office:value="14.3453986644745" calcext:value-type="float">
            <text:p>14.3453986645</text:p>
          </table:table-cell>
          <table:table-cell table:formula="of:=[.D134]/([.E134]-[.E133])" office:value-type="float" office:value="44260.7137900381" calcext:value-type="float">
            <text:p>44260.7137900381</text:p>
          </table:table-cell>
          <table:table-cell table:formula="of:=[.E134]-[.E133]" office:value-type="float" office:value="0.0997724533081055" calcext:value-type="float">
            <text:p>0.0997724533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455999450.33115" calcext:value-type="float">
            <text:p>1455999450.33115</text:p>
          </table:table-cell>
          <table:table-cell office:value-type="float" office:value="1455999450.33137" calcext:value-type="float">
            <text:p>1455999450.33137</text:p>
          </table:table-cell>
          <table:table-cell office:value-type="float" office:value="4376" calcext:value-type="float">
            <text:p>4376</text:p>
          </table:table-cell>
          <table:table-cell table:formula="of:=[.B135]-[.B$2]" office:value-type="float" office:value="14.4462792873383" calcext:value-type="float">
            <text:p>14.4462792873</text:p>
          </table:table-cell>
          <table:table-cell table:formula="of:=[.D135]/([.E135]-[.E134])" office:value-type="float" office:value="43378.0033843507" calcext:value-type="float">
            <text:p>43378.0033843507</text:p>
          </table:table-cell>
          <table:table-cell table:formula="of:=[.E135]-[.E134]" office:value-type="float" office:value="0.10088062286377" calcext:value-type="float">
            <text:p>0.1008806229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455999450.43135" calcext:value-type="float">
            <text:p>1455999450.43135</text:p>
          </table:table-cell>
          <table:table-cell office:value-type="float" office:value="1455999450.43157" calcext:value-type="float">
            <text:p>1455999450.43157</text:p>
          </table:table-cell>
          <table:table-cell office:value-type="float" office:value="4344" calcext:value-type="float">
            <text:p>4344</text:p>
          </table:table-cell>
          <table:table-cell table:formula="of:=[.B136]-[.B$2]" office:value-type="float" office:value="14.5464797019959" calcext:value-type="float">
            <text:p>14.546479702</text:p>
          </table:table-cell>
          <table:table-cell table:formula="of:=[.D136]/([.E136]-[.E135])" office:value-type="float" office:value="43353.1140050111" calcext:value-type="float">
            <text:p>43353.1140050111</text:p>
          </table:table-cell>
          <table:table-cell table:formula="of:=[.E136]-[.E135]" office:value-type="float" office:value="0.100200414657593" calcext:value-type="float">
            <text:p>0.1002004147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455999450.53237" calcext:value-type="float">
            <text:p>1455999450.53237</text:p>
          </table:table-cell>
          <table:table-cell office:value-type="float" office:value="1455999450.5326" calcext:value-type="float">
            <text:p>1455999450.5326</text:p>
          </table:table-cell>
          <table:table-cell office:value-type="float" office:value="4312" calcext:value-type="float">
            <text:p>4312</text:p>
          </table:table-cell>
          <table:table-cell table:formula="of:=[.B137]-[.B$2]" office:value-type="float" office:value="14.6475043296814" calcext:value-type="float">
            <text:p>14.6475043297</text:p>
          </table:table-cell>
          <table:table-cell table:formula="of:=[.D137]/([.E137]-[.E136])" office:value-type="float" office:value="42682.6616319903" calcext:value-type="float">
            <text:p>42682.6616319903</text:p>
          </table:table-cell>
          <table:table-cell table:formula="of:=[.E137]-[.E136]" office:value-type="float" office:value="0.101024627685547" calcext:value-type="float">
            <text:p>0.1010246277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455999450.63247" calcext:value-type="float">
            <text:p>1455999450.63247</text:p>
          </table:table-cell>
          <table:table-cell office:value-type="float" office:value="1455999450.63269" calcext:value-type="float">
            <text:p>1455999450.63269</text:p>
          </table:table-cell>
          <table:table-cell office:value-type="float" office:value="4296" calcext:value-type="float">
            <text:p>4296</text:p>
          </table:table-cell>
          <table:table-cell table:formula="of:=[.B138]-[.B$2]" office:value-type="float" office:value="14.7476019859314" calcext:value-type="float">
            <text:p>14.7476019859</text:p>
          </table:table-cell>
          <table:table-cell table:formula="of:=[.D138]/([.E138]-[.E137])" office:value-type="float" office:value="42918.0878048781" calcext:value-type="float">
            <text:p>42918.0878048781</text:p>
          </table:table-cell>
          <table:table-cell table:formula="of:=[.E138]-[.E137]" office:value-type="float" office:value="0.10009765625" calcext:value-type="float">
            <text:p>0.1000976563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455999450.73222" calcext:value-type="float">
            <text:p>1455999450.73222</text:p>
          </table:table-cell>
          <table:table-cell office:value-type="float" office:value="1455999450.73243" calcext:value-type="float">
            <text:p>1455999450.73243</text:p>
          </table:table-cell>
          <table:table-cell office:value-type="float" office:value="4296" calcext:value-type="float">
            <text:p>4296</text:p>
          </table:table-cell>
          <table:table-cell table:formula="of:=[.B139]-[.B$2]" office:value-type="float" office:value="14.8473491668701" calcext:value-type="float">
            <text:p>14.8473491669</text:p>
          </table:table-cell>
          <table:table-cell table:formula="of:=[.D139]/([.E139]-[.E138])" office:value-type="float" office:value="43068.8863541841" calcext:value-type="float">
            <text:p>43068.8863541841</text:p>
          </table:table-cell>
          <table:table-cell table:formula="of:=[.E139]-[.E138]" office:value-type="float" office:value="0.0997471809387207" calcext:value-type="float">
            <text:p>0.0997471809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455999450.83174" calcext:value-type="float">
            <text:p>1455999450.83174</text:p>
          </table:table-cell>
          <table:table-cell office:value-type="float" office:value="1455999450.83195" calcext:value-type="float">
            <text:p>1455999450.83195</text:p>
          </table:table-cell>
          <table:table-cell office:value-type="float" office:value="4296" calcext:value-type="float">
            <text:p>4296</text:p>
          </table:table-cell>
          <table:table-cell table:formula="of:=[.B140]-[.B$2]" office:value-type="float" office:value="14.9468729496002" calcext:value-type="float">
            <text:p>14.9468729496</text:p>
          </table:table-cell>
          <table:table-cell table:formula="of:=[.D140]/([.E140]-[.E139])" office:value-type="float" office:value="43165.5618602267" calcext:value-type="float">
            <text:p>43165.5618602267</text:p>
          </table:table-cell>
          <table:table-cell table:formula="of:=[.E140]-[.E139]" office:value-type="float" office:value="0.0995237827301025" calcext:value-type="float">
            <text:p>0.0995237827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455999450.93094" calcext:value-type="float">
            <text:p>1455999450.93094</text:p>
          </table:table-cell>
          <table:table-cell office:value-type="float" office:value="1455999450.93116" calcext:value-type="float">
            <text:p>1455999450.93116</text:p>
          </table:table-cell>
          <table:table-cell office:value-type="float" office:value="4304" calcext:value-type="float">
            <text:p>4304</text:p>
          </table:table-cell>
          <table:table-cell table:formula="of:=[.B141]-[.B$2]" office:value-type="float" office:value="15.0460677146912" calcext:value-type="float">
            <text:p>15.0460677147</text:p>
          </table:table-cell>
          <table:table-cell table:formula="of:=[.D141]/([.E141]-[.E140])" office:value-type="float" office:value="43389.3864868178" calcext:value-type="float">
            <text:p>43389.3864868178</text:p>
          </table:table-cell>
          <table:table-cell table:formula="of:=[.E141]-[.E140]" office:value-type="float" office:value="0.0991947650909424" calcext:value-type="float">
            <text:p>0.0991947651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455999451.02975" calcext:value-type="float">
            <text:p>1455999451.02975</text:p>
          </table:table-cell>
          <table:table-cell office:value-type="float" office:value="1455999451.02997" calcext:value-type="float">
            <text:p>1455999451.02997</text:p>
          </table:table-cell>
          <table:table-cell office:value-type="float" office:value="4320" calcext:value-type="float">
            <text:p>4320</text:p>
          </table:table-cell>
          <table:table-cell table:formula="of:=[.B142]-[.B$2]" office:value-type="float" office:value="15.1448814868927" calcext:value-type="float">
            <text:p>15.1448814869</text:p>
          </table:table-cell>
          <table:table-cell table:formula="of:=[.D142]/([.E142]-[.E141])" office:value-type="float" office:value="43718.6022125442" calcext:value-type="float">
            <text:p>43718.6022125442</text:p>
          </table:table-cell>
          <table:table-cell table:formula="of:=[.E142]-[.E141]" office:value-type="float" office:value="0.0988137722015381" calcext:value-type="float">
            <text:p>0.0988137722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455999451.12922" calcext:value-type="float">
            <text:p>1455999451.12922</text:p>
          </table:table-cell>
          <table:table-cell office:value-type="float" office:value="1455999451.12943" calcext:value-type="float">
            <text:p>1455999451.12943</text:p>
          </table:table-cell>
          <table:table-cell office:value-type="float" office:value="4352" calcext:value-type="float">
            <text:p>4352</text:p>
          </table:table-cell>
          <table:table-cell table:formula="of:=[.B143]-[.B$2]" office:value-type="float" office:value="15.2443511486053" calcext:value-type="float">
            <text:p>15.2443511486</text:p>
          </table:table-cell>
          <table:table-cell table:formula="of:=[.D143]/([.E143]-[.E142])" office:value-type="float" office:value="43752.0337866665" calcext:value-type="float">
            <text:p>43752.0337866665</text:p>
          </table:table-cell>
          <table:table-cell table:formula="of:=[.E143]-[.E142]" office:value-type="float" office:value="0.0994696617126465" calcext:value-type="float">
            <text:p>0.0994696617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455999451.23784" calcext:value-type="float">
            <text:p>1455999451.23784</text:p>
          </table:table-cell>
          <table:table-cell office:value-type="float" office:value="1455999451.23806" calcext:value-type="float">
            <text:p>1455999451.23806</text:p>
          </table:table-cell>
          <table:table-cell office:value-type="float" office:value="4392" calcext:value-type="float">
            <text:p>4392</text:p>
          </table:table-cell>
          <table:table-cell table:formula="of:=[.B144]-[.B$2]" office:value-type="float" office:value="15.3529734611511" calcext:value-type="float">
            <text:p>15.3529734612</text:p>
          </table:table-cell>
          <table:table-cell table:formula="of:=[.D144]/([.E144]-[.E143])" office:value-type="float" office:value="40433.6815987884" calcext:value-type="float">
            <text:p>40433.6815987884</text:p>
          </table:table-cell>
          <table:table-cell table:formula="of:=[.E144]-[.E143]" office:value-type="float" office:value="0.108622312545776" calcext:value-type="float">
            <text:p>0.1086223125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455999451.33761" calcext:value-type="float">
            <text:p>1455999451.33761</text:p>
          </table:table-cell>
          <table:table-cell office:value-type="float" office:value="1455999451.33782" calcext:value-type="float">
            <text:p>1455999451.33782</text:p>
          </table:table-cell>
          <table:table-cell office:value-type="float" office:value="4432" calcext:value-type="float">
            <text:p>4432</text:p>
          </table:table-cell>
          <table:table-cell table:formula="of:=[.B145]-[.B$2]" office:value-type="float" office:value="15.4527459144592" calcext:value-type="float">
            <text:p>15.4527459145</text:p>
          </table:table-cell>
          <table:table-cell table:formula="of:=[.D145]/([.E145]-[.E144])" office:value-type="float" office:value="44421.0786950745" calcext:value-type="float">
            <text:p>44421.0786950745</text:p>
          </table:table-cell>
          <table:table-cell table:formula="of:=[.E145]-[.E144]" office:value-type="float" office:value="0.0997724533081055" calcext:value-type="float">
            <text:p>0.0997724533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455999451.43843" calcext:value-type="float">
            <text:p>1455999451.43843</text:p>
          </table:table-cell>
          <table:table-cell office:value-type="float" office:value="1455999451.43864" calcext:value-type="float">
            <text:p>1455999451.43864</text:p>
          </table:table-cell>
          <table:table-cell office:value-type="float" office:value="4488" calcext:value-type="float">
            <text:p>4488</text:p>
          </table:table-cell>
          <table:table-cell table:formula="of:=[.B146]-[.B$2]" office:value-type="float" office:value="15.5535590648651" calcext:value-type="float">
            <text:p>15.5535590649</text:p>
          </table:table-cell>
          <table:table-cell table:formula="of:=[.D146]/([.E146]-[.E145])" office:value-type="float" office:value="44518.001688578" calcext:value-type="float">
            <text:p>44518.001688578</text:p>
          </table:table-cell>
          <table:table-cell table:formula="of:=[.E146]-[.E145]" office:value-type="float" office:value="0.100813150405884" calcext:value-type="float">
            <text:p>0.1008131504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455999451.53761" calcext:value-type="float">
            <text:p>1455999451.53761</text:p>
          </table:table-cell>
          <table:table-cell office:value-type="float" office:value="1455999451.53782" calcext:value-type="float">
            <text:p>1455999451.53782</text:p>
          </table:table-cell>
          <table:table-cell office:value-type="float" office:value="4544" calcext:value-type="float">
            <text:p>4544</text:p>
          </table:table-cell>
          <table:table-cell table:formula="of:=[.B147]-[.B$2]" office:value-type="float" office:value="15.6527395248413" calcext:value-type="float">
            <text:p>15.6527395248</text:p>
          </table:table-cell>
          <table:table-cell table:formula="of:=[.D147]/([.E147]-[.E146])" office:value-type="float" office:value="45815.4761642624" calcext:value-type="float">
            <text:p>45815.4761642624</text:p>
          </table:table-cell>
          <table:table-cell table:formula="of:=[.E147]-[.E146]" office:value-type="float" office:value="0.0991804599761963" calcext:value-type="float">
            <text:p>0.09918046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455999451.63607" calcext:value-type="float">
            <text:p>1455999451.63607</text:p>
          </table:table-cell>
          <table:table-cell office:value-type="float" office:value="1455999451.63628" calcext:value-type="float">
            <text:p>1455999451.63628</text:p>
          </table:table-cell>
          <table:table-cell office:value-type="float" office:value="4616" calcext:value-type="float">
            <text:p>4616</text:p>
          </table:table-cell>
          <table:table-cell table:formula="of:=[.B148]-[.B$2]" office:value-type="float" office:value="15.7512009143829" calcext:value-type="float">
            <text:p>15.7512009144</text:p>
          </table:table-cell>
          <table:table-cell table:formula="of:=[.D148]/([.E148]-[.E147])" office:value-type="float" office:value="46881.3209064912" calcext:value-type="float">
            <text:p>46881.3209064912</text:p>
          </table:table-cell>
          <table:table-cell table:formula="of:=[.E148]-[.E147]" office:value-type="float" office:value="0.098461389541626" calcext:value-type="float">
            <text:p>0.0984613895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455999451.73514" calcext:value-type="float">
            <text:p>1455999451.73514</text:p>
          </table:table-cell>
          <table:table-cell office:value-type="float" office:value="1455999451.73536" calcext:value-type="float">
            <text:p>1455999451.73536</text:p>
          </table:table-cell>
          <table:table-cell office:value-type="float" office:value="4688" calcext:value-type="float">
            <text:p>4688</text:p>
          </table:table-cell>
          <table:table-cell table:formula="of:=[.B149]-[.B$2]" office:value-type="float" office:value="15.8502726554871" calcext:value-type="float">
            <text:p>15.8502726555</text:p>
          </table:table-cell>
          <table:table-cell table:formula="of:=[.D149]/([.E149]-[.E148])" office:value-type="float" office:value="47319.2451021209" calcext:value-type="float">
            <text:p>47319.2451021209</text:p>
          </table:table-cell>
          <table:table-cell table:formula="of:=[.E149]-[.E148]" office:value-type="float" office:value="0.099071741104126" calcext:value-type="float">
            <text:p>0.0990717411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455999451.83501" calcext:value-type="float">
            <text:p>1455999451.83501</text:p>
          </table:table-cell>
          <table:table-cell office:value-type="float" office:value="1455999451.83523" calcext:value-type="float">
            <text:p>1455999451.83523</text:p>
          </table:table-cell>
          <table:table-cell office:value-type="float" office:value="4768" calcext:value-type="float">
            <text:p>4768</text:p>
          </table:table-cell>
          <table:table-cell table:formula="of:=[.B150]-[.B$2]" office:value-type="float" office:value="15.9501466751099" calcext:value-type="float">
            <text:p>15.9501466751</text:p>
          </table:table-cell>
          <table:table-cell table:formula="of:=[.D150]/([.E150]-[.E149])" office:value-type="float" office:value="47740.1432124936" calcext:value-type="float">
            <text:p>47740.1432124936</text:p>
          </table:table-cell>
          <table:table-cell table:formula="of:=[.E150]-[.E149]" office:value-type="float" office:value="0.0998740196228027" calcext:value-type="float">
            <text:p>0.0998740196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455999451.93495" calcext:value-type="float">
            <text:p>1455999451.93495</text:p>
          </table:table-cell>
          <table:table-cell office:value-type="float" office:value="1455999451.93518" calcext:value-type="float">
            <text:p>1455999451.93518</text:p>
          </table:table-cell>
          <table:table-cell office:value-type="float" office:value="4864" calcext:value-type="float">
            <text:p>4864</text:p>
          </table:table-cell>
          <table:table-cell table:formula="of:=[.B151]-[.B$2]" office:value-type="float" office:value="16.0500867366791" calcext:value-type="float">
            <text:p>16.0500867367</text:p>
          </table:table-cell>
          <table:table-cell table:formula="of:=[.D151]/([.E151]-[.E150])" office:value-type="float" office:value="48669.1715376963" calcext:value-type="float">
            <text:p>48669.1715376963</text:p>
          </table:table-cell>
          <table:table-cell table:formula="of:=[.E151]-[.E150]" office:value-type="float" office:value="0.0999400615692139" calcext:value-type="float">
            <text:p>0.099940061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455999452.03399" calcext:value-type="float">
            <text:p>1455999452.03399</text:p>
          </table:table-cell>
          <table:table-cell office:value-type="float" office:value="1455999452.03421" calcext:value-type="float">
            <text:p>1455999452.03421</text:p>
          </table:table-cell>
          <table:table-cell office:value-type="float" office:value="4952" calcext:value-type="float">
            <text:p>4952</text:p>
          </table:table-cell>
          <table:table-cell table:formula="of:=[.B152]-[.B$2]" office:value-type="float" office:value="16.149121761322" calcext:value-type="float">
            <text:p>16.1491217613</text:p>
          </table:table-cell>
          <table:table-cell table:formula="of:=[.D152]/([.E152]-[.E151])" office:value-type="float" office:value="50002.5119179167" calcext:value-type="float">
            <text:p>50002.5119179167</text:p>
          </table:table-cell>
          <table:table-cell table:formula="of:=[.E152]-[.E151]" office:value-type="float" office:value="0.0990350246429443" calcext:value-type="float">
            <text:p>0.0990350246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455999452.13303" calcext:value-type="float">
            <text:p>1455999452.13303</text:p>
          </table:table-cell>
          <table:table-cell office:value-type="float" office:value="1455999452.13325" calcext:value-type="float">
            <text:p>1455999452.13325</text:p>
          </table:table-cell>
          <table:table-cell office:value-type="float" office:value="5056" calcext:value-type="float">
            <text:p>5056</text:p>
          </table:table-cell>
          <table:table-cell table:formula="of:=[.B153]-[.B$2]" office:value-type="float" office:value="16.2481625080109" calcext:value-type="float">
            <text:p>16.248162508</text:p>
          </table:table-cell>
          <table:table-cell table:formula="of:=[.D153]/([.E153]-[.E152])" office:value-type="float" office:value="51049.6958982396" calcext:value-type="float">
            <text:p>51049.6958982396</text:p>
          </table:table-cell>
          <table:table-cell table:formula="of:=[.E153]-[.E152]" office:value-type="float" office:value="0.0990407466888428" calcext:value-type="float">
            <text:p>0.0990407467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455999452.2319" calcext:value-type="float">
            <text:p>1455999452.2319</text:p>
          </table:table-cell>
          <table:table-cell office:value-type="float" office:value="1455999452.23212" calcext:value-type="float">
            <text:p>1455999452.23212</text:p>
          </table:table-cell>
          <table:table-cell office:value-type="float" office:value="5160" calcext:value-type="float">
            <text:p>5160</text:p>
          </table:table-cell>
          <table:table-cell table:formula="of:=[.B154]-[.B$2]" office:value-type="float" office:value="16.3470289707184" calcext:value-type="float">
            <text:p>16.3470289707</text:p>
          </table:table-cell>
          <table:table-cell table:formula="of:=[.D154]/([.E154]-[.E153])" office:value-type="float" office:value="52191.611378522" calcext:value-type="float">
            <text:p>52191.611378522</text:p>
          </table:table-cell>
          <table:table-cell table:formula="of:=[.E154]-[.E153]" office:value-type="float" office:value="0.0988664627075195" calcext:value-type="float">
            <text:p>0.0988664627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455999452.33321" calcext:value-type="float">
            <text:p>1455999452.33321</text:p>
          </table:table-cell>
          <table:table-cell office:value-type="float" office:value="1455999452.33343" calcext:value-type="float">
            <text:p>1455999452.33343</text:p>
          </table:table-cell>
          <table:table-cell office:value-type="float" office:value="5264" calcext:value-type="float">
            <text:p>5264</text:p>
          </table:table-cell>
          <table:table-cell table:formula="of:=[.B155]-[.B$2]" office:value-type="float" office:value="16.4483439922333" calcext:value-type="float">
            <text:p>16.4483439922</text:p>
          </table:table-cell>
          <table:table-cell table:formula="of:=[.D155]/([.E155]-[.E154])" office:value-type="float" office:value="51956.757460948" calcext:value-type="float">
            <text:p>51956.757460948</text:p>
          </table:table-cell>
          <table:table-cell table:formula="of:=[.E155]-[.E154]" office:value-type="float" office:value="0.101315021514893" calcext:value-type="float">
            <text:p>0.1013150215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455999452.43215" calcext:value-type="float">
            <text:p>1455999452.43215</text:p>
          </table:table-cell>
          <table:table-cell office:value-type="float" office:value="1455999452.43237" calcext:value-type="float">
            <text:p>1455999452.43237</text:p>
          </table:table-cell>
          <table:table-cell office:value-type="float" office:value="5376" calcext:value-type="float">
            <text:p>5376</text:p>
          </table:table-cell>
          <table:table-cell table:formula="of:=[.B156]-[.B$2]" office:value-type="float" office:value="16.5472824573517" calcext:value-type="float">
            <text:p>16.5472824574</text:p>
          </table:table-cell>
          <table:table-cell table:formula="of:=[.D156]/([.E156]-[.E155])" office:value-type="float" office:value="54336.8041293755" calcext:value-type="float">
            <text:p>54336.8041293755</text:p>
          </table:table-cell>
          <table:table-cell table:formula="of:=[.E156]-[.E155]" office:value-type="float" office:value="0.0989384651184082" calcext:value-type="float">
            <text:p>0.0989384651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455999452.53097" calcext:value-type="float">
            <text:p>1455999452.53097</text:p>
          </table:table-cell>
          <table:table-cell office:value-type="float" office:value="1455999452.53119" calcext:value-type="float">
            <text:p>1455999452.53119</text:p>
          </table:table-cell>
          <table:table-cell office:value-type="float" office:value="5496" calcext:value-type="float">
            <text:p>5496</text:p>
          </table:table-cell>
          <table:table-cell table:formula="of:=[.B157]-[.B$2]" office:value-type="float" office:value="16.6461005210876" calcext:value-type="float">
            <text:p>16.6461005211</text:p>
          </table:table-cell>
          <table:table-cell table:formula="of:=[.D157]/([.E157]-[.E156])" office:value-type="float" office:value="55617.3617678353" calcext:value-type="float">
            <text:p>55617.3617678353</text:p>
          </table:table-cell>
          <table:table-cell table:formula="of:=[.E157]-[.E156]" office:value-type="float" office:value="0.0988180637359619" calcext:value-type="float">
            <text:p>0.0988180637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455999452.6303" calcext:value-type="float">
            <text:p>1455999452.6303</text:p>
          </table:table-cell>
          <table:table-cell office:value-type="float" office:value="1455999452.63051" calcext:value-type="float">
            <text:p>1455999452.63051</text:p>
          </table:table-cell>
          <table:table-cell office:value-type="float" office:value="5616" calcext:value-type="float">
            <text:p>5616</text:p>
          </table:table-cell>
          <table:table-cell table:formula="of:=[.B158]-[.B$2]" office:value-type="float" office:value="16.7454307079315" calcext:value-type="float">
            <text:p>16.7454307079</text:p>
          </table:table-cell>
          <table:table-cell table:formula="of:=[.D158]/([.E158]-[.E157])" office:value-type="float" office:value="56538.7036755228" calcext:value-type="float">
            <text:p>56538.7036755228</text:p>
          </table:table-cell>
          <table:table-cell table:formula="of:=[.E158]-[.E157]" office:value-type="float" office:value="0.0993301868438721" calcext:value-type="float">
            <text:p>0.0993301868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455999452.72984" calcext:value-type="float">
            <text:p>1455999452.72984</text:p>
          </table:table-cell>
          <table:table-cell office:value-type="float" office:value="1455999452.73006" calcext:value-type="float">
            <text:p>1455999452.73006</text:p>
          </table:table-cell>
          <table:table-cell office:value-type="float" office:value="5736" calcext:value-type="float">
            <text:p>5736</text:p>
          </table:table-cell>
          <table:table-cell table:formula="of:=[.B159]-[.B$2]" office:value-type="float" office:value="16.8449749946594" calcext:value-type="float">
            <text:p>16.8449749947</text:p>
          </table:table-cell>
          <table:table-cell table:formula="of:=[.D159]/([.E159]-[.E158])" office:value-type="float" office:value="57622.593807707" calcext:value-type="float">
            <text:p>57622.593807707</text:p>
          </table:table-cell>
          <table:table-cell table:formula="of:=[.E159]-[.E158]" office:value-type="float" office:value="0.0995442867279053" calcext:value-type="float">
            <text:p>0.0995442867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455999452.83025" calcext:value-type="float">
            <text:p>1455999452.83025</text:p>
          </table:table-cell>
          <table:table-cell office:value-type="float" office:value="1455999452.83047" calcext:value-type="float">
            <text:p>1455999452.83047</text:p>
          </table:table-cell>
          <table:table-cell office:value-type="float" office:value="5864" calcext:value-type="float">
            <text:p>5864</text:p>
          </table:table-cell>
          <table:table-cell table:formula="of:=[.B160]-[.B$2]" office:value-type="float" office:value="16.9453840255737" calcext:value-type="float">
            <text:p>16.9453840256</text:p>
          </table:table-cell>
          <table:table-cell table:formula="of:=[.D160]/([.E160]-[.E159])" office:value-type="float" office:value="58401.1213593386" calcext:value-type="float">
            <text:p>58401.1213593386</text:p>
          </table:table-cell>
          <table:table-cell table:formula="of:=[.E160]-[.E159]" office:value-type="float" office:value="0.100409030914307" calcext:value-type="float">
            <text:p>0.1004090309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455999452.92972" calcext:value-type="float">
            <text:p>1455999452.92972</text:p>
          </table:table-cell>
          <table:table-cell office:value-type="float" office:value="1455999452.92996" calcext:value-type="float">
            <text:p>1455999452.92996</text:p>
          </table:table-cell>
          <table:table-cell office:value-type="float" office:value="5984" calcext:value-type="float">
            <text:p>5984</text:p>
          </table:table-cell>
          <table:table-cell table:formula="of:=[.B161]-[.B$2]" office:value-type="float" office:value="17.0448558330536" calcext:value-type="float">
            <text:p>17.0448558331</text:p>
          </table:table-cell>
          <table:table-cell table:formula="of:=[.D161]/([.E161]-[.E160])" office:value-type="float" office:value="60157.7487290725" calcext:value-type="float">
            <text:p>60157.7487290725</text:p>
          </table:table-cell>
          <table:table-cell table:formula="of:=[.E161]-[.E160]" office:value-type="float" office:value="0.0994718074798584" calcext:value-type="float">
            <text:p>0.0994718075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455999453.02889" calcext:value-type="float">
            <text:p>1455999453.02889</text:p>
          </table:table-cell>
          <table:table-cell office:value-type="float" office:value="1455999453.0291" calcext:value-type="float">
            <text:p>1455999453.0291</text:p>
          </table:table-cell>
          <table:table-cell office:value-type="float" office:value="6112" calcext:value-type="float">
            <text:p>6112</text:p>
          </table:table-cell>
          <table:table-cell table:formula="of:=[.B162]-[.B$2]" office:value-type="float" office:value="17.144021987915" calcext:value-type="float">
            <text:p>17.1440219879</text:p>
          </table:table-cell>
          <table:table-cell table:formula="of:=[.D162]/([.E162]-[.E161])" office:value-type="float" office:value="61633.9315418589" calcext:value-type="float">
            <text:p>61633.9315418589</text:p>
          </table:table-cell>
          <table:table-cell table:formula="of:=[.E162]-[.E161]" office:value-type="float" office:value="0.0991661548614502" calcext:value-type="float">
            <text:p>0.0991661549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455999453.12831" calcext:value-type="float">
            <text:p>1455999453.12831</text:p>
          </table:table-cell>
          <table:table-cell office:value-type="float" office:value="1455999453.12852" calcext:value-type="float">
            <text:p>1455999453.12852</text:p>
          </table:table-cell>
          <table:table-cell office:value-type="float" office:value="6232" calcext:value-type="float">
            <text:p>6232</text:p>
          </table:table-cell>
          <table:table-cell table:formula="of:=[.B163]-[.B$2]" office:value-type="float" office:value="17.2434437274933" calcext:value-type="float">
            <text:p>17.2434437275</text:p>
          </table:table-cell>
          <table:table-cell table:formula="of:=[.D163]/([.E163]-[.E162])" office:value-type="float" office:value="62682.4679032625" calcext:value-type="float">
            <text:p>62682.4679032625</text:p>
          </table:table-cell>
          <table:table-cell table:formula="of:=[.E163]-[.E162]" office:value-type="float" office:value="0.0994217395782471" calcext:value-type="float">
            <text:p>0.0994217396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455999453.22899" calcext:value-type="float">
            <text:p>1455999453.22899</text:p>
          </table:table-cell>
          <table:table-cell office:value-type="float" office:value="1455999453.2292" calcext:value-type="float">
            <text:p>1455999453.2292</text:p>
          </table:table-cell>
          <table:table-cell office:value-type="float" office:value="6360" calcext:value-type="float">
            <text:p>6360</text:p>
          </table:table-cell>
          <table:table-cell table:formula="of:=[.B164]-[.B$2]" office:value-type="float" office:value="17.3441195487976" calcext:value-type="float">
            <text:p>17.3441195488</text:p>
          </table:table-cell>
          <table:table-cell table:formula="of:=[.D164]/([.E164]-[.E163])" office:value-type="float" office:value="63173.0629817768" calcext:value-type="float">
            <text:p>63173.0629817768</text:p>
          </table:table-cell>
          <table:table-cell table:formula="of:=[.E164]-[.E163]" office:value-type="float" office:value="0.100675821304321" calcext:value-type="float">
            <text:p>0.1006758213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455999453.3299" calcext:value-type="float">
            <text:p>1455999453.3299</text:p>
          </table:table-cell>
          <table:table-cell office:value-type="float" office:value="1455999453.33011" calcext:value-type="float">
            <text:p>1455999453.33011</text:p>
          </table:table-cell>
          <table:table-cell office:value-type="float" office:value="6488" calcext:value-type="float">
            <text:p>6488</text:p>
          </table:table-cell>
          <table:table-cell table:formula="of:=[.B165]-[.B$2]" office:value-type="float" office:value="17.445027589798" calcext:value-type="float">
            <text:p>17.4450275898</text:p>
          </table:table-cell>
          <table:table-cell table:formula="of:=[.D165]/([.E165]-[.E164])" office:value-type="float" office:value="64296.164464995" calcext:value-type="float">
            <text:p>64296.164464995</text:p>
          </table:table-cell>
          <table:table-cell table:formula="of:=[.E165]-[.E164]" office:value-type="float" office:value="0.100908041000366" calcext:value-type="float">
            <text:p>0.100908041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455999453.42879" calcext:value-type="float">
            <text:p>1455999453.42879</text:p>
          </table:table-cell>
          <table:table-cell office:value-type="float" office:value="1455999453.42901" calcext:value-type="float">
            <text:p>1455999453.42901</text:p>
          </table:table-cell>
          <table:table-cell office:value-type="float" office:value="6608" calcext:value-type="float">
            <text:p>6608</text:p>
          </table:table-cell>
          <table:table-cell table:formula="of:=[.B166]-[.B$2]" office:value-type="float" office:value="17.5439267158508" calcext:value-type="float">
            <text:p>17.5439267159</text:p>
          </table:table-cell>
          <table:table-cell table:formula="of:=[.D166]/([.E166]-[.E165])" office:value-type="float" office:value="66815.5550380533" calcext:value-type="float">
            <text:p>66815.5550380533</text:p>
          </table:table-cell>
          <table:table-cell table:formula="of:=[.E166]-[.E165]" office:value-type="float" office:value="0.0988991260528564" calcext:value-type="float">
            <text:p>0.0988991261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455999453.52819" calcext:value-type="float">
            <text:p>1455999453.52819</text:p>
          </table:table-cell>
          <table:table-cell office:value-type="float" office:value="1455999453.5284" calcext:value-type="float">
            <text:p>1455999453.5284</text:p>
          </table:table-cell>
          <table:table-cell office:value-type="float" office:value="6720" calcext:value-type="float">
            <text:p>6720</text:p>
          </table:table-cell>
          <table:table-cell table:formula="of:=[.B167]-[.B$2]" office:value-type="float" office:value="17.6433222293854" calcext:value-type="float">
            <text:p>17.6433222294</text:p>
          </table:table-cell>
          <table:table-cell table:formula="of:=[.D167]/([.E167]-[.E166])" office:value-type="float" office:value="67608.6853524269" calcext:value-type="float">
            <text:p>67608.6853524269</text:p>
          </table:table-cell>
          <table:table-cell table:formula="of:=[.E167]-[.E166]" office:value-type="float" office:value="0.0993955135345459" calcext:value-type="float">
            <text:p>0.0993955135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455999453.6276" calcext:value-type="float">
            <text:p>1455999453.6276</text:p>
          </table:table-cell>
          <table:table-cell office:value-type="float" office:value="1455999453.62782" calcext:value-type="float">
            <text:p>1455999453.62782</text:p>
          </table:table-cell>
          <table:table-cell office:value-type="float" office:value="6840" calcext:value-type="float">
            <text:p>6840</text:p>
          </table:table-cell>
          <table:table-cell table:formula="of:=[.B168]-[.B$2]" office:value-type="float" office:value="17.7427279949188" calcext:value-type="float">
            <text:p>17.7427279949</text:p>
          </table:table-cell>
          <table:table-cell table:formula="of:=[.D168]/([.E168]-[.E167])" office:value-type="float" office:value="68808.8861173604" calcext:value-type="float">
            <text:p>68808.8861173604</text:p>
          </table:table-cell>
          <table:table-cell table:formula="of:=[.E168]-[.E167]" office:value-type="float" office:value="0.0994057655334473" calcext:value-type="float">
            <text:p>0.0994057655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455999453.7284" calcext:value-type="float">
            <text:p>1455999453.7284</text:p>
          </table:table-cell>
          <table:table-cell office:value-type="float" office:value="1455999453.72862" calcext:value-type="float">
            <text:p>1455999453.72862</text:p>
          </table:table-cell>
          <table:table-cell office:value-type="float" office:value="6952" calcext:value-type="float">
            <text:p>6952</text:p>
          </table:table-cell>
          <table:table-cell table:formula="of:=[.B169]-[.B$2]" office:value-type="float" office:value="17.8435320854187" calcext:value-type="float">
            <text:p>17.8435320854</text:p>
          </table:table-cell>
          <table:table-cell table:formula="of:=[.D169]/([.E169]-[.E168])" office:value-type="float" office:value="68965.4553255299" calcext:value-type="float">
            <text:p>68965.4553255299</text:p>
          </table:table-cell>
          <table:table-cell table:formula="of:=[.E169]-[.E168]" office:value-type="float" office:value="0.100804090499878" calcext:value-type="float">
            <text:p>0.1008040905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455999453.82912" calcext:value-type="float">
            <text:p>1455999453.82912</text:p>
          </table:table-cell>
          <table:table-cell office:value-type="float" office:value="1455999453.82934" calcext:value-type="float">
            <text:p>1455999453.82934</text:p>
          </table:table-cell>
          <table:table-cell office:value-type="float" office:value="7064" calcext:value-type="float">
            <text:p>7064</text:p>
          </table:table-cell>
          <table:table-cell table:formula="of:=[.B170]-[.B$2]" office:value-type="float" office:value="17.9442565441132" calcext:value-type="float">
            <text:p>17.9442565441</text:p>
          </table:table-cell>
          <table:table-cell table:formula="of:=[.D170]/([.E170]-[.E169])" office:value-type="float" office:value="70131.9231848964" calcext:value-type="float">
            <text:p>70131.9231848964</text:p>
          </table:table-cell>
          <table:table-cell table:formula="of:=[.E170]-[.E169]" office:value-type="float" office:value="0.100724458694458" calcext:value-type="float">
            <text:p>0.1007244587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455999453.93891" calcext:value-type="float">
            <text:p>1455999453.93891</text:p>
          </table:table-cell>
          <table:table-cell office:value-type="float" office:value="1455999453.93914" calcext:value-type="float">
            <text:p>1455999453.93914</text:p>
          </table:table-cell>
          <table:table-cell office:value-type="float" office:value="7168" calcext:value-type="float">
            <text:p>7168</text:p>
          </table:table-cell>
          <table:table-cell table:formula="of:=[.B171]-[.B$2]" office:value-type="float" office:value="18.0540413856506" calcext:value-type="float">
            <text:p>18.0540413857</text:p>
          </table:table-cell>
          <table:table-cell table:formula="of:=[.D171]/([.E171]-[.E170])" office:value-type="float" office:value="65291.3453225067" calcext:value-type="float">
            <text:p>65291.3453225067</text:p>
          </table:table-cell>
          <table:table-cell table:formula="of:=[.E171]-[.E170]" office:value-type="float" office:value="0.109784841537476" calcext:value-type="float">
            <text:p>0.1097848415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455999454.0568" calcext:value-type="float">
            <text:p>1455999454.0568</text:p>
          </table:table-cell>
          <table:table-cell office:value-type="float" office:value="1455999454.05702" calcext:value-type="float">
            <text:p>1455999454.05702</text:p>
          </table:table-cell>
          <table:table-cell office:value-type="float" office:value="7280" calcext:value-type="float">
            <text:p>7280</text:p>
          </table:table-cell>
          <table:table-cell table:formula="of:=[.B172]-[.B$2]" office:value-type="float" office:value="18.1719326972961" calcext:value-type="float">
            <text:p>18.1719326973</text:p>
          </table:table-cell>
          <table:table-cell table:formula="of:=[.D172]/([.E172]-[.E171])" office:value-type="float" office:value="61751.7940752965" calcext:value-type="float">
            <text:p>61751.7940752965</text:p>
          </table:table-cell>
          <table:table-cell table:formula="of:=[.E172]-[.E171]" office:value-type="float" office:value="0.117891311645508" calcext:value-type="float">
            <text:p>0.1178913116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455999454.17619" calcext:value-type="float">
            <text:p>1455999454.17619</text:p>
          </table:table-cell>
          <table:table-cell office:value-type="float" office:value="1455999454.17651" calcext:value-type="float">
            <text:p>1455999454.17651</text:p>
          </table:table-cell>
          <table:table-cell office:value-type="float" office:value="7392" calcext:value-type="float">
            <text:p>7392</text:p>
          </table:table-cell>
          <table:table-cell table:formula="of:=[.B173]-[.B$2]" office:value-type="float" office:value="18.2913200855255" calcext:value-type="float">
            <text:p>18.2913200855</text:p>
          </table:table-cell>
          <table:table-cell table:formula="of:=[.D173]/([.E173]-[.E172])" office:value-type="float" office:value="61916.0877009747" calcext:value-type="float">
            <text:p>61916.0877009747</text:p>
          </table:table-cell>
          <table:table-cell table:formula="of:=[.E173]-[.E172]" office:value-type="float" office:value="0.11938738822937" calcext:value-type="float">
            <text:p>0.1193873882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455999454.29699" calcext:value-type="float">
            <text:p>1455999454.29699</text:p>
          </table:table-cell>
          <table:table-cell office:value-type="float" office:value="1455999454.2972" calcext:value-type="float">
            <text:p>1455999454.2972</text:p>
          </table:table-cell>
          <table:table-cell office:value-type="float" office:value="7488" calcext:value-type="float">
            <text:p>7488</text:p>
          </table:table-cell>
          <table:table-cell table:formula="of:=[.B174]-[.B$2]" office:value-type="float" office:value="18.412122964859" calcext:value-type="float">
            <text:p>18.4121229649</text:p>
          </table:table-cell>
          <table:table-cell table:formula="of:=[.D174]/([.E174]-[.E173])" office:value-type="float" office:value="61985.2775141903" calcext:value-type="float">
            <text:p>61985.2775141903</text:p>
          </table:table-cell>
          <table:table-cell table:formula="of:=[.E174]-[.E173]" office:value-type="float" office:value="0.120802879333496" calcext:value-type="float">
            <text:p>0.1208028793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455999454.41904" calcext:value-type="float">
            <text:p>1455999454.41904</text:p>
          </table:table-cell>
          <table:table-cell office:value-type="float" office:value="1455999454.41926" calcext:value-type="float">
            <text:p>1455999454.41926</text:p>
          </table:table-cell>
          <table:table-cell office:value-type="float" office:value="7584" calcext:value-type="float">
            <text:p>7584</text:p>
          </table:table-cell>
          <table:table-cell table:formula="of:=[.B175]-[.B$2]" office:value-type="float" office:value="18.5341761112213" calcext:value-type="float">
            <text:p>18.5341761112</text:p>
          </table:table-cell>
          <table:table-cell table:formula="of:=[.D175]/([.E175]-[.E174])" office:value-type="float" office:value="62136.8659967808" calcext:value-type="float">
            <text:p>62136.8659967808</text:p>
          </table:table-cell>
          <table:table-cell table:formula="of:=[.E175]-[.E174]" office:value-type="float" office:value="0.122053146362305" calcext:value-type="float">
            <text:p>0.1220531464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455999454.5423" calcext:value-type="float">
            <text:p>1455999454.5423</text:p>
          </table:table-cell>
          <table:table-cell office:value-type="float" office:value="1455999454.54251" calcext:value-type="float">
            <text:p>1455999454.54251</text:p>
          </table:table-cell>
          <table:table-cell office:value-type="float" office:value="7664" calcext:value-type="float">
            <text:p>7664</text:p>
          </table:table-cell>
          <table:table-cell table:formula="of:=[.B176]-[.B$2]" office:value-type="float" office:value="18.6574325561523" calcext:value-type="float">
            <text:p>18.6574325562</text:p>
          </table:table-cell>
          <table:table-cell table:formula="of:=[.D176]/([.E176]-[.E175])" office:value-type="float" office:value="62179.3043299966" calcext:value-type="float">
            <text:p>62179.3043299966</text:p>
          </table:table-cell>
          <table:table-cell table:formula="of:=[.E176]-[.E175]" office:value-type="float" office:value="0.12325644493103" calcext:value-type="float">
            <text:p>0.1232564449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455999454.66677" calcext:value-type="float">
            <text:p>1455999454.66677</text:p>
          </table:table-cell>
          <table:table-cell office:value-type="float" office:value="1455999454.66725" calcext:value-type="float">
            <text:p>1455999454.66725</text:p>
          </table:table-cell>
          <table:table-cell office:value-type="float" office:value="7736" calcext:value-type="float">
            <text:p>7736</text:p>
          </table:table-cell>
          <table:table-cell table:formula="of:=[.B177]-[.B$2]" office:value-type="float" office:value="18.7819030284882" calcext:value-type="float">
            <text:p>18.7819030285</text:p>
          </table:table-cell>
          <table:table-cell table:formula="of:=[.D177]/([.E177]-[.E176])" office:value-type="float" office:value="62151.286604976" calcext:value-type="float">
            <text:p>62151.286604976</text:p>
          </table:table-cell>
          <table:table-cell table:formula="of:=[.E177]-[.E176]" office:value-type="float" office:value="0.124470472335815" calcext:value-type="float">
            <text:p>0.1244704723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455999454.79174" calcext:value-type="float">
            <text:p>1455999454.79174</text:p>
          </table:table-cell>
          <table:table-cell office:value-type="float" office:value="1455999454.79195" calcext:value-type="float">
            <text:p>1455999454.79195</text:p>
          </table:table-cell>
          <table:table-cell office:value-type="float" office:value="7792" calcext:value-type="float">
            <text:p>7792</text:p>
          </table:table-cell>
          <table:table-cell table:formula="of:=[.B178]-[.B$2]" office:value-type="float" office:value="18.9068689346313" calcext:value-type="float">
            <text:p>18.9068689346</text:p>
          </table:table-cell>
          <table:table-cell table:formula="of:=[.D178]/([.E178]-[.E177])" office:value-type="float" office:value="62353.0068358946" calcext:value-type="float">
            <text:p>62353.0068358946</text:p>
          </table:table-cell>
          <table:table-cell table:formula="of:=[.E178]-[.E177]" office:value-type="float" office:value="0.124965906143188" calcext:value-type="float">
            <text:p>0.1249659061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455999454.91756" calcext:value-type="float">
            <text:p>1455999454.91756</text:p>
          </table:table-cell>
          <table:table-cell office:value-type="float" office:value="1455999454.91777" calcext:value-type="float">
            <text:p>1455999454.91777</text:p>
          </table:table-cell>
          <table:table-cell office:value-type="float" office:value="7840" calcext:value-type="float">
            <text:p>7840</text:p>
          </table:table-cell>
          <table:table-cell table:formula="of:=[.B179]-[.B$2]" office:value-type="float" office:value="19.0326926708221" calcext:value-type="float">
            <text:p>19.0326926708</text:p>
          </table:table-cell>
          <table:table-cell table:formula="of:=[.D179]/([.E179]-[.E178])" office:value-type="float" office:value="62309.3880165156" calcext:value-type="float">
            <text:p>62309.3880165156</text:p>
          </table:table-cell>
          <table:table-cell table:formula="of:=[.E179]-[.E178]" office:value-type="float" office:value="0.125823736190796" calcext:value-type="float">
            <text:p>0.1258237362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455999455.04359" calcext:value-type="float">
            <text:p>1455999455.04359</text:p>
          </table:table-cell>
          <table:table-cell office:value-type="float" office:value="1455999455.04381" calcext:value-type="float">
            <text:p>1455999455.04381</text:p>
          </table:table-cell>
          <table:table-cell office:value-type="float" office:value="7872" calcext:value-type="float">
            <text:p>7872</text:p>
          </table:table-cell>
          <table:table-cell table:formula="of:=[.B180]-[.B$2]" office:value-type="float" office:value="19.1587235927582" calcext:value-type="float">
            <text:p>19.1587235928</text:p>
          </table:table-cell>
          <table:table-cell table:formula="of:=[.D180]/([.E180]-[.E179])" office:value-type="float" office:value="62460.861819255" calcext:value-type="float">
            <text:p>62460.861819255</text:p>
          </table:table-cell>
          <table:table-cell table:formula="of:=[.E180]-[.E179]" office:value-type="float" office:value="0.126030921936035" calcext:value-type="float">
            <text:p>0.1260309219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455999455.17002" calcext:value-type="float">
            <text:p>1455999455.17002</text:p>
          </table:table-cell>
          <table:table-cell office:value-type="float" office:value="1455999455.17025" calcext:value-type="float">
            <text:p>1455999455.17025</text:p>
          </table:table-cell>
          <table:table-cell office:value-type="float" office:value="7888" calcext:value-type="float">
            <text:p>7888</text:p>
          </table:table-cell>
          <table:table-cell table:formula="of:=[.B181]-[.B$2]" office:value-type="float" office:value="19.2851545810699" calcext:value-type="float">
            <text:p>19.2851545811</text:p>
          </table:table-cell>
          <table:table-cell table:formula="of:=[.D181]/([.E181]-[.E180])" office:value-type="float" office:value="62389.767772351" calcext:value-type="float">
            <text:p>62389.767772351</text:p>
          </table:table-cell>
          <table:table-cell table:formula="of:=[.E181]-[.E180]" office:value-type="float" office:value="0.126430988311768" calcext:value-type="float">
            <text:p>0.1264309883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455999455.29667" calcext:value-type="float">
            <text:p>1455999455.29667</text:p>
          </table:table-cell>
          <table:table-cell office:value-type="float" office:value="1455999455.29688" calcext:value-type="float">
            <text:p>1455999455.29688</text:p>
          </table:table-cell>
          <table:table-cell office:value-type="float" office:value="7888" calcext:value-type="float">
            <text:p>7888</text:p>
          </table:table-cell>
          <table:table-cell table:formula="of:=[.B182]-[.B$2]" office:value-type="float" office:value="19.4118037223816" calcext:value-type="float">
            <text:p>19.4118037224</text:p>
          </table:table-cell>
          <table:table-cell table:formula="of:=[.D182]/([.E182]-[.E181])" office:value-type="float" office:value="62282.3014693009" calcext:value-type="float">
            <text:p>62282.3014693009</text:p>
          </table:table-cell>
          <table:table-cell table:formula="of:=[.E182]-[.E181]" office:value-type="float" office:value="0.126649141311646" calcext:value-type="float">
            <text:p>0.1266491413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455999455.42288" calcext:value-type="float">
            <text:p>1455999455.42288</text:p>
          </table:table-cell>
          <table:table-cell office:value-type="float" office:value="1455999455.4231" calcext:value-type="float">
            <text:p>1455999455.4231</text:p>
          </table:table-cell>
          <table:table-cell office:value-type="float" office:value="7880" calcext:value-type="float">
            <text:p>7880</text:p>
          </table:table-cell>
          <table:table-cell table:formula="of:=[.B183]-[.B$2]" office:value-type="float" office:value="19.5380129814148" calcext:value-type="float">
            <text:p>19.5380129814</text:p>
          </table:table-cell>
          <table:table-cell table:formula="of:=[.D183]/([.E183]-[.E182])" office:value-type="float" office:value="62435.9897234396" calcext:value-type="float">
            <text:p>62435.9897234396</text:p>
          </table:table-cell>
          <table:table-cell table:formula="of:=[.E183]-[.E182]" office:value-type="float" office:value="0.126209259033203" calcext:value-type="float">
            <text:p>0.126209259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455999455.55631" calcext:value-type="float">
            <text:p>1455999455.55631</text:p>
          </table:table-cell>
          <table:table-cell office:value-type="float" office:value="1455999455.55662" calcext:value-type="float">
            <text:p>1455999455.55662</text:p>
          </table:table-cell>
          <table:table-cell office:value-type="float" office:value="7856" calcext:value-type="float">
            <text:p>7856</text:p>
          </table:table-cell>
          <table:table-cell table:formula="of:=[.B184]-[.B$2]" office:value-type="float" office:value="19.6714396476746" calcext:value-type="float">
            <text:p>19.6714396477</text:p>
          </table:table-cell>
          <table:table-cell table:formula="of:=[.D184]/([.E184]-[.E183])" office:value-type="float" office:value="58878.7850301627" calcext:value-type="float">
            <text:p>58878.7850301627</text:p>
          </table:table-cell>
          <table:table-cell table:formula="of:=[.E184]-[.E183]" office:value-type="float" office:value="0.133426666259766" calcext:value-type="float">
            <text:p>0.1334266663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455999455.68174" calcext:value-type="float">
            <text:p>1455999455.68174</text:p>
          </table:table-cell>
          <table:table-cell office:value-type="float" office:value="1455999455.68196" calcext:value-type="float">
            <text:p>1455999455.68196</text:p>
          </table:table-cell>
          <table:table-cell office:value-type="float" office:value="7816" calcext:value-type="float">
            <text:p>7816</text:p>
          </table:table-cell>
          <table:table-cell table:formula="of:=[.B185]-[.B$2]" office:value-type="float" office:value="19.7968726158142" calcext:value-type="float">
            <text:p>19.7968726158</text:p>
          </table:table-cell>
          <table:table-cell table:formula="of:=[.D185]/([.E185]-[.E184])" office:value-type="float" office:value="62312.1665374147" calcext:value-type="float">
            <text:p>62312.1665374147</text:p>
          </table:table-cell>
          <table:table-cell table:formula="of:=[.E185]-[.E184]" office:value-type="float" office:value="0.125432968139648" calcext:value-type="float">
            <text:p>0.1254329681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455999455.8067" calcext:value-type="float">
            <text:p>1455999455.8067</text:p>
          </table:table-cell>
          <table:table-cell office:value-type="float" office:value="1455999455.80692" calcext:value-type="float">
            <text:p>1455999455.80692</text:p>
          </table:table-cell>
          <table:table-cell office:value-type="float" office:value="7768" calcext:value-type="float">
            <text:p>7768</text:p>
          </table:table-cell>
          <table:table-cell table:formula="of:=[.B186]-[.B$2]" office:value-type="float" office:value="19.9218354225159" calcext:value-type="float">
            <text:p>19.9218354225</text:p>
          </table:table-cell>
          <table:table-cell table:formula="of:=[.D186]/([.E186]-[.E185])" office:value-type="float" office:value="62162.4962261415" calcext:value-type="float">
            <text:p>62162.4962261415</text:p>
          </table:table-cell>
          <table:table-cell table:formula="of:=[.E186]-[.E185]" office:value-type="float" office:value="0.12496280670166" calcext:value-type="float">
            <text:p>0.1249628067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455999455.93032" calcext:value-type="float">
            <text:p>1455999455.93032</text:p>
          </table:table-cell>
          <table:table-cell office:value-type="float" office:value="1455999455.93055" calcext:value-type="float">
            <text:p>1455999455.93055</text:p>
          </table:table-cell>
          <table:table-cell office:value-type="float" office:value="7704" calcext:value-type="float">
            <text:p>7704</text:p>
          </table:table-cell>
          <table:table-cell table:formula="of:=[.B187]-[.B$2]" office:value-type="float" office:value="20.0454545021057" calcext:value-type="float">
            <text:p>20.0454545021</text:p>
          </table:table-cell>
          <table:table-cell table:formula="of:=[.D187]/([.E187]-[.E186])" office:value-type="float" office:value="62320.4769487132" calcext:value-type="float">
            <text:p>62320.4769487132</text:p>
          </table:table-cell>
          <table:table-cell table:formula="of:=[.E187]-[.E186]" office:value-type="float" office:value="0.123619079589844" calcext:value-type="float">
            <text:p>0.1236190796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455999456.05312" calcext:value-type="float">
            <text:p>1455999456.05312</text:p>
          </table:table-cell>
          <table:table-cell office:value-type="float" office:value="1455999456.05335" calcext:value-type="float">
            <text:p>1455999456.05335</text:p>
          </table:table-cell>
          <table:table-cell office:value-type="float" office:value="7632" calcext:value-type="float">
            <text:p>7632</text:p>
          </table:table-cell>
          <table:table-cell table:formula="of:=[.B188]-[.B$2]" office:value-type="float" office:value="20.1682572364807" calcext:value-type="float">
            <text:p>20.1682572365</text:p>
          </table:table-cell>
          <table:table-cell table:formula="of:=[.D188]/([.E188]-[.E187])" office:value-type="float" office:value="62148.4532803181" calcext:value-type="float">
            <text:p>62148.4532803181</text:p>
          </table:table-cell>
          <table:table-cell table:formula="of:=[.E188]-[.E187]" office:value-type="float" office:value="0.122802734375" calcext:value-type="float">
            <text:p>0.1228027344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455999456.17468" calcext:value-type="float">
            <text:p>1455999456.17468</text:p>
          </table:table-cell>
          <table:table-cell office:value-type="float" office:value="1455999456.1749" calcext:value-type="float">
            <text:p>1455999456.1749</text:p>
          </table:table-cell>
          <table:table-cell office:value-type="float" office:value="7544" calcext:value-type="float">
            <text:p>7544</text:p>
          </table:table-cell>
          <table:table-cell table:formula="of:=[.B189]-[.B$2]" office:value-type="float" office:value="20.2898089885712" calcext:value-type="float">
            <text:p>20.2898089886</text:p>
          </table:table-cell>
          <table:table-cell table:formula="of:=[.D189]/([.E189]-[.E188])" office:value-type="float" office:value="62064.0992026676" calcext:value-type="float">
            <text:p>62064.0992026676</text:p>
          </table:table-cell>
          <table:table-cell table:formula="of:=[.E189]-[.E188]" office:value-type="float" office:value="0.121551752090454" calcext:value-type="float">
            <text:p>0.1215517521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455999456.29485" calcext:value-type="float">
            <text:p>1455999456.29485</text:p>
          </table:table-cell>
          <table:table-cell office:value-type="float" office:value="1455999456.29507" calcext:value-type="float">
            <text:p>1455999456.29507</text:p>
          </table:table-cell>
          <table:table-cell office:value-type="float" office:value="7448" calcext:value-type="float">
            <text:p>7448</text:p>
          </table:table-cell>
          <table:table-cell table:formula="of:=[.B190]-[.B$2]" office:value-type="float" office:value="20.4099864959717" calcext:value-type="float">
            <text:p>20.409986496</text:p>
          </table:table-cell>
          <table:table-cell table:formula="of:=[.D190]/([.E190]-[.E189])" office:value-type="float" office:value="61974.9915030125" calcext:value-type="float">
            <text:p>61974.9915030125</text:p>
          </table:table-cell>
          <table:table-cell table:formula="of:=[.E190]-[.E189]" office:value-type="float" office:value="0.120177507400513" calcext:value-type="float">
            <text:p>0.1201775074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455999456.41375" calcext:value-type="float">
            <text:p>1455999456.41375</text:p>
          </table:table-cell>
          <table:table-cell office:value-type="float" office:value="1455999456.41398" calcext:value-type="float">
            <text:p>1455999456.41398</text:p>
          </table:table-cell>
          <table:table-cell office:value-type="float" office:value="7344" calcext:value-type="float">
            <text:p>7344</text:p>
          </table:table-cell>
          <table:table-cell table:formula="of:=[.B191]-[.B$2]" office:value-type="float" office:value="20.5288777351379" calcext:value-type="float">
            <text:p>20.5288777351</text:p>
          </table:table-cell>
          <table:table-cell table:formula="of:=[.D191]/([.E191]-[.E190])" office:value-type="float" office:value="61770.7414902961" calcext:value-type="float">
            <text:p>61770.7414902961</text:p>
          </table:table-cell>
          <table:table-cell table:formula="of:=[.E191]-[.E190]" office:value-type="float" office:value="0.11889123916626" calcext:value-type="float">
            <text:p>0.1188912392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455999456.53095" calcext:value-type="float">
            <text:p>1455999456.53095</text:p>
          </table:table-cell>
          <table:table-cell office:value-type="float" office:value="1455999456.53117" calcext:value-type="float">
            <text:p>1455999456.53117</text:p>
          </table:table-cell>
          <table:table-cell office:value-type="float" office:value="7240" calcext:value-type="float">
            <text:p>7240</text:p>
          </table:table-cell>
          <table:table-cell table:formula="of:=[.B192]-[.B$2]" office:value-type="float" office:value="20.6460793018341" calcext:value-type="float">
            <text:p>20.6460793018</text:p>
          </table:table-cell>
          <table:table-cell table:formula="of:=[.D192]/([.E192]-[.E191])" office:value-type="float" office:value="61773.9182511865" calcext:value-type="float">
            <text:p>61773.9182511865</text:p>
          </table:table-cell>
          <table:table-cell table:formula="of:=[.E192]-[.E191]" office:value-type="float" office:value="0.117201566696167" calcext:value-type="float">
            <text:p>0.1172015667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455999456.64674" calcext:value-type="float">
            <text:p>1455999456.64674</text:p>
          </table:table-cell>
          <table:table-cell office:value-type="float" office:value="1455999456.64699" calcext:value-type="float">
            <text:p>1455999456.64699</text:p>
          </table:table-cell>
          <table:table-cell office:value-type="float" office:value="7120" calcext:value-type="float">
            <text:p>7120</text:p>
          </table:table-cell>
          <table:table-cell table:formula="of:=[.B193]-[.B$2]" office:value-type="float" office:value="20.7618770599365" calcext:value-type="float">
            <text:p>20.7618770599</text:p>
          </table:table-cell>
          <table:table-cell table:formula="of:=[.D193]/([.E193]-[.E192])" office:value-type="float" office:value="61486.5099003276" calcext:value-type="float">
            <text:p>61486.5099003276</text:p>
          </table:table-cell>
          <table:table-cell table:formula="of:=[.E193]-[.E192]" office:value-type="float" office:value="0.115797758102417" calcext:value-type="float">
            <text:p>0.1157977581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455999456.76068" calcext:value-type="float">
            <text:p>1455999456.76068</text:p>
          </table:table-cell>
          <table:table-cell office:value-type="float" office:value="1455999456.76091" calcext:value-type="float">
            <text:p>1455999456.76091</text:p>
          </table:table-cell>
          <table:table-cell office:value-type="float" office:value="7000" calcext:value-type="float">
            <text:p>7000</text:p>
          </table:table-cell>
          <table:table-cell table:formula="of:=[.B194]-[.B$2]" office:value-type="float" office:value="20.8758115768433" calcext:value-type="float">
            <text:p>20.8758115768</text:p>
          </table:table-cell>
          <table:table-cell table:formula="of:=[.D194]/([.E194]-[.E193])" office:value-type="float" office:value="61438.800023437" calcext:value-type="float">
            <text:p>61438.800023437</text:p>
          </table:table-cell>
          <table:table-cell table:formula="of:=[.E194]-[.E193]" office:value-type="float" office:value="0.113934516906738" calcext:value-type="float">
            <text:p>0.1139345169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455999456.87299" calcext:value-type="float">
            <text:p>1455999456.87299</text:p>
          </table:table-cell>
          <table:table-cell office:value-type="float" office:value="1455999456.8733" calcext:value-type="float">
            <text:p>1455999456.8733</text:p>
          </table:table-cell>
          <table:table-cell office:value-type="float" office:value="6872" calcext:value-type="float">
            <text:p>6872</text:p>
          </table:table-cell>
          <table:table-cell table:formula="of:=[.B195]-[.B$2]" office:value-type="float" office:value="20.9881205558777" calcext:value-type="float">
            <text:p>20.9881205559</text:p>
          </table:table-cell>
          <table:table-cell table:formula="of:=[.D195]/([.E195]-[.E194])" office:value-type="float" office:value="61188.3400515436" calcext:value-type="float">
            <text:p>61188.3400515436</text:p>
          </table:table-cell>
          <table:table-cell table:formula="of:=[.E195]-[.E194]" office:value-type="float" office:value="0.112308979034424" calcext:value-type="float">
            <text:p>0.112308979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455999456.98313" calcext:value-type="float">
            <text:p>1455999456.98313</text:p>
          </table:table-cell>
          <table:table-cell office:value-type="float" office:value="1455999456.98336" calcext:value-type="float">
            <text:p>1455999456.98336</text:p>
          </table:table-cell>
          <table:table-cell office:value-type="float" office:value="6744" calcext:value-type="float">
            <text:p>6744</text:p>
          </table:table-cell>
          <table:table-cell table:formula="of:=[.B196]-[.B$2]" office:value-type="float" office:value="21.0982611179352" calcext:value-type="float">
            <text:p>21.0982611179</text:p>
          </table:table-cell>
          <table:table-cell table:formula="of:=[.D196]/([.E196]-[.E195])" office:value-type="float" office:value="61230.8478730981" calcext:value-type="float">
            <text:p>61230.8478730981</text:p>
          </table:table-cell>
          <table:table-cell table:formula="of:=[.E196]-[.E195]" office:value-type="float" office:value="0.110140562057495" calcext:value-type="float">
            <text:p>0.1101405621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455999457.0915" calcext:value-type="float">
            <text:p>1455999457.0915</text:p>
          </table:table-cell>
          <table:table-cell office:value-type="float" office:value="1455999457.09173" calcext:value-type="float">
            <text:p>1455999457.09173</text:p>
          </table:table-cell>
          <table:table-cell office:value-type="float" office:value="6616" calcext:value-type="float">
            <text:p>6616</text:p>
          </table:table-cell>
          <table:table-cell table:formula="of:=[.B197]-[.B$2]" office:value-type="float" office:value="21.2066335678101" calcext:value-type="float">
            <text:p>21.2066335678</text:p>
          </table:table-cell>
          <table:table-cell table:formula="of:=[.D197]/([.E197]-[.E196])" office:value-type="float" office:value="61048.7260151316" calcext:value-type="float">
            <text:p>61048.7260151316</text:p>
          </table:table-cell>
          <table:table-cell table:formula="of:=[.E197]-[.E196]" office:value-type="float" office:value="0.108372449874878" calcext:value-type="float">
            <text:p>0.1083724499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455999457.19821" calcext:value-type="float">
            <text:p>1455999457.19821</text:p>
          </table:table-cell>
          <table:table-cell office:value-type="float" office:value="1455999457.19843" calcext:value-type="float">
            <text:p>1455999457.19843</text:p>
          </table:table-cell>
          <table:table-cell office:value-type="float" office:value="6488" calcext:value-type="float">
            <text:p>6488</text:p>
          </table:table-cell>
          <table:table-cell table:formula="of:=[.B198]-[.B$2]" office:value-type="float" office:value="21.3133387565613" calcext:value-type="float">
            <text:p>21.3133387566</text:p>
          </table:table-cell>
          <table:table-cell table:formula="of:=[.D198]/([.E198]-[.E197])" office:value-type="float" office:value="60803.0413134504" calcext:value-type="float">
            <text:p>60803.0413134504</text:p>
          </table:table-cell>
          <table:table-cell table:formula="of:=[.E198]-[.E197]" office:value-type="float" office:value="0.106705188751221" calcext:value-type="float">
            <text:p>0.1067051888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455999457.30304" calcext:value-type="float">
            <text:p>1455999457.30304</text:p>
          </table:table-cell>
          <table:table-cell office:value-type="float" office:value="1455999457.30326" calcext:value-type="float">
            <text:p>1455999457.30326</text:p>
          </table:table-cell>
          <table:table-cell office:value-type="float" office:value="6360" calcext:value-type="float">
            <text:p>6360</text:p>
          </table:table-cell>
          <table:table-cell table:formula="of:=[.B199]-[.B$2]" office:value-type="float" office:value="21.4181673526764" calcext:value-type="float">
            <text:p>21.4181673527</text:p>
          </table:table-cell>
          <table:table-cell table:formula="of:=[.D199]/([.E199]-[.E198])" office:value-type="float" office:value="60670.4681327229" calcext:value-type="float">
            <text:p>60670.4681327229</text:p>
          </table:table-cell>
          <table:table-cell table:formula="of:=[.E199]-[.E198]" office:value-type="float" office:value="0.104828596115112" calcext:value-type="float">
            <text:p>0.1048285961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455999457.40656" calcext:value-type="float">
            <text:p>1455999457.40656</text:p>
          </table:table-cell>
          <table:table-cell office:value-type="float" office:value="1455999457.40677" calcext:value-type="float">
            <text:p>1455999457.40677</text:p>
          </table:table-cell>
          <table:table-cell office:value-type="float" office:value="6232" calcext:value-type="float">
            <text:p>6232</text:p>
          </table:table-cell>
          <table:table-cell table:formula="of:=[.B200]-[.B$2]" office:value-type="float" office:value="21.5216913223267" calcext:value-type="float">
            <text:p>21.5216913223</text:p>
          </table:table-cell>
          <table:table-cell table:formula="of:=[.D200]/([.E200]-[.E199])" office:value-type="float" office:value="60198.6189387187" calcext:value-type="float">
            <text:p>60198.6189387187</text:p>
          </table:table-cell>
          <table:table-cell table:formula="of:=[.E200]-[.E199]" office:value-type="float" office:value="0.103523969650269" calcext:value-type="float">
            <text:p>0.1035239697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455999457.50884" calcext:value-type="float">
            <text:p>1455999457.50884</text:p>
          </table:table-cell>
          <table:table-cell office:value-type="float" office:value="1455999457.50908" calcext:value-type="float">
            <text:p>1455999457.50908</text:p>
          </table:table-cell>
          <table:table-cell office:value-type="float" office:value="6096" calcext:value-type="float">
            <text:p>6096</text:p>
          </table:table-cell>
          <table:table-cell table:formula="of:=[.B201]-[.B$2]" office:value-type="float" office:value="21.623975276947" calcext:value-type="float">
            <text:p>21.6239752769</text:p>
          </table:table-cell>
          <table:table-cell table:formula="of:=[.D201]/([.E201]-[.E200])" office:value-type="float" office:value="59598.7906668842" calcext:value-type="float">
            <text:p>59598.7906668842</text:p>
          </table:table-cell>
          <table:table-cell table:formula="of:=[.E201]-[.E200]" office:value-type="float" office:value="0.102283954620361" calcext:value-type="float">
            <text:p>0.1022839546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455999457.61013" calcext:value-type="float">
            <text:p>1455999457.61013</text:p>
          </table:table-cell>
          <table:table-cell office:value-type="float" office:value="1455999457.61035" calcext:value-type="float">
            <text:p>1455999457.61035</text:p>
          </table:table-cell>
          <table:table-cell office:value-type="float" office:value="5976" calcext:value-type="float">
            <text:p>5976</text:p>
          </table:table-cell>
          <table:table-cell table:formula="of:=[.B202]-[.B$2]" office:value-type="float" office:value="21.7252588272095" calcext:value-type="float">
            <text:p>21.7252588272</text:p>
          </table:table-cell>
          <table:table-cell table:formula="of:=[.D202]/([.E202]-[.E201])" office:value-type="float" office:value="59002.6710607466" calcext:value-type="float">
            <text:p>59002.6710607466</text:p>
          </table:table-cell>
          <table:table-cell table:formula="of:=[.E202]-[.E201]" office:value-type="float" office:value="0.101283550262451" calcext:value-type="float">
            <text:p>0.1012835503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455999457.7111" calcext:value-type="float">
            <text:p>1455999457.7111</text:p>
          </table:table-cell>
          <table:table-cell office:value-type="float" office:value="1455999457.71133" calcext:value-type="float">
            <text:p>1455999457.71133</text:p>
          </table:table-cell>
          <table:table-cell office:value-type="float" office:value="5848" calcext:value-type="float">
            <text:p>5848</text:p>
          </table:table-cell>
          <table:table-cell table:formula="of:=[.B203]-[.B$2]" office:value-type="float" office:value="21.8262324333191" calcext:value-type="float">
            <text:p>21.8262324333</text:p>
          </table:table-cell>
          <table:table-cell table:formula="of:=[.D203]/([.E203]-[.E202])" office:value-type="float" office:value="57916.1250678844" calcext:value-type="float">
            <text:p>57916.1250678844</text:p>
          </table:table-cell>
          <table:table-cell table:formula="of:=[.E203]-[.E202]" office:value-type="float" office:value="0.100973606109619" calcext:value-type="float">
            <text:p>0.1009736061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455999457.81168" calcext:value-type="float">
            <text:p>1455999457.81168</text:p>
          </table:table-cell>
          <table:table-cell office:value-type="float" office:value="1455999457.8119" calcext:value-type="float">
            <text:p>1455999457.8119</text:p>
          </table:table-cell>
          <table:table-cell office:value-type="float" office:value="5720" calcext:value-type="float">
            <text:p>5720</text:p>
          </table:table-cell>
          <table:table-cell table:formula="of:=[.B204]-[.B$2]" office:value-type="float" office:value="21.9268081188202" calcext:value-type="float">
            <text:p>21.9268081188</text:p>
          </table:table-cell>
          <table:table-cell table:formula="of:=[.D204]/([.E204]-[.E203])" office:value-type="float" office:value="56872.5927295571" calcext:value-type="float">
            <text:p>56872.5927295571</text:p>
          </table:table-cell>
          <table:table-cell table:formula="of:=[.E204]-[.E203]" office:value-type="float" office:value="0.100575685501099" calcext:value-type="float">
            <text:p>0.1005756855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455999457.91148" calcext:value-type="float">
            <text:p>1455999457.91148</text:p>
          </table:table-cell>
          <table:table-cell office:value-type="float" office:value="1455999457.91171" calcext:value-type="float">
            <text:p>1455999457.91171</text:p>
          </table:table-cell>
          <table:table-cell office:value-type="float" office:value="5600" calcext:value-type="float">
            <text:p>5600</text:p>
          </table:table-cell>
          <table:table-cell table:formula="of:=[.B205]-[.B$2]" office:value-type="float" office:value="22.0266168117523" calcext:value-type="float">
            <text:p>22.0266168118</text:p>
          </table:table-cell>
          <table:table-cell table:formula="of:=[.D205]/([.E205]-[.E204])" office:value-type="float" office:value="56107.3373018527" calcext:value-type="float">
            <text:p>56107.3373018527</text:p>
          </table:table-cell>
          <table:table-cell table:formula="of:=[.E205]-[.E204]" office:value-type="float" office:value="0.0998086929321289" calcext:value-type="float">
            <text:p>0.0998086929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1455999458.01253" calcext:value-type="float">
            <text:p>1455999458.01253</text:p>
          </table:table-cell>
          <table:table-cell office:value-type="float" office:value="1455999458.01275" calcext:value-type="float">
            <text:p>1455999458.01275</text:p>
          </table:table-cell>
          <table:table-cell office:value-type="float" office:value="5480" calcext:value-type="float">
            <text:p>5480</text:p>
          </table:table-cell>
          <table:table-cell table:formula="of:=[.B206]-[.B$2]" office:value-type="float" office:value="22.127658367157" calcext:value-type="float">
            <text:p>22.1276583672</text:p>
          </table:table-cell>
          <table:table-cell table:formula="of:=[.D206]/([.E206]-[.E205])" office:value-type="float" office:value="54235.1112673697" calcext:value-type="float">
            <text:p>54235.1112673697</text:p>
          </table:table-cell>
          <table:table-cell table:formula="of:=[.E206]-[.E205]" office:value-type="float" office:value="0.101041555404663" calcext:value-type="float">
            <text:p>0.1010415554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455999458.11358" calcext:value-type="float">
            <text:p>1455999458.11358</text:p>
          </table:table-cell>
          <table:table-cell office:value-type="float" office:value="1455999458.1138" calcext:value-type="float">
            <text:p>1455999458.1138</text:p>
          </table:table-cell>
          <table:table-cell office:value-type="float" office:value="5360" calcext:value-type="float">
            <text:p>5360</text:p>
          </table:table-cell>
          <table:table-cell table:formula="of:=[.B207]-[.B$2]" office:value-type="float" office:value="22.2287094593048" calcext:value-type="float">
            <text:p>22.2287094593</text:p>
          </table:table-cell>
          <table:table-cell table:formula="of:=[.D207]/([.E207]-[.E206])" office:value-type="float" office:value="53042.4747132756" calcext:value-type="float">
            <text:p>53042.4747132756</text:p>
          </table:table-cell>
          <table:table-cell table:formula="of:=[.E207]-[.E206]" office:value-type="float" office:value="0.101051092147827" calcext:value-type="float">
            <text:p>0.1010510921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1455999458.21448" calcext:value-type="float">
            <text:p>1455999458.21448</text:p>
          </table:table-cell>
          <table:table-cell office:value-type="float" office:value="1455999458.21471" calcext:value-type="float">
            <text:p>1455999458.21471</text:p>
          </table:table-cell>
          <table:table-cell office:value-type="float" office:value="5248" calcext:value-type="float">
            <text:p>5248</text:p>
          </table:table-cell>
          <table:table-cell table:formula="of:=[.B208]-[.B$2]" office:value-type="float" office:value="22.3296093940735" calcext:value-type="float">
            <text:p>22.3296093941</text:p>
          </table:table-cell>
          <table:table-cell table:formula="of:=[.D208]/([.E208]-[.E207])" office:value-type="float" office:value="52011.926588769" calcext:value-type="float">
            <text:p>52011.926588769</text:p>
          </table:table-cell>
          <table:table-cell table:formula="of:=[.E208]-[.E207]" office:value-type="float" office:value="0.100899934768677" calcext:value-type="float">
            <text:p>0.1008999348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1455999458.31604" calcext:value-type="float">
            <text:p>1455999458.31604</text:p>
          </table:table-cell>
          <table:table-cell office:value-type="float" office:value="1455999458.31626" calcext:value-type="float">
            <text:p>1455999458.31626</text:p>
          </table:table-cell>
          <table:table-cell office:value-type="float" office:value="5136" calcext:value-type="float">
            <text:p>5136</text:p>
          </table:table-cell>
          <table:table-cell table:formula="of:=[.B209]-[.B$2]" office:value-type="float" office:value="22.4311747550964" calcext:value-type="float">
            <text:p>22.4311747551</text:p>
          </table:table-cell>
          <table:table-cell table:formula="of:=[.D209]/([.E209]-[.E208])" office:value-type="float" office:value="50568.4216377619" calcext:value-type="float">
            <text:p>50568.4216377619</text:p>
          </table:table-cell>
          <table:table-cell table:formula="of:=[.E209]-[.E208]" office:value-type="float" office:value="0.101565361022949" calcext:value-type="float">
            <text:p>0.101565361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1455999458.41737" calcext:value-type="float">
            <text:p>1455999458.41737</text:p>
          </table:table-cell>
          <table:table-cell office:value-type="float" office:value="1455999458.4176" calcext:value-type="float">
            <text:p>1455999458.4176</text:p>
          </table:table-cell>
          <table:table-cell office:value-type="float" office:value="5032" calcext:value-type="float">
            <text:p>5032</text:p>
          </table:table-cell>
          <table:table-cell table:formula="of:=[.B210]-[.B$2]" office:value-type="float" office:value="22.5325043201447" calcext:value-type="float">
            <text:p>22.5325043201</text:p>
          </table:table-cell>
          <table:table-cell table:formula="of:=[.D210]/([.E210]-[.E209])" office:value-type="float" office:value="49659.741434847" calcext:value-type="float">
            <text:p>49659.741434847</text:p>
          </table:table-cell>
          <table:table-cell table:formula="of:=[.E210]-[.E209]" office:value-type="float" office:value="0.101329565048218" calcext:value-type="float">
            <text:p>0.101329565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1455999458.51889" calcext:value-type="float">
            <text:p>1455999458.51889</text:p>
          </table:table-cell>
          <table:table-cell office:value-type="float" office:value="1455999458.51913" calcext:value-type="float">
            <text:p>1455999458.51913</text:p>
          </table:table-cell>
          <table:table-cell office:value-type="float" office:value="4928" calcext:value-type="float">
            <text:p>4928</text:p>
          </table:table-cell>
          <table:table-cell table:formula="of:=[.B211]-[.B$2]" office:value-type="float" office:value="22.6340177059174" calcext:value-type="float">
            <text:p>22.6340177059</text:p>
          </table:table-cell>
          <table:table-cell table:formula="of:=[.D211]/([.E211]-[.E210])" office:value-type="float" office:value="48545.3220034854" calcext:value-type="float">
            <text:p>48545.3220034854</text:p>
          </table:table-cell>
          <table:table-cell table:formula="of:=[.E211]-[.E210]" office:value-type="float" office:value="0.101513385772705" calcext:value-type="float">
            <text:p>0.1015133858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455999458.61972" calcext:value-type="float">
            <text:p>1455999458.61972</text:p>
          </table:table-cell>
          <table:table-cell office:value-type="float" office:value="1455999458.61993" calcext:value-type="float">
            <text:p>1455999458.61993</text:p>
          </table:table-cell>
          <table:table-cell office:value-type="float" office:value="4840" calcext:value-type="float">
            <text:p>4840</text:p>
          </table:table-cell>
          <table:table-cell table:formula="of:=[.B212]-[.B$2]" office:value-type="float" office:value="22.7348475456238" calcext:value-type="float">
            <text:p>22.7348475456</text:p>
          </table:table-cell>
          <table:table-cell table:formula="of:=[.D212]/([.E212]-[.E211])" office:value-type="float" office:value="48001.6631395258" calcext:value-type="float">
            <text:p>48001.6631395258</text:p>
          </table:table-cell>
          <table:table-cell table:formula="of:=[.E212]-[.E211]" office:value-type="float" office:value="0.100829839706421" calcext:value-type="float">
            <text:p>0.1008298397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1455999458.72083" calcext:value-type="float">
            <text:p>1455999458.72083</text:p>
          </table:table-cell>
          <table:table-cell office:value-type="float" office:value="1455999458.72105" calcext:value-type="float">
            <text:p>1455999458.72105</text:p>
          </table:table-cell>
          <table:table-cell office:value-type="float" office:value="4752" calcext:value-type="float">
            <text:p>4752</text:p>
          </table:table-cell>
          <table:table-cell table:formula="of:=[.B213]-[.B$2]" office:value-type="float" office:value="22.8359591960907" calcext:value-type="float">
            <text:p>22.8359591961</text:p>
          </table:table-cell>
          <table:table-cell table:formula="of:=[.D213]/([.E213]-[.E212])" office:value-type="float" office:value="46997.5514993174" calcext:value-type="float">
            <text:p>46997.5514993174</text:p>
          </table:table-cell>
          <table:table-cell table:formula="of:=[.E213]-[.E212]" office:value-type="float" office:value="0.101111650466919" calcext:value-type="float">
            <text:p>0.1011116505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1455999458.82141" calcext:value-type="float">
            <text:p>1455999458.82141</text:p>
          </table:table-cell>
          <table:table-cell office:value-type="float" office:value="1455999458.82163" calcext:value-type="float">
            <text:p>1455999458.82163</text:p>
          </table:table-cell>
          <table:table-cell office:value-type="float" office:value="4672" calcext:value-type="float">
            <text:p>4672</text:p>
          </table:table-cell>
          <table:table-cell table:formula="of:=[.B214]-[.B$2]" office:value-type="float" office:value="22.9365375041962" calcext:value-type="float">
            <text:p>22.9365375042</text:p>
          </table:table-cell>
          <table:table-cell table:formula="of:=[.D214]/([.E214]-[.E213])" office:value-type="float" office:value="46451.3679739058" calcext:value-type="float">
            <text:p>46451.3679739058</text:p>
          </table:table-cell>
          <table:table-cell table:formula="of:=[.E214]-[.E213]" office:value-type="float" office:value="0.100578308105469" calcext:value-type="float">
            <text:p>0.1005783081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455999458.92138" calcext:value-type="float">
            <text:p>1455999458.92138</text:p>
          </table:table-cell>
          <table:table-cell office:value-type="float" office:value="1455999458.92161" calcext:value-type="float">
            <text:p>1455999458.92161</text:p>
          </table:table-cell>
          <table:table-cell office:value-type="float" office:value="4592" calcext:value-type="float">
            <text:p>4592</text:p>
          </table:table-cell>
          <table:table-cell table:formula="of:=[.B215]-[.B$2]" office:value-type="float" office:value="23.0365107059479" calcext:value-type="float">
            <text:p>23.0365107059</text:p>
          </table:table-cell>
          <table:table-cell table:formula="of:=[.D215]/([.E215]-[.E214])" office:value-type="float" office:value="45932.3090542262" calcext:value-type="float">
            <text:p>45932.3090542262</text:p>
          </table:table-cell>
          <table:table-cell table:formula="of:=[.E215]-[.E214]" office:value-type="float" office:value="0.099973201751709" calcext:value-type="float">
            <text:p>0.0999732018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1455999459.02193" calcext:value-type="float">
            <text:p>1455999459.02193</text:p>
          </table:table-cell>
          <table:table-cell office:value-type="float" office:value="1455999459.02216" calcext:value-type="float">
            <text:p>1455999459.02216</text:p>
          </table:table-cell>
          <table:table-cell office:value-type="float" office:value="4528" calcext:value-type="float">
            <text:p>4528</text:p>
          </table:table-cell>
          <table:table-cell table:formula="of:=[.B216]-[.B$2]" office:value-type="float" office:value="23.1370639801025" calcext:value-type="float">
            <text:p>23.1370639801</text:p>
          </table:table-cell>
          <table:table-cell table:formula="of:=[.D216]/([.E216]-[.E215])" office:value-type="float" office:value="45030.8559126119" calcext:value-type="float">
            <text:p>45030.8559126119</text:p>
          </table:table-cell>
          <table:table-cell table:formula="of:=[.E216]-[.E215]" office:value-type="float" office:value="0.100553274154663" calcext:value-type="float">
            <text:p>0.1005532742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455999459.12277" calcext:value-type="float">
            <text:p>1455999459.12277</text:p>
          </table:table-cell>
          <table:table-cell office:value-type="float" office:value="1455999459.12299" calcext:value-type="float">
            <text:p>1455999459.12299</text:p>
          </table:table-cell>
          <table:table-cell office:value-type="float" office:value="4472" calcext:value-type="float">
            <text:p>4472</text:p>
          </table:table-cell>
          <table:table-cell table:formula="of:=[.B217]-[.B$2]" office:value-type="float" office:value="23.237898349762" calcext:value-type="float">
            <text:p>23.2378983498</text:p>
          </table:table-cell>
          <table:table-cell table:formula="of:=[.D217]/([.E217]-[.E216])" office:value-type="float" office:value="44349.957411392" calcext:value-type="float">
            <text:p>44349.957411392</text:p>
          </table:table-cell>
          <table:table-cell table:formula="of:=[.E217]-[.E216]" office:value-type="float" office:value="0.100834369659424" calcext:value-type="float">
            <text:p>0.1008343697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1455999459.22362" calcext:value-type="float">
            <text:p>1455999459.22362</text:p>
          </table:table-cell>
          <table:table-cell office:value-type="float" office:value="1455999459.22385" calcext:value-type="float">
            <text:p>1455999459.22385</text:p>
          </table:table-cell>
          <table:table-cell office:value-type="float" office:value="4416" calcext:value-type="float">
            <text:p>4416</text:p>
          </table:table-cell>
          <table:table-cell table:formula="of:=[.B218]-[.B$2]" office:value-type="float" office:value="23.3387539386749" calcext:value-type="float">
            <text:p>23.3387539387</text:p>
          </table:table-cell>
          <table:table-cell table:formula="of:=[.D218]/([.E218]-[.E217])" office:value-type="float" office:value="43785.3771674558" calcext:value-type="float">
            <text:p>43785.3771674558</text:p>
          </table:table-cell>
          <table:table-cell table:formula="of:=[.E218]-[.E217]" office:value-type="float" office:value="0.100855588912964" calcext:value-type="float">
            <text:p>0.1008555889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1455999459.32538" calcext:value-type="float">
            <text:p>1455999459.32538</text:p>
          </table:table-cell>
          <table:table-cell office:value-type="float" office:value="1455999459.32561" calcext:value-type="float">
            <text:p>1455999459.32561</text:p>
          </table:table-cell>
          <table:table-cell office:value-type="float" office:value="4376" calcext:value-type="float">
            <text:p>4376</text:p>
          </table:table-cell>
          <table:table-cell table:formula="of:=[.B219]-[.B$2]" office:value-type="float" office:value="23.4405145645142" calcext:value-type="float">
            <text:p>23.4405145645</text:p>
          </table:table-cell>
          <table:table-cell table:formula="of:=[.D219]/([.E219]-[.E218])" office:value-type="float" office:value="43002.8801799374" calcext:value-type="float">
            <text:p>43002.8801799374</text:p>
          </table:table-cell>
          <table:table-cell table:formula="of:=[.E219]-[.E218]" office:value-type="float" office:value="0.101760625839233" calcext:value-type="float">
            <text:p>0.1017606258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1455999459.42619" calcext:value-type="float">
            <text:p>1455999459.42619</text:p>
          </table:table-cell>
          <table:table-cell office:value-type="float" office:value="1455999459.4265" calcext:value-type="float">
            <text:p>1455999459.4265</text:p>
          </table:table-cell>
          <table:table-cell office:value-type="float" office:value="4344" calcext:value-type="float">
            <text:p>4344</text:p>
          </table:table-cell>
          <table:table-cell table:formula="of:=[.B220]-[.B$2]" office:value-type="float" office:value="23.5413255691528" calcext:value-type="float">
            <text:p>23.5413255692</text:p>
          </table:table-cell>
          <table:table-cell table:formula="of:=[.D220]/([.E220]-[.E219])" office:value-type="float" office:value="43090.5337722784" calcext:value-type="float">
            <text:p>43090.5337722784</text:p>
          </table:table-cell>
          <table:table-cell table:formula="of:=[.E220]-[.E219]" office:value-type="float" office:value="0.100811004638672" calcext:value-type="float">
            <text:p>0.1008110046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455999459.52737" calcext:value-type="float">
            <text:p>1455999459.52737</text:p>
          </table:table-cell>
          <table:table-cell office:value-type="float" office:value="1455999459.52761" calcext:value-type="float">
            <text:p>1455999459.52761</text:p>
          </table:table-cell>
          <table:table-cell office:value-type="float" office:value="4320" calcext:value-type="float">
            <text:p>4320</text:p>
          </table:table-cell>
          <table:table-cell table:formula="of:=[.B221]-[.B$2]" office:value-type="float" office:value="23.6425037384033" calcext:value-type="float">
            <text:p>23.6425037384</text:p>
          </table:table-cell>
          <table:table-cell table:formula="of:=[.D221]/([.E221]-[.E220])" office:value-type="float" office:value="42696.9575749578" calcext:value-type="float">
            <text:p>42696.9575749578</text:p>
          </table:table-cell>
          <table:table-cell table:formula="of:=[.E221]-[.E220]" office:value-type="float" office:value="0.101178169250488" calcext:value-type="float">
            <text:p>0.1011781693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455999459.62891" calcext:value-type="float">
            <text:p>1455999459.62891</text:p>
          </table:table-cell>
          <table:table-cell office:value-type="float" office:value="1455999459.62914" calcext:value-type="float">
            <text:p>1455999459.62914</text:p>
          </table:table-cell>
          <table:table-cell office:value-type="float" office:value="4304" calcext:value-type="float">
            <text:p>4304</text:p>
          </table:table-cell>
          <table:table-cell table:formula="of:=[.B222]-[.B$2]" office:value-type="float" office:value="23.7440462112427" calcext:value-type="float">
            <text:p>23.7440462112</text:p>
          </table:table-cell>
          <table:table-cell table:formula="of:=[.D222]/([.E222]-[.E221])" office:value-type="float" office:value="42386.2043108711" calcext:value-type="float">
            <text:p>42386.2043108711</text:p>
          </table:table-cell>
          <table:table-cell table:formula="of:=[.E222]-[.E221]" office:value-type="float" office:value="0.101542472839355" calcext:value-type="float">
            <text:p>0.1015424728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1455999459.7303" calcext:value-type="float">
            <text:p>1455999459.7303</text:p>
          </table:table-cell>
          <table:table-cell office:value-type="float" office:value="1455999459.73053" calcext:value-type="float">
            <text:p>1455999459.73053</text:p>
          </table:table-cell>
          <table:table-cell office:value-type="float" office:value="4296" calcext:value-type="float">
            <text:p>4296</text:p>
          </table:table-cell>
          <table:table-cell table:formula="of:=[.B223]-[.B$2]" office:value-type="float" office:value="23.8454349040985" calcext:value-type="float">
            <text:p>23.8454349041</text:p>
          </table:table-cell>
          <table:table-cell table:formula="of:=[.D223]/([.E223]-[.E222])" office:value-type="float" office:value="42371.5887737945" calcext:value-type="float">
            <text:p>42371.5887737945</text:p>
          </table:table-cell>
          <table:table-cell table:formula="of:=[.E223]-[.E222]" office:value-type="float" office:value="0.101388692855835" calcext:value-type="float">
            <text:p>0.1013886929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1455999459.8298" calcext:value-type="float">
            <text:p>1455999459.8298</text:p>
          </table:table-cell>
          <table:table-cell office:value-type="float" office:value="1455999459.83001" calcext:value-type="float">
            <text:p>1455999459.83001</text:p>
          </table:table-cell>
          <table:table-cell office:value-type="float" office:value="4296" calcext:value-type="float">
            <text:p>4296</text:p>
          </table:table-cell>
          <table:table-cell table:formula="of:=[.B224]-[.B$2]" office:value-type="float" office:value="23.9449291229248" calcext:value-type="float">
            <text:p>23.9449291229</text:p>
          </table:table-cell>
          <table:table-cell table:formula="of:=[.D224]/([.E224]-[.E223])" office:value-type="float" office:value="43178.388158415" calcext:value-type="float">
            <text:p>43178.388158415</text:p>
          </table:table-cell>
          <table:table-cell table:formula="of:=[.E224]-[.E223]" office:value-type="float" office:value="0.0994942188262939" calcext:value-type="float">
            <text:p>0.0994942188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455999459.92912" calcext:value-type="float">
            <text:p>1455999459.92912</text:p>
          </table:table-cell>
          <table:table-cell office:value-type="float" office:value="1455999459.92934" calcext:value-type="float">
            <text:p>1455999459.92934</text:p>
          </table:table-cell>
          <table:table-cell office:value-type="float" office:value="4304" calcext:value-type="float">
            <text:p>4304</text:p>
          </table:table-cell>
          <table:table-cell table:formula="of:=[.B225]-[.B$2]" office:value-type="float" office:value="24.0442535877228" calcext:value-type="float">
            <text:p>24.0442535877</text:p>
          </table:table-cell>
          <table:table-cell table:formula="of:=[.D225]/([.E225]-[.E224])" office:value-type="float" office:value="43332.7278304933" calcext:value-type="float">
            <text:p>43332.7278304933</text:p>
          </table:table-cell>
          <table:table-cell table:formula="of:=[.E225]-[.E224]" office:value-type="float" office:value="0.0993244647979736" calcext:value-type="float">
            <text:p>0.0993244648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455999460.02878" calcext:value-type="float">
            <text:p>1455999460.02878</text:p>
          </table:table-cell>
          <table:table-cell office:value-type="float" office:value="1455999460.02899" calcext:value-type="float">
            <text:p>1455999460.02899</text:p>
          </table:table-cell>
          <table:table-cell office:value-type="float" office:value="4320" calcext:value-type="float">
            <text:p>4320</text:p>
          </table:table-cell>
          <table:table-cell table:formula="of:=[.B226]-[.B$2]" office:value-type="float" office:value="24.1439077854156" calcext:value-type="float">
            <text:p>24.1439077854</text:p>
          </table:table-cell>
          <table:table-cell table:formula="of:=[.D226]/([.E226]-[.E225])" office:value-type="float" office:value="43349.9049715297" calcext:value-type="float">
            <text:p>43349.9049715297</text:p>
          </table:table-cell>
          <table:table-cell table:formula="of:=[.E226]-[.E225]" office:value-type="float" office:value="0.0996541976928711" calcext:value-type="float">
            <text:p>0.0996541977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455999460.129" calcext:value-type="float">
            <text:p>1455999460.129</text:p>
          </table:table-cell>
          <table:table-cell office:value-type="float" office:value="1455999460.12922" calcext:value-type="float">
            <text:p>1455999460.12922</text:p>
          </table:table-cell>
          <table:table-cell office:value-type="float" office:value="4352" calcext:value-type="float">
            <text:p>4352</text:p>
          </table:table-cell>
          <table:table-cell table:formula="of:=[.B227]-[.B$2]" office:value-type="float" office:value="24.2441368103027" calcext:value-type="float">
            <text:p>24.2441368103</text:p>
          </table:table-cell>
          <table:table-cell table:formula="of:=[.D227]/([.E227]-[.E226])" office:value-type="float" office:value="43420.5561203737" calcext:value-type="float">
            <text:p>43420.5561203737</text:p>
          </table:table-cell>
          <table:table-cell table:formula="of:=[.E227]-[.E226]" office:value-type="float" office:value="0.100229024887085" calcext:value-type="float">
            <text:p>0.1002290249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455999460.22859" calcext:value-type="float">
            <text:p>1455999460.22859</text:p>
          </table:table-cell>
          <table:table-cell office:value-type="float" office:value="1455999460.22881" calcext:value-type="float">
            <text:p>1455999460.22881</text:p>
          </table:table-cell>
          <table:table-cell office:value-type="float" office:value="4384" calcext:value-type="float">
            <text:p>4384</text:p>
          </table:table-cell>
          <table:table-cell table:formula="of:=[.B228]-[.B$2]" office:value-type="float" office:value="24.3437240123749" calcext:value-type="float">
            <text:p>24.3437240124</text:p>
          </table:table-cell>
          <table:table-cell table:formula="of:=[.D228]/([.E228]-[.E227])" office:value-type="float" office:value="44021.7207510672" calcext:value-type="float">
            <text:p>44021.7207510672</text:p>
          </table:table-cell>
          <table:table-cell table:formula="of:=[.E228]-[.E227]" office:value-type="float" office:value="0.0995872020721436" calcext:value-type="float">
            <text:p>0.0995872021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455999460.32825" calcext:value-type="float">
            <text:p>1455999460.32825</text:p>
          </table:table-cell>
          <table:table-cell office:value-type="float" office:value="1455999460.32846" calcext:value-type="float">
            <text:p>1455999460.32846</text:p>
          </table:table-cell>
          <table:table-cell office:value-type="float" office:value="4432" calcext:value-type="float">
            <text:p>4432</text:p>
          </table:table-cell>
          <table:table-cell table:formula="of:=[.B229]-[.B$2]" office:value-type="float" office:value="24.4433782100677" calcext:value-type="float">
            <text:p>24.4433782101</text:p>
          </table:table-cell>
          <table:table-cell table:formula="of:=[.D229]/([.E229]-[.E228])" office:value-type="float" office:value="44473.7913967176" calcext:value-type="float">
            <text:p>44473.7913967176</text:p>
          </table:table-cell>
          <table:table-cell table:formula="of:=[.E229]-[.E228]" office:value-type="float" office:value="0.0996541976928711" calcext:value-type="float">
            <text:p>0.0996541977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455999460.42751" calcext:value-type="float">
            <text:p>1455999460.42751</text:p>
          </table:table-cell>
          <table:table-cell office:value-type="float" office:value="1455999460.42772" calcext:value-type="float">
            <text:p>1455999460.42772</text:p>
          </table:table-cell>
          <table:table-cell office:value-type="float" office:value="4480" calcext:value-type="float">
            <text:p>4480</text:p>
          </table:table-cell>
          <table:table-cell table:formula="of:=[.B230]-[.B$2]" office:value-type="float" office:value="24.5426383018494" calcext:value-type="float">
            <text:p>24.5426383018</text:p>
          </table:table-cell>
          <table:table-cell table:formula="of:=[.D230]/([.E230]-[.E229])" office:value-type="float" office:value="45133.9498038801" calcext:value-type="float">
            <text:p>45133.9498038801</text:p>
          </table:table-cell>
          <table:table-cell table:formula="of:=[.E230]-[.E229]" office:value-type="float" office:value="0.0992600917816162" calcext:value-type="float">
            <text:p>0.0992600918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455999460.5271" calcext:value-type="float">
            <text:p>1455999460.5271</text:p>
          </table:table-cell>
          <table:table-cell office:value-type="float" office:value="1455999460.52755" calcext:value-type="float">
            <text:p>1455999460.52755</text:p>
          </table:table-cell>
          <table:table-cell office:value-type="float" office:value="4544" calcext:value-type="float">
            <text:p>4544</text:p>
          </table:table-cell>
          <table:table-cell table:formula="of:=[.B231]-[.B$2]" office:value-type="float" office:value="24.6422295570374" calcext:value-type="float">
            <text:p>24.642229557</text:p>
          </table:table-cell>
          <table:table-cell table:formula="of:=[.D231]/([.E231]-[.E230])" office:value-type="float" office:value="45626.4959350372" calcext:value-type="float">
            <text:p>45626.4959350372</text:p>
          </table:table-cell>
          <table:table-cell table:formula="of:=[.E231]-[.E230]" office:value-type="float" office:value="0.0995912551879883" calcext:value-type="float">
            <text:p>0.0995912552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455999460.62651" calcext:value-type="float">
            <text:p>1455999460.62651</text:p>
          </table:table-cell>
          <table:table-cell office:value-type="float" office:value="1455999460.62672" calcext:value-type="float">
            <text:p>1455999460.62672</text:p>
          </table:table-cell>
          <table:table-cell office:value-type="float" office:value="4608" calcext:value-type="float">
            <text:p>4608</text:p>
          </table:table-cell>
          <table:table-cell table:formula="of:=[.B232]-[.B$2]" office:value-type="float" office:value="24.741640329361" calcext:value-type="float">
            <text:p>24.7416403294</text:p>
          </table:table-cell>
          <table:table-cell table:formula="of:=[.D232]/([.E232]-[.E231])" office:value-type="float" office:value="46353.1254439885" calcext:value-type="float">
            <text:p>46353.1254439885</text:p>
          </table:table-cell>
          <table:table-cell table:formula="of:=[.E232]-[.E231]" office:value-type="float" office:value="0.0994107723236084" calcext:value-type="float">
            <text:p>0.0994107723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455999460.72571" calcext:value-type="float">
            <text:p>1455999460.72571</text:p>
          </table:table-cell>
          <table:table-cell office:value-type="float" office:value="1455999460.72593" calcext:value-type="float">
            <text:p>1455999460.72593</text:p>
          </table:table-cell>
          <table:table-cell office:value-type="float" office:value="4680" calcext:value-type="float">
            <text:p>4680</text:p>
          </table:table-cell>
          <table:table-cell table:formula="of:=[.B233]-[.B$2]" office:value-type="float" office:value="24.8408451080322" calcext:value-type="float">
            <text:p>24.840845108</text:p>
          </table:table-cell>
          <table:table-cell table:formula="of:=[.D233]/([.E233]-[.E232])" office:value-type="float" office:value="47175.14682945" calcext:value-type="float">
            <text:p>47175.14682945</text:p>
          </table:table-cell>
          <table:table-cell table:formula="of:=[.E233]-[.E232]" office:value-type="float" office:value="0.0992047786712647" calcext:value-type="float">
            <text:p>0.0992047787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1455999460.82485" calcext:value-type="float">
            <text:p>1455999460.82485</text:p>
          </table:table-cell>
          <table:table-cell office:value-type="float" office:value="1455999460.82506" calcext:value-type="float">
            <text:p>1455999460.82506</text:p>
          </table:table-cell>
          <table:table-cell office:value-type="float" office:value="4760" calcext:value-type="float">
            <text:p>4760</text:p>
          </table:table-cell>
          <table:table-cell table:formula="of:=[.B234]-[.B$2]" office:value-type="float" office:value="24.939977645874" calcext:value-type="float">
            <text:p>24.9399776459</text:p>
          </table:table-cell>
          <table:table-cell table:formula="of:=[.D234]/([.E234]-[.E233])" office:value-type="float" office:value="48016.5251856698" calcext:value-type="float">
            <text:p>48016.5251856698</text:p>
          </table:table-cell>
          <table:table-cell table:formula="of:=[.E234]-[.E233]" office:value-type="float" office:value="0.0991325378417969" calcext:value-type="float">
            <text:p>0.0991325378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1455999460.92459" calcext:value-type="float">
            <text:p>1455999460.92459</text:p>
          </table:table-cell>
          <table:table-cell office:value-type="float" office:value="1455999460.92481" calcext:value-type="float">
            <text:p>1455999460.92481</text:p>
          </table:table-cell>
          <table:table-cell office:value-type="float" office:value="4848" calcext:value-type="float">
            <text:p>4848</text:p>
          </table:table-cell>
          <table:table-cell table:formula="of:=[.B235]-[.B$2]" office:value-type="float" office:value="25.039722442627" calcext:value-type="float">
            <text:p>25.0397224426</text:p>
          </table:table-cell>
          <table:table-cell table:formula="of:=[.D235]/([.E235]-[.E234])" office:value-type="float" office:value="48604.0390859547" calcext:value-type="float">
            <text:p>48604.0390859547</text:p>
          </table:table-cell>
          <table:table-cell table:formula="of:=[.E235]-[.E234]" office:value-type="float" office:value="0.0997447967529297" calcext:value-type="float">
            <text:p>0.0997447968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455999461.02413" calcext:value-type="float">
            <text:p>1455999461.02413</text:p>
          </table:table-cell>
          <table:table-cell office:value-type="float" office:value="1455999461.02435" calcext:value-type="float">
            <text:p>1455999461.02435</text:p>
          </table:table-cell>
          <table:table-cell office:value-type="float" office:value="4944" calcext:value-type="float">
            <text:p>4944</text:p>
          </table:table-cell>
          <table:table-cell table:formula="of:=[.B236]-[.B$2]" office:value-type="float" office:value="25.139262676239" calcext:value-type="float">
            <text:p>25.1392626762</text:p>
          </table:table-cell>
          <table:table-cell table:formula="of:=[.D236]/([.E236]-[.E235])" office:value-type="float" office:value="49668.3584174447" calcext:value-type="float">
            <text:p>49668.3584174447</text:p>
          </table:table-cell>
          <table:table-cell table:formula="of:=[.E236]-[.E235]" office:value-type="float" office:value="0.0995402336120606" calcext:value-type="float">
            <text:p>0.0995402336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455999461.12512" calcext:value-type="float">
            <text:p>1455999461.12512</text:p>
          </table:table-cell>
          <table:table-cell office:value-type="float" office:value="1455999461.12534" calcext:value-type="float">
            <text:p>1455999461.12534</text:p>
          </table:table-cell>
          <table:table-cell office:value-type="float" office:value="5048" calcext:value-type="float">
            <text:p>5048</text:p>
          </table:table-cell>
          <table:table-cell table:formula="of:=[.B237]-[.B$2]" office:value-type="float" office:value="25.2402546405792" calcext:value-type="float">
            <text:p>25.2402546406</text:p>
          </table:table-cell>
          <table:table-cell table:formula="of:=[.D237]/([.E237]-[.E236])" office:value-type="float" office:value="49984.1748101353" calcext:value-type="float">
            <text:p>49984.1748101353</text:p>
          </table:table-cell>
          <table:table-cell table:formula="of:=[.E237]-[.E236]" office:value-type="float" office:value="0.10099196434021" calcext:value-type="float">
            <text:p>0.1009919643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1455999461.22462" calcext:value-type="float">
            <text:p>1455999461.22462</text:p>
          </table:table-cell>
          <table:table-cell office:value-type="float" office:value="1455999461.22483" calcext:value-type="float">
            <text:p>1455999461.22483</text:p>
          </table:table-cell>
          <table:table-cell office:value-type="float" office:value="5152" calcext:value-type="float">
            <text:p>5152</text:p>
          </table:table-cell>
          <table:table-cell table:formula="of:=[.B238]-[.B$2]" office:value-type="float" office:value="25.3397498130798" calcext:value-type="float">
            <text:p>25.3397498131</text:p>
          </table:table-cell>
          <table:table-cell table:formula="of:=[.D238]/([.E238]-[.E237])" office:value-type="float" office:value="51781.4067810013" calcext:value-type="float">
            <text:p>51781.4067810013</text:p>
          </table:table-cell>
          <table:table-cell table:formula="of:=[.E238]-[.E237]" office:value-type="float" office:value="0.0994951725006104" calcext:value-type="float">
            <text:p>0.0994951725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1455999461.32448" calcext:value-type="float">
            <text:p>1455999461.32448</text:p>
          </table:table-cell>
          <table:table-cell office:value-type="float" office:value="1455999461.32469" calcext:value-type="float">
            <text:p>1455999461.32469</text:p>
          </table:table-cell>
          <table:table-cell office:value-type="float" office:value="5256" calcext:value-type="float">
            <text:p>5256</text:p>
          </table:table-cell>
          <table:table-cell table:formula="of:=[.B239]-[.B$2]" office:value-type="float" office:value="25.4396102428436" calcext:value-type="float">
            <text:p>25.4396102428</text:p>
          </table:table-cell>
          <table:table-cell table:formula="of:=[.D239]/([.E239]-[.E238])" office:value-type="float" office:value="52633.4606453461" calcext:value-type="float">
            <text:p>52633.4606453461</text:p>
          </table:table-cell>
          <table:table-cell table:formula="of:=[.E239]-[.E238]" office:value-type="float" office:value="0.0998604297637939" calcext:value-type="float">
            <text:p>0.0998604298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1455999461.42419" calcext:value-type="float">
            <text:p>1455999461.42419</text:p>
          </table:table-cell>
          <table:table-cell office:value-type="float" office:value="1455999461.42441" calcext:value-type="float">
            <text:p>1455999461.42441</text:p>
          </table:table-cell>
          <table:table-cell office:value-type="float" office:value="5368" calcext:value-type="float">
            <text:p>5368</text:p>
          </table:table-cell>
          <table:table-cell table:formula="of:=[.B240]-[.B$2]" office:value-type="float" office:value="25.539320230484" calcext:value-type="float">
            <text:p>25.5393202305</text:p>
          </table:table-cell>
          <table:table-cell table:formula="of:=[.D240]/([.E240]-[.E239])" office:value-type="float" office:value="53836.1314351026" calcext:value-type="float">
            <text:p>53836.1314351026</text:p>
          </table:table-cell>
          <table:table-cell table:formula="of:=[.E240]-[.E239]" office:value-type="float" office:value="0.0997099876403809" calcext:value-type="float">
            <text:p>0.0997099876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1455999461.52329" calcext:value-type="float">
            <text:p>1455999461.52329</text:p>
          </table:table-cell>
          <table:table-cell office:value-type="float" office:value="1455999461.52352" calcext:value-type="float">
            <text:p>1455999461.52352</text:p>
          </table:table-cell>
          <table:table-cell office:value-type="float" office:value="5488" calcext:value-type="float">
            <text:p>5488</text:p>
          </table:table-cell>
          <table:table-cell table:formula="of:=[.B241]-[.B$2]" office:value-type="float" office:value="25.6384205818176" calcext:value-type="float">
            <text:p>25.6384205818</text:p>
          </table:table-cell>
          <table:table-cell table:formula="of:=[.D241]/([.E241]-[.E240])" office:value-type="float" office:value="55378.2093216282" calcext:value-type="float">
            <text:p>55378.2093216282</text:p>
          </table:table-cell>
          <table:table-cell table:formula="of:=[.E241]-[.E240]" office:value-type="float" office:value="0.0991003513336182" calcext:value-type="float">
            <text:p>0.0991003513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455999461.62321" calcext:value-type="float">
            <text:p>1455999461.62321</text:p>
          </table:table-cell>
          <table:table-cell office:value-type="float" office:value="1455999461.62344" calcext:value-type="float">
            <text:p>1455999461.62344</text:p>
          </table:table-cell>
          <table:table-cell office:value-type="float" office:value="5608" calcext:value-type="float">
            <text:p>5608</text:p>
          </table:table-cell>
          <table:table-cell table:formula="of:=[.B242]-[.B$2]" office:value-type="float" office:value="25.7383470535278" calcext:value-type="float">
            <text:p>25.7383470535</text:p>
          </table:table-cell>
          <table:table-cell table:formula="of:=[.D242]/([.E242]-[.E241])" office:value-type="float" office:value="56121.2650063705" calcext:value-type="float">
            <text:p>56121.2650063705</text:p>
          </table:table-cell>
          <table:table-cell table:formula="of:=[.E242]-[.E241]" office:value-type="float" office:value="0.0999264717102051" calcext:value-type="float">
            <text:p>0.0999264717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1455999461.72213" calcext:value-type="float">
            <text:p>1455999461.72213</text:p>
          </table:table-cell>
          <table:table-cell office:value-type="float" office:value="1455999461.72235" calcext:value-type="float">
            <text:p>1455999461.72235</text:p>
          </table:table-cell>
          <table:table-cell office:value-type="float" office:value="5728" calcext:value-type="float">
            <text:p>5728</text:p>
          </table:table-cell>
          <table:table-cell table:formula="of:=[.B243]-[.B$2]" office:value-type="float" office:value="25.8372671604157" calcext:value-type="float">
            <text:p>25.8372671604</text:p>
          </table:table-cell>
          <table:table-cell table:formula="of:=[.D243]/([.E243]-[.E242])" office:value-type="float" office:value="57905.3155138214" calcext:value-type="float">
            <text:p>57905.3155138214</text:p>
          </table:table-cell>
          <table:table-cell table:formula="of:=[.E243]-[.E242]" office:value-type="float" office:value="0.0989201068878174" calcext:value-type="float">
            <text:p>0.0989201069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1455999461.82204" calcext:value-type="float">
            <text:p>1455999461.82204</text:p>
          </table:table-cell>
          <table:table-cell office:value-type="float" office:value="1455999461.82225" calcext:value-type="float">
            <text:p>1455999461.82225</text:p>
          </table:table-cell>
          <table:table-cell office:value-type="float" office:value="5848" calcext:value-type="float">
            <text:p>5848</text:p>
          </table:table-cell>
          <table:table-cell table:formula="of:=[.B244]-[.B$2]" office:value-type="float" office:value="25.9371693134308" calcext:value-type="float">
            <text:p>25.9371693134</text:p>
          </table:table-cell>
          <table:table-cell table:formula="of:=[.D244]/([.E244]-[.E243])" office:value-type="float" office:value="58537.2769605269" calcext:value-type="float">
            <text:p>58537.2769605269</text:p>
          </table:table-cell>
          <table:table-cell table:formula="of:=[.E244]-[.E243]" office:value-type="float" office:value="0.0999021530151367" calcext:value-type="float">
            <text:p>0.099902153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1455999461.92137" calcext:value-type="float">
            <text:p>1455999461.92137</text:p>
          </table:table-cell>
          <table:table-cell office:value-type="float" office:value="1455999461.92159" calcext:value-type="float">
            <text:p>1455999461.92159</text:p>
          </table:table-cell>
          <table:table-cell office:value-type="float" office:value="5976" calcext:value-type="float">
            <text:p>5976</text:p>
          </table:table-cell>
          <table:table-cell table:formula="of:=[.B245]-[.B$2]" office:value-type="float" office:value="26.0365037918091" calcext:value-type="float">
            <text:p>26.0365037918</text:p>
          </table:table-cell>
          <table:table-cell table:formula="of:=[.D245]/([.E245]-[.E244])" office:value-type="float" office:value="60160.3803388545" calcext:value-type="float">
            <text:p>60160.3803388545</text:p>
          </table:table-cell>
          <table:table-cell table:formula="of:=[.E245]-[.E244]" office:value-type="float" office:value="0.0993344783782959" calcext:value-type="float">
            <text:p>0.0993344784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455999462.02142" calcext:value-type="float">
            <text:p>1455999462.02142</text:p>
          </table:table-cell>
          <table:table-cell office:value-type="float" office:value="1455999462.02163" calcext:value-type="float">
            <text:p>1455999462.02163</text:p>
          </table:table-cell>
          <table:table-cell office:value-type="float" office:value="6104" calcext:value-type="float">
            <text:p>6104</text:p>
          </table:table-cell>
          <table:table-cell table:formula="of:=[.B246]-[.B$2]" office:value-type="float" office:value="26.1365485191345" calcext:value-type="float">
            <text:p>26.1365485191</text:p>
          </table:table-cell>
          <table:table-cell table:formula="of:=[.D246]/([.E246]-[.E245])" office:value-type="float" office:value="61012.7106463498" calcext:value-type="float">
            <text:p>61012.7106463498</text:p>
          </table:table-cell>
          <table:table-cell table:formula="of:=[.E246]-[.E245]" office:value-type="float" office:value="0.100044727325439" calcext:value-type="float">
            <text:p>0.1000447273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1455999462.12109" calcext:value-type="float">
            <text:p>1455999462.12109</text:p>
          </table:table-cell>
          <table:table-cell office:value-type="float" office:value="1455999462.12131" calcext:value-type="float">
            <text:p>1455999462.12131</text:p>
          </table:table-cell>
          <table:table-cell office:value-type="float" office:value="6224" calcext:value-type="float">
            <text:p>6224</text:p>
          </table:table-cell>
          <table:table-cell table:formula="of:=[.B247]-[.B$2]" office:value-type="float" office:value="26.2362267971039" calcext:value-type="float">
            <text:p>26.2362267971</text:p>
          </table:table-cell>
          <table:table-cell table:formula="of:=[.D247]/([.E247]-[.E246])" office:value-type="float" office:value="62440.8860866674" calcext:value-type="float">
            <text:p>62440.8860866674</text:p>
          </table:table-cell>
          <table:table-cell table:formula="of:=[.E247]-[.E246]" office:value-type="float" office:value="0.0996782779693604" calcext:value-type="float">
            <text:p>0.099678278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1455999462.22037" calcext:value-type="float">
            <text:p>1455999462.22037</text:p>
          </table:table-cell>
          <table:table-cell office:value-type="float" office:value="1455999462.22058" calcext:value-type="float">
            <text:p>1455999462.22058</text:p>
          </table:table-cell>
          <table:table-cell office:value-type="float" office:value="6352" calcext:value-type="float">
            <text:p>6352</text:p>
          </table:table-cell>
          <table:table-cell table:formula="of:=[.B248]-[.B$2]" office:value-type="float" office:value="26.3355040550232" calcext:value-type="float">
            <text:p>26.335504055</text:p>
          </table:table-cell>
          <table:table-cell table:formula="of:=[.D248]/([.E248]-[.E247])" office:value-type="float" office:value="63982.4279309028" calcext:value-type="float">
            <text:p>63982.4279309028</text:p>
          </table:table-cell>
          <table:table-cell table:formula="of:=[.E248]-[.E247]" office:value-type="float" office:value="0.0992772579193115" calcext:value-type="float">
            <text:p>0.0992772579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1455999462.32053" calcext:value-type="float">
            <text:p>1455999462.32053</text:p>
          </table:table-cell>
          <table:table-cell office:value-type="float" office:value="1455999462.32075" calcext:value-type="float">
            <text:p>1455999462.32075</text:p>
          </table:table-cell>
          <table:table-cell office:value-type="float" office:value="6472" calcext:value-type="float">
            <text:p>6472</text:p>
          </table:table-cell>
          <table:table-cell table:formula="of:=[.B249]-[.B$2]" office:value-type="float" office:value="26.4356610774994" calcext:value-type="float">
            <text:p>26.4356610775</text:p>
          </table:table-cell>
          <table:table-cell table:formula="of:=[.D249]/([.E249]-[.E248])" office:value-type="float" office:value="64618.5343772391" calcext:value-type="float">
            <text:p>64618.5343772391</text:p>
          </table:table-cell>
          <table:table-cell table:formula="of:=[.E249]-[.E248]" office:value-type="float" office:value="0.100157022476196" calcext:value-type="float">
            <text:p>0.1001570225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1455999462.41972" calcext:value-type="float">
            <text:p>1455999462.41972</text:p>
          </table:table-cell>
          <table:table-cell office:value-type="float" office:value="1455999462.41993" calcext:value-type="float">
            <text:p>1455999462.41993</text:p>
          </table:table-cell>
          <table:table-cell office:value-type="float" office:value="6592" calcext:value-type="float">
            <text:p>6592</text:p>
          </table:table-cell>
          <table:table-cell table:formula="of:=[.B250]-[.B$2]" office:value-type="float" office:value="26.5348510742187" calcext:value-type="float">
            <text:p>26.5348510742</text:p>
          </table:table-cell>
          <table:table-cell table:formula="of:=[.D250]/([.E250]-[.E249])" office:value-type="float" office:value="66458.3145279341" calcext:value-type="float">
            <text:p>66458.3145279341</text:p>
          </table:table-cell>
          <table:table-cell table:formula="of:=[.E250]-[.E249]" office:value-type="float" office:value="0.0991899967193604" calcext:value-type="float">
            <text:p>0.0991899967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1455999462.51922" calcext:value-type="float">
            <text:p>1455999462.51922</text:p>
          </table:table-cell>
          <table:table-cell office:value-type="float" office:value="1455999462.51945" calcext:value-type="float">
            <text:p>1455999462.51945</text:p>
          </table:table-cell>
          <table:table-cell office:value-type="float" office:value="6712" calcext:value-type="float">
            <text:p>6712</text:p>
          </table:table-cell>
          <table:table-cell table:formula="of:=[.B251]-[.B$2]" office:value-type="float" office:value="26.6343564987183" calcext:value-type="float">
            <text:p>26.6343564987</text:p>
          </table:table-cell>
          <table:table-cell table:formula="of:=[.D251]/([.E251]-[.E250])" office:value-type="float" office:value="67453.60902443" calcext:value-type="float">
            <text:p>67453.60902443</text:p>
          </table:table-cell>
          <table:table-cell table:formula="of:=[.E251]-[.E250]" office:value-type="float" office:value="0.0995054244995117" calcext:value-type="float">
            <text:p>0.0995054245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455999462.61877" calcext:value-type="float">
            <text:p>1455999462.61877</text:p>
          </table:table-cell>
          <table:table-cell office:value-type="float" office:value="1455999462.61898" calcext:value-type="float">
            <text:p>1455999462.61898</text:p>
          </table:table-cell>
          <table:table-cell office:value-type="float" office:value="6832" calcext:value-type="float">
            <text:p>6832</text:p>
          </table:table-cell>
          <table:table-cell table:formula="of:=[.B252]-[.B$2]" office:value-type="float" office:value="26.7339017391205" calcext:value-type="float">
            <text:p>26.7339017391</text:p>
          </table:table-cell>
          <table:table-cell table:formula="of:=[.D252]/([.E252]-[.E251])" office:value-type="float" office:value="68632.1111124417" calcext:value-type="float">
            <text:p>68632.1111124417</text:p>
          </table:table-cell>
          <table:table-cell table:formula="of:=[.E252]-[.E251]" office:value-type="float" office:value="0.0995452404022217" calcext:value-type="float">
            <text:p>0.0995452404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1455999462.71843" calcext:value-type="float">
            <text:p>1455999462.71843</text:p>
          </table:table-cell>
          <table:table-cell office:value-type="float" office:value="1455999462.71864" calcext:value-type="float">
            <text:p>1455999462.71864</text:p>
          </table:table-cell>
          <table:table-cell office:value-type="float" office:value="6944" calcext:value-type="float">
            <text:p>6944</text:p>
          </table:table-cell>
          <table:table-cell table:formula="of:=[.B253]-[.B$2]" office:value-type="float" office:value="26.8335573673248" calcext:value-type="float">
            <text:p>26.8335573673</text:p>
          </table:table-cell>
          <table:table-cell table:formula="of:=[.D253]/([.E253]-[.E252])" office:value-type="float" office:value="69679.9581229993" calcext:value-type="float">
            <text:p>69679.9581229993</text:p>
          </table:table-cell>
          <table:table-cell table:formula="of:=[.E253]-[.E252]" office:value-type="float" office:value="0.0996556282043457" calcext:value-type="float">
            <text:p>0.0996556282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1455999462.81865" calcext:value-type="float">
            <text:p>1455999462.81865</text:p>
          </table:table-cell>
          <table:table-cell office:value-type="float" office:value="1455999462.81886" calcext:value-type="float">
            <text:p>1455999462.81886</text:p>
          </table:table-cell>
          <table:table-cell office:value-type="float" office:value="7048" calcext:value-type="float">
            <text:p>7048</text:p>
          </table:table-cell>
          <table:table-cell table:formula="of:=[.B254]-[.B$2]" office:value-type="float" office:value="26.9337816238403" calcext:value-type="float">
            <text:p>26.9337816238</text:p>
          </table:table-cell>
          <table:table-cell table:formula="of:=[.D254]/([.E254]-[.E253])" office:value-type="float" office:value="70322.2976656335" calcext:value-type="float">
            <text:p>70322.2976656335</text:p>
          </table:table-cell>
          <table:table-cell table:formula="of:=[.E254]-[.E253]" office:value-type="float" office:value="0.100224256515503" calcext:value-type="float">
            <text:p>0.1002242565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455999462.92978" calcext:value-type="float">
            <text:p>1455999462.92978</text:p>
          </table:table-cell>
          <table:table-cell office:value-type="float" office:value="1455999462.93" calcext:value-type="float">
            <text:p>1455999462.93</text:p>
          </table:table-cell>
          <table:table-cell office:value-type="float" office:value="7160" calcext:value-type="float">
            <text:p>7160</text:p>
          </table:table-cell>
          <table:table-cell table:formula="of:=[.B255]-[.B$2]" office:value-type="float" office:value="27.0449151992798" calcext:value-type="float">
            <text:p>27.0449151993</text:p>
          </table:table-cell>
          <table:table-cell table:formula="of:=[.D255]/([.E255]-[.E254])" office:value-type="float" office:value="64426.974221673" calcext:value-type="float">
            <text:p>64426.974221673</text:p>
          </table:table-cell>
          <table:table-cell table:formula="of:=[.E255]-[.E254]" office:value-type="float" office:value="0.111133575439453" calcext:value-type="float">
            <text:p>0.1111335754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1455999463.04758" calcext:value-type="float">
            <text:p>1455999463.04758</text:p>
          </table:table-cell>
          <table:table-cell office:value-type="float" office:value="1455999463.0478" calcext:value-type="float">
            <text:p>1455999463.0478</text:p>
          </table:table-cell>
          <table:table-cell office:value-type="float" office:value="7272" calcext:value-type="float">
            <text:p>7272</text:p>
          </table:table-cell>
          <table:table-cell table:formula="of:=[.B256]-[.B$2]" office:value-type="float" office:value="27.1627128124237" calcext:value-type="float">
            <text:p>27.1627128124</text:p>
          </table:table-cell>
          <table:table-cell table:formula="of:=[.D256]/([.E256]-[.E255])" office:value-type="float" office:value="61732.999556751" calcext:value-type="float">
            <text:p>61732.999556751</text:p>
          </table:table-cell>
          <table:table-cell table:formula="of:=[.E256]-[.E255]" office:value-type="float" office:value="0.117797613143921" calcext:value-type="float">
            <text:p>0.1177976131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455999463.16685" calcext:value-type="float">
            <text:p>1455999463.16685</text:p>
          </table:table-cell>
          <table:table-cell office:value-type="float" office:value="1455999463.16708" calcext:value-type="float">
            <text:p>1455999463.16708</text:p>
          </table:table-cell>
          <table:table-cell office:value-type="float" office:value="7384" calcext:value-type="float">
            <text:p>7384</text:p>
          </table:table-cell>
          <table:table-cell table:formula="of:=[.B257]-[.B$2]" office:value-type="float" office:value="27.2819857597351" calcext:value-type="float">
            <text:p>27.2819857597</text:p>
          </table:table-cell>
          <table:table-cell table:formula="of:=[.D257]/([.E257]-[.E256])" office:value-type="float" office:value="61908.422374452" calcext:value-type="float">
            <text:p>61908.422374452</text:p>
          </table:table-cell>
          <table:table-cell table:formula="of:=[.E257]-[.E256]" office:value-type="float" office:value="0.119272947311401" calcext:value-type="float">
            <text:p>0.1192729473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455999463.28742" calcext:value-type="float">
            <text:p>1455999463.28742</text:p>
          </table:table-cell>
          <table:table-cell office:value-type="float" office:value="1455999463.28764" calcext:value-type="float">
            <text:p>1455999463.28764</text:p>
          </table:table-cell>
          <table:table-cell office:value-type="float" office:value="7480" calcext:value-type="float">
            <text:p>7480</text:p>
          </table:table-cell>
          <table:table-cell table:formula="of:=[.B258]-[.B$2]" office:value-type="float" office:value="27.4025566577911" calcext:value-type="float">
            <text:p>27.4025566578</text:p>
          </table:table-cell>
          <table:table-cell table:formula="of:=[.D258]/([.E258]-[.E257])" office:value-type="float" office:value="62038.1876605413" calcext:value-type="float">
            <text:p>62038.1876605413</text:p>
          </table:table-cell>
          <table:table-cell table:formula="of:=[.E258]-[.E257]" office:value-type="float" office:value="0.12057089805603" calcext:value-type="float">
            <text:p>0.1205708981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455999463.40932" calcext:value-type="float">
            <text:p>1455999463.40932</text:p>
          </table:table-cell>
          <table:table-cell office:value-type="float" office:value="1455999463.40953" calcext:value-type="float">
            <text:p>1455999463.40953</text:p>
          </table:table-cell>
          <table:table-cell office:value-type="float" office:value="7576" calcext:value-type="float">
            <text:p>7576</text:p>
          </table:table-cell>
          <table:table-cell table:formula="of:=[.B259]-[.B$2]" office:value-type="float" office:value="27.5244553089142" calcext:value-type="float">
            <text:p>27.5244553089</text:p>
          </table:table-cell>
          <table:table-cell table:formula="of:=[.D259]/([.E259]-[.E258])" office:value-type="float" office:value="62149.9904240338" calcext:value-type="float">
            <text:p>62149.9904240338</text:p>
          </table:table-cell>
          <table:table-cell table:formula="of:=[.E259]-[.E258]" office:value-type="float" office:value="0.121898651123047" calcext:value-type="float">
            <text:p>0.1218986511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1455999463.53252" calcext:value-type="float">
            <text:p>1455999463.53252</text:p>
          </table:table-cell>
          <table:table-cell office:value-type="float" office:value="1455999463.53274" calcext:value-type="float">
            <text:p>1455999463.53274</text:p>
          </table:table-cell>
          <table:table-cell office:value-type="float" office:value="7656" calcext:value-type="float">
            <text:p>7656</text:p>
          </table:table-cell>
          <table:table-cell table:formula="of:=[.B260]-[.B$2]" office:value-type="float" office:value="27.6476509571075" calcext:value-type="float">
            <text:p>27.6476509571</text:p>
          </table:table-cell>
          <table:table-cell table:formula="of:=[.D260]/([.E260]-[.E259])" office:value-type="float" office:value="62145.0522991175" calcext:value-type="float">
            <text:p>62145.0522991175</text:p>
          </table:table-cell>
          <table:table-cell table:formula="of:=[.E260]-[.E259]" office:value-type="float" office:value="0.123195648193359" calcext:value-type="float">
            <text:p>0.1231956482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455999463.65681" calcext:value-type="float">
            <text:p>1455999463.65681</text:p>
          </table:table-cell>
          <table:table-cell office:value-type="float" office:value="1455999463.65704" calcext:value-type="float">
            <text:p>1455999463.65704</text:p>
          </table:table-cell>
          <table:table-cell office:value-type="float" office:value="7728" calcext:value-type="float">
            <text:p>7728</text:p>
          </table:table-cell>
          <table:table-cell table:formula="of:=[.B261]-[.B$2]" office:value-type="float" office:value="27.7719423770905" calcext:value-type="float">
            <text:p>27.7719423771</text:p>
          </table:table-cell>
          <table:table-cell table:formula="of:=[.D261]/([.E261]-[.E260])" office:value-type="float" office:value="62176.4559537785" calcext:value-type="float">
            <text:p>62176.4559537785</text:p>
          </table:table-cell>
          <table:table-cell table:formula="of:=[.E261]-[.E260]" office:value-type="float" office:value="0.12429141998291" calcext:value-type="float">
            <text:p>0.12429142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455999463.78172" calcext:value-type="float">
            <text:p>1455999463.78172</text:p>
          </table:table-cell>
          <table:table-cell office:value-type="float" office:value="1455999463.78194" calcext:value-type="float">
            <text:p>1455999463.78194</text:p>
          </table:table-cell>
          <table:table-cell office:value-type="float" office:value="7784" calcext:value-type="float">
            <text:p>7784</text:p>
          </table:table-cell>
          <table:table-cell table:formula="of:=[.B262]-[.B$2]" office:value-type="float" office:value="27.8968517780304" calcext:value-type="float">
            <text:p>27.896851778</text:p>
          </table:table-cell>
          <table:table-cell table:formula="of:=[.D262]/([.E262]-[.E261])" office:value-type="float" office:value="62317.1670140559" calcext:value-type="float">
            <text:p>62317.1670140559</text:p>
          </table:table-cell>
          <table:table-cell table:formula="of:=[.E262]-[.E261]" office:value-type="float" office:value="0.124909400939941" calcext:value-type="float">
            <text:p>0.1249094009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455999463.90704" calcext:value-type="float">
            <text:p>1455999463.90704</text:p>
          </table:table-cell>
          <table:table-cell office:value-type="float" office:value="1455999463.90765" calcext:value-type="float">
            <text:p>1455999463.90765</text:p>
          </table:table-cell>
          <table:table-cell office:value-type="float" office:value="7832" calcext:value-type="float">
            <text:p>7832</text:p>
          </table:table-cell>
          <table:table-cell table:formula="of:=[.B263]-[.B$2]" office:value-type="float" office:value="28.0221765041351" calcext:value-type="float">
            <text:p>28.0221765041</text:p>
          </table:table-cell>
          <table:table-cell table:formula="of:=[.D263]/([.E263]-[.E262])" office:value-type="float" office:value="62493.653434795" calcext:value-type="float">
            <text:p>62493.653434795</text:p>
          </table:table-cell>
          <table:table-cell table:formula="of:=[.E263]-[.E262]" office:value-type="float" office:value="0.125324726104736" calcext:value-type="float">
            <text:p>0.1253247261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1455999464.03333" calcext:value-type="float">
            <text:p>1455999464.03333</text:p>
          </table:table-cell>
          <table:table-cell office:value-type="float" office:value="1455999464.03355" calcext:value-type="float">
            <text:p>1455999464.03355</text:p>
          </table:table-cell>
          <table:table-cell office:value-type="float" office:value="7864" calcext:value-type="float">
            <text:p>7864</text:p>
          </table:table-cell>
          <table:table-cell table:formula="of:=[.B264]-[.B$2]" office:value-type="float" office:value="28.1484644412994" calcext:value-type="float">
            <text:p>28.1484644413</text:p>
          </table:table-cell>
          <table:table-cell table:formula="of:=[.D264]/([.E264]-[.E263])" office:value-type="float" office:value="62270.397130397" calcext:value-type="float">
            <text:p>62270.397130397</text:p>
          </table:table-cell>
          <table:table-cell table:formula="of:=[.E264]-[.E263]" office:value-type="float" office:value="0.126287937164307" calcext:value-type="float">
            <text:p>0.1262879372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1455999464.15982" calcext:value-type="float">
            <text:p>1455999464.15982</text:p>
          </table:table-cell>
          <table:table-cell office:value-type="float" office:value="1455999464.16004" calcext:value-type="float">
            <text:p>1455999464.16004</text:p>
          </table:table-cell>
          <table:table-cell office:value-type="float" office:value="7888" calcext:value-type="float">
            <text:p>7888</text:p>
          </table:table-cell>
          <table:table-cell table:formula="of:=[.B265]-[.B$2]" office:value-type="float" office:value="28.2749502658844" calcext:value-type="float">
            <text:p>28.2749502659</text:p>
          </table:table-cell>
          <table:table-cell table:formula="of:=[.D265]/([.E265]-[.E264])" office:value-type="float" office:value="62362.7195053909" calcext:value-type="float">
            <text:p>62362.7195053909</text:p>
          </table:table-cell>
          <table:table-cell table:formula="of:=[.E265]-[.E264]" office:value-type="float" office:value="0.126485824584961" calcext:value-type="float">
            <text:p>0.1264858246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1455999464.28622" calcext:value-type="float">
            <text:p>1455999464.28622</text:p>
          </table:table-cell>
          <table:table-cell office:value-type="float" office:value="1455999464.28652" calcext:value-type="float">
            <text:p>1455999464.28652</text:p>
          </table:table-cell>
          <table:table-cell office:value-type="float" office:value="7888" calcext:value-type="float">
            <text:p>7888</text:p>
          </table:table-cell>
          <table:table-cell table:formula="of:=[.B266]-[.B$2]" office:value-type="float" office:value="28.4013502597809" calcext:value-type="float">
            <text:p>28.4013502598</text:p>
          </table:table-cell>
          <table:table-cell table:formula="of:=[.D266]/([.E266]-[.E265])" office:value-type="float" office:value="62405.0663045118" calcext:value-type="float">
            <text:p>62405.0663045118</text:p>
          </table:table-cell>
          <table:table-cell table:formula="of:=[.E266]-[.E265]" office:value-type="float" office:value="0.126399993896484" calcext:value-type="float">
            <text:p>0.1263999939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1455999464.41262" calcext:value-type="float">
            <text:p>1455999464.41262</text:p>
          </table:table-cell>
          <table:table-cell office:value-type="float" office:value="1455999464.41284" calcext:value-type="float">
            <text:p>1455999464.41284</text:p>
          </table:table-cell>
          <table:table-cell office:value-type="float" office:value="7880" calcext:value-type="float">
            <text:p>7880</text:p>
          </table:table-cell>
          <table:table-cell table:formula="of:=[.B267]-[.B$2]" office:value-type="float" office:value="28.5277571678162" calcext:value-type="float">
            <text:p>28.5277571678</text:p>
          </table:table-cell>
          <table:table-cell table:formula="of:=[.D267]/([.E267]-[.E266])" office:value-type="float" office:value="62338.3652244766" calcext:value-type="float">
            <text:p>62338.3652244766</text:p>
          </table:table-cell>
          <table:table-cell table:formula="of:=[.E267]-[.E266]" office:value-type="float" office:value="0.126406908035278" calcext:value-type="float">
            <text:p>0.126406908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1455999464.54613" calcext:value-type="float">
            <text:p>1455999464.54613</text:p>
          </table:table-cell>
          <table:table-cell office:value-type="float" office:value="1455999464.54644" calcext:value-type="float">
            <text:p>1455999464.54644</text:p>
          </table:table-cell>
          <table:table-cell office:value-type="float" office:value="7856" calcext:value-type="float">
            <text:p>7856</text:p>
          </table:table-cell>
          <table:table-cell table:formula="of:=[.B268]-[.B$2]" office:value-type="float" office:value="28.6612577438354" calcext:value-type="float">
            <text:p>28.6612577438</text:p>
          </table:table-cell>
          <table:table-cell table:formula="of:=[.D268]/([.E268]-[.E267])" office:value-type="float" office:value="58846.1880409042" calcext:value-type="float">
            <text:p>58846.1880409042</text:p>
          </table:table-cell>
          <table:table-cell table:formula="of:=[.E268]-[.E267]" office:value-type="float" office:value="0.133500576019287" calcext:value-type="float">
            <text:p>0.133500576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1455999464.67159" calcext:value-type="float">
            <text:p>1455999464.67159</text:p>
          </table:table-cell>
          <table:table-cell office:value-type="float" office:value="1455999464.67182" calcext:value-type="float">
            <text:p>1455999464.67182</text:p>
          </table:table-cell>
          <table:table-cell office:value-type="float" office:value="7824" calcext:value-type="float">
            <text:p>7824</text:p>
          </table:table-cell>
          <table:table-cell table:formula="of:=[.B269]-[.B$2]" office:value-type="float" office:value="28.786726474762" calcext:value-type="float">
            <text:p>28.7867264748</text:p>
          </table:table-cell>
          <table:table-cell table:formula="of:=[.D269]/([.E269]-[.E268])" office:value-type="float" office:value="62358.1663911343" calcext:value-type="float">
            <text:p>62358.1663911343</text:p>
          </table:table-cell>
          <table:table-cell table:formula="of:=[.E269]-[.E268]" office:value-type="float" office:value="0.125468730926514" calcext:value-type="float">
            <text:p>0.1254687309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1455999464.79666" calcext:value-type="float">
            <text:p>1455999464.79666</text:p>
          </table:table-cell>
          <table:table-cell office:value-type="float" office:value="1455999464.79687" calcext:value-type="float">
            <text:p>1455999464.79687</text:p>
          </table:table-cell>
          <table:table-cell office:value-type="float" office:value="7776" calcext:value-type="float">
            <text:p>7776</text:p>
          </table:table-cell>
          <table:table-cell table:formula="of:=[.B270]-[.B$2]" office:value-type="float" office:value="28.911789894104" calcext:value-type="float">
            <text:p>28.9117898941</text:p>
          </table:table-cell>
          <table:table-cell table:formula="of:=[.D270]/([.E270]-[.E269])" office:value-type="float" office:value="62176.4544813308" calcext:value-type="float">
            <text:p>62176.4544813308</text:p>
          </table:table-cell>
          <table:table-cell table:formula="of:=[.E270]-[.E269]" office:value-type="float" office:value="0.125063419342041" calcext:value-type="float">
            <text:p>0.1250634193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1455999464.92053" calcext:value-type="float">
            <text:p>1455999464.92053</text:p>
          </table:table-cell>
          <table:table-cell office:value-type="float" office:value="1455999464.92077" calcext:value-type="float">
            <text:p>1455999464.92077</text:p>
          </table:table-cell>
          <table:table-cell office:value-type="float" office:value="7712" calcext:value-type="float">
            <text:p>7712</text:p>
          </table:table-cell>
          <table:table-cell table:formula="of:=[.B271]-[.B$2]" office:value-type="float" office:value="29.0356650352478" calcext:value-type="float">
            <text:p>29.0356650352</text:p>
          </table:table-cell>
          <table:table-cell table:formula="of:=[.D271]/([.E271]-[.E270])" office:value-type="float" office:value="62256.235825779" calcext:value-type="float">
            <text:p>62256.235825779</text:p>
          </table:table-cell>
          <table:table-cell table:formula="of:=[.E271]-[.E270]" office:value-type="float" office:value="0.123875141143799" calcext:value-type="float">
            <text:p>0.1238751411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455999465.04329" calcext:value-type="float">
            <text:p>1455999465.04329</text:p>
          </table:table-cell>
          <table:table-cell office:value-type="float" office:value="1455999465.04351" calcext:value-type="float">
            <text:p>1455999465.04351</text:p>
          </table:table-cell>
          <table:table-cell office:value-type="float" office:value="7640" calcext:value-type="float">
            <text:p>7640</text:p>
          </table:table-cell>
          <table:table-cell table:formula="of:=[.B272]-[.B$2]" office:value-type="float" office:value="29.1584208011627" calcext:value-type="float">
            <text:p>29.1584208012</text:p>
          </table:table-cell>
          <table:table-cell table:formula="of:=[.D272]/([.E272]-[.E271])" office:value-type="float" office:value="62237.4023986405" calcext:value-type="float">
            <text:p>62237.4023986405</text:p>
          </table:table-cell>
          <table:table-cell table:formula="of:=[.E272]-[.E271]" office:value-type="float" office:value="0.122755765914917" calcext:value-type="float">
            <text:p>0.1227557659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1455999465.16502" calcext:value-type="float">
            <text:p>1455999465.16502</text:p>
          </table:table-cell>
          <table:table-cell office:value-type="float" office:value="1455999465.16524" calcext:value-type="float">
            <text:p>1455999465.16524</text:p>
          </table:table-cell>
          <table:table-cell office:value-type="float" office:value="7552" calcext:value-type="float">
            <text:p>7552</text:p>
          </table:table-cell>
          <table:table-cell table:formula="of:=[.B273]-[.B$2]" office:value-type="float" office:value="29.2801532745361" calcext:value-type="float">
            <text:p>29.2801532745</text:p>
          </table:table-cell>
          <table:table-cell table:formula="of:=[.D273]/([.E273]-[.E272])" office:value-type="float" office:value="62037.6781208932" calcext:value-type="float">
            <text:p>62037.6781208932</text:p>
          </table:table-cell>
          <table:table-cell table:formula="of:=[.E273]-[.E272]" office:value-type="float" office:value="0.121732473373413" calcext:value-type="float">
            <text:p>0.1217324734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1455999465.28528" calcext:value-type="float">
            <text:p>1455999465.28528</text:p>
          </table:table-cell>
          <table:table-cell office:value-type="float" office:value="1455999465.28551" calcext:value-type="float">
            <text:p>1455999465.28551</text:p>
          </table:table-cell>
          <table:table-cell office:value-type="float" office:value="7456" calcext:value-type="float">
            <text:p>7456</text:p>
          </table:table-cell>
          <table:table-cell table:formula="of:=[.B274]-[.B$2]" office:value-type="float" office:value="29.4004139900208" calcext:value-type="float">
            <text:p>29.40041399</text:p>
          </table:table-cell>
          <table:table-cell table:formula="of:=[.D274]/([.E274]-[.E273])" office:value-type="float" office:value="61998.6333022739" calcext:value-type="float">
            <text:p>61998.6333022739</text:p>
          </table:table-cell>
          <table:table-cell table:formula="of:=[.E274]-[.E273]" office:value-type="float" office:value="0.120260715484619" calcext:value-type="float">
            <text:p>0.1202607155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1455999465.4043" calcext:value-type="float">
            <text:p>1455999465.4043</text:p>
          </table:table-cell>
          <table:table-cell office:value-type="float" office:value="1455999465.40452" calcext:value-type="float">
            <text:p>1455999465.40452</text:p>
          </table:table-cell>
          <table:table-cell office:value-type="float" office:value="7360" calcext:value-type="float">
            <text:p>7360</text:p>
          </table:table-cell>
          <table:table-cell table:formula="of:=[.B275]-[.B$2]" office:value-type="float" office:value="29.519428730011" calcext:value-type="float">
            <text:p>29.51942873</text:p>
          </table:table-cell>
          <table:table-cell table:formula="of:=[.D275]/([.E275]-[.E274])" office:value-type="float" office:value="61841.0795217795" calcext:value-type="float">
            <text:p>61841.0795217795</text:p>
          </table:table-cell>
          <table:table-cell table:formula="of:=[.E275]-[.E274]" office:value-type="float" office:value="0.119014739990234" calcext:value-type="float">
            <text:p>0.11901474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1455999465.52178" calcext:value-type="float">
            <text:p>1455999465.52178</text:p>
          </table:table-cell>
          <table:table-cell office:value-type="float" office:value="1455999465.522" calcext:value-type="float">
            <text:p>1455999465.522</text:p>
          </table:table-cell>
          <table:table-cell office:value-type="float" office:value="7248" calcext:value-type="float">
            <text:p>7248</text:p>
          </table:table-cell>
          <table:table-cell table:formula="of:=[.B276]-[.B$2]" office:value-type="float" office:value="29.6369082927704" calcext:value-type="float">
            <text:p>29.6369082928</text:p>
          </table:table-cell>
          <table:table-cell table:formula="of:=[.D276]/([.E276]-[.E275])" office:value-type="float" office:value="61695.8373844483" calcext:value-type="float">
            <text:p>61695.8373844483</text:p>
          </table:table-cell>
          <table:table-cell table:formula="of:=[.E276]-[.E275]" office:value-type="float" office:value="0.117479562759399" calcext:value-type="float">
            <text:p>0.1174795628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1455999465.63756" calcext:value-type="float">
            <text:p>1455999465.63756</text:p>
          </table:table-cell>
          <table:table-cell office:value-type="float" office:value="1455999465.63779" calcext:value-type="float">
            <text:p>1455999465.63779</text:p>
          </table:table-cell>
          <table:table-cell office:value-type="float" office:value="7128" calcext:value-type="float">
            <text:p>7128</text:p>
          </table:table-cell>
          <table:table-cell table:formula="of:=[.B277]-[.B$2]" office:value-type="float" office:value="29.7526950836182" calcext:value-type="float">
            <text:p>29.7526950836</text:p>
          </table:table-cell>
          <table:table-cell table:formula="of:=[.D277]/([.E277]-[.E276])" office:value-type="float" office:value="61561.4263752329" calcext:value-type="float">
            <text:p>61561.4263752329</text:p>
          </table:table-cell>
          <table:table-cell table:formula="of:=[.E277]-[.E276]" office:value-type="float" office:value="0.115786790847778" calcext:value-type="float">
            <text:p>0.1157867908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1455999465.75159" calcext:value-type="float">
            <text:p>1455999465.75159</text:p>
          </table:table-cell>
          <table:table-cell office:value-type="float" office:value="1455999465.75181" calcext:value-type="float">
            <text:p>1455999465.75181</text:p>
          </table:table-cell>
          <table:table-cell office:value-type="float" office:value="7008" calcext:value-type="float">
            <text:p>7008</text:p>
          </table:table-cell>
          <table:table-cell table:formula="of:=[.B278]-[.B$2]" office:value-type="float" office:value="29.866720199585" calcext:value-type="float">
            <text:p>29.8667201996</text:p>
          </table:table-cell>
          <table:table-cell table:formula="of:=[.D278]/([.E278]-[.E277])" office:value-type="float" office:value="61460.1435883711" calcext:value-type="float">
            <text:p>61460.1435883711</text:p>
          </table:table-cell>
          <table:table-cell table:formula="of:=[.E278]-[.E277]" office:value-type="float" office:value="0.114025115966797" calcext:value-type="float">
            <text:p>0.114025116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1455999465.86392" calcext:value-type="float">
            <text:p>1455999465.86392</text:p>
          </table:table-cell>
          <table:table-cell office:value-type="float" office:value="1455999465.86414" calcext:value-type="float">
            <text:p>1455999465.86414</text:p>
          </table:table-cell>
          <table:table-cell office:value-type="float" office:value="6888" calcext:value-type="float">
            <text:p>6888</text:p>
          </table:table-cell>
          <table:table-cell table:formula="of:=[.B279]-[.B$2]" office:value-type="float" office:value="29.9790484905243" calcext:value-type="float">
            <text:p>29.9790484905</text:p>
          </table:table-cell>
          <table:table-cell table:formula="of:=[.D279]/([.E279]-[.E278])" office:value-type="float" office:value="61320.2599487625" calcext:value-type="float">
            <text:p>61320.2599487625</text:p>
          </table:table-cell>
          <table:table-cell table:formula="of:=[.E279]-[.E278]" office:value-type="float" office:value="0.112328290939331" calcext:value-type="float">
            <text:p>0.1123282909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1455999465.97444" calcext:value-type="float">
            <text:p>1455999465.97444</text:p>
          </table:table-cell>
          <table:table-cell office:value-type="float" office:value="1455999465.97467" calcext:value-type="float">
            <text:p>1455999465.97467</text:p>
          </table:table-cell>
          <table:table-cell office:value-type="float" office:value="6760" calcext:value-type="float">
            <text:p>6760</text:p>
          </table:table-cell>
          <table:table-cell table:formula="of:=[.B280]-[.B$2]" office:value-type="float" office:value="30.0895683765411" calcext:value-type="float">
            <text:p>30.0895683765</text:p>
          </table:table-cell>
          <table:table-cell table:formula="of:=[.D280]/([.E280]-[.E279])" office:value-type="float" office:value="61165.4630097033" calcext:value-type="float">
            <text:p>61165.4630097033</text:p>
          </table:table-cell>
          <table:table-cell table:formula="of:=[.E280]-[.E279]" office:value-type="float" office:value="0.110519886016846" calcext:value-type="float">
            <text:p>0.110519886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1455999466.0832" calcext:value-type="float">
            <text:p>1455999466.0832</text:p>
          </table:table-cell>
          <table:table-cell office:value-type="float" office:value="1455999466.08344" calcext:value-type="float">
            <text:p>1455999466.08344</text:p>
          </table:table-cell>
          <table:table-cell office:value-type="float" office:value="6632" calcext:value-type="float">
            <text:p>6632</text:p>
          </table:table-cell>
          <table:table-cell table:formula="of:=[.B281]-[.B$2]" office:value-type="float" office:value="30.19833111763" calcext:value-type="float">
            <text:p>30.1983311176</text:p>
          </table:table-cell>
          <table:table-cell table:formula="of:=[.D281]/([.E281]-[.E280])" office:value-type="float" office:value="60976.7640425793" calcext:value-type="float">
            <text:p>60976.7640425793</text:p>
          </table:table-cell>
          <table:table-cell table:formula="of:=[.E281]-[.E280]" office:value-type="float" office:value="0.108762741088867" calcext:value-type="float">
            <text:p>0.1087627411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455999466.18996" calcext:value-type="float">
            <text:p>1455999466.18996</text:p>
          </table:table-cell>
          <table:table-cell office:value-type="float" office:value="1455999466.19019" calcext:value-type="float">
            <text:p>1455999466.19019</text:p>
          </table:table-cell>
          <table:table-cell office:value-type="float" office:value="6496" calcext:value-type="float">
            <text:p>6496</text:p>
          </table:table-cell>
          <table:table-cell table:formula="of:=[.B282]-[.B$2]" office:value-type="float" office:value="30.3050918579102" calcext:value-type="float">
            <text:p>30.3050918579</text:p>
          </table:table-cell>
          <table:table-cell table:formula="of:=[.D282]/([.E282]-[.E281])" office:value-type="float" office:value="60846.3371737009" calcext:value-type="float">
            <text:p>60846.3371737009</text:p>
          </table:table-cell>
          <table:table-cell table:formula="of:=[.E282]-[.E281]" office:value-type="float" office:value="0.106760740280151" calcext:value-type="float">
            <text:p>0.1067607403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1455999466.29516" calcext:value-type="float">
            <text:p>1455999466.29516</text:p>
          </table:table-cell>
          <table:table-cell office:value-type="float" office:value="1455999466.29538" calcext:value-type="float">
            <text:p>1455999466.29538</text:p>
          </table:table-cell>
          <table:table-cell office:value-type="float" office:value="6368" calcext:value-type="float">
            <text:p>6368</text:p>
          </table:table-cell>
          <table:table-cell table:formula="of:=[.B283]-[.B$2]" office:value-type="float" office:value="30.4102900028229" calcext:value-type="float">
            <text:p>30.4102900028</text:p>
          </table:table-cell>
          <table:table-cell table:formula="of:=[.D283]/([.E283]-[.E282])" office:value-type="float" office:value="60533.3868319006" calcext:value-type="float">
            <text:p>60533.3868319006</text:p>
          </table:table-cell>
          <table:table-cell table:formula="of:=[.E283]-[.E282]" office:value-type="float" office:value="0.10519814491272" calcext:value-type="float">
            <text:p>0.1051981449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1455999466.39838" calcext:value-type="float">
            <text:p>1455999466.39838</text:p>
          </table:table-cell>
          <table:table-cell office:value-type="float" office:value="1455999466.3986" calcext:value-type="float">
            <text:p>1455999466.3986</text:p>
          </table:table-cell>
          <table:table-cell office:value-type="float" office:value="6240" calcext:value-type="float">
            <text:p>6240</text:p>
          </table:table-cell>
          <table:table-cell table:formula="of:=[.B284]-[.B$2]" office:value-type="float" office:value="30.5135080814362" calcext:value-type="float">
            <text:p>30.5135080814</text:p>
          </table:table-cell>
          <table:table-cell table:formula="of:=[.D284]/([.E284]-[.E283])" office:value-type="float" office:value="60454.5258333949" calcext:value-type="float">
            <text:p>60454.5258333949</text:p>
          </table:table-cell>
          <table:table-cell table:formula="of:=[.E284]-[.E283]" office:value-type="float" office:value="0.103218078613281" calcext:value-type="float">
            <text:p>0.1032180786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1455999466.49965" calcext:value-type="float">
            <text:p>1455999466.49965</text:p>
          </table:table-cell>
          <table:table-cell office:value-type="float" office:value="1455999466.49988" calcext:value-type="float">
            <text:p>1455999466.49988</text:p>
          </table:table-cell>
          <table:table-cell office:value-type="float" office:value="6112" calcext:value-type="float">
            <text:p>6112</text:p>
          </table:table-cell>
          <table:table-cell table:formula="of:=[.B285]-[.B$2]" office:value-type="float" office:value="30.614785194397" calcext:value-type="float">
            <text:p>30.6147851944</text:p>
          </table:table-cell>
          <table:table-cell table:formula="of:=[.D285]/([.E285]-[.E284])" office:value-type="float" office:value="60349.2716302523" calcext:value-type="float">
            <text:p>60349.2716302523</text:p>
          </table:table-cell>
          <table:table-cell table:formula="of:=[.E285]-[.E284]" office:value-type="float" office:value="0.101277112960815" calcext:value-type="float">
            <text:p>0.101277113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1455999466.60065" calcext:value-type="float">
            <text:p>1455999466.60065</text:p>
          </table:table-cell>
          <table:table-cell office:value-type="float" office:value="1455999466.60087" calcext:value-type="float">
            <text:p>1455999466.60087</text:p>
          </table:table-cell>
          <table:table-cell office:value-type="float" office:value="5984" calcext:value-type="float">
            <text:p>5984</text:p>
          </table:table-cell>
          <table:table-cell table:formula="of:=[.B286]-[.B$2]" office:value-type="float" office:value="30.7157828807831" calcext:value-type="float">
            <text:p>30.7157828808</text:p>
          </table:table-cell>
          <table:table-cell table:formula="of:=[.D286]/([.E286]-[.E285])" office:value-type="float" office:value="59248.8819706573" calcext:value-type="float">
            <text:p>59248.8819706573</text:p>
          </table:table-cell>
          <table:table-cell table:formula="of:=[.E286]-[.E285]" office:value-type="float" office:value="0.100997686386108" calcext:value-type="float">
            <text:p>0.1009976864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455999466.70168" calcext:value-type="float">
            <text:p>1455999466.70168</text:p>
          </table:table-cell>
          <table:table-cell office:value-type="float" office:value="1455999466.70191" calcext:value-type="float">
            <text:p>1455999466.70191</text:p>
          </table:table-cell>
          <table:table-cell office:value-type="float" office:value="5856" calcext:value-type="float">
            <text:p>5856</text:p>
          </table:table-cell>
          <table:table-cell table:formula="of:=[.B287]-[.B$2]" office:value-type="float" office:value="30.8168141841888" calcext:value-type="float">
            <text:p>30.8168141842</text:p>
          </table:table-cell>
          <table:table-cell table:formula="of:=[.D287]/([.E287]-[.E286])" office:value-type="float" office:value="57962.2335117379" calcext:value-type="float">
            <text:p>57962.2335117379</text:p>
          </table:table-cell>
          <table:table-cell table:formula="of:=[.E287]-[.E286]" office:value-type="float" office:value="0.101031303405762" calcext:value-type="float">
            <text:p>0.1010313034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1455999466.80203" calcext:value-type="float">
            <text:p>1455999466.80203</text:p>
          </table:table-cell>
          <table:table-cell office:value-type="float" office:value="1455999466.80226" calcext:value-type="float">
            <text:p>1455999466.80226</text:p>
          </table:table-cell>
          <table:table-cell office:value-type="float" office:value="5736" calcext:value-type="float">
            <text:p>5736</text:p>
          </table:table-cell>
          <table:table-cell table:formula="of:=[.B288]-[.B$2]" office:value-type="float" office:value="30.9171597957611" calcext:value-type="float">
            <text:p>30.9171597958</text:p>
          </table:table-cell>
          <table:table-cell table:formula="of:=[.D288]/([.E288]-[.E287])" office:value-type="float" office:value="57162.4399923969" calcext:value-type="float">
            <text:p>57162.4399923969</text:p>
          </table:table-cell>
          <table:table-cell table:formula="of:=[.E288]-[.E287]" office:value-type="float" office:value="0.100345611572266" calcext:value-type="float">
            <text:p>0.1003456116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1455999466.90209" calcext:value-type="float">
            <text:p>1455999466.90209</text:p>
          </table:table-cell>
          <table:table-cell office:value-type="float" office:value="1455999466.90231" calcext:value-type="float">
            <text:p>1455999466.90231</text:p>
          </table:table-cell>
          <table:table-cell office:value-type="float" office:value="5608" calcext:value-type="float">
            <text:p>5608</text:p>
          </table:table-cell>
          <table:table-cell table:formula="of:=[.B289]-[.B$2]" office:value-type="float" office:value="31.0172197818756" calcext:value-type="float">
            <text:p>31.0172197819</text:p>
          </table:table-cell>
          <table:table-cell table:formula="of:=[.D289]/([.E289]-[.E288])" office:value-type="float" office:value="56046.3799543464" calcext:value-type="float">
            <text:p>56046.3799543464</text:p>
          </table:table-cell>
          <table:table-cell table:formula="of:=[.E289]-[.E288]" office:value-type="float" office:value="0.100059986114502" calcext:value-type="float">
            <text:p>0.1000599861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455999467.00309" calcext:value-type="float">
            <text:p>1455999467.00309</text:p>
          </table:table-cell>
          <table:table-cell office:value-type="float" office:value="1455999467.00332" calcext:value-type="float">
            <text:p>1455999467.00332</text:p>
          </table:table-cell>
          <table:table-cell office:value-type="float" office:value="5488" calcext:value-type="float">
            <text:p>5488</text:p>
          </table:table-cell>
          <table:table-cell table:formula="of:=[.B290]-[.B$2]" office:value-type="float" office:value="31.1182270050049" calcext:value-type="float">
            <text:p>31.118227005</text:p>
          </table:table-cell>
          <table:table-cell table:formula="of:=[.D290]/([.E290]-[.E289])" office:value-type="float" office:value="54332.7479954208" calcext:value-type="float">
            <text:p>54332.7479954208</text:p>
          </table:table-cell>
          <table:table-cell table:formula="of:=[.E290]-[.E289]" office:value-type="float" office:value="0.101007223129272" calcext:value-type="float">
            <text:p>0.1010072231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1455999467.10492" calcext:value-type="float">
            <text:p>1455999467.10492</text:p>
          </table:table-cell>
          <table:table-cell office:value-type="float" office:value="1455999467.10516" calcext:value-type="float">
            <text:p>1455999467.10516</text:p>
          </table:table-cell>
          <table:table-cell office:value-type="float" office:value="5368" calcext:value-type="float">
            <text:p>5368</text:p>
          </table:table-cell>
          <table:table-cell table:formula="of:=[.B291]-[.B$2]" office:value-type="float" office:value="31.2200548648834" calcext:value-type="float">
            <text:p>31.2200548649</text:p>
          </table:table-cell>
          <table:table-cell table:formula="of:=[.D291]/([.E291]-[.E290])" office:value-type="float" office:value="52716.4177505344" calcext:value-type="float">
            <text:p>52716.4177505344</text:p>
          </table:table-cell>
          <table:table-cell table:formula="of:=[.E291]-[.E290]" office:value-type="float" office:value="0.10182785987854" calcext:value-type="float">
            <text:p>0.1018278599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455999467.20719" calcext:value-type="float">
            <text:p>1455999467.20719</text:p>
          </table:table-cell>
          <table:table-cell office:value-type="float" office:value="1455999467.20742" calcext:value-type="float">
            <text:p>1455999467.20742</text:p>
          </table:table-cell>
          <table:table-cell office:value-type="float" office:value="5256" calcext:value-type="float">
            <text:p>5256</text:p>
          </table:table-cell>
          <table:table-cell table:formula="of:=[.B292]-[.B$2]" office:value-type="float" office:value="31.3223216533661" calcext:value-type="float">
            <text:p>31.3223216534</text:p>
          </table:table-cell>
          <table:table-cell table:formula="of:=[.D292]/([.E292]-[.E291])" office:value-type="float" office:value="51394.9844126657" calcext:value-type="float">
            <text:p>51394.9844126657</text:p>
          </table:table-cell>
          <table:table-cell table:formula="of:=[.E292]-[.E291]" office:value-type="float" office:value="0.102266788482666" calcext:value-type="float">
            <text:p>0.1022667885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1455999467.30812" calcext:value-type="float">
            <text:p>1455999467.30812</text:p>
          </table:table-cell>
          <table:table-cell office:value-type="float" office:value="1455999467.30835" calcext:value-type="float">
            <text:p>1455999467.30835</text:p>
          </table:table-cell>
          <table:table-cell office:value-type="float" office:value="5144" calcext:value-type="float">
            <text:p>5144</text:p>
          </table:table-cell>
          <table:table-cell table:formula="of:=[.B293]-[.B$2]" office:value-type="float" office:value="31.4232568740845" calcext:value-type="float">
            <text:p>31.4232568741</text:p>
          </table:table-cell>
          <table:table-cell table:formula="of:=[.D293]/([.E293]-[.E292])" office:value-type="float" office:value="50963.3799122718" calcext:value-type="float">
            <text:p>50963.3799122718</text:p>
          </table:table-cell>
          <table:table-cell table:formula="of:=[.E293]-[.E292]" office:value-type="float" office:value="0.100935220718384" calcext:value-type="float">
            <text:p>0.1009352207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1455999467.40815" calcext:value-type="float">
            <text:p>1455999467.40815</text:p>
          </table:table-cell>
          <table:table-cell office:value-type="float" office:value="1455999467.40837" calcext:value-type="float">
            <text:p>1455999467.40837</text:p>
          </table:table-cell>
          <table:table-cell office:value-type="float" office:value="5040" calcext:value-type="float">
            <text:p>5040</text:p>
          </table:table-cell>
          <table:table-cell table:formula="of:=[.B294]-[.B$2]" office:value-type="float" office:value="31.5232841968536" calcext:value-type="float">
            <text:p>31.5232841969</text:p>
          </table:table-cell>
          <table:table-cell table:formula="of:=[.D294]/([.E294]-[.E293])" office:value-type="float" office:value="50386.233085843" calcext:value-type="float">
            <text:p>50386.233085843</text:p>
          </table:table-cell>
          <table:table-cell table:formula="of:=[.E294]-[.E293]" office:value-type="float" office:value="0.100027322769165" calcext:value-type="float">
            <text:p>0.1000273228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1455999467.5083" calcext:value-type="float">
            <text:p>1455999467.5083</text:p>
          </table:table-cell>
          <table:table-cell office:value-type="float" office:value="1455999467.50853" calcext:value-type="float">
            <text:p>1455999467.50853</text:p>
          </table:table-cell>
          <table:table-cell office:value-type="float" office:value="4944" calcext:value-type="float">
            <text:p>4944</text:p>
          </table:table-cell>
          <table:table-cell table:formula="of:=[.B295]-[.B$2]" office:value-type="float" office:value="31.6234331130981" calcext:value-type="float">
            <text:p>31.6234331131</text:p>
          </table:table-cell>
          <table:table-cell table:formula="of:=[.D295]/([.E295]-[.E294])" office:value-type="float" office:value="49366.4852840699" calcext:value-type="float">
            <text:p>49366.4852840699</text:p>
          </table:table-cell>
          <table:table-cell table:formula="of:=[.E295]-[.E294]" office:value-type="float" office:value="0.100148916244507" calcext:value-type="float">
            <text:p>0.1001489162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1455999467.60911" calcext:value-type="float">
            <text:p>1455999467.60911</text:p>
          </table:table-cell>
          <table:table-cell office:value-type="float" office:value="1455999467.60933" calcext:value-type="float">
            <text:p>1455999467.60933</text:p>
          </table:table-cell>
          <table:table-cell office:value-type="float" office:value="4848" calcext:value-type="float">
            <text:p>4848</text:p>
          </table:table-cell>
          <table:table-cell table:formula="of:=[.B296]-[.B$2]" office:value-type="float" office:value="31.7242436408997" calcext:value-type="float">
            <text:p>31.7242436409</text:p>
          </table:table-cell>
          <table:table-cell table:formula="of:=[.D296]/([.E296]-[.E295])" office:value-type="float" office:value="48090.2154340988" calcext:value-type="float">
            <text:p>48090.2154340988</text:p>
          </table:table-cell>
          <table:table-cell table:formula="of:=[.E296]-[.E295]" office:value-type="float" office:value="0.100810527801514" calcext:value-type="float">
            <text:p>0.1008105278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1455999467.71017" calcext:value-type="float">
            <text:p>1455999467.71017</text:p>
          </table:table-cell>
          <table:table-cell office:value-type="float" office:value="1455999467.71039" calcext:value-type="float">
            <text:p>1455999467.71039</text:p>
          </table:table-cell>
          <table:table-cell office:value-type="float" office:value="4760" calcext:value-type="float">
            <text:p>4760</text:p>
          </table:table-cell>
          <table:table-cell table:formula="of:=[.B297]-[.B$2]" office:value-type="float" office:value="31.8252999782562" calcext:value-type="float">
            <text:p>31.8252999783</text:p>
          </table:table-cell>
          <table:table-cell table:formula="of:=[.D297]/([.E297]-[.E296])" office:value-type="float" office:value="47102.4393374243" calcext:value-type="float">
            <text:p>47102.4393374243</text:p>
          </table:table-cell>
          <table:table-cell table:formula="of:=[.E297]-[.E296]" office:value-type="float" office:value="0.101056337356567" calcext:value-type="float">
            <text:p>0.1010563374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1455999467.81098" calcext:value-type="float">
            <text:p>1455999467.81098</text:p>
          </table:table-cell>
          <table:table-cell office:value-type="float" office:value="1455999467.8112" calcext:value-type="float">
            <text:p>1455999467.8112</text:p>
          </table:table-cell>
          <table:table-cell office:value-type="float" office:value="4680" calcext:value-type="float">
            <text:p>4680</text:p>
          </table:table-cell>
          <table:table-cell table:formula="of:=[.B298]-[.B$2]" office:value-type="float" office:value="31.9261085987091" calcext:value-type="float">
            <text:p>31.9261085987</text:p>
          </table:table-cell>
          <table:table-cell table:formula="of:=[.D298]/([.E298]-[.E297])" office:value-type="float" office:value="46424.6011796926" calcext:value-type="float">
            <text:p>46424.6011796926</text:p>
          </table:table-cell>
          <table:table-cell table:formula="of:=[.E298]-[.E297]" office:value-type="float" office:value="0.100808620452881" calcext:value-type="float">
            <text:p>0.1008086205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1455999467.91088" calcext:value-type="float">
            <text:p>1455999467.91088</text:p>
          </table:table-cell>
          <table:table-cell office:value-type="float" office:value="1455999467.91111" calcext:value-type="float">
            <text:p>1455999467.91111</text:p>
          </table:table-cell>
          <table:table-cell office:value-type="float" office:value="4600" calcext:value-type="float">
            <text:p>4600</text:p>
          </table:table-cell>
          <table:table-cell table:formula="of:=[.B299]-[.B$2]" office:value-type="float" office:value="32.0260167121887" calcext:value-type="float">
            <text:p>32.0260167122</text:p>
          </table:table-cell>
          <table:table-cell table:formula="of:=[.D299]/([.E299]-[.E298])" office:value-type="float" office:value="46042.3066735076" calcext:value-type="float">
            <text:p>46042.3066735076</text:p>
          </table:table-cell>
          <table:table-cell table:formula="of:=[.E299]-[.E298]" office:value-type="float" office:value="0.0999081134796143" calcext:value-type="float">
            <text:p>0.0999081135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1455999468.01221" calcext:value-type="float">
            <text:p>1455999468.01221</text:p>
          </table:table-cell>
          <table:table-cell office:value-type="float" office:value="1455999468.01244" calcext:value-type="float">
            <text:p>1455999468.01244</text:p>
          </table:table-cell>
          <table:table-cell office:value-type="float" office:value="4536" calcext:value-type="float">
            <text:p>4536</text:p>
          </table:table-cell>
          <table:table-cell table:formula="of:=[.B300]-[.B$2]" office:value-type="float" office:value="32.1273465156555" calcext:value-type="float">
            <text:p>32.1273465157</text:p>
          </table:table-cell>
          <table:table-cell table:formula="of:=[.D300]/([.E300]-[.E299])" office:value-type="float" office:value="44764.7172382638" calcext:value-type="float">
            <text:p>44764.7172382638</text:p>
          </table:table-cell>
          <table:table-cell table:formula="of:=[.E300]-[.E299]" office:value-type="float" office:value="0.101329803466797" calcext:value-type="float">
            <text:p>0.1013298035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1455999468.11341" calcext:value-type="float">
            <text:p>1455999468.11341</text:p>
          </table:table-cell>
          <table:table-cell office:value-type="float" office:value="1455999468.11365" calcext:value-type="float">
            <text:p>1455999468.11365</text:p>
          </table:table-cell>
          <table:table-cell office:value-type="float" office:value="4472" calcext:value-type="float">
            <text:p>4472</text:p>
          </table:table-cell>
          <table:table-cell table:formula="of:=[.B301]-[.B$2]" office:value-type="float" office:value="32.2285397052765" calcext:value-type="float">
            <text:p>32.2285397053</text:p>
          </table:table-cell>
          <table:table-cell table:formula="of:=[.D301]/([.E301]-[.E300])" office:value-type="float" office:value="44192.6973223226" calcext:value-type="float">
            <text:p>44192.6973223226</text:p>
          </table:table-cell>
          <table:table-cell table:formula="of:=[.E301]-[.E300]" office:value-type="float" office:value="0.101193189620972" calcext:value-type="float">
            <text:p>0.1011931896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455999468.21467" calcext:value-type="float">
            <text:p>1455999468.21467</text:p>
          </table:table-cell>
          <table:table-cell office:value-type="float" office:value="1455999468.2149" calcext:value-type="float">
            <text:p>1455999468.2149</text:p>
          </table:table-cell>
          <table:table-cell office:value-type="float" office:value="4424" calcext:value-type="float">
            <text:p>4424</text:p>
          </table:table-cell>
          <table:table-cell table:formula="of:=[.B302]-[.B$2]" office:value-type="float" office:value="32.3298046588898" calcext:value-type="float">
            <text:p>32.3298046589</text:p>
          </table:table-cell>
          <table:table-cell table:formula="of:=[.D302]/([.E302]-[.E301])" office:value-type="float" office:value="43687.3749717472" calcext:value-type="float">
            <text:p>43687.3749717472</text:p>
          </table:table-cell>
          <table:table-cell table:formula="of:=[.E302]-[.E301]" office:value-type="float" office:value="0.101264953613281" calcext:value-type="float">
            <text:p>0.1012649536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1455999468.31516" calcext:value-type="float">
            <text:p>1455999468.31516</text:p>
          </table:table-cell>
          <table:table-cell office:value-type="float" office:value="1455999468.31539" calcext:value-type="float">
            <text:p>1455999468.31539</text:p>
          </table:table-cell>
          <table:table-cell office:value-type="float" office:value="4376" calcext:value-type="float">
            <text:p>4376</text:p>
          </table:table-cell>
          <table:table-cell table:formula="of:=[.B303]-[.B$2]" office:value-type="float" office:value="32.4302966594696" calcext:value-type="float">
            <text:p>32.4302966595</text:p>
          </table:table-cell>
          <table:table-cell table:formula="of:=[.D303]/([.E303]-[.E302])" office:value-type="float" office:value="43545.7546347042" calcext:value-type="float">
            <text:p>43545.7546347042</text:p>
          </table:table-cell>
          <table:table-cell table:formula="of:=[.E303]-[.E302]" office:value-type="float" office:value="0.100492000579834" calcext:value-type="float">
            <text:p>0.1004920006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1455999468.41501" calcext:value-type="float">
            <text:p>1455999468.41501</text:p>
          </table:table-cell>
          <table:table-cell office:value-type="float" office:value="1455999468.41523" calcext:value-type="float">
            <text:p>1455999468.41523</text:p>
          </table:table-cell>
          <table:table-cell office:value-type="float" office:value="4344" calcext:value-type="float">
            <text:p>4344</text:p>
          </table:table-cell>
          <table:table-cell table:formula="of:=[.B304]-[.B$2]" office:value-type="float" office:value="32.5301380157471" calcext:value-type="float">
            <text:p>32.5301380157</text:p>
          </table:table-cell>
          <table:table-cell table:formula="of:=[.D304]/([.E304]-[.E303])" office:value-type="float" office:value="43509.0243358447" calcext:value-type="float">
            <text:p>43509.0243358447</text:p>
          </table:table-cell>
          <table:table-cell table:formula="of:=[.E304]-[.E303]" office:value-type="float" office:value="0.0998413562774658" calcext:value-type="float">
            <text:p>0.0998413563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1455999468.51533" calcext:value-type="float">
            <text:p>1455999468.51533</text:p>
          </table:table-cell>
          <table:table-cell office:value-type="float" office:value="1455999468.51555" calcext:value-type="float">
            <text:p>1455999468.51555</text:p>
          </table:table-cell>
          <table:table-cell office:value-type="float" office:value="4320" calcext:value-type="float">
            <text:p>4320</text:p>
          </table:table-cell>
          <table:table-cell table:formula="of:=[.B305]-[.B$2]" office:value-type="float" office:value="32.6304652690887" calcext:value-type="float">
            <text:p>32.6304652691</text:p>
          </table:table-cell>
          <table:table-cell table:formula="of:=[.D305]/([.E305]-[.E304])" office:value-type="float" office:value="43059.0876966181" calcext:value-type="float">
            <text:p>43059.0876966181</text:p>
          </table:table-cell>
          <table:table-cell table:formula="of:=[.E305]-[.E304]" office:value-type="float" office:value="0.100327253341675" calcext:value-type="float">
            <text:p>0.1003272533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1455999468.61618" calcext:value-type="float">
            <text:p>1455999468.61618</text:p>
          </table:table-cell>
          <table:table-cell office:value-type="float" office:value="1455999468.61651" calcext:value-type="float">
            <text:p>1455999468.61651</text:p>
          </table:table-cell>
          <table:table-cell office:value-type="float" office:value="4304" calcext:value-type="float">
            <text:p>4304</text:p>
          </table:table-cell>
          <table:table-cell table:formula="of:=[.B306]-[.B$2]" office:value-type="float" office:value="32.7313168048859" calcext:value-type="float">
            <text:p>32.7313168049</text:p>
          </table:table-cell>
          <table:table-cell table:formula="of:=[.D306]/([.E306]-[.E305])" office:value-type="float" office:value="42676.5935291086" calcext:value-type="float">
            <text:p>42676.5935291086</text:p>
          </table:table-cell>
          <table:table-cell table:formula="of:=[.E306]-[.E305]" office:value-type="float" office:value="0.100851535797119" calcext:value-type="float">
            <text:p>0.1008515358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1455999468.71708" calcext:value-type="float">
            <text:p>1455999468.71708</text:p>
          </table:table-cell>
          <table:table-cell office:value-type="float" office:value="1455999468.71731" calcext:value-type="float">
            <text:p>1455999468.71731</text:p>
          </table:table-cell>
          <table:table-cell office:value-type="float" office:value="4296" calcext:value-type="float">
            <text:p>4296</text:p>
          </table:table-cell>
          <table:table-cell table:formula="of:=[.B307]-[.B$2]" office:value-type="float" office:value="32.8322103023529" calcext:value-type="float">
            <text:p>32.8322103024</text:p>
          </table:table-cell>
          <table:table-cell table:formula="of:=[.D307]/([.E307]-[.E306])" office:value-type="float" office:value="42579.5527744826" calcext:value-type="float">
            <text:p>42579.5527744826</text:p>
          </table:table-cell>
          <table:table-cell table:formula="of:=[.E307]-[.E306]" office:value-type="float" office:value="0.100893497467041" calcext:value-type="float">
            <text:p>0.1008934975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1455999468.8165" calcext:value-type="float">
            <text:p>1455999468.8165</text:p>
          </table:table-cell>
          <table:table-cell office:value-type="float" office:value="1455999468.81671" calcext:value-type="float">
            <text:p>1455999468.81671</text:p>
          </table:table-cell>
          <table:table-cell office:value-type="float" office:value="4296" calcext:value-type="float">
            <text:p>4296</text:p>
          </table:table-cell>
          <table:table-cell table:formula="of:=[.B308]-[.B$2]" office:value-type="float" office:value="32.931633234024" calcext:value-type="float">
            <text:p>32.931633234</text:p>
          </table:table-cell>
          <table:table-cell table:formula="of:=[.D308]/([.E308]-[.E307])" office:value-type="float" office:value="43209.3474592935" calcext:value-type="float">
            <text:p>43209.3474592935</text:p>
          </table:table-cell>
          <table:table-cell table:formula="of:=[.E308]-[.E307]" office:value-type="float" office:value="0.0994229316711426" calcext:value-type="float">
            <text:p>0.0994229317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1455999468.91586" calcext:value-type="float">
            <text:p>1455999468.91586</text:p>
          </table:table-cell>
          <table:table-cell office:value-type="float" office:value="1455999468.91607" calcext:value-type="float">
            <text:p>1455999468.91607</text:p>
          </table:table-cell>
          <table:table-cell office:value-type="float" office:value="4304" calcext:value-type="float">
            <text:p>4304</text:p>
          </table:table-cell>
          <table:table-cell table:formula="of:=[.B309]-[.B$2]" office:value-type="float" office:value="33.0309908390045" calcext:value-type="float">
            <text:p>33.030990839</text:p>
          </table:table-cell>
          <table:table-cell table:formula="of:=[.D309]/([.E309]-[.E308])" office:value-type="float" office:value="43318.2744375336" calcext:value-type="float">
            <text:p>43318.2744375336</text:p>
          </table:table-cell>
          <table:table-cell table:formula="of:=[.E309]-[.E308]" office:value-type="float" office:value="0.0993576049804688" calcext:value-type="float">
            <text:p>0.099357605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1455999469.01571" calcext:value-type="float">
            <text:p>1455999469.01571</text:p>
          </table:table-cell>
          <table:table-cell office:value-type="float" office:value="1455999469.01593" calcext:value-type="float">
            <text:p>1455999469.01593</text:p>
          </table:table-cell>
          <table:table-cell office:value-type="float" office:value="4320" calcext:value-type="float">
            <text:p>4320</text:p>
          </table:table-cell>
          <table:table-cell table:formula="of:=[.B310]-[.B$2]" office:value-type="float" office:value="33.1308445930481" calcext:value-type="float">
            <text:p>33.130844593</text:p>
          </table:table-cell>
          <table:table-cell table:formula="of:=[.D310]/([.E310]-[.E309])" office:value-type="float" office:value="43263.2707841372" calcext:value-type="float">
            <text:p>43263.2707841372</text:p>
          </table:table-cell>
          <table:table-cell table:formula="of:=[.E310]-[.E309]" office:value-type="float" office:value="0.0998537540435791" calcext:value-type="float">
            <text:p>0.099853754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1455999469.11536" calcext:value-type="float">
            <text:p>1455999469.11536</text:p>
          </table:table-cell>
          <table:table-cell office:value-type="float" office:value="1455999469.11559" calcext:value-type="float">
            <text:p>1455999469.11559</text:p>
          </table:table-cell>
          <table:table-cell office:value-type="float" office:value="4344" calcext:value-type="float">
            <text:p>4344</text:p>
          </table:table-cell>
          <table:table-cell table:formula="of:=[.B311]-[.B$2]" office:value-type="float" office:value="33.2304885387421" calcext:value-type="float">
            <text:p>33.2304885387</text:p>
          </table:table-cell>
          <table:table-cell table:formula="of:=[.D311]/([.E311]-[.E310])" office:value-type="float" office:value="43595.2226675312" calcext:value-type="float">
            <text:p>43595.2226675312</text:p>
          </table:table-cell>
          <table:table-cell table:formula="of:=[.E311]-[.E310]" office:value-type="float" office:value="0.0996439456939697" calcext:value-type="float">
            <text:p>0.0996439457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1455999469.21468" calcext:value-type="float">
            <text:p>1455999469.21468</text:p>
          </table:table-cell>
          <table:table-cell office:value-type="float" office:value="1455999469.2149" calcext:value-type="float">
            <text:p>1455999469.2149</text:p>
          </table:table-cell>
          <table:table-cell office:value-type="float" office:value="4384" calcext:value-type="float">
            <text:p>4384</text:p>
          </table:table-cell>
          <table:table-cell table:formula="of:=[.B312]-[.B$2]" office:value-type="float" office:value="33.329815864563" calcext:value-type="float">
            <text:p>33.3298158646</text:p>
          </table:table-cell>
          <table:table-cell table:formula="of:=[.D312]/([.E312]-[.E311])" office:value-type="float" office:value="44136.8975130158" calcext:value-type="float">
            <text:p>44136.8975130158</text:p>
          </table:table-cell>
          <table:table-cell table:formula="of:=[.E312]-[.E311]" office:value-type="float" office:value="0.0993273258209229" calcext:value-type="float">
            <text:p>0.0993273258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1455999469.31431" calcext:value-type="float">
            <text:p>1455999469.31431</text:p>
          </table:table-cell>
          <table:table-cell office:value-type="float" office:value="1455999469.31452" calcext:value-type="float">
            <text:p>1455999469.31452</text:p>
          </table:table-cell>
          <table:table-cell office:value-type="float" office:value="4424" calcext:value-type="float">
            <text:p>4424</text:p>
          </table:table-cell>
          <table:table-cell table:formula="of:=[.B313]-[.B$2]" office:value-type="float" office:value="33.4294419288635" calcext:value-type="float">
            <text:p>33.4294419289</text:p>
          </table:table-cell>
          <table:table-cell table:formula="of:=[.D313]/([.E313]-[.E312])" office:value-type="float" office:value="44406.0500739479" calcext:value-type="float">
            <text:p>44406.0500739479</text:p>
          </table:table-cell>
          <table:table-cell table:formula="of:=[.E313]-[.E312]" office:value-type="float" office:value="0.0996260643005371" calcext:value-type="float">
            <text:p>0.0996260643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1455999469.41359" calcext:value-type="float">
            <text:p>1455999469.41359</text:p>
          </table:table-cell>
          <table:table-cell office:value-type="float" office:value="1455999469.4138" calcext:value-type="float">
            <text:p>1455999469.4138</text:p>
          </table:table-cell>
          <table:table-cell office:value-type="float" office:value="4472" calcext:value-type="float">
            <text:p>4472</text:p>
          </table:table-cell>
          <table:table-cell table:formula="of:=[.B314]-[.B$2]" office:value-type="float" office:value="33.5287182331085" calcext:value-type="float">
            <text:p>33.5287182331</text:p>
          </table:table-cell>
          <table:table-cell table:formula="of:=[.D314]/([.E314]-[.E313])" office:value-type="float" office:value="45045.9959605663" calcext:value-type="float">
            <text:p>45045.9959605663</text:p>
          </table:table-cell>
          <table:table-cell table:formula="of:=[.E314]-[.E313]" office:value-type="float" office:value="0.0992763042449951" calcext:value-type="float">
            <text:p>0.0992763042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1455999469.5133" calcext:value-type="float">
            <text:p>1455999469.5133</text:p>
          </table:table-cell>
          <table:table-cell office:value-type="float" office:value="1455999469.51351" calcext:value-type="float">
            <text:p>1455999469.51351</text:p>
          </table:table-cell>
          <table:table-cell office:value-type="float" office:value="4536" calcext:value-type="float">
            <text:p>4536</text:p>
          </table:table-cell>
          <table:table-cell table:formula="of:=[.B315]-[.B$2]" office:value-type="float" office:value="33.6284310817719" calcext:value-type="float">
            <text:p>33.6284310818</text:p>
          </table:table-cell>
          <table:table-cell table:formula="of:=[.D315]/([.E315]-[.E314])" office:value-type="float" office:value="45490.6269433273" calcext:value-type="float">
            <text:p>45490.6269433273</text:p>
          </table:table-cell>
          <table:table-cell table:formula="of:=[.E315]-[.E314]" office:value-type="float" office:value="0.0997128486633301" calcext:value-type="float">
            <text:p>0.0997128487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1455999469.61245" calcext:value-type="float">
            <text:p>1455999469.61245</text:p>
          </table:table-cell>
          <table:table-cell office:value-type="float" office:value="1455999469.61267" calcext:value-type="float">
            <text:p>1455999469.61267</text:p>
          </table:table-cell>
          <table:table-cell office:value-type="float" office:value="4600" calcext:value-type="float">
            <text:p>4600</text:p>
          </table:table-cell>
          <table:table-cell table:formula="of:=[.B316]-[.B$2]" office:value-type="float" office:value="33.7275831699371" calcext:value-type="float">
            <text:p>33.7275831699</text:p>
          </table:table-cell>
          <table:table-cell table:formula="of:=[.D316]/([.E316]-[.E315])" office:value-type="float" office:value="46393.374916441" calcext:value-type="float">
            <text:p>46393.374916441</text:p>
          </table:table-cell>
          <table:table-cell table:formula="of:=[.E316]-[.E315]" office:value-type="float" office:value="0.0991520881652832" calcext:value-type="float">
            <text:p>0.0991520882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1455999469.71154" calcext:value-type="float">
            <text:p>1455999469.71154</text:p>
          </table:table-cell>
          <table:table-cell office:value-type="float" office:value="1455999469.71177" calcext:value-type="float">
            <text:p>1455999469.71177</text:p>
          </table:table-cell>
          <table:table-cell office:value-type="float" office:value="4672" calcext:value-type="float">
            <text:p>4672</text:p>
          </table:table-cell>
          <table:table-cell table:formula="of:=[.B317]-[.B$2]" office:value-type="float" office:value="33.8266768455505" calcext:value-type="float">
            <text:p>33.8266768456</text:p>
          </table:table-cell>
          <table:table-cell table:formula="of:=[.D317]/([.E317]-[.E316])" office:value-type="float" office:value="47147.3075459123" calcext:value-type="float">
            <text:p>47147.3075459123</text:p>
          </table:table-cell>
          <table:table-cell table:formula="of:=[.E317]-[.E316]" office:value-type="float" office:value="0.0990936756134033" calcext:value-type="float">
            <text:p>0.0990936756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1455999469.81084" calcext:value-type="float">
            <text:p>1455999469.81084</text:p>
          </table:table-cell>
          <table:table-cell office:value-type="float" office:value="1455999469.81106" calcext:value-type="float">
            <text:p>1455999469.81106</text:p>
          </table:table-cell>
          <table:table-cell office:value-type="float" office:value="4752" calcext:value-type="float">
            <text:p>4752</text:p>
          </table:table-cell>
          <table:table-cell table:formula="of:=[.B318]-[.B$2]" office:value-type="float" office:value="33.9259746074676" calcext:value-type="float">
            <text:p>33.9259746075</text:p>
          </table:table-cell>
          <table:table-cell table:formula="of:=[.D318]/([.E318]-[.E317])" office:value-type="float" office:value="47856.0635028873" calcext:value-type="float">
            <text:p>47856.0635028873</text:p>
          </table:table-cell>
          <table:table-cell table:formula="of:=[.E318]-[.E317]" office:value-type="float" office:value="0.0992977619171143" calcext:value-type="float">
            <text:p>0.0992977619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1455999469.91047" calcext:value-type="float">
            <text:p>1455999469.91047</text:p>
          </table:table-cell>
          <table:table-cell office:value-type="float" office:value="1455999469.91069" calcext:value-type="float">
            <text:p>1455999469.91069</text:p>
          </table:table-cell>
          <table:table-cell office:value-type="float" office:value="4840" calcext:value-type="float">
            <text:p>4840</text:p>
          </table:table-cell>
          <table:table-cell table:formula="of:=[.B319]-[.B$2]" office:value-type="float" office:value="34.0256032943726" calcext:value-type="float">
            <text:p>34.0256032944</text:p>
          </table:table-cell>
          <table:table-cell table:formula="of:=[.D319]/([.E319]-[.E318])" office:value-type="float" office:value="48580.3853323857" calcext:value-type="float">
            <text:p>48580.3853323857</text:p>
          </table:table-cell>
          <table:table-cell table:formula="of:=[.E319]-[.E318]" office:value-type="float" office:value="0.0996286869049072" calcext:value-type="float">
            <text:p>0.0996286869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1455999470.01007" calcext:value-type="float">
            <text:p>1455999470.01007</text:p>
          </table:table-cell>
          <table:table-cell office:value-type="float" office:value="1455999470.01028" calcext:value-type="float">
            <text:p>1455999470.01028</text:p>
          </table:table-cell>
          <table:table-cell office:value-type="float" office:value="4928" calcext:value-type="float">
            <text:p>4928</text:p>
          </table:table-cell>
          <table:table-cell table:formula="of:=[.B320]-[.B$2]" office:value-type="float" office:value="34.1252024173737" calcext:value-type="float">
            <text:p>34.1252024174</text:p>
          </table:table-cell>
          <table:table-cell table:formula="of:=[.D320]/([.E320]-[.E319])" office:value-type="float" office:value="49478.3473138176" calcext:value-type="float">
            <text:p>49478.3473138176</text:p>
          </table:table-cell>
          <table:table-cell table:formula="of:=[.E320]-[.E319]" office:value-type="float" office:value="0.0995991230010986" calcext:value-type="float">
            <text:p>0.099599123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1455999470.10931" calcext:value-type="float">
            <text:p>1455999470.10931</text:p>
          </table:table-cell>
          <table:table-cell office:value-type="float" office:value="1455999470.10956" calcext:value-type="float">
            <text:p>1455999470.10956</text:p>
          </table:table-cell>
          <table:table-cell office:value-type="float" office:value="5032" calcext:value-type="float">
            <text:p>5032</text:p>
          </table:table-cell>
          <table:table-cell table:formula="of:=[.B321]-[.B$2]" office:value-type="float" office:value="34.2244460582733" calcext:value-type="float">
            <text:p>34.2244460583</text:p>
          </table:table-cell>
          <table:table-cell table:formula="of:=[.D321]/([.E321]-[.E320])" office:value-type="float" office:value="50703.5005405302" calcext:value-type="float">
            <text:p>50703.5005405302</text:p>
          </table:table-cell>
          <table:table-cell table:formula="of:=[.E321]-[.E320]" office:value-type="float" office:value="0.0992436408996582" calcext:value-type="float">
            <text:p>0.0992436409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455999470.20904" calcext:value-type="float">
            <text:p>1455999470.20904</text:p>
          </table:table-cell>
          <table:table-cell office:value-type="float" office:value="1455999470.20925" calcext:value-type="float">
            <text:p>1455999470.20925</text:p>
          </table:table-cell>
          <table:table-cell office:value-type="float" office:value="5136" calcext:value-type="float">
            <text:p>5136</text:p>
          </table:table-cell>
          <table:table-cell table:formula="of:=[.B322]-[.B$2]" office:value-type="float" office:value="34.3241693973541" calcext:value-type="float">
            <text:p>34.3241693974</text:p>
          </table:table-cell>
          <table:table-cell table:formula="of:=[.D322]/([.E322]-[.E321])" office:value-type="float" office:value="51502.4872546441" calcext:value-type="float">
            <text:p>51502.4872546441</text:p>
          </table:table-cell>
          <table:table-cell table:formula="of:=[.E322]-[.E321]" office:value-type="float" office:value="0.0997233390808106" calcext:value-type="float">
            <text:p>0.0997233391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1455999470.30861" calcext:value-type="float">
            <text:p>1455999470.30861</text:p>
          </table:table-cell>
          <table:table-cell office:value-type="float" office:value="1455999470.30883" calcext:value-type="float">
            <text:p>1455999470.30883</text:p>
          </table:table-cell>
          <table:table-cell office:value-type="float" office:value="5240" calcext:value-type="float">
            <text:p>5240</text:p>
          </table:table-cell>
          <table:table-cell table:formula="of:=[.B323]-[.B$2]" office:value-type="float" office:value="34.4237458705902" calcext:value-type="float">
            <text:p>34.4237458706</text:p>
          </table:table-cell>
          <table:table-cell table:formula="of:=[.D323]/([.E323]-[.E322])" office:value-type="float" office:value="52622.8719466353" calcext:value-type="float">
            <text:p>52622.8719466353</text:p>
          </table:table-cell>
          <table:table-cell table:formula="of:=[.E323]-[.E322]" office:value-type="float" office:value="0.099576473236084" calcext:value-type="float">
            <text:p>0.0995764732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1455999470.40826" calcext:value-type="float">
            <text:p>1455999470.40826</text:p>
          </table:table-cell>
          <table:table-cell office:value-type="float" office:value="1455999470.40848" calcext:value-type="float">
            <text:p>1455999470.40848</text:p>
          </table:table-cell>
          <table:table-cell office:value-type="float" office:value="5352" calcext:value-type="float">
            <text:p>5352</text:p>
          </table:table-cell>
          <table:table-cell table:formula="of:=[.B324]-[.B$2]" office:value-type="float" office:value="34.5233931541443" calcext:value-type="float">
            <text:p>34.5233931541</text:p>
          </table:table-cell>
          <table:table-cell table:formula="of:=[.D324]/([.E324]-[.E323])" office:value-type="float" office:value="53709.4420350711" calcext:value-type="float">
            <text:p>53709.4420350711</text:p>
          </table:table-cell>
          <table:table-cell table:formula="of:=[.E324]-[.E323]" office:value-type="float" office:value="0.0996472835540772" calcext:value-type="float">
            <text:p>0.0996472836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1455999470.5077" calcext:value-type="float">
            <text:p>1455999470.5077</text:p>
          </table:table-cell>
          <table:table-cell office:value-type="float" office:value="1455999470.50791" calcext:value-type="float">
            <text:p>1455999470.50791</text:p>
          </table:table-cell>
          <table:table-cell office:value-type="float" office:value="5472" calcext:value-type="float">
            <text:p>5472</text:p>
          </table:table-cell>
          <table:table-cell table:formula="of:=[.B325]-[.B$2]" office:value-type="float" office:value="34.6228294372559" calcext:value-type="float">
            <text:p>34.6228294373</text:p>
          </table:table-cell>
          <table:table-cell table:formula="of:=[.D325]/([.E325]-[.E324])" office:value-type="float" office:value="55030.2146135144" calcext:value-type="float">
            <text:p>55030.2146135144</text:p>
          </table:table-cell>
          <table:table-cell table:formula="of:=[.E325]-[.E324]" office:value-type="float" office:value="0.0994362831115723" calcext:value-type="float">
            <text:p>0.0994362831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1455999470.60701" calcext:value-type="float">
            <text:p>1455999470.60701</text:p>
          </table:table-cell>
          <table:table-cell office:value-type="float" office:value="1455999470.60722" calcext:value-type="float">
            <text:p>1455999470.60722</text:p>
          </table:table-cell>
          <table:table-cell office:value-type="float" office:value="5584" calcext:value-type="float">
            <text:p>5584</text:p>
          </table:table-cell>
          <table:table-cell table:formula="of:=[.B326]-[.B$2]" office:value-type="float" office:value="34.722137928009" calcext:value-type="float">
            <text:p>34.722137928</text:p>
          </table:table-cell>
          <table:table-cell table:formula="of:=[.D326]/([.E326]-[.E325])" office:value-type="float" office:value="56228.8275418337" calcext:value-type="float">
            <text:p>56228.8275418337</text:p>
          </table:table-cell>
          <table:table-cell table:formula="of:=[.E326]-[.E325]" office:value-type="float" office:value="0.0993084907531738" calcext:value-type="float">
            <text:p>0.0993084908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1455999470.70757" calcext:value-type="float">
            <text:p>1455999470.70757</text:p>
          </table:table-cell>
          <table:table-cell office:value-type="float" office:value="1455999470.7078" calcext:value-type="float">
            <text:p>1455999470.7078</text:p>
          </table:table-cell>
          <table:table-cell office:value-type="float" office:value="5712" calcext:value-type="float">
            <text:p>5712</text:p>
          </table:table-cell>
          <table:table-cell table:formula="of:=[.B327]-[.B$2]" office:value-type="float" office:value="34.8227043151855" calcext:value-type="float">
            <text:p>34.8227043152</text:p>
          </table:table-cell>
          <table:table-cell table:formula="of:=[.D327]/([.E327]-[.E326])" office:value-type="float" office:value="56798.3017026785" calcext:value-type="float">
            <text:p>56798.3017026785</text:p>
          </table:table-cell>
          <table:table-cell table:formula="of:=[.E327]-[.E326]" office:value-type="float" office:value="0.100566387176514" calcext:value-type="float">
            <text:p>0.1005663872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1455999470.80755" calcext:value-type="float">
            <text:p>1455999470.80755</text:p>
          </table:table-cell>
          <table:table-cell office:value-type="float" office:value="1455999470.80776" calcext:value-type="float">
            <text:p>1455999470.80776</text:p>
          </table:table-cell>
          <table:table-cell office:value-type="float" office:value="5832" calcext:value-type="float">
            <text:p>5832</text:p>
          </table:table-cell>
          <table:table-cell table:formula="of:=[.B328]-[.B$2]" office:value-type="float" office:value="34.9226837158203" calcext:value-type="float">
            <text:p>34.9226837158</text:p>
          </table:table-cell>
          <table:table-cell table:formula="of:=[.D328]/([.E328]-[.E327])" office:value-type="float" office:value="58332.0160250296" calcext:value-type="float">
            <text:p>58332.0160250296</text:p>
          </table:table-cell>
          <table:table-cell table:formula="of:=[.E328]-[.E327]" office:value-type="float" office:value="0.0999794006347656" calcext:value-type="float">
            <text:p>0.0999794006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1455999470.90749" calcext:value-type="float">
            <text:p>1455999470.90749</text:p>
          </table:table-cell>
          <table:table-cell office:value-type="float" office:value="1455999470.9077" calcext:value-type="float">
            <text:p>1455999470.9077</text:p>
          </table:table-cell>
          <table:table-cell office:value-type="float" office:value="5960" calcext:value-type="float">
            <text:p>5960</text:p>
          </table:table-cell>
          <table:table-cell table:formula="of:=[.B329]-[.B$2]" office:value-type="float" office:value="35.0226187705994" calcext:value-type="float">
            <text:p>35.0226187706</text:p>
          </table:table-cell>
          <table:table-cell table:formula="of:=[.D329]/([.E329]-[.E328])" office:value-type="float" office:value="59638.7325065966" calcext:value-type="float">
            <text:p>59638.7325065966</text:p>
          </table:table-cell>
          <table:table-cell table:formula="of:=[.E329]-[.E328]" office:value-type="float" office:value="0.0999350547790527" calcext:value-type="float">
            <text:p>0.0999350548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1455999471.00746" calcext:value-type="float">
            <text:p>1455999471.00746</text:p>
          </table:table-cell>
          <table:table-cell office:value-type="float" office:value="1455999471.00767" calcext:value-type="float">
            <text:p>1455999471.00767</text:p>
          </table:table-cell>
          <table:table-cell office:value-type="float" office:value="6080" calcext:value-type="float">
            <text:p>6080</text:p>
          </table:table-cell>
          <table:table-cell table:formula="of:=[.B330]-[.B$2]" office:value-type="float" office:value="35.1225891113281" calcext:value-type="float">
            <text:p>35.1225891113</text:p>
          </table:table-cell>
          <table:table-cell table:formula="of:=[.D330]/([.E330]-[.E329])" office:value-type="float" office:value="60818.0381869089" calcext:value-type="float">
            <text:p>60818.0381869089</text:p>
          </table:table-cell>
          <table:table-cell table:formula="of:=[.E330]-[.E329]" office:value-type="float" office:value="0.0999703407287598" calcext:value-type="float">
            <text:p>0.0999703407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1455999471.10713" calcext:value-type="float">
            <text:p>1455999471.10713</text:p>
          </table:table-cell>
          <table:table-cell office:value-type="float" office:value="1455999471.10736" calcext:value-type="float">
            <text:p>1455999471.10736</text:p>
          </table:table-cell>
          <table:table-cell office:value-type="float" office:value="6208" calcext:value-type="float">
            <text:p>6208</text:p>
          </table:table-cell>
          <table:table-cell table:formula="of:=[.B331]-[.B$2]" office:value-type="float" office:value="35.2222602367401" calcext:value-type="float">
            <text:p>35.2222602367</text:p>
          </table:table-cell>
          <table:table-cell table:formula="of:=[.D331]/([.E331]-[.E330])" office:value-type="float" office:value="62284.8390076809" calcext:value-type="float">
            <text:p>62284.8390076809</text:p>
          </table:table-cell>
          <table:table-cell table:formula="of:=[.E331]-[.E330]" office:value-type="float" office:value="0.0996711254119873" calcext:value-type="float">
            <text:p>0.0996711254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1455999471.2076" calcext:value-type="float">
            <text:p>1455999471.2076</text:p>
          </table:table-cell>
          <table:table-cell office:value-type="float" office:value="1455999471.20782" calcext:value-type="float">
            <text:p>1455999471.20782</text:p>
          </table:table-cell>
          <table:table-cell office:value-type="float" office:value="6336" calcext:value-type="float">
            <text:p>6336</text:p>
          </table:table-cell>
          <table:table-cell table:formula="of:=[.B332]-[.B$2]" office:value-type="float" office:value="35.3227319717407" calcext:value-type="float">
            <text:p>35.3227319717</text:p>
          </table:table-cell>
          <table:table-cell table:formula="of:=[.D332]/([.E332]-[.E331])" office:value-type="float" office:value="63062.5120583566" calcext:value-type="float">
            <text:p>63062.5120583566</text:p>
          </table:table-cell>
          <table:table-cell table:formula="of:=[.E332]-[.E331]" office:value-type="float" office:value="0.10047173500061" calcext:value-type="float">
            <text:p>0.100471735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1455999471.308" calcext:value-type="float">
            <text:p>1455999471.308</text:p>
          </table:table-cell>
          <table:table-cell office:value-type="float" office:value="1455999471.30822" calcext:value-type="float">
            <text:p>1455999471.30822</text:p>
          </table:table-cell>
          <table:table-cell office:value-type="float" office:value="6456" calcext:value-type="float">
            <text:p>6456</text:p>
          </table:table-cell>
          <table:table-cell table:formula="of:=[.B333]-[.B$2]" office:value-type="float" office:value="35.423134803772" calcext:value-type="float">
            <text:p>35.4231348038</text:p>
          </table:table-cell>
          <table:table-cell table:formula="of:=[.D333]/([.E333]-[.E332])" office:value-type="float" office:value="64300.9750759878" calcext:value-type="float">
            <text:p>64300.9750759878</text:p>
          </table:table-cell>
          <table:table-cell table:formula="of:=[.E333]-[.E332]" office:value-type="float" office:value="0.10040283203125" calcext:value-type="float">
            <text:p>0.100402832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1455999471.40722" calcext:value-type="float">
            <text:p>1455999471.40722</text:p>
          </table:table-cell>
          <table:table-cell office:value-type="float" office:value="1455999471.40743" calcext:value-type="float">
            <text:p>1455999471.40743</text:p>
          </table:table-cell>
          <table:table-cell office:value-type="float" office:value="6576" calcext:value-type="float">
            <text:p>6576</text:p>
          </table:table-cell>
          <table:table-cell table:formula="of:=[.B334]-[.B$2]" office:value-type="float" office:value="35.5223488807678" calcext:value-type="float">
            <text:p>35.5223488808</text:p>
          </table:table-cell>
          <table:table-cell table:formula="of:=[.D334]/([.E334]-[.E333])" office:value-type="float" office:value="66280.9169738594" calcext:value-type="float">
            <text:p>66280.9169738594</text:p>
          </table:table-cell>
          <table:table-cell table:formula="of:=[.E334]-[.E333]" office:value-type="float" office:value="0.0992140769958496" calcext:value-type="float">
            <text:p>0.099214077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1455999471.50699" calcext:value-type="float">
            <text:p>1455999471.50699</text:p>
          </table:table-cell>
          <table:table-cell office:value-type="float" office:value="1455999471.5072" calcext:value-type="float">
            <text:p>1455999471.5072</text:p>
          </table:table-cell>
          <table:table-cell office:value-type="float" office:value="6696" calcext:value-type="float">
            <text:p>6696</text:p>
          </table:table-cell>
          <table:table-cell table:formula="of:=[.B335]-[.B$2]" office:value-type="float" office:value="35.6221196651459" calcext:value-type="float">
            <text:p>35.6221196651</text:p>
          </table:table-cell>
          <table:table-cell table:formula="of:=[.D335]/([.E335]-[.E334])" office:value-type="float" office:value="67113.8353952145" calcext:value-type="float">
            <text:p>67113.8353952145</text:p>
          </table:table-cell>
          <table:table-cell table:formula="of:=[.E335]-[.E334]" office:value-type="float" office:value="0.0997707843780518" calcext:value-type="float">
            <text:p>0.0997707844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1455999471.60689" calcext:value-type="float">
            <text:p>1455999471.60689</text:p>
          </table:table-cell>
          <table:table-cell office:value-type="float" office:value="1455999471.60711" calcext:value-type="float">
            <text:p>1455999471.60711</text:p>
          </table:table-cell>
          <table:table-cell office:value-type="float" office:value="6816" calcext:value-type="float">
            <text:p>6816</text:p>
          </table:table-cell>
          <table:table-cell table:formula="of:=[.B336]-[.B$2]" office:value-type="float" office:value="35.7220256328583" calcext:value-type="float">
            <text:p>35.7220256329</text:p>
          </table:table-cell>
          <table:table-cell table:formula="of:=[.D336]/([.E336]-[.E335])" office:value-type="float" office:value="68224.1527315076" calcext:value-type="float">
            <text:p>68224.1527315076</text:p>
          </table:table-cell>
          <table:table-cell table:formula="of:=[.E336]-[.E335]" office:value-type="float" office:value="0.0999059677124023" calcext:value-type="float">
            <text:p>0.0999059677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1455999471.70791" calcext:value-type="float">
            <text:p>1455999471.70791</text:p>
          </table:table-cell>
          <table:table-cell office:value-type="float" office:value="1455999471.70812" calcext:value-type="float">
            <text:p>1455999471.70812</text:p>
          </table:table-cell>
          <table:table-cell office:value-type="float" office:value="6928" calcext:value-type="float">
            <text:p>6928</text:p>
          </table:table-cell>
          <table:table-cell table:formula="of:=[.B337]-[.B$2]" office:value-type="float" office:value="35.8230428695679" calcext:value-type="float">
            <text:p>35.8230428696</text:p>
          </table:table-cell>
          <table:table-cell table:formula="of:=[.D337]/([.E337]-[.E336])" office:value-type="float" office:value="68582.3551075415" calcext:value-type="float">
            <text:p>68582.3551075415</text:p>
          </table:table-cell>
          <table:table-cell table:formula="of:=[.E337]-[.E336]" office:value-type="float" office:value="0.101017236709595" calcext:value-type="float">
            <text:p>0.1010172367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1455999471.80812" calcext:value-type="float">
            <text:p>1455999471.80812</text:p>
          </table:table-cell>
          <table:table-cell office:value-type="float" office:value="1455999471.80833" calcext:value-type="float">
            <text:p>1455999471.80833</text:p>
          </table:table-cell>
          <table:table-cell office:value-type="float" office:value="7040" calcext:value-type="float">
            <text:p>7040</text:p>
          </table:table-cell>
          <table:table-cell table:formula="of:=[.B338]-[.B$2]" office:value-type="float" office:value="35.9232532978058" calcext:value-type="float">
            <text:p>35.9232532978</text:p>
          </table:table-cell>
          <table:table-cell table:formula="of:=[.D338]/([.E338]-[.E337])" office:value-type="float" office:value="70252.1695974191" calcext:value-type="float">
            <text:p>70252.1695974191</text:p>
          </table:table-cell>
          <table:table-cell table:formula="of:=[.E338]-[.E337]" office:value-type="float" office:value="0.100210428237915" calcext:value-type="float">
            <text:p>0.1002104282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1455999471.91321" calcext:value-type="float">
            <text:p>1455999471.91321</text:p>
          </table:table-cell>
          <table:table-cell office:value-type="float" office:value="1455999471.91342" calcext:value-type="float">
            <text:p>1455999471.91342</text:p>
          </table:table-cell>
          <table:table-cell office:value-type="float" office:value="7144" calcext:value-type="float">
            <text:p>7144</text:p>
          </table:table-cell>
          <table:table-cell table:formula="of:=[.B339]-[.B$2]" office:value-type="float" office:value="36.0283393859863" calcext:value-type="float">
            <text:p>36.028339386</text:p>
          </table:table-cell>
          <table:table-cell table:formula="of:=[.D339]/([.E339]-[.E338])" office:value-type="float" office:value="67982.3573575822" calcext:value-type="float">
            <text:p>67982.3573575822</text:p>
          </table:table-cell>
          <table:table-cell table:formula="of:=[.E339]-[.E338]" office:value-type="float" office:value="0.105086088180542" calcext:value-type="float">
            <text:p>0.1050860882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1455999472.03066" calcext:value-type="float">
            <text:p>1455999472.03066</text:p>
          </table:table-cell>
          <table:table-cell office:value-type="float" office:value="1455999472.03088" calcext:value-type="float">
            <text:p>1455999472.03088</text:p>
          </table:table-cell>
          <table:table-cell office:value-type="float" office:value="7256" calcext:value-type="float">
            <text:p>7256</text:p>
          </table:table-cell>
          <table:table-cell table:formula="of:=[.B340]-[.B$2]" office:value-type="float" office:value="36.1457931995392" calcext:value-type="float">
            <text:p>36.1457931995</text:p>
          </table:table-cell>
          <table:table-cell table:formula="of:=[.D340]/([.E340]-[.E339])" office:value-type="float" office:value="61777.4747410365" calcext:value-type="float">
            <text:p>61777.4747410365</text:p>
          </table:table-cell>
          <table:table-cell table:formula="of:=[.E340]-[.E339]" office:value-type="float" office:value="0.117453813552856" calcext:value-type="float">
            <text:p>0.1174538136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1455999472.14977" calcext:value-type="float">
            <text:p>1455999472.14977</text:p>
          </table:table-cell>
          <table:table-cell office:value-type="float" office:value="1455999472.15" calcext:value-type="float">
            <text:p>1455999472.15</text:p>
          </table:table-cell>
          <table:table-cell office:value-type="float" office:value="7368" calcext:value-type="float">
            <text:p>7368</text:p>
          </table:table-cell>
          <table:table-cell table:formula="of:=[.B341]-[.B$2]" office:value-type="float" office:value="36.264901638031" calcext:value-type="float">
            <text:p>36.264901638</text:p>
          </table:table-cell>
          <table:table-cell table:formula="of:=[.D341]/([.E341]-[.E340])" office:value-type="float" office:value="61859.5969630307" calcext:value-type="float">
            <text:p>61859.5969630307</text:p>
          </table:table-cell>
          <table:table-cell table:formula="of:=[.E341]-[.E340]" office:value-type="float" office:value="0.119108438491821" calcext:value-type="float">
            <text:p>0.1191084385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1455999472.27035" calcext:value-type="float">
            <text:p>1455999472.27035</text:p>
          </table:table-cell>
          <table:table-cell office:value-type="float" office:value="1455999472.27056" calcext:value-type="float">
            <text:p>1455999472.27056</text:p>
          </table:table-cell>
          <table:table-cell office:value-type="float" office:value="7472" calcext:value-type="float">
            <text:p>7472</text:p>
          </table:table-cell>
          <table:table-cell table:formula="of:=[.B342]-[.B$2]" office:value-type="float" office:value="36.3854813575745" calcext:value-type="float">
            <text:p>36.3854813576</text:p>
          </table:table-cell>
          <table:table-cell table:formula="of:=[.D342]/([.E342]-[.E341])" office:value-type="float" office:value="61967.3028622951" calcext:value-type="float">
            <text:p>61967.3028622951</text:p>
          </table:table-cell>
          <table:table-cell table:formula="of:=[.E342]-[.E341]" office:value-type="float" office:value="0.120579719543457" calcext:value-type="float">
            <text:p>0.1205797195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1455999472.39206" calcext:value-type="float">
            <text:p>1455999472.39206</text:p>
          </table:table-cell>
          <table:table-cell office:value-type="float" office:value="1455999472.39226" calcext:value-type="float">
            <text:p>1455999472.39226</text:p>
          </table:table-cell>
          <table:table-cell office:value-type="float" office:value="7560" calcext:value-type="float">
            <text:p>7560</text:p>
          </table:table-cell>
          <table:table-cell table:formula="of:=[.B343]-[.B$2]" office:value-type="float" office:value="36.5071876049042" calcext:value-type="float">
            <text:p>36.5071876049</text:p>
          </table:table-cell>
          <table:table-cell table:formula="of:=[.D343]/([.E343]-[.E342])" office:value-type="float" office:value="62116.7784388205" calcext:value-type="float">
            <text:p>62116.7784388205</text:p>
          </table:table-cell>
          <table:table-cell table:formula="of:=[.E343]-[.E342]" office:value-type="float" office:value="0.121706247329712" calcext:value-type="float">
            <text:p>0.1217062473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1455999472.51519" calcext:value-type="float">
            <text:p>1455999472.51519</text:p>
          </table:table-cell>
          <table:table-cell office:value-type="float" office:value="1455999472.51542" calcext:value-type="float">
            <text:p>1455999472.51542</text:p>
          </table:table-cell>
          <table:table-cell office:value-type="float" office:value="7648" calcext:value-type="float">
            <text:p>7648</text:p>
          </table:table-cell>
          <table:table-cell table:formula="of:=[.B344]-[.B$2]" office:value-type="float" office:value="36.6303267478943" calcext:value-type="float">
            <text:p>36.6303267479</text:p>
          </table:table-cell>
          <table:table-cell table:formula="of:=[.D344]/([.E344]-[.E343])" office:value-type="float" office:value="62108.6018165167" calcext:value-type="float">
            <text:p>62108.6018165167</text:p>
          </table:table-cell>
          <table:table-cell table:formula="of:=[.E344]-[.E343]" office:value-type="float" office:value="0.123139142990112" calcext:value-type="float">
            <text:p>0.123139143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1455999472.6394" calcext:value-type="float">
            <text:p>1455999472.6394</text:p>
          </table:table-cell>
          <table:table-cell office:value-type="float" office:value="1455999472.63962" calcext:value-type="float">
            <text:p>1455999472.63962</text:p>
          </table:table-cell>
          <table:table-cell office:value-type="float" office:value="7720" calcext:value-type="float">
            <text:p>7720</text:p>
          </table:table-cell>
          <table:table-cell table:formula="of:=[.B345]-[.B$2]" office:value-type="float" office:value="36.7545363903046" calcext:value-type="float">
            <text:p>36.7545363903</text:p>
          </table:table-cell>
          <table:table-cell table:formula="of:=[.D345]/([.E345]-[.E344])" office:value-type="float" office:value="62152.9846652322" calcext:value-type="float">
            <text:p>62152.9846652322</text:p>
          </table:table-cell>
          <table:table-cell table:formula="of:=[.E345]-[.E344]" office:value-type="float" office:value="0.124209642410278" calcext:value-type="float">
            <text:p>0.1242096424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1455999472.76419" calcext:value-type="float">
            <text:p>1455999472.76419</text:p>
          </table:table-cell>
          <table:table-cell office:value-type="float" office:value="1455999472.7644" calcext:value-type="float">
            <text:p>1455999472.7644</text:p>
          </table:table-cell>
          <table:table-cell office:value-type="float" office:value="7784" calcext:value-type="float">
            <text:p>7784</text:p>
          </table:table-cell>
          <table:table-cell table:formula="of:=[.B346]-[.B$2]" office:value-type="float" office:value="36.8793218135834" calcext:value-type="float">
            <text:p>36.8793218136</text:p>
          </table:table-cell>
          <table:table-cell table:formula="of:=[.D346]/([.E346]-[.E345])" office:value-type="float" office:value="62379.0807890131" calcext:value-type="float">
            <text:p>62379.0807890131</text:p>
          </table:table-cell>
          <table:table-cell table:formula="of:=[.E346]-[.E345]" office:value-type="float" office:value="0.124785423278809" calcext:value-type="float">
            <text:p>0.1247854233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1455999472.88985" calcext:value-type="float">
            <text:p>1455999472.88985</text:p>
          </table:table-cell>
          <table:table-cell office:value-type="float" office:value="1455999472.89006" calcext:value-type="float">
            <text:p>1455999472.89006</text:p>
          </table:table-cell>
          <table:table-cell office:value-type="float" office:value="7832" calcext:value-type="float">
            <text:p>7832</text:p>
          </table:table-cell>
          <table:table-cell table:formula="of:=[.B347]-[.B$2]" office:value-type="float" office:value="37.0049819946289" calcext:value-type="float">
            <text:p>37.0049819946</text:p>
          </table:table-cell>
          <table:table-cell table:formula="of:=[.D347]/([.E347]-[.E346])" office:value-type="float" office:value="62326.8240968244" calcext:value-type="float">
            <text:p>62326.8240968244</text:p>
          </table:table-cell>
          <table:table-cell table:formula="of:=[.E347]-[.E346]" office:value-type="float" office:value="0.125660181045532" calcext:value-type="float">
            <text:p>0.125660181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1455999473.01592" calcext:value-type="float">
            <text:p>1455999473.01592</text:p>
          </table:table-cell>
          <table:table-cell office:value-type="float" office:value="1455999473.01614" calcext:value-type="float">
            <text:p>1455999473.01614</text:p>
          </table:table-cell>
          <table:table-cell office:value-type="float" office:value="7864" calcext:value-type="float">
            <text:p>7864</text:p>
          </table:table-cell>
          <table:table-cell table:formula="of:=[.B348]-[.B$2]" office:value-type="float" office:value="37.1310522556305" calcext:value-type="float">
            <text:p>37.1310522556</text:p>
          </table:table-cell>
          <table:table-cell table:formula="of:=[.D348]/([.E348]-[.E347])" office:value-type="float" office:value="62377.9148034048" calcext:value-type="float">
            <text:p>62377.9148034048</text:p>
          </table:table-cell>
          <table:table-cell table:formula="of:=[.E348]-[.E347]" office:value-type="float" office:value="0.126070261001587" calcext:value-type="float">
            <text:p>0.126070261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1455999473.14237" calcext:value-type="float">
            <text:p>1455999473.14237</text:p>
          </table:table-cell>
          <table:table-cell office:value-type="float" office:value="1455999473.14258" calcext:value-type="float">
            <text:p>1455999473.14258</text:p>
          </table:table-cell>
          <table:table-cell office:value-type="float" office:value="7888" calcext:value-type="float">
            <text:p>7888</text:p>
          </table:table-cell>
          <table:table-cell table:formula="of:=[.B349]-[.B$2]" office:value-type="float" office:value="37.2574985027313" calcext:value-type="float">
            <text:p>37.2574985027</text:p>
          </table:table-cell>
          <table:table-cell table:formula="of:=[.D349]/([.E349]-[.E348])" office:value-type="float" office:value="62382.2389422914" calcext:value-type="float">
            <text:p>62382.2389422914</text:p>
          </table:table-cell>
          <table:table-cell table:formula="of:=[.E349]-[.E348]" office:value-type="float" office:value="0.12644624710083" calcext:value-type="float">
            <text:p>0.1264462471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1455999473.26878" calcext:value-type="float">
            <text:p>1455999473.26878</text:p>
          </table:table-cell>
          <table:table-cell office:value-type="float" office:value="1455999473.26899" calcext:value-type="float">
            <text:p>1455999473.26899</text:p>
          </table:table-cell>
          <table:table-cell office:value-type="float" office:value="7888" calcext:value-type="float">
            <text:p>7888</text:p>
          </table:table-cell>
          <table:table-cell table:formula="of:=[.B350]-[.B$2]" office:value-type="float" office:value="37.3839085102081" calcext:value-type="float">
            <text:p>37.3839085102</text:p>
          </table:table-cell>
          <table:table-cell table:formula="of:=[.D350]/([.E350]-[.E349])" office:value-type="float" office:value="62400.1228814678" calcext:value-type="float">
            <text:p>62400.1228814678</text:p>
          </table:table-cell>
          <table:table-cell table:formula="of:=[.E350]-[.E349]" office:value-type="float" office:value="0.126410007476807" calcext:value-type="float">
            <text:p>0.1264100075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1455999473.39517" calcext:value-type="float">
            <text:p>1455999473.39517</text:p>
          </table:table-cell>
          <table:table-cell office:value-type="float" office:value="1455999473.3954" calcext:value-type="float">
            <text:p>1455999473.3954</text:p>
          </table:table-cell>
          <table:table-cell office:value-type="float" office:value="7888" calcext:value-type="float">
            <text:p>7888</text:p>
          </table:table-cell>
          <table:table-cell table:formula="of:=[.B351]-[.B$2]" office:value-type="float" office:value="37.510302066803" calcext:value-type="float">
            <text:p>37.5103020668</text:p>
          </table:table-cell>
          <table:table-cell table:formula="of:=[.D351]/([.E351]-[.E350])" office:value-type="float" office:value="62408.2446329506" calcext:value-type="float">
            <text:p>62408.2446329506</text:p>
          </table:table-cell>
          <table:table-cell table:formula="of:=[.E351]-[.E350]" office:value-type="float" office:value="0.126393556594849" calcext:value-type="float">
            <text:p>0.1263935566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455999473.52887" calcext:value-type="float">
            <text:p>1455999473.52887</text:p>
          </table:table-cell>
          <table:table-cell office:value-type="float" office:value="1455999473.52909" calcext:value-type="float">
            <text:p>1455999473.52909</text:p>
          </table:table-cell>
          <table:table-cell office:value-type="float" office:value="7864" calcext:value-type="float">
            <text:p>7864</text:p>
          </table:table-cell>
          <table:table-cell table:formula="of:=[.B352]-[.B$2]" office:value-type="float" office:value="37.6439983844757" calcext:value-type="float">
            <text:p>37.6439983845</text:p>
          </table:table-cell>
          <table:table-cell table:formula="of:=[.D352]/([.E352]-[.E351])" office:value-type="float" office:value="58819.8698130939" calcext:value-type="float">
            <text:p>58819.8698130939</text:p>
          </table:table-cell>
          <table:table-cell table:formula="of:=[.E352]-[.E351]" office:value-type="float" office:value="0.13369631767273" calcext:value-type="float">
            <text:p>0.1336963177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1455999473.65451" calcext:value-type="float">
            <text:p>1455999473.65451</text:p>
          </table:table-cell>
          <table:table-cell office:value-type="float" office:value="1455999473.65473" calcext:value-type="float">
            <text:p>1455999473.65473</text:p>
          </table:table-cell>
          <table:table-cell office:value-type="float" office:value="7832" calcext:value-type="float">
            <text:p>7832</text:p>
          </table:table-cell>
          <table:table-cell table:formula="of:=[.B353]-[.B$2]" office:value-type="float" office:value="37.7696452140808" calcext:value-type="float">
            <text:p>37.7696452141</text:p>
          </table:table-cell>
          <table:table-cell table:formula="of:=[.D353]/([.E353]-[.E352])" office:value-type="float" office:value="62333.4470484876" calcext:value-type="float">
            <text:p>62333.4470484876</text:p>
          </table:table-cell>
          <table:table-cell table:formula="of:=[.E353]-[.E352]" office:value-type="float" office:value="0.125646829605103" calcext:value-type="float">
            <text:p>0.1256468296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1455999473.77973" calcext:value-type="float">
            <text:p>1455999473.77973</text:p>
          </table:table-cell>
          <table:table-cell office:value-type="float" office:value="1455999473.77996" calcext:value-type="float">
            <text:p>1455999473.77996</text:p>
          </table:table-cell>
          <table:table-cell office:value-type="float" office:value="7784" calcext:value-type="float">
            <text:p>7784</text:p>
          </table:table-cell>
          <table:table-cell table:formula="of:=[.B354]-[.B$2]" office:value-type="float" office:value="37.8948650360107" calcext:value-type="float">
            <text:p>37.894865036</text:p>
          </table:table-cell>
          <table:table-cell table:formula="of:=[.D354]/([.E354]-[.E353])" office:value-type="float" office:value="62162.6822337732" calcext:value-type="float">
            <text:p>62162.6822337732</text:p>
          </table:table-cell>
          <table:table-cell table:formula="of:=[.E354]-[.E353]" office:value-type="float" office:value="0.125219821929932" calcext:value-type="float">
            <text:p>0.1252198219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1455999473.90352" calcext:value-type="float">
            <text:p>1455999473.90352</text:p>
          </table:table-cell>
          <table:table-cell office:value-type="float" office:value="1455999473.90374" calcext:value-type="float">
            <text:p>1455999473.90374</text:p>
          </table:table-cell>
          <table:table-cell office:value-type="float" office:value="7720" calcext:value-type="float">
            <text:p>7720</text:p>
          </table:table-cell>
          <table:table-cell table:formula="of:=[.B355]-[.B$2]" office:value-type="float" office:value="38.0186538696289" calcext:value-type="float">
            <text:p>38.0186538696</text:p>
          </table:table-cell>
          <table:table-cell table:formula="of:=[.D355]/([.E355]-[.E354])" office:value-type="float" office:value="62364.2680390133" calcext:value-type="float">
            <text:p>62364.2680390133</text:p>
          </table:table-cell>
          <table:table-cell table:formula="of:=[.E355]-[.E354]" office:value-type="float" office:value="0.123788833618164" calcext:value-type="float">
            <text:p>0.1237888336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1455999474.02662" calcext:value-type="float">
            <text:p>1455999474.02662</text:p>
          </table:table-cell>
          <table:table-cell office:value-type="float" office:value="1455999474.02683" calcext:value-type="float">
            <text:p>1455999474.02683</text:p>
          </table:table-cell>
          <table:table-cell office:value-type="float" office:value="7648" calcext:value-type="float">
            <text:p>7648</text:p>
          </table:table-cell>
          <table:table-cell table:formula="of:=[.B356]-[.B$2]" office:value-type="float" office:value="38.1417500972748" calcext:value-type="float">
            <text:p>38.1417500973</text:p>
          </table:table-cell>
          <table:table-cell table:formula="of:=[.D356]/([.E356]-[.E355])" office:value-type="float" office:value="62130.2548929601" calcext:value-type="float">
            <text:p>62130.2548929601</text:p>
          </table:table-cell>
          <table:table-cell table:formula="of:=[.E356]-[.E355]" office:value-type="float" office:value="0.123096227645874" calcext:value-type="float">
            <text:p>0.1230962276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1455999474.14849" calcext:value-type="float">
            <text:p>1455999474.14849</text:p>
          </table:table-cell>
          <table:table-cell office:value-type="float" office:value="1455999474.14871" calcext:value-type="float">
            <text:p>1455999474.14871</text:p>
          </table:table-cell>
          <table:table-cell office:value-type="float" office:value="7568" calcext:value-type="float">
            <text:p>7568</text:p>
          </table:table-cell>
          <table:table-cell table:formula="of:=[.B357]-[.B$2]" office:value-type="float" office:value="38.2636208534241" calcext:value-type="float">
            <text:p>38.2636208534</text:p>
          </table:table-cell>
          <table:table-cell table:formula="of:=[.D357]/([.E357]-[.E356])" office:value-type="float" office:value="62098.5726118674" calcext:value-type="float">
            <text:p>62098.5726118674</text:p>
          </table:table-cell>
          <table:table-cell table:formula="of:=[.E357]-[.E356]" office:value-type="float" office:value="0.121870756149292" calcext:value-type="float">
            <text:p>0.1218707561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1455999474.26903" calcext:value-type="float">
            <text:p>1455999474.26903</text:p>
          </table:table-cell>
          <table:table-cell office:value-type="float" office:value="1455999474.26925" calcext:value-type="float">
            <text:p>1455999474.26925</text:p>
          </table:table-cell>
          <table:table-cell office:value-type="float" office:value="7472" calcext:value-type="float">
            <text:p>7472</text:p>
          </table:table-cell>
          <table:table-cell table:formula="of:=[.B358]-[.B$2]" office:value-type="float" office:value="38.3841631412506" calcext:value-type="float">
            <text:p>38.3841631413</text:p>
          </table:table-cell>
          <table:table-cell table:formula="of:=[.D358]/([.E358]-[.E357])" office:value-type="float" office:value="61986.545425057" calcext:value-type="float">
            <text:p>61986.545425057</text:p>
          </table:table-cell>
          <table:table-cell table:formula="of:=[.E358]-[.E357]" office:value-type="float" office:value="0.120542287826538" calcext:value-type="float">
            <text:p>0.1205422878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1455999474.38821" calcext:value-type="float">
            <text:p>1455999474.38821</text:p>
          </table:table-cell>
          <table:table-cell office:value-type="float" office:value="1455999474.38843" calcext:value-type="float">
            <text:p>1455999474.38843</text:p>
          </table:table-cell>
          <table:table-cell office:value-type="float" office:value="7368" calcext:value-type="float">
            <text:p>7368</text:p>
          </table:table-cell>
          <table:table-cell table:formula="of:=[.B359]-[.B$2]" office:value-type="float" office:value="38.5033419132233" calcext:value-type="float">
            <text:p>38.5033419132</text:p>
          </table:table-cell>
          <table:table-cell table:formula="of:=[.D359]/([.E359]-[.E358])" office:value-type="float" office:value="61823.0904551565" calcext:value-type="float">
            <text:p>61823.0904551565</text:p>
          </table:table-cell>
          <table:table-cell table:formula="of:=[.E359]-[.E358]" office:value-type="float" office:value="0.119178771972656" calcext:value-type="float">
            <text:p>0.119178772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1455999474.50573" calcext:value-type="float">
            <text:p>1455999474.50573</text:p>
          </table:table-cell>
          <table:table-cell office:value-type="float" office:value="1455999474.50596" calcext:value-type="float">
            <text:p>1455999474.50596</text:p>
          </table:table-cell>
          <table:table-cell office:value-type="float" office:value="7264" calcext:value-type="float">
            <text:p>7264</text:p>
          </table:table-cell>
          <table:table-cell table:formula="of:=[.B360]-[.B$2]" office:value-type="float" office:value="38.6208646297455" calcext:value-type="float">
            <text:p>38.6208646297</text:p>
          </table:table-cell>
          <table:table-cell table:formula="of:=[.D360]/([.E360]-[.E359])" office:value-type="float" office:value="61809.326868536" calcext:value-type="float">
            <text:p>61809.326868536</text:p>
          </table:table-cell>
          <table:table-cell table:formula="of:=[.E360]-[.E359]" office:value-type="float" office:value="0.117522716522217" calcext:value-type="float">
            <text:p>0.1175227165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1455999474.6219" calcext:value-type="float">
            <text:p>1455999474.6219</text:p>
          </table:table-cell>
          <table:table-cell office:value-type="float" office:value="1455999474.62214" calcext:value-type="float">
            <text:p>1455999474.62214</text:p>
          </table:table-cell>
          <table:table-cell office:value-type="float" office:value="7152" calcext:value-type="float">
            <text:p>7152</text:p>
          </table:table-cell>
          <table:table-cell table:formula="of:=[.B361]-[.B$2]" office:value-type="float" office:value="38.7370345592499" calcext:value-type="float">
            <text:p>38.7370345592</text:p>
          </table:table-cell>
          <table:table-cell table:formula="of:=[.D361]/([.E361]-[.E360])" office:value-type="float" office:value="61564.9852807172" calcext:value-type="float">
            <text:p>61564.9852807172</text:p>
          </table:table-cell>
          <table:table-cell table:formula="of:=[.E361]-[.E360]" office:value-type="float" office:value="0.116169929504395" calcext:value-type="float">
            <text:p>0.1161699295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1455999474.73622" calcext:value-type="float">
            <text:p>1455999474.73622</text:p>
          </table:table-cell>
          <table:table-cell office:value-type="float" office:value="1455999474.73652" calcext:value-type="float">
            <text:p>1455999474.73652</text:p>
          </table:table-cell>
          <table:table-cell office:value-type="float" office:value="7024" calcext:value-type="float">
            <text:p>7024</text:p>
          </table:table-cell>
          <table:table-cell table:formula="of:=[.B362]-[.B$2]" office:value-type="float" office:value="38.8513531684875" calcext:value-type="float">
            <text:p>38.8513531685</text:p>
          </table:table-cell>
          <table:table-cell table:formula="of:=[.D362]/([.E362]-[.E361])" office:value-type="float" office:value="61442.3150074976" calcext:value-type="float">
            <text:p>61442.3150074976</text:p>
          </table:table-cell>
          <table:table-cell table:formula="of:=[.E362]-[.E361]" office:value-type="float" office:value="0.114318609237671" calcext:value-type="float">
            <text:p>0.114318609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2-20T14:25:27.915254757</dc:date>
    <meta:editing-duration>PT2M38S</meta:editing-duration>
    <meta:editing-cycles>1</meta:editing-cycles>
    <meta:document-statistic meta:table-count="1" meta:cell-count="2530" meta:object-count="1"/>
    <meta:generator>LibreOffice/4.4.6.3$Linux_X86_64 LibreOffice_project/4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47.209cm" svg:height="21.31cm" xlink:href=".." xlink:type="simple" chart:class="chart:scatter" chart:style-name="ch1">
        <chart:plot-area chart:style-name="ch2" table:cell-range-address="'relay1.comm.sub.network'.E2:'relay1.comm.sub.network'.F362" svg:x="0.944cm" svg:y="0.426cm" svg:width="45.321cm" svg:height="20.458cm">
          <chartooo:coordinate-region svg:x="2.121cm" svg:y="0.625cm" svg:width="43.957cm" svg:height="19.612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'relay1.comm.sub.network'.F2:'relay1.comm.sub.network'.F362" chart:class="chart:scatter">
            <chart:domain table:cell-range-address="'relay1.comm.sub.network'.E2:'relay1.comm.sub.network'.E362"/>
            <chart:data-point chart:repeated="361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relay1.comm.sub.network'.E2:'relay1.comm.sub.network'.E362</svg:desc>
                </draw:g>
              </table:table-cell>
              <table:table-cell office:value-type="float" office:value="0">
                <text:p>0</text:p>
                <draw:g>
                  <svg:desc>'relay1.comm.sub.network'.F2:'relay1.comm.sub.network'.F36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07123374938965">
                <text:p>0.107123374938965</text:p>
              </table:table-cell>
              <table:table-cell office:value-type="float" office:value="67436.262198759">
                <text:p>67436.26219875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08162069320679">
                <text:p>0.208162069320679</text:p>
              </table:table-cell>
              <table:table-cell office:value-type="float" office:value="72447.4919712025">
                <text:p>72447.49197120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09475898742676">
                <text:p>0.309475898742676</text:p>
              </table:table-cell>
              <table:table-cell office:value-type="float" office:value="73198.299208596">
                <text:p>73198.29920859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122314453125">
                <text:p>0.4122314453125</text:p>
              </table:table-cell>
              <table:table-cell office:value-type="float" office:value="72949.8333689105">
                <text:p>72949.833368910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24582624435425">
                <text:p>0.524582624435425</text:p>
              </table:table-cell>
              <table:table-cell office:value-type="float" office:value="67431.4240325952">
                <text:p>67431.424032595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47800207138062">
                <text:p>0.647800207138062</text:p>
              </table:table-cell>
              <table:table-cell office:value-type="float" office:value="62198.9153812218">
                <text:p>62198.915381221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72217750549316">
                <text:p>0.772217750549316</text:p>
              </table:table-cell>
              <table:table-cell office:value-type="float" office:value="62113.4269984382">
                <text:p>62113.426998438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97299528121948">
                <text:p>0.897299528121948</text:p>
              </table:table-cell>
              <table:table-cell office:value-type="float" office:value="62295.2451685089">
                <text:p>62295.245168508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0227518081665">
                <text:p>1.0227518081665</text:p>
              </table:table-cell>
              <table:table-cell office:value-type="float" office:value="62430.1128462423">
                <text:p>62430.112846242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14871740341187">
                <text:p>1.14871740341187</text:p>
              </table:table-cell>
              <table:table-cell office:value-type="float" office:value="62493.2544848184">
                <text:p>62493.254484818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27527928352356">
                <text:p>1.27527928352356</text:p>
              </table:table-cell>
              <table:table-cell office:value-type="float" office:value="62325.24353335">
                <text:p>62325.2435333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40168166160584">
                <text:p>1.40168166160584</text:p>
              </table:table-cell>
              <table:table-cell office:value-type="float" office:value="62403.8892279835">
                <text:p>62403.889227983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52786993980408">
                <text:p>1.52786993980408</text:p>
              </table:table-cell>
              <table:table-cell office:value-type="float" office:value="62446.3707129793">
                <text:p>62446.370712979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65388751029968">
                <text:p>1.65388751029968</text:p>
              </table:table-cell>
              <table:table-cell office:value-type="float" office:value="62340.5130657868">
                <text:p>62340.513065786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77940320968628">
                <text:p>1.77940320968628</text:p>
              </table:table-cell>
              <table:table-cell office:value-type="float" office:value="62334.8317241301">
                <text:p>62334.831724130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90443801879883">
                <text:p>1.90443801879883</text:p>
              </table:table-cell>
              <table:table-cell office:value-type="float" office:value="62190.681580523">
                <text:p>62190.68158052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02819180488586">
                <text:p>2.02819180488586</text:p>
              </table:table-cell>
              <table:table-cell office:value-type="float" office:value="62317.2853441118">
                <text:p>62317.285344111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.15116906166077">
                <text:p>2.15116906166077</text:p>
              </table:table-cell>
              <table:table-cell office:value-type="float" office:value="62125.3083729479">
                <text:p>62125.308372947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.27291321754456">
                <text:p>2.27291321754456</text:p>
              </table:table-cell>
              <table:table-cell office:value-type="float" office:value="62031.7250152752">
                <text:p>62031.725015275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.39329838752747">
                <text:p>2.39329838752747</text:p>
              </table:table-cell>
              <table:table-cell office:value-type="float" office:value="62000.9923237188">
                <text:p>62000.992323718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51231527328491">
                <text:p>2.51231527328491</text:p>
              </table:table-cell>
              <table:table-cell office:value-type="float" office:value="61839.9645828367">
                <text:p>61839.964582836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62962937355041">
                <text:p>2.62962937355041</text:p>
              </table:table-cell>
              <table:table-cell office:value-type="float" office:value="61782.8546065347">
                <text:p>61782.854606534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74562740325928">
                <text:p>2.74562740325928</text:p>
              </table:table-cell>
              <table:table-cell office:value-type="float" office:value="61518.2862839161">
                <text:p>61518.286283916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85964560508728">
                <text:p>2.85964560508728</text:p>
              </table:table-cell>
              <table:table-cell office:value-type="float" office:value="61534.0348077377">
                <text:p>61534.034807737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97230243682861">
                <text:p>2.97230243682861</text:p>
              </table:table-cell>
              <table:table-cell office:value-type="float" office:value="61141.4318468965">
                <text:p>61141.431846896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.08295726776123">
                <text:p>3.08295726776123</text:p>
              </table:table-cell>
              <table:table-cell office:value-type="float" office:value="61090.8709816427">
                <text:p>61090.870981642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.19220209121704">
                <text:p>3.19220209121704</text:p>
              </table:table-cell>
              <table:table-cell office:value-type="float" office:value="60707.681977102">
                <text:p>60707.68197710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.30182075500488">
                <text:p>3.30182075500488</text:p>
              </table:table-cell>
              <table:table-cell office:value-type="float" office:value="59332.9618812721">
                <text:p>59332.961881272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.40699434280395">
                <text:p>3.40699434280395</text:p>
              </table:table-cell>
              <table:table-cell office:value-type="float" office:value="60547.5208487294">
                <text:p>60547.520848729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.51188540458679">
                <text:p>3.51188540458679</text:p>
              </table:table-cell>
              <table:table-cell office:value-type="float" office:value="59490.2930138995">
                <text:p>59490.293013899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.61434888839722">
                <text:p>3.61434888839722</text:p>
              </table:table-cell>
              <table:table-cell office:value-type="float" office:value="59650.519118677">
                <text:p>59650.51911867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.71590828895569">
                <text:p>3.71590828895569</text:p>
              </table:table-cell>
              <table:table-cell office:value-type="float" office:value="58921.1827471823">
                <text:p>58921.182747182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.81869435310364">
                <text:p>3.81869435310364</text:p>
              </table:table-cell>
              <table:table-cell office:value-type="float" office:value="56972.7039219143">
                <text:p>56972.703921914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.92014741897583">
                <text:p>3.92014741897583</text:p>
              </table:table-cell>
              <table:table-cell office:value-type="float" office:value="56459.6047517772">
                <text:p>56459.604751777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.02048969268799">
                <text:p>4.02048969268799</text:p>
              </table:table-cell>
              <table:table-cell office:value-type="float" office:value="55888.7076456639">
                <text:p>55888.707645663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.12191700935364">
                <text:p>4.12191700935364</text:p>
              </table:table-cell>
              <table:table-cell office:value-type="float" office:value="54107.7116147216">
                <text:p>54107.711614721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.2222170829773">
                <text:p>4.2222170829773</text:p>
              </table:table-cell>
              <table:table-cell office:value-type="float" office:value="53519.402389889">
                <text:p>53519.40238988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.32332491874695">
                <text:p>4.32332491874695</text:p>
              </table:table-cell>
              <table:table-cell office:value-type="float" office:value="51984.1015287318">
                <text:p>51984.101528731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.42535400390625">
                <text:p>4.42535400390625</text:p>
              </table:table-cell>
              <table:table-cell office:value-type="float" office:value="50416.9962120947">
                <text:p>50416.996212094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.5256040096283">
                <text:p>4.5256040096283</text:p>
              </table:table-cell>
              <table:table-cell office:value-type="float" office:value="50274.3113449185">
                <text:p>50274.311344918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.62546420097351">
                <text:p>4.62546420097351</text:p>
              </table:table-cell>
              <table:table-cell office:value-type="float" office:value="49429.1061684064">
                <text:p>49429.106168406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.72533011436462">
                <text:p>4.72533011436462</text:p>
              </table:table-cell>
              <table:table-cell office:value-type="float" office:value="48545.0924682716">
                <text:p>48545.092468271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.82622909545898">
                <text:p>4.82622909545898</text:p>
              </table:table-cell>
              <table:table-cell office:value-type="float" office:value="47175.8975994858">
                <text:p>47175.897599485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.92778730392456">
                <text:p>4.92778730392456</text:p>
              </table:table-cell>
              <table:table-cell office:value-type="float" office:value="46003.1746383514">
                <text:p>46003.174638351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.02915215492249">
                <text:p>5.02915215492249</text:p>
              </table:table-cell>
              <table:table-cell office:value-type="float" office:value="45380.6221260482">
                <text:p>45380.622126048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.13085055351257">
                <text:p>5.13085055351257</text:p>
              </table:table-cell>
              <table:table-cell office:value-type="float" office:value="44602.472240326">
                <text:p>44602.47224032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.23224401473999">
                <text:p>5.23224401473999</text:p>
              </table:table-cell>
              <table:table-cell office:value-type="float" office:value="44105.4082370231">
                <text:p>44105.408237023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.33424925804138">
                <text:p>5.33424925804138</text:p>
              </table:table-cell>
              <table:table-cell office:value-type="float" office:value="43370.3195719905">
                <text:p>43370.319571990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.43545985221863">
                <text:p>5.43545985221863</text:p>
              </table:table-cell>
              <table:table-cell office:value-type="float" office:value="43236.5804743374">
                <text:p>43236.580474337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.53585243225098">
                <text:p>5.53585243225098</text:p>
              </table:table-cell>
              <table:table-cell office:value-type="float" office:value="43270.1301092199">
                <text:p>43270.130109219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.63546633720398">
                <text:p>5.63546633720398</text:p>
              </table:table-cell>
              <table:table-cell office:value-type="float" office:value="43367.4395360582">
                <text:p>43367.439536058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.73564195632935">
                <text:p>5.73564195632935</text:p>
              </table:table-cell>
              <table:table-cell office:value-type="float" office:value="42964.546040027">
                <text:p>42964.54604002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.8364429473877">
                <text:p>5.8364429473877</text:p>
              </table:table-cell>
              <table:table-cell office:value-type="float" office:value="42618.6285957568">
                <text:p>42618.628595756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.93821549415588">
                <text:p>5.93821549415588</text:p>
              </table:table-cell>
              <table:table-cell office:value-type="float" office:value="42211.7765195085">
                <text:p>42211.776519508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.03886842727661">
                <text:p>6.03886842727661</text:p>
              </table:table-cell>
              <table:table-cell office:value-type="float" office:value="42760.8005703877">
                <text:p>42760.800570387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.13889861106873">
                <text:p>6.13889861106873</text:p>
              </table:table-cell>
              <table:table-cell office:value-type="float" office:value="43186.9645364039">
                <text:p>43186.964536403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.23881912231445">
                <text:p>6.23881912231445</text:p>
              </table:table-cell>
              <table:table-cell office:value-type="float" office:value="43554.6210256814">
                <text:p>43554.621025681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.33902025222778">
                <text:p>6.33902025222778</text:p>
              </table:table-cell>
              <table:table-cell office:value-type="float" office:value="43752.0016370273">
                <text:p>43752.001637027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.44031739234924">
                <text:p>6.44031739234924</text:p>
              </table:table-cell>
              <table:table-cell office:value-type="float" office:value="43673.4935921727">
                <text:p>43673.493592172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.5427737236023">
                <text:p>6.5427737236023</text:p>
              </table:table-cell>
              <table:table-cell office:value-type="float" office:value="43725.9459245625">
                <text:p>43725.945924562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.64317083358765">
                <text:p>6.64317083358765</text:p>
              </table:table-cell>
              <table:table-cell office:value-type="float" office:value="45260.2669605031">
                <text:p>45260.266960503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.74367094039917">
                <text:p>6.74367094039917</text:p>
              </table:table-cell>
              <table:table-cell office:value-type="float" office:value="45850.6975384791">
                <text:p>45850.697538479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.84501624107361">
                <text:p>6.84501624107361</text:p>
              </table:table-cell>
              <table:table-cell office:value-type="float" office:value="46257.6949182846">
                <text:p>46257.694918284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.94702124595642">
                <text:p>6.94702124595642</text:p>
              </table:table-cell>
              <table:table-cell office:value-type="float" office:value="46742.8044876589">
                <text:p>46742.804487658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7.05098915100098">
                <text:p>7.05098915100098</text:p>
              </table:table-cell>
              <table:table-cell office:value-type="float" office:value="46783.66845918">
                <text:p>46783.6684591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7.15121269226074">
                <text:p>7.15121269226074</text:p>
              </table:table-cell>
              <table:table-cell office:value-type="float" office:value="49409.5492711148">
                <text:p>49409.549271114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7.25142621994019">
                <text:p>7.25142621994019</text:p>
              </table:table-cell>
              <table:table-cell office:value-type="float" office:value="50452.2704377079">
                <text:p>50452.270437707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.35250091552734">
                <text:p>7.35250091552734</text:p>
              </table:table-cell>
              <table:table-cell office:value-type="float" office:value="51051.3533582741">
                <text:p>51051.353358274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.45355033874512">
                <text:p>7.45355033874512</text:p>
              </table:table-cell>
              <table:table-cell office:value-type="float" office:value="52172.489778969">
                <text:p>52172.48977896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.5552122592926">
                <text:p>7.5552122592926</text:p>
              </table:table-cell>
              <table:table-cell office:value-type="float" office:value="53038.5415794053">
                <text:p>53038.541579405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.6557514667511">
                <text:p>7.6557514667511</text:p>
              </table:table-cell>
              <table:table-cell office:value-type="float" office:value="54744.8118911433">
                <text:p>54744.811891143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.75703096389771">
                <text:p>7.75703096389771</text:p>
              </table:table-cell>
              <table:table-cell office:value-type="float" office:value="55608.4909450867">
                <text:p>55608.490945086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.85739302635193">
                <text:p>7.85739302635193</text:p>
              </table:table-cell>
              <table:table-cell office:value-type="float" office:value="57312.492981335">
                <text:p>57312.49298133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.95814156532288">
                <text:p>7.95814156532288</text:p>
              </table:table-cell>
              <table:table-cell office:value-type="float" office:value="58363.1292330265">
                <text:p>58363.129233026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8.0593421459198">
                <text:p>8.0593421459198</text:p>
              </table:table-cell>
              <table:table-cell office:value-type="float" office:value="59288.1974056815">
                <text:p>59288.197405681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8.15950560569763">
                <text:p>8.15950560569763</text:p>
              </table:table-cell>
              <table:table-cell office:value-type="float" office:value="61179.9953155795">
                <text:p>61179.995315579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8.25973725318909">
                <text:p>8.25973725318909</text:p>
              </table:table-cell>
              <table:table-cell office:value-type="float" office:value="62415.4162539664">
                <text:p>62415.416253966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.36039686203003">
                <text:p>8.36039686203003</text:p>
              </table:table-cell>
              <table:table-cell office:value-type="float" office:value="63421.6650899935">
                <text:p>63421.665089993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.46127867698669">
                <text:p>8.46127867698669</text:p>
              </table:table-cell>
              <table:table-cell office:value-type="float" office:value="64471.4808391767">
                <text:p>64471.480839176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.56404066085815">
                <text:p>8.56404066085815</text:p>
              </table:table-cell>
              <table:table-cell office:value-type="float" office:value="64537.4850712852">
                <text:p>64537.485071285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.66628360748291">
                <text:p>8.66628360748291</text:p>
              </table:table-cell>
              <table:table-cell office:value-type="float" office:value="66038.7852942137">
                <text:p>66038.785294213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.76666235923767">
                <text:p>8.76666235923767</text:p>
              </table:table-cell>
              <table:table-cell office:value-type="float" office:value="68381.0057408336">
                <text:p>68381.005740833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.86694264411926">
                <text:p>8.86694264411926</text:p>
              </table:table-cell>
              <table:table-cell office:value-type="float" office:value="69565.0197667176">
                <text:p>69565.019766717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.96826887130737">
                <text:p>8.96826887130737</text:p>
              </table:table-cell>
              <table:table-cell office:value-type="float" office:value="69952.2739245117">
                <text:p>69952.273924511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9.0725781917572">
                <text:p>9.0725781917572</text:p>
              </table:table-cell>
              <table:table-cell office:value-type="float" office:value="68948.7762836996">
                <text:p>68948.776283699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9.19055938720703">
                <text:p>9.19055938720703</text:p>
              </table:table-cell>
              <table:table-cell office:value-type="float" office:value="61908.1708076605">
                <text:p>61908.170807660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9.31025147438049">
                <text:p>9.31025147438049</text:p>
              </table:table-cell>
              <table:table-cell office:value-type="float" office:value="61892.1448772471">
                <text:p>61892.144877247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9.43135666847229">
                <text:p>9.43135666847229</text:p>
              </table:table-cell>
              <table:table-cell office:value-type="float" office:value="62028.718556084">
                <text:p>62028.71855608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.55380749702454">
                <text:p>9.55380749702454</text:p>
              </table:table-cell>
              <table:table-cell office:value-type="float" office:value="62065.7294838745">
                <text:p>62065.729483874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.67715716362">
                <text:p>9.67715716362</text:p>
              </table:table-cell>
              <table:table-cell office:value-type="float" office:value="62262.0247948261">
                <text:p>62262.024794826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.80186915397644">
                <text:p>9.80186915397644</text:p>
              </table:table-cell>
              <table:table-cell office:value-type="float" office:value="62095.071836048">
                <text:p>62095.07183604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.92689275741577">
                <text:p>9.92689275741577</text:p>
              </table:table-cell>
              <table:table-cell office:value-type="float" office:value="62388.2193875897">
                <text:p>62388.219387589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0.0528173446655">
                <text:p>10.0528173446655</text:p>
              </table:table-cell>
              <table:table-cell office:value-type="float" office:value="62323.015476195">
                <text:p>62323.01547619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0.1788606643677">
                <text:p>10.1788606643677</text:p>
              </table:table-cell>
              <table:table-cell office:value-type="float" office:value="62454.7180969387">
                <text:p>62454.718096938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0.3053181171417">
                <text:p>10.3053181171417</text:p>
              </table:table-cell>
              <table:table-cell office:value-type="float" office:value="62376.7111147981">
                <text:p>62376.711114798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0.431711435318">
                <text:p>10.431711435318</text:p>
              </table:table-cell>
              <table:table-cell office:value-type="float" office:value="62408.3623550361">
                <text:p>62408.362355036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0.5579841136932">
                <text:p>10.5579841136932</text:p>
              </table:table-cell>
              <table:table-cell office:value-type="float" office:value="62404.6317967774">
                <text:p>62404.631796777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0.6840071678162">
                <text:p>10.6840071678162</text:p>
              </table:table-cell>
              <table:table-cell office:value-type="float" office:value="62337.8004498855">
                <text:p>62337.800449885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.8095550537109">
                <text:p>10.8095550537109</text:p>
              </table:table-cell>
              <table:table-cell office:value-type="float" office:value="62255.1303376846">
                <text:p>62255.130337684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.9341497421265">
                <text:p>10.9341497421265</text:p>
              </table:table-cell>
              <table:table-cell office:value-type="float" office:value="62281.9487626964">
                <text:p>62281.948762696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1.0578961372375">
                <text:p>11.0578961372375</text:p>
              </table:table-cell>
              <table:table-cell office:value-type="float" office:value="62191.7106602701">
                <text:p>62191.710660270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1.1806030273438">
                <text:p>11.1806030273438</text:p>
              </table:table-cell>
              <table:table-cell office:value-type="float" office:value="62131.8003691686">
                <text:p>62131.800369168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1.3021745681763">
                <text:p>11.3021745681763</text:p>
              </table:table-cell>
              <table:table-cell office:value-type="float" office:value="61988.1918777505">
                <text:p>61988.191877750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1.4224414825439">
                <text:p>11.4224414825439</text:p>
              </table:table-cell>
              <table:table-cell office:value-type="float" office:value="61862.4003044985">
                <text:p>61862.400304498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1.540694475174">
                <text:p>11.540694475174</text:p>
              </table:table-cell>
              <table:table-cell office:value-type="float" office:value="62036.4849704328">
                <text:p>62036.484970432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1.6576814651489">
                <text:p>11.6576814651489</text:p>
              </table:table-cell>
              <table:table-cell office:value-type="float" office:value="61750.4561964135">
                <text:p>61750.456196413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1.7733190059662">
                <text:p>11.7733190059662</text:p>
              </table:table-cell>
              <table:table-cell office:value-type="float" office:value="61502.518557005">
                <text:p>61502.51855700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1.887086391449">
                <text:p>11.887086391449</text:p>
              </table:table-cell>
              <table:table-cell office:value-type="float" office:value="61388.4196280191">
                <text:p>61388.419628019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.9989702701569">
                <text:p>11.9989702701569</text:p>
              </table:table-cell>
              <table:table-cell office:value-type="float" office:value="61349.3210931756">
                <text:p>61349.321093175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2.1091542243958">
                <text:p>12.1091542243958</text:p>
              </table:table-cell>
              <table:table-cell office:value-type="float" office:value="61134.128345">
                <text:p>61134.12834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2.2175326347351">
                <text:p>12.2175326347351</text:p>
              </table:table-cell>
              <table:table-cell office:value-type="float" office:value="60971.5530916994">
                <text:p>60971.553091699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2.3240928649902">
                <text:p>12.3240928649902</text:p>
              </table:table-cell>
              <table:table-cell office:value-type="float" office:value="60735.6044980825">
                <text:p>60735.604498082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2.4288563728333">
                <text:p>12.4288563728333</text:p>
              </table:table-cell>
              <table:table-cell office:value-type="float" office:value="60555.4370087162">
                <text:p>60555.437008716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2.5318152904511">
                <text:p>12.5318152904511</text:p>
              </table:table-cell>
              <table:table-cell office:value-type="float" office:value="60373.5950592927">
                <text:p>60373.595059292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2.6329061985016">
                <text:p>12.6329061985016</text:p>
              </table:table-cell>
              <table:table-cell office:value-type="float" office:value="60223.022202516">
                <text:p>60223.02220251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2.7333302497864">
                <text:p>12.7333302497864</text:p>
              </table:table-cell>
              <table:table-cell office:value-type="float" office:value="59348.3326329684">
                <text:p>59348.332632968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2.8350400924683">
                <text:p>12.8350400924683</text:p>
              </table:table-cell>
              <table:table-cell office:value-type="float" office:value="57339.5833305986">
                <text:p>57339.583330598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2.9359827041626">
                <text:p>12.9359827041626</text:p>
              </table:table-cell>
              <table:table-cell office:value-type="float" office:value="56586.6080154186">
                <text:p>56586.608015418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3.0360202789307">
                <text:p>13.0360202789307</text:p>
              </table:table-cell>
              <table:table-cell office:value-type="float" office:value="55898.9960818708">
                <text:p>55898.996081870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3.1359775066376">
                <text:p>13.1359775066376</text:p>
              </table:table-cell>
              <table:table-cell office:value-type="float" office:value="54743.4150139177">
                <text:p>54743.415013917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3.2363178730011">
                <text:p>13.2363178730011</text:p>
              </table:table-cell>
              <table:table-cell office:value-type="float" office:value="53338.4538442895">
                <text:p>53338.453844289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3.3368542194366">
                <text:p>13.3368542194366</text:p>
              </table:table-cell>
              <table:table-cell office:value-type="float" office:value="52120.4538038323">
                <text:p>52120.453803832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3.4380204677582">
                <text:p>13.4380204677582</text:p>
              </table:table-cell>
              <table:table-cell office:value-type="float" office:value="50688.8422283078">
                <text:p>50688.842228307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3.5380191802979">
                <text:p>13.5380191802979</text:p>
              </table:table-cell>
              <table:table-cell office:value-type="float" office:value="50240.646828396">
                <text:p>50240.64682839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3.6383142471313">
                <text:p>13.6383142471313</text:p>
              </table:table-cell>
              <table:table-cell office:value-type="float" office:value="49135.0188557247">
                <text:p>49135.018855724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3.7389953136444">
                <text:p>13.7389953136444</text:p>
              </table:table-cell>
              <table:table-cell office:value-type="float" office:value="47993.1348301037">
                <text:p>47993.134830103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3.8392684459686">
                <text:p>13.8392684459686</text:p>
              </table:table-cell>
              <table:table-cell office:value-type="float" office:value="47310.7789697938">
                <text:p>47310.778969793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3.9410786628723">
                <text:p>13.9410786628723</text:p>
              </table:table-cell>
              <table:table-cell office:value-type="float" office:value="45810.7264854586">
                <text:p>45810.726485458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4.0453577041626">
                <text:p>14.0453577041626</text:p>
              </table:table-cell>
              <table:table-cell office:value-type="float" office:value="44035.6944519386">
                <text:p>44035.694451938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4.145751953125">
                <text:p>14.145751953125</text:p>
              </table:table-cell>
              <table:table-cell office:value-type="float" office:value="45022.4992638049">
                <text:p>45022.499263804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4.2456262111664">
                <text:p>14.2456262111664</text:p>
              </table:table-cell>
              <table:table-cell office:value-type="float" office:value="44696.2018796714">
                <text:p>44696.201879671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4.3453986644745">
                <text:p>14.3453986644745</text:p>
              </table:table-cell>
              <table:table-cell office:value-type="float" office:value="44260.7137900381">
                <text:p>44260.713790038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4.4462792873383">
                <text:p>14.4462792873383</text:p>
              </table:table-cell>
              <table:table-cell office:value-type="float" office:value="43378.0033843507">
                <text:p>43378.003384350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4.5464797019959">
                <text:p>14.5464797019959</text:p>
              </table:table-cell>
              <table:table-cell office:value-type="float" office:value="43353.1140050111">
                <text:p>43353.114005011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4.6475043296814">
                <text:p>14.6475043296814</text:p>
              </table:table-cell>
              <table:table-cell office:value-type="float" office:value="42682.6616319903">
                <text:p>42682.661631990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4.7476019859314">
                <text:p>14.7476019859314</text:p>
              </table:table-cell>
              <table:table-cell office:value-type="float" office:value="42918.0878048781">
                <text:p>42918.087804878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4.8473491668701">
                <text:p>14.8473491668701</text:p>
              </table:table-cell>
              <table:table-cell office:value-type="float" office:value="43068.8863541841">
                <text:p>43068.886354184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4.9468729496002">
                <text:p>14.9468729496002</text:p>
              </table:table-cell>
              <table:table-cell office:value-type="float" office:value="43165.5618602267">
                <text:p>43165.561860226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5.0460677146912">
                <text:p>15.0460677146912</text:p>
              </table:table-cell>
              <table:table-cell office:value-type="float" office:value="43389.3864868178">
                <text:p>43389.386486817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5.1448814868927">
                <text:p>15.1448814868927</text:p>
              </table:table-cell>
              <table:table-cell office:value-type="float" office:value="43718.6022125442">
                <text:p>43718.602212544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5.2443511486053">
                <text:p>15.2443511486053</text:p>
              </table:table-cell>
              <table:table-cell office:value-type="float" office:value="43752.0337866665">
                <text:p>43752.033786666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5.3529734611511">
                <text:p>15.3529734611511</text:p>
              </table:table-cell>
              <table:table-cell office:value-type="float" office:value="40433.6815987884">
                <text:p>40433.681598788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5.4527459144592">
                <text:p>15.4527459144592</text:p>
              </table:table-cell>
              <table:table-cell office:value-type="float" office:value="44421.0786950745">
                <text:p>44421.078695074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5.5535590648651">
                <text:p>15.5535590648651</text:p>
              </table:table-cell>
              <table:table-cell office:value-type="float" office:value="44518.001688578">
                <text:p>44518.00168857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5.6527395248413">
                <text:p>15.6527395248413</text:p>
              </table:table-cell>
              <table:table-cell office:value-type="float" office:value="45815.4761642624">
                <text:p>45815.476164262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5.7512009143829">
                <text:p>15.7512009143829</text:p>
              </table:table-cell>
              <table:table-cell office:value-type="float" office:value="46881.3209064912">
                <text:p>46881.320906491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5.8502726554871">
                <text:p>15.8502726554871</text:p>
              </table:table-cell>
              <table:table-cell office:value-type="float" office:value="47319.2451021209">
                <text:p>47319.245102120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5.9501466751099">
                <text:p>15.9501466751099</text:p>
              </table:table-cell>
              <table:table-cell office:value-type="float" office:value="47740.1432124936">
                <text:p>47740.143212493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6.0500867366791">
                <text:p>16.0500867366791</text:p>
              </table:table-cell>
              <table:table-cell office:value-type="float" office:value="48669.1715376963">
                <text:p>48669.171537696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6.149121761322">
                <text:p>16.149121761322</text:p>
              </table:table-cell>
              <table:table-cell office:value-type="float" office:value="50002.5119179167">
                <text:p>50002.511917916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6.2481625080109">
                <text:p>16.2481625080109</text:p>
              </table:table-cell>
              <table:table-cell office:value-type="float" office:value="51049.6958982396">
                <text:p>51049.695898239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6.3470289707184">
                <text:p>16.3470289707184</text:p>
              </table:table-cell>
              <table:table-cell office:value-type="float" office:value="52191.611378522">
                <text:p>52191.61137852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6.4483439922333">
                <text:p>16.4483439922333</text:p>
              </table:table-cell>
              <table:table-cell office:value-type="float" office:value="51956.757460948">
                <text:p>51956.75746094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6.5472824573517">
                <text:p>16.5472824573517</text:p>
              </table:table-cell>
              <table:table-cell office:value-type="float" office:value="54336.8041293755">
                <text:p>54336.804129375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6.6461005210876">
                <text:p>16.6461005210876</text:p>
              </table:table-cell>
              <table:table-cell office:value-type="float" office:value="55617.3617678353">
                <text:p>55617.361767835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6.7454307079315">
                <text:p>16.7454307079315</text:p>
              </table:table-cell>
              <table:table-cell office:value-type="float" office:value="56538.7036755228">
                <text:p>56538.703675522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6.8449749946594">
                <text:p>16.8449749946594</text:p>
              </table:table-cell>
              <table:table-cell office:value-type="float" office:value="57622.593807707">
                <text:p>57622.59380770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6.9453840255737">
                <text:p>16.9453840255737</text:p>
              </table:table-cell>
              <table:table-cell office:value-type="float" office:value="58401.1213593386">
                <text:p>58401.121359338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7.0448558330536">
                <text:p>17.0448558330536</text:p>
              </table:table-cell>
              <table:table-cell office:value-type="float" office:value="60157.7487290725">
                <text:p>60157.748729072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7.144021987915">
                <text:p>17.144021987915</text:p>
              </table:table-cell>
              <table:table-cell office:value-type="float" office:value="61633.9315418589">
                <text:p>61633.931541858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7.2434437274933">
                <text:p>17.2434437274933</text:p>
              </table:table-cell>
              <table:table-cell office:value-type="float" office:value="62682.4679032625">
                <text:p>62682.467903262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7.3441195487976">
                <text:p>17.3441195487976</text:p>
              </table:table-cell>
              <table:table-cell office:value-type="float" office:value="63173.0629817768">
                <text:p>63173.062981776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7.445027589798">
                <text:p>17.445027589798</text:p>
              </table:table-cell>
              <table:table-cell office:value-type="float" office:value="64296.164464995">
                <text:p>64296.16446499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7.5439267158508">
                <text:p>17.5439267158508</text:p>
              </table:table-cell>
              <table:table-cell office:value-type="float" office:value="66815.5550380533">
                <text:p>66815.555038053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7.6433222293854">
                <text:p>17.6433222293854</text:p>
              </table:table-cell>
              <table:table-cell office:value-type="float" office:value="67608.6853524269">
                <text:p>67608.685352426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7.7427279949188">
                <text:p>17.7427279949188</text:p>
              </table:table-cell>
              <table:table-cell office:value-type="float" office:value="68808.8861173604">
                <text:p>68808.886117360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7.8435320854187">
                <text:p>17.8435320854187</text:p>
              </table:table-cell>
              <table:table-cell office:value-type="float" office:value="68965.4553255299">
                <text:p>68965.455325529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7.9442565441132">
                <text:p>17.9442565441132</text:p>
              </table:table-cell>
              <table:table-cell office:value-type="float" office:value="70131.9231848964">
                <text:p>70131.923184896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8.0540413856506">
                <text:p>18.0540413856506</text:p>
              </table:table-cell>
              <table:table-cell office:value-type="float" office:value="65291.3453225067">
                <text:p>65291.345322506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8.1719326972961">
                <text:p>18.1719326972961</text:p>
              </table:table-cell>
              <table:table-cell office:value-type="float" office:value="61751.7940752965">
                <text:p>61751.794075296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8.2913200855255">
                <text:p>18.2913200855255</text:p>
              </table:table-cell>
              <table:table-cell office:value-type="float" office:value="61916.0877009747">
                <text:p>61916.087700974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8.412122964859">
                <text:p>18.412122964859</text:p>
              </table:table-cell>
              <table:table-cell office:value-type="float" office:value="61985.2775141903">
                <text:p>61985.277514190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8.5341761112213">
                <text:p>18.5341761112213</text:p>
              </table:table-cell>
              <table:table-cell office:value-type="float" office:value="62136.8659967808">
                <text:p>62136.865996780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8.6574325561523">
                <text:p>18.6574325561523</text:p>
              </table:table-cell>
              <table:table-cell office:value-type="float" office:value="62179.3043299966">
                <text:p>62179.304329996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8.7819030284882">
                <text:p>18.7819030284882</text:p>
              </table:table-cell>
              <table:table-cell office:value-type="float" office:value="62151.286604976">
                <text:p>62151.28660497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8.9068689346313">
                <text:p>18.9068689346313</text:p>
              </table:table-cell>
              <table:table-cell office:value-type="float" office:value="62353.0068358946">
                <text:p>62353.006835894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9.0326926708221">
                <text:p>19.0326926708221</text:p>
              </table:table-cell>
              <table:table-cell office:value-type="float" office:value="62309.3880165156">
                <text:p>62309.388016515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9.1587235927582">
                <text:p>19.1587235927582</text:p>
              </table:table-cell>
              <table:table-cell office:value-type="float" office:value="62460.861819255">
                <text:p>62460.86181925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9.2851545810699">
                <text:p>19.2851545810699</text:p>
              </table:table-cell>
              <table:table-cell office:value-type="float" office:value="62389.767772351">
                <text:p>62389.76777235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9.4118037223816">
                <text:p>19.4118037223816</text:p>
              </table:table-cell>
              <table:table-cell office:value-type="float" office:value="62282.3014693009">
                <text:p>62282.301469300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9.5380129814148">
                <text:p>19.5380129814148</text:p>
              </table:table-cell>
              <table:table-cell office:value-type="float" office:value="62435.9897234396">
                <text:p>62435.989723439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9.6714396476746">
                <text:p>19.6714396476746</text:p>
              </table:table-cell>
              <table:table-cell office:value-type="float" office:value="58878.7850301627">
                <text:p>58878.785030162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9.7968726158142">
                <text:p>19.7968726158142</text:p>
              </table:table-cell>
              <table:table-cell office:value-type="float" office:value="62312.1665374147">
                <text:p>62312.166537414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9.9218354225159">
                <text:p>19.9218354225159</text:p>
              </table:table-cell>
              <table:table-cell office:value-type="float" office:value="62162.4962261415">
                <text:p>62162.496226141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0.0454545021057">
                <text:p>20.0454545021057</text:p>
              </table:table-cell>
              <table:table-cell office:value-type="float" office:value="62320.4769487132">
                <text:p>62320.476948713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0.1682572364807">
                <text:p>20.1682572364807</text:p>
              </table:table-cell>
              <table:table-cell office:value-type="float" office:value="62148.4532803181">
                <text:p>62148.453280318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0.2898089885712">
                <text:p>20.2898089885712</text:p>
              </table:table-cell>
              <table:table-cell office:value-type="float" office:value="62064.0992026676">
                <text:p>62064.099202667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0.4099864959717">
                <text:p>20.4099864959717</text:p>
              </table:table-cell>
              <table:table-cell office:value-type="float" office:value="61974.9915030125">
                <text:p>61974.991503012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0.5288777351379">
                <text:p>20.5288777351379</text:p>
              </table:table-cell>
              <table:table-cell office:value-type="float" office:value="61770.7414902961">
                <text:p>61770.741490296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0.6460793018341">
                <text:p>20.6460793018341</text:p>
              </table:table-cell>
              <table:table-cell office:value-type="float" office:value="61773.9182511865">
                <text:p>61773.918251186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0.7618770599365">
                <text:p>20.7618770599365</text:p>
              </table:table-cell>
              <table:table-cell office:value-type="float" office:value="61486.5099003276">
                <text:p>61486.509900327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0.8758115768433">
                <text:p>20.8758115768433</text:p>
              </table:table-cell>
              <table:table-cell office:value-type="float" office:value="61438.800023437">
                <text:p>61438.80002343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0.9881205558777">
                <text:p>20.9881205558777</text:p>
              </table:table-cell>
              <table:table-cell office:value-type="float" office:value="61188.3400515436">
                <text:p>61188.340051543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1.0982611179352">
                <text:p>21.0982611179352</text:p>
              </table:table-cell>
              <table:table-cell office:value-type="float" office:value="61230.8478730981">
                <text:p>61230.847873098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1.2066335678101">
                <text:p>21.2066335678101</text:p>
              </table:table-cell>
              <table:table-cell office:value-type="float" office:value="61048.7260151316">
                <text:p>61048.726015131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1.3133387565613">
                <text:p>21.3133387565613</text:p>
              </table:table-cell>
              <table:table-cell office:value-type="float" office:value="60803.0413134504">
                <text:p>60803.041313450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1.4181673526764">
                <text:p>21.4181673526764</text:p>
              </table:table-cell>
              <table:table-cell office:value-type="float" office:value="60670.4681327229">
                <text:p>60670.4681327229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1.5216913223267">
                <text:p>21.5216913223267</text:p>
              </table:table-cell>
              <table:table-cell office:value-type="float" office:value="60198.6189387187">
                <text:p>60198.618938718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1.623975276947">
                <text:p>21.623975276947</text:p>
              </table:table-cell>
              <table:table-cell office:value-type="float" office:value="59598.7906668842">
                <text:p>59598.790666884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1.7252588272095">
                <text:p>21.7252588272095</text:p>
              </table:table-cell>
              <table:table-cell office:value-type="float" office:value="59002.6710607466">
                <text:p>59002.671060746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1.8262324333191">
                <text:p>21.8262324333191</text:p>
              </table:table-cell>
              <table:table-cell office:value-type="float" office:value="57916.1250678844">
                <text:p>57916.1250678844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1.9268081188202">
                <text:p>21.9268081188202</text:p>
              </table:table-cell>
              <table:table-cell office:value-type="float" office:value="56872.5927295571">
                <text:p>56872.592729557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2.0266168117523">
                <text:p>22.0266168117523</text:p>
              </table:table-cell>
              <table:table-cell office:value-type="float" office:value="56107.3373018527">
                <text:p>56107.3373018527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2.127658367157">
                <text:p>22.127658367157</text:p>
              </table:table-cell>
              <table:table-cell office:value-type="float" office:value="54235.1112673697">
                <text:p>54235.1112673697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2.2287094593048">
                <text:p>22.2287094593048</text:p>
              </table:table-cell>
              <table:table-cell office:value-type="float" office:value="53042.4747132756">
                <text:p>53042.474713275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2.3296093940735">
                <text:p>22.3296093940735</text:p>
              </table:table-cell>
              <table:table-cell office:value-type="float" office:value="52011.926588769">
                <text:p>52011.926588769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2.4311747550964">
                <text:p>22.4311747550964</text:p>
              </table:table-cell>
              <table:table-cell office:value-type="float" office:value="50568.4216377619">
                <text:p>50568.4216377619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2.5325043201447">
                <text:p>22.5325043201447</text:p>
              </table:table-cell>
              <table:table-cell office:value-type="float" office:value="49659.741434847">
                <text:p>49659.741434847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2.6340177059174">
                <text:p>22.6340177059174</text:p>
              </table:table-cell>
              <table:table-cell office:value-type="float" office:value="48545.3220034854">
                <text:p>48545.3220034854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2.7348475456238">
                <text:p>22.7348475456238</text:p>
              </table:table-cell>
              <table:table-cell office:value-type="float" office:value="48001.6631395258">
                <text:p>48001.6631395258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2.8359591960907">
                <text:p>22.8359591960907</text:p>
              </table:table-cell>
              <table:table-cell office:value-type="float" office:value="46997.5514993174">
                <text:p>46997.5514993174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2.9365375041962">
                <text:p>22.9365375041962</text:p>
              </table:table-cell>
              <table:table-cell office:value-type="float" office:value="46451.3679739058">
                <text:p>46451.3679739058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3.0365107059479">
                <text:p>23.0365107059479</text:p>
              </table:table-cell>
              <table:table-cell office:value-type="float" office:value="45932.3090542262">
                <text:p>45932.309054226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3.1370639801025">
                <text:p>23.1370639801025</text:p>
              </table:table-cell>
              <table:table-cell office:value-type="float" office:value="45030.8559126119">
                <text:p>45030.8559126119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3.237898349762">
                <text:p>23.237898349762</text:p>
              </table:table-cell>
              <table:table-cell office:value-type="float" office:value="44349.957411392">
                <text:p>44349.957411392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3.3387539386749">
                <text:p>23.3387539386749</text:p>
              </table:table-cell>
              <table:table-cell office:value-type="float" office:value="43785.3771674558">
                <text:p>43785.3771674558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3.4405145645142">
                <text:p>23.4405145645142</text:p>
              </table:table-cell>
              <table:table-cell office:value-type="float" office:value="43002.8801799374">
                <text:p>43002.8801799374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3.5413255691528">
                <text:p>23.5413255691528</text:p>
              </table:table-cell>
              <table:table-cell office:value-type="float" office:value="43090.5337722784">
                <text:p>43090.5337722784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3.6425037384033">
                <text:p>23.6425037384033</text:p>
              </table:table-cell>
              <table:table-cell office:value-type="float" office:value="42696.9575749578">
                <text:p>42696.9575749578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3.7440462112427">
                <text:p>23.7440462112427</text:p>
              </table:table-cell>
              <table:table-cell office:value-type="float" office:value="42386.2043108711">
                <text:p>42386.204310871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3.8454349040985">
                <text:p>23.8454349040985</text:p>
              </table:table-cell>
              <table:table-cell office:value-type="float" office:value="42371.5887737945">
                <text:p>42371.588773794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3.9449291229248">
                <text:p>23.9449291229248</text:p>
              </table:table-cell>
              <table:table-cell office:value-type="float" office:value="43178.388158415">
                <text:p>43178.38815841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4.0442535877228">
                <text:p>24.0442535877228</text:p>
              </table:table-cell>
              <table:table-cell office:value-type="float" office:value="43332.7278304933">
                <text:p>43332.7278304933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4.1439077854156">
                <text:p>24.1439077854156</text:p>
              </table:table-cell>
              <table:table-cell office:value-type="float" office:value="43349.9049715297">
                <text:p>43349.9049715297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4.2441368103027">
                <text:p>24.2441368103027</text:p>
              </table:table-cell>
              <table:table-cell office:value-type="float" office:value="43420.5561203737">
                <text:p>43420.5561203737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4.3437240123749">
                <text:p>24.3437240123749</text:p>
              </table:table-cell>
              <table:table-cell office:value-type="float" office:value="44021.7207510672">
                <text:p>44021.720751067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4.4433782100677">
                <text:p>24.4433782100677</text:p>
              </table:table-cell>
              <table:table-cell office:value-type="float" office:value="44473.7913967176">
                <text:p>44473.7913967176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4.5426383018494">
                <text:p>24.5426383018494</text:p>
              </table:table-cell>
              <table:table-cell office:value-type="float" office:value="45133.9498038801">
                <text:p>45133.9498038801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4.6422295570374">
                <text:p>24.6422295570374</text:p>
              </table:table-cell>
              <table:table-cell office:value-type="float" office:value="45626.4959350372">
                <text:p>45626.4959350372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4.741640329361">
                <text:p>24.741640329361</text:p>
              </table:table-cell>
              <table:table-cell office:value-type="float" office:value="46353.1254439885">
                <text:p>46353.125443988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4.8408451080322">
                <text:p>24.8408451080322</text:p>
              </table:table-cell>
              <table:table-cell office:value-type="float" office:value="47175.14682945">
                <text:p>47175.1468294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4.939977645874">
                <text:p>24.939977645874</text:p>
              </table:table-cell>
              <table:table-cell office:value-type="float" office:value="48016.5251856698">
                <text:p>48016.5251856698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5.039722442627">
                <text:p>25.039722442627</text:p>
              </table:table-cell>
              <table:table-cell office:value-type="float" office:value="48604.0390859547">
                <text:p>48604.0390859547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5.139262676239">
                <text:p>25.139262676239</text:p>
              </table:table-cell>
              <table:table-cell office:value-type="float" office:value="49668.3584174447">
                <text:p>49668.3584174447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5.2402546405792">
                <text:p>25.2402546405792</text:p>
              </table:table-cell>
              <table:table-cell office:value-type="float" office:value="49984.1748101353">
                <text:p>49984.1748101353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5.3397498130798">
                <text:p>25.3397498130798</text:p>
              </table:table-cell>
              <table:table-cell office:value-type="float" office:value="51781.4067810013">
                <text:p>51781.4067810013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5.4396102428436">
                <text:p>25.4396102428436</text:p>
              </table:table-cell>
              <table:table-cell office:value-type="float" office:value="52633.4606453461">
                <text:p>52633.460645346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5.539320230484">
                <text:p>25.539320230484</text:p>
              </table:table-cell>
              <table:table-cell office:value-type="float" office:value="53836.1314351026">
                <text:p>53836.1314351026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5.6384205818176">
                <text:p>25.6384205818176</text:p>
              </table:table-cell>
              <table:table-cell office:value-type="float" office:value="55378.2093216282">
                <text:p>55378.2093216282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5.7383470535278">
                <text:p>25.7383470535278</text:p>
              </table:table-cell>
              <table:table-cell office:value-type="float" office:value="56121.2650063705">
                <text:p>56121.265006370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5.8372671604157">
                <text:p>25.8372671604157</text:p>
              </table:table-cell>
              <table:table-cell office:value-type="float" office:value="57905.3155138214">
                <text:p>57905.3155138214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5.9371693134308">
                <text:p>25.9371693134308</text:p>
              </table:table-cell>
              <table:table-cell office:value-type="float" office:value="58537.2769605269">
                <text:p>58537.2769605269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6.0365037918091">
                <text:p>26.0365037918091</text:p>
              </table:table-cell>
              <table:table-cell office:value-type="float" office:value="60160.3803388545">
                <text:p>60160.380338854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6.1365485191345">
                <text:p>26.1365485191345</text:p>
              </table:table-cell>
              <table:table-cell office:value-type="float" office:value="61012.7106463498">
                <text:p>61012.7106463498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6.2362267971039">
                <text:p>26.2362267971039</text:p>
              </table:table-cell>
              <table:table-cell office:value-type="float" office:value="62440.8860866674">
                <text:p>62440.8860866674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6.3355040550232">
                <text:p>26.3355040550232</text:p>
              </table:table-cell>
              <table:table-cell office:value-type="float" office:value="63982.4279309028">
                <text:p>63982.4279309028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6.4356610774994">
                <text:p>26.4356610774994</text:p>
              </table:table-cell>
              <table:table-cell office:value-type="float" office:value="64618.5343772391">
                <text:p>64618.5343772391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6.5348510742187">
                <text:p>26.5348510742187</text:p>
              </table:table-cell>
              <table:table-cell office:value-type="float" office:value="66458.3145279341">
                <text:p>66458.3145279341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6.6343564987183">
                <text:p>26.6343564987183</text:p>
              </table:table-cell>
              <table:table-cell office:value-type="float" office:value="67453.60902443">
                <text:p>67453.60902443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6.7339017391205">
                <text:p>26.7339017391205</text:p>
              </table:table-cell>
              <table:table-cell office:value-type="float" office:value="68632.1111124417">
                <text:p>68632.1111124417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6.8335573673248">
                <text:p>26.8335573673248</text:p>
              </table:table-cell>
              <table:table-cell office:value-type="float" office:value="69679.9581229993">
                <text:p>69679.9581229993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6.9337816238403">
                <text:p>26.9337816238403</text:p>
              </table:table-cell>
              <table:table-cell office:value-type="float" office:value="70322.2976656335">
                <text:p>70322.2976656335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7.0449151992798">
                <text:p>27.0449151992798</text:p>
              </table:table-cell>
              <table:table-cell office:value-type="float" office:value="64426.974221673">
                <text:p>64426.974221673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7.1627128124237">
                <text:p>27.1627128124237</text:p>
              </table:table-cell>
              <table:table-cell office:value-type="float" office:value="61732.999556751">
                <text:p>61732.999556751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7.2819857597351">
                <text:p>27.2819857597351</text:p>
              </table:table-cell>
              <table:table-cell office:value-type="float" office:value="61908.422374452">
                <text:p>61908.422374452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7.4025566577911">
                <text:p>27.4025566577911</text:p>
              </table:table-cell>
              <table:table-cell office:value-type="float" office:value="62038.1876605413">
                <text:p>62038.1876605413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7.5244553089142">
                <text:p>27.5244553089142</text:p>
              </table:table-cell>
              <table:table-cell office:value-type="float" office:value="62149.9904240338">
                <text:p>62149.9904240338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7.6476509571075">
                <text:p>27.6476509571075</text:p>
              </table:table-cell>
              <table:table-cell office:value-type="float" office:value="62145.0522991175">
                <text:p>62145.0522991175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7.7719423770905">
                <text:p>27.7719423770905</text:p>
              </table:table-cell>
              <table:table-cell office:value-type="float" office:value="62176.4559537785">
                <text:p>62176.4559537785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7.8968517780304">
                <text:p>27.8968517780304</text:p>
              </table:table-cell>
              <table:table-cell office:value-type="float" office:value="62317.1670140559">
                <text:p>62317.1670140559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8.0221765041351">
                <text:p>28.0221765041351</text:p>
              </table:table-cell>
              <table:table-cell office:value-type="float" office:value="62493.653434795">
                <text:p>62493.653434795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8.1484644412994">
                <text:p>28.1484644412994</text:p>
              </table:table-cell>
              <table:table-cell office:value-type="float" office:value="62270.397130397">
                <text:p>62270.397130397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8.2749502658844">
                <text:p>28.2749502658844</text:p>
              </table:table-cell>
              <table:table-cell office:value-type="float" office:value="62362.7195053909">
                <text:p>62362.7195053909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8.4013502597809">
                <text:p>28.4013502597809</text:p>
              </table:table-cell>
              <table:table-cell office:value-type="float" office:value="62405.0663045118">
                <text:p>62405.0663045118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8.5277571678162">
                <text:p>28.5277571678162</text:p>
              </table:table-cell>
              <table:table-cell office:value-type="float" office:value="62338.3652244766">
                <text:p>62338.3652244766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8.6612577438354">
                <text:p>28.6612577438354</text:p>
              </table:table-cell>
              <table:table-cell office:value-type="float" office:value="58846.1880409042">
                <text:p>58846.1880409042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8.786726474762">
                <text:p>28.786726474762</text:p>
              </table:table-cell>
              <table:table-cell office:value-type="float" office:value="62358.1663911343">
                <text:p>62358.1663911343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8.911789894104">
                <text:p>28.911789894104</text:p>
              </table:table-cell>
              <table:table-cell office:value-type="float" office:value="62176.4544813308">
                <text:p>62176.4544813308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9.0356650352478">
                <text:p>29.0356650352478</text:p>
              </table:table-cell>
              <table:table-cell office:value-type="float" office:value="62256.235825779">
                <text:p>62256.235825779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9.1584208011627">
                <text:p>29.1584208011627</text:p>
              </table:table-cell>
              <table:table-cell office:value-type="float" office:value="62237.4023986405">
                <text:p>62237.4023986405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9.2801532745361">
                <text:p>29.2801532745361</text:p>
              </table:table-cell>
              <table:table-cell office:value-type="float" office:value="62037.6781208932">
                <text:p>62037.6781208932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9.4004139900208">
                <text:p>29.4004139900208</text:p>
              </table:table-cell>
              <table:table-cell office:value-type="float" office:value="61998.6333022739">
                <text:p>61998.6333022739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9.519428730011">
                <text:p>29.519428730011</text:p>
              </table:table-cell>
              <table:table-cell office:value-type="float" office:value="61841.0795217795">
                <text:p>61841.0795217795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9.6369082927704">
                <text:p>29.6369082927704</text:p>
              </table:table-cell>
              <table:table-cell office:value-type="float" office:value="61695.8373844483">
                <text:p>61695.8373844483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9.7526950836182">
                <text:p>29.7526950836182</text:p>
              </table:table-cell>
              <table:table-cell office:value-type="float" office:value="61561.4263752329">
                <text:p>61561.4263752329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9.866720199585">
                <text:p>29.866720199585</text:p>
              </table:table-cell>
              <table:table-cell office:value-type="float" office:value="61460.1435883711">
                <text:p>61460.1435883711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9.9790484905243">
                <text:p>29.9790484905243</text:p>
              </table:table-cell>
              <table:table-cell office:value-type="float" office:value="61320.2599487625">
                <text:p>61320.2599487625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30.0895683765411">
                <text:p>30.0895683765411</text:p>
              </table:table-cell>
              <table:table-cell office:value-type="float" office:value="61165.4630097033">
                <text:p>61165.4630097033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30.19833111763">
                <text:p>30.19833111763</text:p>
              </table:table-cell>
              <table:table-cell office:value-type="float" office:value="60976.7640425793">
                <text:p>60976.7640425793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30.3050918579102">
                <text:p>30.3050918579102</text:p>
              </table:table-cell>
              <table:table-cell office:value-type="float" office:value="60846.3371737009">
                <text:p>60846.3371737009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30.4102900028229">
                <text:p>30.4102900028229</text:p>
              </table:table-cell>
              <table:table-cell office:value-type="float" office:value="60533.3868319006">
                <text:p>60533.3868319006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30.5135080814362">
                <text:p>30.5135080814362</text:p>
              </table:table-cell>
              <table:table-cell office:value-type="float" office:value="60454.5258333949">
                <text:p>60454.5258333949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30.614785194397">
                <text:p>30.614785194397</text:p>
              </table:table-cell>
              <table:table-cell office:value-type="float" office:value="60349.2716302523">
                <text:p>60349.2716302523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30.7157828807831">
                <text:p>30.7157828807831</text:p>
              </table:table-cell>
              <table:table-cell office:value-type="float" office:value="59248.8819706573">
                <text:p>59248.8819706573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30.8168141841888">
                <text:p>30.8168141841888</text:p>
              </table:table-cell>
              <table:table-cell office:value-type="float" office:value="57962.2335117379">
                <text:p>57962.2335117379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30.9171597957611">
                <text:p>30.9171597957611</text:p>
              </table:table-cell>
              <table:table-cell office:value-type="float" office:value="57162.4399923969">
                <text:p>57162.4399923969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31.0172197818756">
                <text:p>31.0172197818756</text:p>
              </table:table-cell>
              <table:table-cell office:value-type="float" office:value="56046.3799543464">
                <text:p>56046.3799543464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31.1182270050049">
                <text:p>31.1182270050049</text:p>
              </table:table-cell>
              <table:table-cell office:value-type="float" office:value="54332.7479954208">
                <text:p>54332.7479954208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31.2200548648834">
                <text:p>31.2200548648834</text:p>
              </table:table-cell>
              <table:table-cell office:value-type="float" office:value="52716.4177505344">
                <text:p>52716.4177505344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31.3223216533661">
                <text:p>31.3223216533661</text:p>
              </table:table-cell>
              <table:table-cell office:value-type="float" office:value="51394.9844126657">
                <text:p>51394.9844126657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31.4232568740845">
                <text:p>31.4232568740845</text:p>
              </table:table-cell>
              <table:table-cell office:value-type="float" office:value="50963.3799122718">
                <text:p>50963.3799122718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31.5232841968536">
                <text:p>31.5232841968536</text:p>
              </table:table-cell>
              <table:table-cell office:value-type="float" office:value="50386.233085843">
                <text:p>50386.233085843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31.6234331130981">
                <text:p>31.6234331130981</text:p>
              </table:table-cell>
              <table:table-cell office:value-type="float" office:value="49366.4852840699">
                <text:p>49366.4852840699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31.7242436408997">
                <text:p>31.7242436408997</text:p>
              </table:table-cell>
              <table:table-cell office:value-type="float" office:value="48090.2154340988">
                <text:p>48090.2154340988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31.8252999782562">
                <text:p>31.8252999782562</text:p>
              </table:table-cell>
              <table:table-cell office:value-type="float" office:value="47102.4393374243">
                <text:p>47102.4393374243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31.9261085987091">
                <text:p>31.9261085987091</text:p>
              </table:table-cell>
              <table:table-cell office:value-type="float" office:value="46424.6011796926">
                <text:p>46424.6011796926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32.0260167121887">
                <text:p>32.0260167121887</text:p>
              </table:table-cell>
              <table:table-cell office:value-type="float" office:value="46042.3066735076">
                <text:p>46042.3066735076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32.1273465156555">
                <text:p>32.1273465156555</text:p>
              </table:table-cell>
              <table:table-cell office:value-type="float" office:value="44764.7172382638">
                <text:p>44764.7172382638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2.2285397052765">
                <text:p>32.2285397052765</text:p>
              </table:table-cell>
              <table:table-cell office:value-type="float" office:value="44192.6973223226">
                <text:p>44192.6973223226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2.3298046588898">
                <text:p>32.3298046588898</text:p>
              </table:table-cell>
              <table:table-cell office:value-type="float" office:value="43687.3749717472">
                <text:p>43687.3749717472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2.4302966594696">
                <text:p>32.4302966594696</text:p>
              </table:table-cell>
              <table:table-cell office:value-type="float" office:value="43545.7546347042">
                <text:p>43545.7546347042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2.5301380157471">
                <text:p>32.5301380157471</text:p>
              </table:table-cell>
              <table:table-cell office:value-type="float" office:value="43509.0243358447">
                <text:p>43509.0243358447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2.6304652690887">
                <text:p>32.6304652690887</text:p>
              </table:table-cell>
              <table:table-cell office:value-type="float" office:value="43059.0876966181">
                <text:p>43059.0876966181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2.7313168048859">
                <text:p>32.7313168048859</text:p>
              </table:table-cell>
              <table:table-cell office:value-type="float" office:value="42676.5935291086">
                <text:p>42676.5935291086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2.8322103023529">
                <text:p>32.8322103023529</text:p>
              </table:table-cell>
              <table:table-cell office:value-type="float" office:value="42579.5527744826">
                <text:p>42579.5527744826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2.931633234024">
                <text:p>32.931633234024</text:p>
              </table:table-cell>
              <table:table-cell office:value-type="float" office:value="43209.3474592935">
                <text:p>43209.3474592935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3.0309908390045">
                <text:p>33.0309908390045</text:p>
              </table:table-cell>
              <table:table-cell office:value-type="float" office:value="43318.2744375336">
                <text:p>43318.2744375336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3.1308445930481">
                <text:p>33.1308445930481</text:p>
              </table:table-cell>
              <table:table-cell office:value-type="float" office:value="43263.2707841372">
                <text:p>43263.2707841372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3.2304885387421">
                <text:p>33.2304885387421</text:p>
              </table:table-cell>
              <table:table-cell office:value-type="float" office:value="43595.2226675312">
                <text:p>43595.2226675312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3.329815864563">
                <text:p>33.329815864563</text:p>
              </table:table-cell>
              <table:table-cell office:value-type="float" office:value="44136.8975130158">
                <text:p>44136.8975130158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3.4294419288635">
                <text:p>33.4294419288635</text:p>
              </table:table-cell>
              <table:table-cell office:value-type="float" office:value="44406.0500739479">
                <text:p>44406.0500739479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3.5287182331085">
                <text:p>33.5287182331085</text:p>
              </table:table-cell>
              <table:table-cell office:value-type="float" office:value="45045.9959605663">
                <text:p>45045.9959605663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3.6284310817719">
                <text:p>33.6284310817719</text:p>
              </table:table-cell>
              <table:table-cell office:value-type="float" office:value="45490.6269433273">
                <text:p>45490.6269433273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3.7275831699371">
                <text:p>33.7275831699371</text:p>
              </table:table-cell>
              <table:table-cell office:value-type="float" office:value="46393.374916441">
                <text:p>46393.374916441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3.8266768455505">
                <text:p>33.8266768455505</text:p>
              </table:table-cell>
              <table:table-cell office:value-type="float" office:value="47147.3075459123">
                <text:p>47147.3075459123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3.9259746074676">
                <text:p>33.9259746074676</text:p>
              </table:table-cell>
              <table:table-cell office:value-type="float" office:value="47856.0635028873">
                <text:p>47856.0635028873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4.0256032943726">
                <text:p>34.0256032943726</text:p>
              </table:table-cell>
              <table:table-cell office:value-type="float" office:value="48580.3853323857">
                <text:p>48580.3853323857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4.1252024173737">
                <text:p>34.1252024173737</text:p>
              </table:table-cell>
              <table:table-cell office:value-type="float" office:value="49478.3473138176">
                <text:p>49478.3473138176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4.2244460582733">
                <text:p>34.2244460582733</text:p>
              </table:table-cell>
              <table:table-cell office:value-type="float" office:value="50703.5005405302">
                <text:p>50703.5005405302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4.3241693973541">
                <text:p>34.3241693973541</text:p>
              </table:table-cell>
              <table:table-cell office:value-type="float" office:value="51502.4872546441">
                <text:p>51502.4872546441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4.4237458705902">
                <text:p>34.4237458705902</text:p>
              </table:table-cell>
              <table:table-cell office:value-type="float" office:value="52622.8719466353">
                <text:p>52622.8719466353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4.5233931541443">
                <text:p>34.5233931541443</text:p>
              </table:table-cell>
              <table:table-cell office:value-type="float" office:value="53709.4420350711">
                <text:p>53709.4420350711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4.6228294372559">
                <text:p>34.6228294372559</text:p>
              </table:table-cell>
              <table:table-cell office:value-type="float" office:value="55030.2146135144">
                <text:p>55030.2146135144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4.722137928009">
                <text:p>34.722137928009</text:p>
              </table:table-cell>
              <table:table-cell office:value-type="float" office:value="56228.8275418337">
                <text:p>56228.8275418337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4.8227043151855">
                <text:p>34.8227043151855</text:p>
              </table:table-cell>
              <table:table-cell office:value-type="float" office:value="56798.3017026785">
                <text:p>56798.3017026785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4.9226837158203">
                <text:p>34.9226837158203</text:p>
              </table:table-cell>
              <table:table-cell office:value-type="float" office:value="58332.0160250296">
                <text:p>58332.0160250296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5.0226187705994">
                <text:p>35.0226187705994</text:p>
              </table:table-cell>
              <table:table-cell office:value-type="float" office:value="59638.7325065966">
                <text:p>59638.7325065966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5.1225891113281">
                <text:p>35.1225891113281</text:p>
              </table:table-cell>
              <table:table-cell office:value-type="float" office:value="60818.0381869089">
                <text:p>60818.0381869089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5.2222602367401">
                <text:p>35.2222602367401</text:p>
              </table:table-cell>
              <table:table-cell office:value-type="float" office:value="62284.8390076809">
                <text:p>62284.8390076809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5.3227319717407">
                <text:p>35.3227319717407</text:p>
              </table:table-cell>
              <table:table-cell office:value-type="float" office:value="63062.5120583566">
                <text:p>63062.5120583566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5.423134803772">
                <text:p>35.423134803772</text:p>
              </table:table-cell>
              <table:table-cell office:value-type="float" office:value="64300.9750759878">
                <text:p>64300.9750759878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5.5223488807678">
                <text:p>35.5223488807678</text:p>
              </table:table-cell>
              <table:table-cell office:value-type="float" office:value="66280.9169738594">
                <text:p>66280.9169738594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5.6221196651459">
                <text:p>35.6221196651459</text:p>
              </table:table-cell>
              <table:table-cell office:value-type="float" office:value="67113.8353952145">
                <text:p>67113.8353952145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5.7220256328583">
                <text:p>35.7220256328583</text:p>
              </table:table-cell>
              <table:table-cell office:value-type="float" office:value="68224.1527315076">
                <text:p>68224.1527315076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5.8230428695679">
                <text:p>35.8230428695679</text:p>
              </table:table-cell>
              <table:table-cell office:value-type="float" office:value="68582.3551075415">
                <text:p>68582.3551075415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5.9232532978058">
                <text:p>35.9232532978058</text:p>
              </table:table-cell>
              <table:table-cell office:value-type="float" office:value="70252.1695974191">
                <text:p>70252.1695974191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6.0283393859863">
                <text:p>36.0283393859863</text:p>
              </table:table-cell>
              <table:table-cell office:value-type="float" office:value="67982.3573575822">
                <text:p>67982.3573575822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6.1457931995392">
                <text:p>36.1457931995392</text:p>
              </table:table-cell>
              <table:table-cell office:value-type="float" office:value="61777.4747410365">
                <text:p>61777.4747410365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6.264901638031">
                <text:p>36.264901638031</text:p>
              </table:table-cell>
              <table:table-cell office:value-type="float" office:value="61859.5969630307">
                <text:p>61859.5969630307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6.3854813575745">
                <text:p>36.3854813575745</text:p>
              </table:table-cell>
              <table:table-cell office:value-type="float" office:value="61967.3028622951">
                <text:p>61967.3028622951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6.5071876049042">
                <text:p>36.5071876049042</text:p>
              </table:table-cell>
              <table:table-cell office:value-type="float" office:value="62116.7784388205">
                <text:p>62116.7784388205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6.6303267478943">
                <text:p>36.6303267478943</text:p>
              </table:table-cell>
              <table:table-cell office:value-type="float" office:value="62108.6018165167">
                <text:p>62108.6018165167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6.7545363903046">
                <text:p>36.7545363903046</text:p>
              </table:table-cell>
              <table:table-cell office:value-type="float" office:value="62152.9846652322">
                <text:p>62152.9846652322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6.8793218135834">
                <text:p>36.8793218135834</text:p>
              </table:table-cell>
              <table:table-cell office:value-type="float" office:value="62379.0807890131">
                <text:p>62379.0807890131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7.0049819946289">
                <text:p>37.0049819946289</text:p>
              </table:table-cell>
              <table:table-cell office:value-type="float" office:value="62326.8240968244">
                <text:p>62326.8240968244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7.1310522556305">
                <text:p>37.1310522556305</text:p>
              </table:table-cell>
              <table:table-cell office:value-type="float" office:value="62377.9148034048">
                <text:p>62377.9148034048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7.2574985027313">
                <text:p>37.2574985027313</text:p>
              </table:table-cell>
              <table:table-cell office:value-type="float" office:value="62382.2389422914">
                <text:p>62382.2389422914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7.3839085102081">
                <text:p>37.3839085102081</text:p>
              </table:table-cell>
              <table:table-cell office:value-type="float" office:value="62400.1228814678">
                <text:p>62400.1228814678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7.510302066803">
                <text:p>37.510302066803</text:p>
              </table:table-cell>
              <table:table-cell office:value-type="float" office:value="62408.2446329506">
                <text:p>62408.2446329506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7.6439983844757">
                <text:p>37.6439983844757</text:p>
              </table:table-cell>
              <table:table-cell office:value-type="float" office:value="58819.8698130939">
                <text:p>58819.8698130939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7.7696452140808">
                <text:p>37.7696452140808</text:p>
              </table:table-cell>
              <table:table-cell office:value-type="float" office:value="62333.4470484876">
                <text:p>62333.4470484876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7.8948650360107">
                <text:p>37.8948650360107</text:p>
              </table:table-cell>
              <table:table-cell office:value-type="float" office:value="62162.6822337732">
                <text:p>62162.6822337732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8.0186538696289">
                <text:p>38.0186538696289</text:p>
              </table:table-cell>
              <table:table-cell office:value-type="float" office:value="62364.2680390133">
                <text:p>62364.2680390133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8.1417500972748">
                <text:p>38.1417500972748</text:p>
              </table:table-cell>
              <table:table-cell office:value-type="float" office:value="62130.2548929601">
                <text:p>62130.2548929601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8.2636208534241">
                <text:p>38.2636208534241</text:p>
              </table:table-cell>
              <table:table-cell office:value-type="float" office:value="62098.5726118674">
                <text:p>62098.5726118674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8.3841631412506">
                <text:p>38.3841631412506</text:p>
              </table:table-cell>
              <table:table-cell office:value-type="float" office:value="61986.545425057">
                <text:p>61986.545425057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8.5033419132233">
                <text:p>38.5033419132233</text:p>
              </table:table-cell>
              <table:table-cell office:value-type="float" office:value="61823.0904551565">
                <text:p>61823.0904551565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8.6208646297455">
                <text:p>38.6208646297455</text:p>
              </table:table-cell>
              <table:table-cell office:value-type="float" office:value="61809.326868536">
                <text:p>61809.326868536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8.7370345592499">
                <text:p>38.7370345592499</text:p>
              </table:table-cell>
              <table:table-cell office:value-type="float" office:value="61564.9852807172">
                <text:p>61564.9852807172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8.8513531684875">
                <text:p>38.8513531684875</text:p>
              </table:table-cell>
              <table:table-cell office:value-type="float" office:value="61442.3150074976">
                <text:p>61442.315007497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6.3$Linux_X86_64 LibreOffice_project/4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